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4.206875cm" style:use-optimal-column-width="true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5.34458333333333cm" style:use-optimal-column-width="true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35479166666667cm" style:use-optimal-column-width="true"/>
    </style:style>
    <style:style style:name="co13" style:family="table-column">
      <style:table-column-properties fo:break-before="auto" style:column-width="3.62479166666667cm" style:use-optimal-column-width="true"/>
    </style:style>
    <style:style style:name="co14" style:family="table-column">
      <style:table-column-properties fo:break-before="auto" style:column-width="3.91583333333333cm" style:use-optimal-column-width="true"/>
    </style:style>
    <style:style style:name="co15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9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2"/>
        <table:table-column table:style-name="co14" table:default-cell-style-name="ce1"/>
        <table:table-column table:style-name="co15" table:default-cell-style-name="ce1"/>
        <table:table-column table:style-name="co7" table:number-columns-repeated="16366" table:default-cell-style-name="ce1"/>
        <table:table-row table:style-name="ro1">
          <table:table-cell office:value-type="string" table:number-columns-spanned="4" table:number-rows-spanned="1" table:style-name="ce5">
            <text:p>GENOA PORT AUTHORITY</text:p>
            <text:p>Statistics Department</text:p>
            <text:p>TRAFFIC THROUGH THE PORT OF GENOA DIVIDED per PORTS</text:p>
            <text:p>UNLOADING, YEAR 2012</text:p>
            <text:p>(including passengers vehicles)</text:p>
            <text:p>Boxes/Teus/Metric tons.</text:p>
          </table:table-cell>
          <table:covered-table-cell table:number-columns-repeated="3"/>
          <table:table-cell table:number-columns-repeated="10" table:style-name="ce1"/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office:value-type="string" table:style-name="ce1">
            <table:cell-range-source table:name="Connessione1" table:last-column-spanned="14" table:last-row-spanned="452" xlink:href="C:\Users\sabatst\Downloads\data (43)."/>
            <text:p>Geographical Areas</text:p>
          </table:table-cell>
          <table:table-cell office:value-type="string" table:style-name="ce1">
            <text:p>Countries</text:p>
          </table:table-cell>
          <table:table-cell office:value-type="string" table:style-name="ce1">
            <text:p>locode</text:p>
          </table:table-cell>
          <table:table-cell office:value-type="string" table:style-name="ce1">
            <text:p>Ports</text:p>
          </table:table-cell>
          <table:table-cell office:value-type="string" table:style-name="ce1">
            <text:p>Containers full 20'</text:p>
          </table:table-cell>
          <table:table-cell office:value-type="string" table:style-name="ce1">
            <text:p>Containers full 40'</text:p>
          </table:table-cell>
          <table:table-cell office:value-type="string" table:style-name="ce1">
            <text:p>Containers empty 20'</text:p>
          </table:table-cell>
          <table:table-cell office:value-type="string" table:style-name="ce1">
            <text:p>Containers empty 40'</text:p>
          </table:table-cell>
          <table:table-cell office:value-type="string" table:style-name="ce1">
            <text:p>TEUS</text:p>
          </table:table-cell>
          <table:table-cell office:value-type="string" table:style-name="ce1">
            <text:p>Containerised Cargo</text:p>
          </table:table-cell>
          <table:table-cell office:value-type="string" table:style-name="ce1">
            <text:p>Conventional Cargo</text:p>
          </table:table-cell>
          <table:table-cell office:value-type="string" table:style-name="ce1">
            <text:p>Solid Bulk</text:p>
          </table:table-cell>
          <table:table-cell office:value-type="string" table:style-name="ce1">
            <text:p>Liquid Bulk</text:p>
          </table:table-cell>
          <table:table-cell office:value-type="string" table:style-name="ce1">
            <text:p>TOTAL</text:p>
          </table:table-cell>
          <table:table-cell office:value-type="string" table:style-name="ce2">
            <text:p>lon</text:p>
          </table:table-cell>
          <table:table-cell office:value-type="string" table:style-name="ce2">
            <text:p>lat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AOLAD</text:p>
          </table:table-cell>
          <table:table-cell office:value-type="string" table:style-name="ce1">
            <text:p>Luan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13.541230019798377</text:p>
          </table:table-cell>
          <table:table-cell office:value-type="string" table:style-name="ce2">
            <text:p>-12.3700085257492</text:p>
          </table:table-cell>
          <table:table-cell office:value-type="string" office:string-value="13.5412300,-12.370008" table:formula="of:=CONCATENATE(LEFT([.O3];10);&quot;,&quot;;LEFT([.P3];10))" table:style-name="ce1">
            <text:p>13.5412300,-12.37000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BJCOO</text:p>
          </table:table-cell>
          <table:table-cell office:value-type="string" table:style-name="ce1">
            <text:p>Cotonou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32.36000000000001" table:style-name="ce1">
            <text:p>132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.36000000000001" table:style-name="ce1">
            <text:p>132,36</text:p>
          </table:table-cell>
          <table:table-cell office:value-type="string" table:style-name="ce2">
            <text:p>-1.5266696149164432</text:p>
          </table:table-cell>
          <table:table-cell office:value-type="string" table:style-name="ce2">
            <text:p>12.372261836543373</text:p>
          </table:table-cell>
          <table:table-cell office:value-type="string" office:string-value="-1.5266696,12.3722618" table:formula="of:=CONCATENATE(LEFT([.O4];10);&quot;,&quot;;LEFT([.P4];10))" table:style-name="ce1">
            <text:p>-1.5266696,12.372261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Cameroun</text:p>
          </table:table-cell>
          <table:table-cell office:value-type="string" table:style-name="ce1">
            <text:p>CMDLA</text:p>
          </table:table-cell>
          <table:table-cell office:value-type="string" table:style-name="ce1">
            <text:p>Douala</text:p>
          </table:table-cell>
          <table:table-cell office:value-type="float" office:value="278" table:style-name="ce1">
            <text:p>278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446" table:style-name="ce1">
            <text:p>446</text:p>
          </table:table-cell>
          <table:table-cell office:value-type="float" office:value="7393.85" table:style-name="ce3">
            <text:p>7.393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93.85" table:style-name="ce3">
            <text:p>7.393,85</text:p>
          </table:table-cell>
          <table:table-cell office:value-type="string" table:style-name="ce2">
            <text:p>11.880039427343831</text:p>
          </table:table-cell>
          <table:table-cell office:value-type="string" table:style-name="ce2">
            <text:p>-4.7700073050156675</text:p>
          </table:table-cell>
          <table:table-cell office:value-type="string" office:string-value="11.8800394,-4.7700073" table:formula="of:=CONCATENATE(LEFT([.O5];10);&quot;,&quot;;LEFT([.P5];10))" table:style-name="ce1">
            <text:p>11.8800394,-4.770007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Congo</text:p>
          </table:table-cell>
          <table:table-cell office:value-type="string" table:style-name="ce1">
            <text:p>CG001</text:p>
          </table:table-cell>
          <table:table-cell office:value-type="string" table:style-name="ce1">
            <text:p>Djeno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875" table:style-name="ce3">
            <text:p>147.875,00</text:p>
          </table:table-cell>
          <table:table-cell office:value-type="float" office:value="147875" table:style-name="ce3">
            <text:p>147.875,00</text:p>
          </table:table-cell>
          <table:table-cell office:value-type="string" table:style-name="ce2">
            <text:p>11.9370</text:p>
          </table:table-cell>
          <table:table-cell office:value-type="string" table:style-name="ce2">
            <text:p>-4.9136</text:p>
          </table:table-cell>
          <table:table-cell office:value-type="string" office:string-value="11.9370,-4.9136" table:formula="of:=CONCATENATE(LEFT([.O6];10);&quot;,&quot;;LEFT([.P6];10))" table:style-name="ce1">
            <text:p>11.9370,-4.913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Congo</text:p>
          </table:table-cell>
          <table:table-cell office:value-type="string" table:style-name="ce1">
            <text:p>CGPNR</text:p>
          </table:table-cell>
          <table:table-cell office:value-type="string" table:style-name="ce1">
            <text:p>Pointe Noire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519.54" table:style-name="ce3">
            <text:p>1.519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19.54" table:style-name="ce3">
            <text:p>1.519,54</text:p>
          </table:table-cell>
          <table:table-cell office:value-type="string" table:style-name="ce2">
            <text:p>-6.639967083146814</text:p>
          </table:table-cell>
          <table:table-cell office:value-type="string" table:style-name="ce2">
            <text:p>4.770418110061598</text:p>
          </table:table-cell>
          <table:table-cell office:value-type="string" office:string-value="-6.6399670,4.77041811" table:formula="of:=CONCATENATE(LEFT([.O7];10);&quot;,&quot;;LEFT([.P7];10))" table:style-name="ce1">
            <text:p>-6.6399670,4.770418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GALBV</text:p>
          </table:table-cell>
          <table:table-cell office:value-type="string" table:style-name="ce1">
            <text:p>Libreville</text:p>
          </table:table-cell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2058.98" table:style-name="ce3">
            <text:p>2.058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8.98" table:style-name="ce3">
            <text:p>2.058,98</text:p>
          </table:table-cell>
          <table:table-cell office:value-type="string" table:style-name="ce2">
            <text:p>9.457965045823698</text:p>
          </table:table-cell>
          <table:table-cell office:value-type="string" table:style-name="ce2">
            <text:p>0.3853886097185182</text:p>
          </table:table-cell>
          <table:table-cell office:value-type="string" office:string-value="9.45796504,0.38538860" table:formula="of:=CONCATENATE(LEFT([.O8];10);&quot;,&quot;;LEFT([.P8];10))" table:style-name="ce1">
            <text:p>9.45796504,0.3853886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TKD</text:p>
          </table:table-cell>
          <table:table-cell office:value-type="string" table:style-name="ce1">
            <text:p>Takoradi</text:p>
          </table:table-cell>
          <table:table-cell office:value-type="float" office:value="166" table:style-name="ce1">
            <text:p>166</text:p>
          </table:table-cell>
          <table:table-cell office:value-type="float" office:value="190" table:style-name="ce1">
            <text:p>190</text:p>
          </table:table-cell>
          <table:table-cell office:value-type="float" office:value="5" table:style-name="ce1">
            <text:p>5</text:p>
          </table:table-cell>
          <table:table-cell office:value-type="float" office:value="179" table:style-name="ce1">
            <text:p>179</text:p>
          </table:table-cell>
          <table:table-cell office:value-type="float" office:value="909" table:style-name="ce1">
            <text:p>909</text:p>
          </table:table-cell>
          <table:table-cell office:value-type="float" office:value="9544.92" table:style-name="ce3">
            <text:p>9.544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44.92" table:style-name="ce3">
            <text:p>9.544,92</text:p>
          </table:table-cell>
          <table:table-cell office:value-type="string" table:style-name="ce2">
            <text:p>-1.7433817795071167</text:p>
          </table:table-cell>
          <table:table-cell office:value-type="string" table:style-name="ce2">
            <text:p>4.884793346965341</text:p>
          </table:table-cell>
          <table:table-cell office:value-type="string" office:string-value="-1.7433817,4.88479334" table:formula="of:=CONCATENATE(LEFT([.O9];10);&quot;,&quot;;LEFT([.P9];10))" table:style-name="ce1">
            <text:p>-1.7433817,4.8847933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TEM</text:p>
          </table:table-cell>
          <table:table-cell office:value-type="string" table:style-name="ce1">
            <text:p>Tema</text:p>
          </table:table-cell>
          <table:table-cell office:value-type="float" office:value="1036" table:style-name="ce4">
            <text:p>1.036</text:p>
          </table:table-cell>
          <table:table-cell office:value-type="float" office:value="369" table:style-name="ce1">
            <text:p>369</text:p>
          </table:table-cell>
          <table:table-cell office:value-type="float" office:value="1129" table:style-name="ce4">
            <text:p>1.129</text:p>
          </table:table-cell>
          <table:table-cell office:value-type="float" office:value="1039" table:style-name="ce4">
            <text:p>1.039</text:p>
          </table:table-cell>
          <table:table-cell office:value-type="float" office:value="4981" table:style-name="ce4">
            <text:p>4.981</text:p>
          </table:table-cell>
          <table:table-cell office:value-type="float" office:value="35037.32" table:style-name="ce3">
            <text:p>35.037,32</text:p>
          </table:table-cell>
          <table:table-cell office:value-type="float" office:value="177.8" table:style-name="ce1">
            <text:p>177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215.120000000003" table:style-name="ce3">
            <text:p>35.215,12</text:p>
          </table:table-cell>
          <table:table-cell office:value-type="string" table:style-name="ce2">
            <text:p>-16.591701489212596</text:p>
          </table:table-cell>
          <table:table-cell office:value-type="string" table:style-name="ce2">
            <text:p>13.45387646031594</text:p>
          </table:table-cell>
          <table:table-cell office:value-type="string" office:string-value="-16.591701,13.4538764" table:formula="of:=CONCATENATE(LEFT([.O10];10);&quot;,&quot;;LEFT([.P10];10))" table:style-name="ce1">
            <text:p>-16.591701,13.453876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Ivory coast</text:p>
          </table:table-cell>
          <table:table-cell office:value-type="string" table:style-name="ce1">
            <text:p>CIABJ</text:p>
          </table:table-cell>
          <table:table-cell office:value-type="string" table:style-name="ce1">
            <text:p>Abidjan</text:p>
          </table:table-cell>
          <table:table-cell office:value-type="float" office:value="1406" table:style-name="ce4">
            <text:p>1.406</text:p>
          </table:table-cell>
          <table:table-cell office:value-type="float" office:value="1279" table:style-name="ce4">
            <text:p>1.279</text:p>
          </table:table-cell>
          <table:table-cell office:value-type="float" office:value="542" table:style-name="ce1">
            <text:p>542</text:p>
          </table:table-cell>
          <table:table-cell office:value-type="float" office:value="606" table:style-name="ce1">
            <text:p>606</text:p>
          </table:table-cell>
          <table:table-cell office:value-type="float" office:value="5718" table:style-name="ce4">
            <text:p>5.718</text:p>
          </table:table-cell>
          <table:table-cell office:value-type="float" office:value="70775.53" table:style-name="ce3">
            <text:p>70.775,53</text:p>
          </table:table-cell>
          <table:table-cell office:value-type="float" office:value="330.08" table:style-name="ce1">
            <text:p>330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105.61" table:style-name="ce3">
            <text:p>71.105,61</text:p>
          </table:table-cell>
          <table:table-cell office:value-type="string" table:style-name="ce2">
            <text:p>9.769987344002061</text:p>
          </table:table-cell>
          <table:table-cell office:value-type="string" table:style-name="ce2">
            <text:p>1.8700008330317814</text:p>
          </table:table-cell>
          <table:table-cell office:value-type="string" office:string-value="9.76998734,1.87000083" table:formula="of:=CONCATENATE(LEFT([.O11];10);&quot;,&quot;;LEFT([.P11];10))" table:style-name="ce1">
            <text:p>9.76998734,1.8700008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Ivory coast</text:p>
          </table:table-cell>
          <table:table-cell office:value-type="string" table:style-name="ce1">
            <text:p>CISPY</text:p>
          </table:table-cell>
          <table:table-cell office:value-type="string" table:style-name="ce1">
            <text:p>San Pedro</text:p>
          </table:table-cell>
          <table:table-cell office:value-type="float" office:value="232" table:style-name="ce1">
            <text:p>232</text:p>
          </table:table-cell>
          <table:table-cell office:value-type="float" office:value="194" table:style-name="ce1">
            <text:p>194</text:p>
          </table:table-cell>
          <table:table-cell office:value-type="float" office:value="41" table:style-name="ce1">
            <text:p>41</text:p>
          </table:table-cell>
          <table:table-cell office:value-type="float" office:value="753" table:style-name="ce1">
            <text:p>753</text:p>
          </table:table-cell>
          <table:table-cell office:value-type="float" office:value="2167" table:style-name="ce4">
            <text:p>2.167</text:p>
          </table:table-cell>
          <table:table-cell office:value-type="float" office:value="13469.2" table:style-name="ce3">
            <text:p>13.469,20</text:p>
          </table:table-cell>
          <table:table-cell office:value-type="float" office:value="51.5" table:style-name="ce1">
            <text:p>51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520.7" table:style-name="ce3">
            <text:p>13.520,70</text:p>
          </table:table-cell>
          <table:table-cell office:value-type="string" table:style-name="ce2">
            <text:p>8.783277545821136</text:p>
          </table:table-cell>
          <table:table-cell office:value-type="string" table:style-name="ce2">
            <text:p>3.750015278026183</text:p>
          </table:table-cell>
          <table:table-cell office:value-type="string" office:string-value="8.78327754,3.75001527" table:formula="of:=CONCATENATE(LEFT([.O12];10);&quot;,&quot;;LEFT([.P12];10))" table:style-name="ce1">
            <text:p>8.78327754,3.7500152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LUD</text:p>
          </table:table-cell>
          <table:table-cell office:value-type="string" table:style-name="ce1">
            <text:p>Luderi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54.59" table:style-name="ce3">
            <text:p>20.354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54.59" table:style-name="ce3">
            <text:p>20.354,59</text:p>
          </table:table-cell>
          <table:table-cell office:value-type="string" table:style-name="ce2">
            <text:p>15.157266</text:p>
          </table:table-cell>
          <table:table-cell office:value-type="string" table:style-name="ce2">
            <text:p>-26.6500086</text:p>
          </table:table-cell>
          <table:table-cell office:value-type="string" office:string-value="15.157266,-26.650008" table:formula="of:=CONCATENATE(LEFT([.O13];10);&quot;,&quot;;LEFT([.P13];10))" table:style-name="ce1">
            <text:p>15.157266,-26.65000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WVB</text:p>
          </table:table-cell>
          <table:table-cell office:value-type="string" table:style-name="ce1">
            <text:p>Walvis Ba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56.07" table:style-name="ce3">
            <text:p>12.156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56.07" table:style-name="ce3">
            <text:p>12.156,07</text:p>
          </table:table-cell>
          <table:table-cell office:value-type="string" table:style-name="ce2">
            <text:p>14.505305540635675</text:p>
          </table:table-cell>
          <table:table-cell office:value-type="string" table:style-name="ce2">
            <text:p>-22.95752765014055</text:p>
          </table:table-cell>
          <table:table-cell office:value-type="string" office:string-value="14.5053055,-22.957527" table:formula="of:=CONCATENATE(LEFT([.O14];10);&quot;,&quot;;LEFT([.P14];10))" table:style-name="ce1">
            <text:p>14.5053055,-22.95752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ABF</text:p>
          </table:table-cell>
          <table:table-cell office:value-type="string" table:style-name="ce1">
            <text:p>Abo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676" table:style-name="ce3">
            <text:p>93.676,00</text:p>
          </table:table-cell>
          <table:table-cell office:value-type="float" office:value="93676" table:style-name="ce3">
            <text:p>93.676,00</text:p>
          </table:table-cell>
          <table:table-cell office:value-type="string" table:style-name="ce2">
            <text:p>4.467</text:p>
          </table:table-cell>
          <table:table-cell office:value-type="string" table:style-name="ce2">
            <text:p>5.700</text:p>
          </table:table-cell>
          <table:table-cell office:value-type="string" office:string-value="4.467,5.700" table:formula="of:=CONCATENATE(LEFT([.O15];10);&quot;,&quot;;LEFT([.P15];10))" table:style-name="ce1">
            <text:p>4.467,5.70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BON</text:p>
          </table:table-cell>
          <table:table-cell office:value-type="string" table:style-name="ce1">
            <text:p>Bonn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177" table:style-name="ce3">
            <text:p>326.177,00</text:p>
          </table:table-cell>
          <table:table-cell office:value-type="float" office:value="326177" table:style-name="ce3">
            <text:p>326.177,00</text:p>
          </table:table-cell>
          <table:table-cell office:value-type="string" table:style-name="ce2">
            <text:p>7.16634</text:p>
          </table:table-cell>
          <table:table-cell office:value-type="string" table:style-name="ce2">
            <text:p>4.44254</text:p>
          </table:table-cell>
          <table:table-cell office:value-type="string" office:string-value="7.16634,4.44254" table:formula="of:=CONCATENATE(LEFT([.O16];10);&quot;,&quot;;LEFT([.P16];10))" table:style-name="ce1">
            <text:p>7.16634,4.4425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BRA</text:p>
          </table:table-cell>
          <table:table-cell office:value-type="string" table:style-name="ce1">
            <text:p>Brass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6343" table:style-name="ce3">
            <text:p>676.343,00</text:p>
          </table:table-cell>
          <table:table-cell office:value-type="float" office:value="676343" table:style-name="ce3">
            <text:p>676.343,00</text:p>
          </table:table-cell>
          <table:table-cell office:value-type="string" table:style-name="ce2">
            <text:p>6.2433</text:p>
          </table:table-cell>
          <table:table-cell office:value-type="string" table:style-name="ce2">
            <text:p>4.3017</text:p>
          </table:table-cell>
          <table:table-cell office:value-type="string" office:string-value="6.2433,4.3017" table:formula="of:=CONCATENATE(LEFT([.O17];10);&quot;,&quot;;LEFT([.P17];10))" table:style-name="ce1">
            <text:p>6.2433,4.30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CBQ</text:p>
          </table:table-cell>
          <table:table-cell office:value-type="string" table:style-name="ce1">
            <text:p>Calab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863" table:style-name="ce3">
            <text:p>87.863,00</text:p>
          </table:table-cell>
          <table:table-cell office:value-type="float" office:value="87863" table:style-name="ce3">
            <text:p>87.863,00</text:p>
          </table:table-cell>
          <table:table-cell office:value-type="string" table:style-name="ce2">
            <text:p>8.3373597</text:p>
          </table:table-cell>
          <table:table-cell office:value-type="string" table:style-name="ce2">
            <text:p>4.9795999</text:p>
          </table:table-cell>
          <table:table-cell office:value-type="string" office:string-value="8.3373597,4.9795999" table:formula="of:=CONCATENATE(LEFT([.O18];10);&quot;,&quot;;LEFT([.P18];10))" table:style-name="ce1">
            <text:p>8.3373597,4.979599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FOR</text:p>
          </table:table-cell>
          <table:table-cell office:value-type="string" table:style-name="ce1">
            <text:p>Forcado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2464" table:style-name="ce3">
            <text:p>182.464,00</text:p>
          </table:table-cell>
          <table:table-cell office:value-type="float" office:value="182464" table:style-name="ce3">
            <text:p>182.464,00</text:p>
          </table:table-cell>
          <table:table-cell office:value-type="string" table:style-name="ce2">
            <text:p>5.4382723</text:p>
          </table:table-cell>
          <table:table-cell office:value-type="string" table:style-name="ce2">
            <text:p>5.3588576</text:p>
          </table:table-cell>
          <table:table-cell office:value-type="string" office:string-value="5.4382723,5.3588576" table:formula="of:=CONCATENATE(LEFT([.O19];10);&quot;,&quot;;LEFT([.P19];10))" table:style-name="ce1">
            <text:p>5.4382723,5.358857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LOS</text:p>
          </table:table-cell>
          <table:table-cell office:value-type="string" table:style-name="ce1">
            <text:p>Lagos</text:p>
          </table:table-cell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office:value-type="float" office:value="929" table:style-name="ce1">
            <text:p>929</text:p>
          </table:table-cell>
          <table:table-cell office:value-type="float" office:value="974" table:style-name="ce1">
            <text:p>974</text:p>
          </table:table-cell>
          <table:table-cell office:value-type="float" office:value="3102" table:style-name="ce4">
            <text:p>3.102</text:p>
          </table:table-cell>
          <table:table-cell office:value-type="float" office:value="9101.75" table:style-name="ce3">
            <text:p>9.101,75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0" table:style-name="ce1">
            <text:p>0</text:p>
          </table:table-cell>
          <table:table-cell office:value-type="float" office:value="181409" table:style-name="ce3">
            <text:p>181.409,00</text:p>
          </table:table-cell>
          <table:table-cell office:value-type="float" office:value="190581.35" table:style-name="ce3">
            <text:p>190.581,35</text:p>
          </table:table-cell>
          <table:table-cell office:value-type="string" table:style-name="ce2">
            <text:p>3.3895852125984334</text:p>
          </table:table-cell>
          <table:table-cell office:value-type="string" table:style-name="ce2">
            <text:p>6.445207512093191</text:p>
          </table:table-cell>
          <table:table-cell office:value-type="string" office:string-value="3.38958521,6.44520751" table:formula="of:=CONCATENATE(LEFT([.O20];10);&quot;,&quot;;LEFT([.P20];10))" table:style-name="ce1">
            <text:p>3.38958521,6.4452075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TIN</text:p>
          </table:table-cell>
          <table:table-cell office:value-type="string" table:style-name="ce1">
            <text:p>Tincan</text:p>
          </table:table-cell>
          <table:table-cell office:value-type="float" office:value="283" table:style-name="ce1">
            <text:p>283</text:p>
          </table:table-cell>
          <table:table-cell office:value-type="float" office:value="126" table:style-name="ce1">
            <text:p>126</text:p>
          </table:table-cell>
          <table:table-cell office:value-type="float" office:value="45" table:style-name="ce1">
            <text:p>45</text:p>
          </table:table-cell>
          <table:table-cell office:value-type="float" office:value="2668" table:style-name="ce4">
            <text:p>2.668</text:p>
          </table:table-cell>
          <table:table-cell office:value-type="float" office:value="5916" table:style-name="ce4">
            <text:p>5.916</text:p>
          </table:table-cell>
          <table:table-cell office:value-type="float" office:value="19055.330000000002" table:style-name="ce3">
            <text:p>19.055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055.330000000002" table:style-name="ce3">
            <text:p>19.055,33</text:p>
          </table:table-cell>
          <table:table-cell office:value-type="string" table:style-name="ce2">
            <text:p>3.349546801756169</text:p>
          </table:table-cell>
          <table:table-cell office:value-type="string" table:style-name="ce2">
            <text:p>6.431721036237442</text:p>
          </table:table-cell>
          <table:table-cell office:value-type="string" office:string-value="3.34954680,6.43172103" table:formula="of:=CONCATENATE(LEFT([.O21];10);&quot;,&quot;;LEFT([.P21];10))" table:style-name="ce1">
            <text:p>3.34954680,6.4317210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SNDKR</text:p>
          </table:table-cell>
          <table:table-cell office:value-type="string" table:style-name="ce1">
            <text:p>Dakar</text:p>
          </table:table-cell>
          <table:table-cell office:value-type="float" office:value="338" table:style-name="ce1">
            <text:p>338</text:p>
          </table:table-cell>
          <table:table-cell office:value-type="float" office:value="232" table:style-name="ce1">
            <text:p>232</text:p>
          </table:table-cell>
          <table:table-cell office:value-type="float" office:value="2236" table:style-name="ce4">
            <text:p>2.236</text:p>
          </table:table-cell>
          <table:table-cell office:value-type="float" office:value="1341" table:style-name="ce4">
            <text:p>1.341</text:p>
          </table:table-cell>
          <table:table-cell office:value-type="float" office:value="5720" table:style-name="ce4">
            <text:p>5.720</text:p>
          </table:table-cell>
          <table:table-cell office:value-type="float" office:value="21399.279999999999" table:style-name="ce3">
            <text:p>21.399,28</text:p>
          </table:table-cell>
          <table:table-cell office:value-type="float" office:value="3545.62" table:style-name="ce3">
            <text:p>3.545,62</text:p>
          </table:table-cell>
          <table:table-cell office:value-type="float" office:value="0" table:style-name="ce1">
            <text:p>0</text:p>
          </table:table-cell>
          <table:table-cell office:value-type="float" office:value="1562" table:style-name="ce3">
            <text:p>1.562,00</text:p>
          </table:table-cell>
          <table:table-cell office:value-type="float" office:value="26506.9" table:style-name="ce3">
            <text:p>26.506,90</text:p>
          </table:table-cell>
          <table:table-cell office:value-type="string" table:style-name="ce2">
            <text:p>-17.47507598705056</text:p>
          </table:table-cell>
          <table:table-cell office:value-type="string" table:style-name="ce2">
            <text:p>14.717777583623274</text:p>
          </table:table-cell>
          <table:table-cell office:value-type="string" office:string-value="-17.475075,14.7177775" table:formula="of:=CONCATENATE(LEFT([.O22];10);&quot;,&quot;;LEFT([.P22];10))" table:style-name="ce1">
            <text:p>-17.475075,14.717777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Togo</text:p>
          </table:table-cell>
          <table:table-cell office:value-type="string" table:style-name="ce1">
            <text:p>TGLFW</text:p>
          </table:table-cell>
          <table:table-cell office:value-type="string" table:style-name="ce1">
            <text:p>LomÃ¨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float" office:value="405" table:style-name="ce1">
            <text:p>405</text:p>
          </table:table-cell>
          <table:table-cell office:value-type="float" office:value="1434.3" table:style-name="ce3">
            <text:p>1.434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4.3" table:style-name="ce3">
            <text:p>1.434,30</text:p>
          </table:table-cell>
          <table:table-cell office:value-type="string" table:style-name="ce2">
            <text:p>1.22081126074562</text:p>
          </table:table-cell>
          <table:table-cell office:value-type="string" table:style-name="ce2">
            <text:p>6.133882930268385</text:p>
          </table:table-cell>
          <table:table-cell office:value-type="string" office:string-value="1.22081126,6.13388293" table:formula="of:=CONCATENATE(LEFT([.O23];10);&quot;,&quot;;LEFT([.P23];10))" table:style-name="ce1">
            <text:p>1.22081126,6.1338829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Djibouti</text:p>
          </table:table-cell>
          <table:table-cell office:value-type="string" table:style-name="ce1">
            <text:p>DJJIB</text:p>
          </table:table-cell>
          <table:table-cell office:value-type="string" table:style-name="ce1">
            <text:p>Djibouti</text:p>
          </table:table-cell>
          <table:table-cell office:value-type="float" office:value="269" table:style-name="ce1">
            <text:p>269</text:p>
          </table:table-cell>
          <table:table-cell office:value-type="float" office:value="47" table:style-name="ce1">
            <text:p>47</text:p>
          </table:table-cell>
          <table:table-cell office:value-type="float" office:value="1136" table:style-name="ce4">
            <text:p>1.136</text:p>
          </table:table-cell>
          <table:table-cell office:value-type="float" office:value="1842" table:style-name="ce4">
            <text:p>1.842</text:p>
          </table:table-cell>
          <table:table-cell office:value-type="float" office:value="5183" table:style-name="ce4">
            <text:p>5.183</text:p>
          </table:table-cell>
          <table:table-cell office:value-type="float" office:value="15640.56" table:style-name="ce3">
            <text:p>15.640,56</text:p>
          </table:table-cell>
          <table:table-cell office:value-type="float" office:value="765.59" table:style-name="ce1">
            <text:p>765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406.150000000001" table:style-name="ce3">
            <text:p>16.406,15</text:p>
          </table:table-cell>
          <table:table-cell office:value-type="string" table:style-name="ce2">
            <text:p>39.4500361722458</text:p>
          </table:table-cell>
          <table:table-cell office:value-type="string" table:style-name="ce2">
            <text:p>15.610118224037251</text:p>
          </table:table-cell>
          <table:table-cell office:value-type="string" office:string-value="39.4500361,15.6101182" table:formula="of:=CONCATENATE(LEFT([.O24];10);&quot;,&quot;;LEFT([.P24];10))" table:style-name="ce1">
            <text:p>39.4500361,15.610118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KEMBA</text:p>
          </table:table-cell>
          <table:table-cell office:value-type="string" table:style-name="ce1">
            <text:p>Mombasa</text:p>
          </table:table-cell>
          <table:table-cell office:value-type="float" office:value="2536" table:style-name="ce4">
            <text:p>2.536</text:p>
          </table:table-cell>
          <table:table-cell office:value-type="float" office:value="173" table:style-name="ce1">
            <text:p>173</text:p>
          </table:table-cell>
          <table:table-cell office:value-type="float" office:value="316" table:style-name="ce1">
            <text:p>316</text:p>
          </table:table-cell>
          <table:table-cell office:value-type="float" office:value="830" table:style-name="ce1">
            <text:p>830</text:p>
          </table:table-cell>
          <table:table-cell office:value-type="float" office:value="4858" table:style-name="ce4">
            <text:p>4.858</text:p>
          </table:table-cell>
          <table:table-cell office:value-type="float" office:value="46867.91" table:style-name="ce3">
            <text:p>46.867,91</text:p>
          </table:table-cell>
          <table:table-cell office:value-type="float" office:value="645.84" table:style-name="ce1">
            <text:p>645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513.75" table:style-name="ce3">
            <text:p>47.513,75</text:p>
          </table:table-cell>
          <table:table-cell office:value-type="string" table:style-name="ce2">
            <text:p>43.240244098693324</text:p>
          </table:table-cell>
          <table:table-cell office:value-type="string" table:style-name="ce2">
            <text:p>-11.70415769566847</text:p>
          </table:table-cell>
          <table:table-cell office:value-type="string" office:string-value="43.2402440,-11.704157" table:formula="of:=CONCATENATE(LEFT([.O25];10);&quot;,&quot;;LEFT([.P25];10))" table:style-name="ce1">
            <text:p>43.2402440,-11.70415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Mozambique</text:p>
          </table:table-cell>
          <table:table-cell office:value-type="string" table:style-name="ce1">
            <text:p>MZMPM</text:p>
          </table:table-cell>
          <table:table-cell office:value-type="string" table:style-name="ce1">
            <text:p>Maputo</text:p>
          </table:table-cell>
          <table:table-cell office:value-type="float" office:value="885" table:style-name="ce1">
            <text:p>885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138" table:style-name="ce1">
            <text:p>138</text:p>
          </table:table-cell>
          <table:table-cell office:value-type="float" office:value="1302" table:style-name="ce4">
            <text:p>1.302</text:p>
          </table:table-cell>
          <table:table-cell office:value-type="float" office:value="23289.56" table:style-name="ce3">
            <text:p>23.289,56</text:p>
          </table:table-cell>
          <table:table-cell office:value-type="float" office:value="45160.56" table:style-name="ce3">
            <text:p>45.160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450.12" table:style-name="ce3">
            <text:p>68.450,12</text:p>
          </table:table-cell>
          <table:table-cell office:value-type="string" table:style-name="ce2">
            <text:p>40.66698505643243</text:p>
          </table:table-cell>
          <table:table-cell office:value-type="string" table:style-name="ce2">
            <text:p>-14.543563428477633</text:p>
          </table:table-cell>
          <table:table-cell office:value-type="string" office:string-value="40.6669850,-14.543563" table:formula="of:=CONCATENATE(LEFT([.O26];10);&quot;,&quot;;LEFT([.P26];10))" table:style-name="ce1">
            <text:p>40.6669850,-14.54356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CPT</text:p>
          </table:table-cell>
          <table:table-cell office:value-type="string" table:style-name="ce1">
            <text:p>Cape Town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string" table:style-name="ce2">
            <text:p>37.21642573929415</text:p>
          </table:table-cell>
          <table:table-cell office:value-type="string" table:style-name="ce2">
            <text:p>19.61579103492562</text:p>
          </table:table-cell>
          <table:table-cell office:value-type="string" office:string-value="37.2164257,19.6157910" table:formula="of:=CONCATENATE(LEFT([.O27];10);&quot;,&quot;;LEFT([.P27];10))" table:style-name="ce1">
            <text:p>37.2164257,19.615791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DUR</text:p>
          </table:table-cell>
          <table:table-cell office:value-type="string" table:style-name="ce1">
            <text:p>Durban</text:p>
          </table:table-cell>
          <table:table-cell office:value-type="float" office:value="417" table:style-name="ce1">
            <text:p>417</text:p>
          </table:table-cell>
          <table:table-cell office:value-type="float" office:value="134" table:style-name="ce1">
            <text:p>134</text:p>
          </table:table-cell>
          <table:table-cell office:value-type="float" office:value="27" table:style-name="ce1">
            <text:p>27</text:p>
          </table:table-cell>
          <table:table-cell office:value-type="float" office:value="154" table:style-name="ce1">
            <text:p>154</text:p>
          </table:table-cell>
          <table:table-cell office:value-type="float" office:value="1020" table:style-name="ce4">
            <text:p>1.020</text:p>
          </table:table-cell>
          <table:table-cell office:value-type="float" office:value="13743.08" table:style-name="ce3">
            <text:p>13.743,08</text:p>
          </table:table-cell>
          <table:table-cell office:value-type="float" office:value="1143.19" table:style-name="ce3">
            <text:p>1.143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886.27" table:style-name="ce3">
            <text:p>14.886,27</text:p>
          </table:table-cell>
          <table:table-cell office:value-type="string" table:style-name="ce2">
            <text:p>39.26639597769457</text:p>
          </table:table-cell>
          <table:table-cell office:value-type="string" table:style-name="ce2">
            <text:p>-6.798066736124383</text:p>
          </table:table-cell>
          <table:table-cell office:value-type="string" office:string-value="39.2663959,-6.7980667" table:formula="of:=CONCATENATE(LEFT([.O28];10);&quot;,&quot;;LEFT([.P28];10))" table:style-name="ce1">
            <text:p>39.2663959,-6.798066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JNB</text:p>
          </table:table-cell>
          <table:table-cell office:value-type="string" table:style-name="ce1">
            <text:p>Johannesburg/db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51" table:style-name="ce3">
            <text:p>39.951,00</text:p>
          </table:table-cell>
          <table:table-cell office:value-type="float" office:value="39951" table:style-name="ce3">
            <text:p>39.951,00</text:p>
          </table:table-cell>
          <table:table-cell office:value-type="string" table:style-name="ce2">
            <text:p>39.0900064684684</text:p>
          </table:table-cell>
          <table:table-cell office:value-type="string" table:style-name="ce2">
            <text:p>-5.070040670902188</text:p>
          </table:table-cell>
          <table:table-cell office:value-type="string" office:string-value="39.0900064,-5.0700406" table:formula="of:=CONCATENATE(LEFT([.O29];10);&quot;,&quot;;LEFT([.P29];10))" table:style-name="ce1">
            <text:p>39.0900064,-5.070040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PLZ</text:p>
          </table:table-cell>
          <table:table-cell office:value-type="string" table:style-name="ce1">
            <text:p>Port Elizabeth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39.20002559281767</text:p>
          </table:table-cell>
          <table:table-cell office:value-type="string" table:style-name="ce2">
            <text:p>-6.159999980802468</text:p>
          </table:table-cell>
          <table:table-cell office:value-type="string" office:string-value="39.2000255,-6.1599999" table:formula="of:=CONCATENATE(LEFT([.O30];10);&quot;,&quot;;LEFT([.P30];10))" table:style-name="ce1">
            <text:p>39.2000255,-6.159999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RCB</text:p>
          </table:table-cell>
          <table:table-cell office:value-type="string" table:style-name="ce1">
            <text:p>Richards Ba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88.27" table:style-name="ce3">
            <text:p>8.088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88.27" table:style-name="ce3">
            <text:p>8.088,27</text:p>
          </table:table-cell>
          <table:table-cell office:value-type="string" table:style-name="ce2">
            <text:p>32.0555556</text:p>
          </table:table-cell>
          <table:table-cell office:value-type="string" table:style-name="ce2">
            <text:p> -28.7747222</text:p>
          </table:table-cell>
          <table:table-cell office:value-type="string" office:string-value="32.0555556, -28.77472" table:formula="of:=CONCATENATE(LEFT([.O31];10);&quot;,&quot;;LEFT([.P31];10))" table:style-name="ce1">
            <text:p>32.0555556, -28.7747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SDB</text:p>
          </table:table-cell>
          <table:table-cell office:value-type="string" table:style-name="ce1">
            <text:p>Saldanha Ba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3.01" table:style-name="ce3">
            <text:p>10.003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3.01" table:style-name="ce3">
            <text:p>10.003,01</text:p>
          </table:table-cell>
          <table:table-cell office:value-type="string" table:style-name="ce2">
            <text:p>18.0097222</text:p>
          </table:table-cell>
          <table:table-cell office:value-type="string" table:style-name="ce2">
            <text:p>-33.0347222</text:p>
          </table:table-cell>
          <table:table-cell office:value-type="string" office:string-value="18.0097222,-33.034722" table:formula="of:=CONCATENATE(LEFT([.O32];10);&quot;,&quot;;LEFT([.P32];10))" table:style-name="ce1">
            <text:p>18.0097222,-33.0347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Tanzania</text:p>
          </table:table-cell>
          <table:table-cell office:value-type="string" table:style-name="ce1">
            <text:p>TZDAR</text:p>
          </table:table-cell>
          <table:table-cell office:value-type="string" table:style-name="ce1">
            <text:p>Dar es Salaam</text:p>
          </table:table-cell>
          <table:table-cell office:value-type="float" office:value="346" table:style-name="ce1">
            <text:p>346</text:p>
          </table:table-cell>
          <table:table-cell office:value-type="float" office:value="83" table:style-name="ce1">
            <text:p>83</text:p>
          </table:table-cell>
          <table:table-cell office:value-type="float" office:value="190" table:style-name="ce1">
            <text:p>190</text:p>
          </table:table-cell>
          <table:table-cell office:value-type="float" office:value="636" table:style-name="ce1">
            <text:p>636</text:p>
          </table:table-cell>
          <table:table-cell office:value-type="float" office:value="1974" table:style-name="ce4">
            <text:p>1.974</text:p>
          </table:table-cell>
          <table:table-cell office:value-type="float" office:value="12554.47" table:style-name="ce3">
            <text:p>12.554,47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602.47" table:style-name="ce3">
            <text:p>12.602,47</text:p>
          </table:table-cell>
          <table:table-cell office:value-type="string" table:style-name="ce2">
            <text:p>25.598082989358886</text:p>
          </table:table-cell>
          <table:table-cell office:value-type="string" table:style-name="ce2">
            <text:p>-33.96808789508731</text:p>
          </table:table-cell>
          <table:table-cell office:value-type="string" office:string-value="25.5980829,-33.968087" table:formula="of:=CONCATENATE(LEFT([.O33];10);&quot;,&quot;;LEFT([.P33];10))" table:style-name="ce1">
            <text:p>25.5980829,-33.96808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ALG</text:p>
          </table:table-cell>
          <table:table-cell office:value-type="string" table:style-name="ce1">
            <text:p>Alger</text:p>
          </table:table-cell>
          <table:table-cell office:value-type="float" office:value="118" table:style-name="ce1">
            <text:p>118</text:p>
          </table:table-cell>
          <table:table-cell office:value-type="float" office:value="30" table:style-name="ce1">
            <text:p>30</text:p>
          </table:table-cell>
          <table:table-cell office:value-type="float" office:value="2760" table:style-name="ce4">
            <text:p>2.760</text:p>
          </table:table-cell>
          <table:table-cell office:value-type="float" office:value="4410" table:style-name="ce4">
            <text:p>4.410</text:p>
          </table:table-cell>
          <table:table-cell office:value-type="float" office:value="11758" table:style-name="ce4">
            <text:p>11.758</text:p>
          </table:table-cell>
          <table:table-cell office:value-type="float" office:value="27267.52" table:style-name="ce3">
            <text:p>27.267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267.52" table:style-name="ce3">
            <text:p>27.267,52</text:p>
          </table:table-cell>
          <table:table-cell office:value-type="string" table:style-name="ce2">
            <text:p>7.759980833577401</text:p>
          </table:table-cell>
          <table:table-cell office:value-type="string" table:style-name="ce2">
            <text:p>36.920006122885525</text:p>
          </table:table-cell>
          <table:table-cell office:value-type="string" office:string-value="7.75998083,36.9200061" table:formula="of:=CONCATENATE(LEFT([.O34];10);&quot;,&quot;;LEFT([.P34];10))" table:style-name="ce1">
            <text:p>7.75998083,36.920006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AAE</text:p>
          </table:table-cell>
          <table:table-cell office:value-type="string" table:style-name="ce1">
            <text:p>Annab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12.28" table:style-name="ce3">
            <text:p>3.212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12.28" table:style-name="ce3">
            <text:p>3.212,28</text:p>
          </table:table-cell>
          <table:table-cell office:value-type="string" table:style-name="ce2">
            <text:p>3.048606670909237</text:p>
          </table:table-cell>
          <table:table-cell office:value-type="string" table:style-name="ce2">
            <text:p>36.765010656628135</text:p>
          </table:table-cell>
          <table:table-cell office:value-type="string" office:string-value="3.04860667,36.7650106" table:formula="of:=CONCATENATE(LEFT([.O35];10);&quot;,&quot;;LEFT([.P35];10))" table:style-name="ce1">
            <text:p>3.04860667,36.765010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AZW</text:p>
          </table:table-cell>
          <table:table-cell office:value-type="string" table:style-name="ce1">
            <text:p>Arzew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23" table:style-name="ce3">
            <text:p>13.123,00</text:p>
          </table:table-cell>
          <table:table-cell office:value-type="float" office:value="13123" table:style-name="ce3">
            <text:p>13.123,00</text:p>
          </table:table-cell>
          <table:table-cell office:value-type="string" table:style-name="ce2">
            <text:p>-0.3152528</text:p>
          </table:table-cell>
          <table:table-cell office:value-type="string" table:style-name="ce2">
            <text:p>35.8569762</text:p>
          </table:table-cell>
          <table:table-cell office:value-type="string" office:string-value="-0.3152528,35.8569762" table:formula="of:=CONCATENATE(LEFT([.O36];10);&quot;,&quot;;LEFT([.P36];10))" table:style-name="ce1">
            <text:p>-0.3152528,35.856976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BJA</text:p>
          </table:table-cell>
          <table:table-cell office:value-type="string" table:style-name="ce1">
            <text:p>Bejaia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2" table:style-name="ce1">
            <text:p>182</text:p>
          </table:table-cell>
          <table:table-cell office:value-type="float" office:value="489" table:style-name="ce1">
            <text:p>489</text:p>
          </table:table-cell>
          <table:table-cell office:value-type="float" office:value="3167.1" table:style-name="ce3">
            <text:p>3.167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67.1" table:style-name="ce3">
            <text:p>3.167,10</text:p>
          </table:table-cell>
          <table:table-cell office:value-type="string" table:style-name="ce2">
            <text:p>5.070015827056295</text:p>
          </table:table-cell>
          <table:table-cell office:value-type="string" table:style-name="ce2">
            <text:p>36.760377623535874</text:p>
          </table:table-cell>
          <table:table-cell office:value-type="string" office:string-value="5.07001582,36.7603776" table:formula="of:=CONCATENATE(LEFT([.O37];10);&quot;,&quot;;LEFT([.P37];10))" table:style-name="ce1">
            <text:p>5.07001582,36.760377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ORN</text:p>
          </table:table-cell>
          <table:table-cell office:value-type="string" table:style-name="ce1">
            <text:p>Or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104" table:style-name="ce1">
            <text:p>104</text:p>
          </table:table-cell>
          <table:table-cell office:value-type="float" office:value="228.8" table:style-name="ce1">
            <text:p>228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8.8" table:style-name="ce1">
            <text:p>228,8</text:p>
          </table:table-cell>
          <table:table-cell office:value-type="string" table:style-name="ce2">
            <text:p>-0.6219186383503938</text:p>
          </table:table-cell>
          <table:table-cell office:value-type="string" table:style-name="ce2">
            <text:p>35.71194831938408</text:p>
          </table:table-cell>
          <table:table-cell office:value-type="string" office:string-value="-0.6219186,35.7119483" table:formula="of:=CONCATENATE(LEFT([.O38];10);&quot;,&quot;;LEFT([.P38];10))" table:style-name="ce1">
            <text:p>-0.6219186,35.711948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SKI</text:p>
          </table:table-cell>
          <table:table-cell office:value-type="string" table:style-name="ce1">
            <text:p>Skikd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61" table:style-name="ce1">
            <text:p>61</text:p>
          </table:table-cell>
          <table:table-cell office:value-type="float" office:value="165.7" table:style-name="ce1">
            <text:p>165,7</text:p>
          </table:table-cell>
          <table:table-cell office:value-type="float" office:value="5888.46" table:style-name="ce3">
            <text:p>5.888,46</text:p>
          </table:table-cell>
          <table:table-cell office:value-type="float" office:value="0" table:style-name="ce1">
            <text:p>0</text:p>
          </table:table-cell>
          <table:table-cell office:value-type="float" office:value="223584" table:style-name="ce3">
            <text:p>223.584,00</text:p>
          </table:table-cell>
          <table:table-cell office:value-type="float" office:value="229638.16" table:style-name="ce3">
            <text:p>229.638,16</text:p>
          </table:table-cell>
          <table:table-cell office:value-type="string" table:style-name="ce2">
            <text:p>6.89998164737608</text:p>
          </table:table-cell>
          <table:table-cell office:value-type="string" table:style-name="ce2">
            <text:p>36.880421975749925</text:p>
          </table:table-cell>
          <table:table-cell office:value-type="string" office:string-value="6.89998164,36.8804219" table:formula="of:=CONCATENATE(LEFT([.O39];10);&quot;,&quot;;LEFT([.P39];10))" table:style-name="ce1">
            <text:p>6.89998164,36.88042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SUZ</text:p>
          </table:table-cell>
          <table:table-cell office:value-type="string" table:style-name="ce1">
            <text:p>Sue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33" table:style-name="ce3">
            <text:p>4.233,00</text:p>
          </table:table-cell>
          <table:table-cell office:value-type="float" office:value="4233" table:style-name="ce3">
            <text:p>4.233,00</text:p>
          </table:table-cell>
          <table:table-cell office:value-type="string" table:style-name="ce2">
            <text:p>29.948050030391755</text:p>
          </table:table-cell>
          <table:table-cell office:value-type="string" table:style-name="ce2">
            <text:p>31.201965205759393</text:p>
          </table:table-cell>
          <table:table-cell office:value-type="string" office:string-value="29.9480500,31.2019652" table:formula="of:=CONCATENATE(LEFT([.O40];10);&quot;,&quot;;LEFT([.P40];10))" table:style-name="ce1">
            <text:p>29.9480500,31.201965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WAF</text:p>
          </table:table-cell>
          <table:table-cell office:value-type="string" table:style-name="ce1">
            <text:p>Wadi Feir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285" table:style-name="ce3">
            <text:p>79.285,00</text:p>
          </table:table-cell>
          <table:table-cell office:value-type="float" office:value="79285" table:style-name="ce3">
            <text:p>79.285,00</text:p>
          </table:table-cell>
          <table:table-cell office:value-type="string" table:style-name="ce2">
            <text:p>33.2546</text:p>
          </table:table-cell>
          <table:table-cell office:value-type="string" table:style-name="ce2">
            <text:p>28.6807</text:p>
          </table:table-cell>
          <table:table-cell office:value-type="string" office:string-value="33.2546,28.6807" table:formula="of:=CONCATENATE(LEFT([.O41];10);&quot;,&quot;;LEFT([.P41];10))" table:style-name="ce1">
            <text:p>33.2546,28.680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ALY</text:p>
          </table:table-cell>
          <table:table-cell office:value-type="string" table:style-name="ce1">
            <text:p>Alexandria</text:p>
          </table:table-cell>
          <table:table-cell office:value-type="float" office:value="3946" table:style-name="ce4">
            <text:p>3.946</text:p>
          </table:table-cell>
          <table:table-cell office:value-type="float" office:value="2067" table:style-name="ce4">
            <text:p>2.067</text:p>
          </table:table-cell>
          <table:table-cell office:value-type="float" office:value="954" table:style-name="ce1">
            <text:p>954</text:p>
          </table:table-cell>
          <table:table-cell office:value-type="float" office:value="3438" table:style-name="ce4">
            <text:p>3.438</text:p>
          </table:table-cell>
          <table:table-cell office:value-type="float" office:value="15910" table:style-name="ce4">
            <text:p>15.910</text:p>
          </table:table-cell>
          <table:table-cell office:value-type="float" office:value="138287.81" table:style-name="ce3">
            <text:p>138.287,81</text:p>
          </table:table-cell>
          <table:table-cell office:value-type="float" office:value="2750.94" table:style-name="ce3">
            <text:p>2.750,94</text:p>
          </table:table-cell>
          <table:table-cell office:value-type="float" office:value="6330" table:style-name="ce3">
            <text:p>6.330,00</text:p>
          </table:table-cell>
          <table:table-cell office:value-type="float" office:value="12169" table:style-name="ce3">
            <text:p>12.169,00</text:p>
          </table:table-cell>
          <table:table-cell office:value-type="float" office:value="159537.75" table:style-name="ce3">
            <text:p>159.537,75</text:p>
          </table:table-cell>
          <table:table-cell office:value-type="string" table:style-name="ce2">
            <text:p>31.820010944350713</text:p>
          </table:table-cell>
          <table:table-cell office:value-type="string" table:style-name="ce2">
            <text:p>31.42039349265508</text:p>
          </table:table-cell>
          <table:table-cell office:value-type="string" office:string-value="31.8200109,31.4203934" table:formula="of:=CONCATENATE(LEFT([.O42];10);&quot;,&quot;;LEFT([.P42];10))" table:style-name="ce1">
            <text:p>31.8200109,31.420393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DAM</text:p>
          </table:table-cell>
          <table:table-cell office:value-type="string" table:style-name="ce1">
            <text:p>Damietta</text:p>
          </table:table-cell>
          <table:table-cell office:value-type="float" office:value="1306" table:style-name="ce4">
            <text:p>1.306</text:p>
          </table:table-cell>
          <table:table-cell office:value-type="float" office:value="2282" table:style-name="ce4">
            <text:p>2.282</text:p>
          </table:table-cell>
          <table:table-cell office:value-type="float" office:value="3373" table:style-name="ce4">
            <text:p>3.373</text:p>
          </table:table-cell>
          <table:table-cell office:value-type="float" office:value="4580" table:style-name="ce4">
            <text:p>4.580</text:p>
          </table:table-cell>
          <table:table-cell office:value-type="float" office:value="18403" table:style-name="ce4">
            <text:p>18.403</text:p>
          </table:table-cell>
          <table:table-cell office:value-type="float" office:value="97472.71" table:style-name="ce3">
            <text:p>97.472,71</text:p>
          </table:table-cell>
          <table:table-cell office:value-type="float" office:value="0" table:style-name="ce1">
            <text:p>0</text:p>
          </table:table-cell>
          <table:table-cell office:value-type="float" office:value="65035" table:style-name="ce3">
            <text:p>65.035,00</text:p>
          </table:table-cell>
          <table:table-cell office:value-type="float" office:value="5000" table:style-name="ce3">
            <text:p>5.000,00</text:p>
          </table:table-cell>
          <table:table-cell office:value-type="float" office:value="167507.71" table:style-name="ce3">
            <text:p>167.507,71</text:p>
          </table:table-cell>
          <table:table-cell office:value-type="string" table:style-name="ce2">
            <text:p>32.290008096045256</text:p>
          </table:table-cell>
          <table:table-cell office:value-type="string" table:style-name="ce2">
            <text:p>31.259989846821156</text:p>
          </table:table-cell>
          <table:table-cell office:value-type="string" office:string-value="32.2900080,31.2599898" table:formula="of:=CONCATENATE(LEFT([.O43];10);&quot;,&quot;;LEFT([.P43];10))" table:style-name="ce1">
            <text:p>32.2900080,31.259989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PSD</text:p>
          </table:table-cell>
          <table:table-cell office:value-type="string" table:style-name="ce1">
            <text:p>Port Said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office:value-type="float" office:value="400" table:style-name="ce1">
            <text:p>400</text:p>
          </table:table-cell>
          <table:table-cell office:value-type="float" office:value="3746" table:style-name="ce4">
            <text:p>3.746</text:p>
          </table:table-cell>
          <table:table-cell office:value-type="float" office:value="8052" table:style-name="ce4">
            <text:p>8.052</text:p>
          </table:table-cell>
          <table:table-cell office:value-type="float" office:value="18094.330000000002" table:style-name="ce3">
            <text:p>18.094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282" table:style-name="ce3">
            <text:p>17.282,00</text:p>
          </table:table-cell>
          <table:table-cell office:value-type="float" office:value="35376.33" table:style-name="ce3">
            <text:p>35.376,33</text:p>
          </table:table-cell>
          <table:table-cell office:value-type="string" table:style-name="ce2">
            <text:p>32.35796500115251</text:p>
          </table:table-cell>
          <table:table-cell office:value-type="string" table:style-name="ce2">
            <text:p>31.211902281926072</text:p>
          </table:table-cell>
          <table:table-cell office:value-type="string" office:string-value="32.3579650,31.2119022" table:formula="of:=CONCATENATE(LEFT([.O44];10);&quot;,&quot;;LEFT([.P44];10))" table:style-name="ce1">
            <text:p>32.3579650,31.21190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PSE</text:p>
          </table:table-cell>
          <table:table-cell office:value-type="string" table:style-name="ce1">
            <text:p>Port Said East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260" table:style-name="ce1">
            <text:p>260</text:p>
          </table:table-cell>
          <table:table-cell office:value-type="float" office:value="482" table:style-name="ce1">
            <text:p>482</text:p>
          </table:table-cell>
          <table:table-cell office:value-type="float" office:value="1320" table:style-name="ce4">
            <text:p>1.320</text:p>
          </table:table-cell>
          <table:table-cell office:value-type="float" office:value="4588.8599999999997" table:style-name="ce3">
            <text:p>4.588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88.8599999999997" table:style-name="ce3">
            <text:p>4.588,86</text:p>
          </table:table-cell>
          <table:table-cell office:value-type="string" table:style-name="ce2">
            <text:p>32.549940550473366</text:p>
          </table:table-cell>
          <table:table-cell office:value-type="string" table:style-name="ce2">
            <text:p>30.004976012180805</text:p>
          </table:table-cell>
          <table:table-cell office:value-type="string" office:string-value="32.5499405,30.0049760" table:formula="of:=CONCATENATE(LEFT([.O45];10);&quot;,&quot;;LEFT([.P45];10))" table:style-name="ce1">
            <text:p>32.5499405,30.004976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012</text:p>
          </table:table-cell>
          <table:table-cell office:value-type="string" table:style-name="ce1">
            <text:p>Sidi Kerir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6400" table:style-name="ce3">
            <text:p>316.400,00</text:p>
          </table:table-cell>
          <table:table-cell office:value-type="float" office:value="316400" table:style-name="ce3">
            <text:p>316.400,00</text:p>
          </table:table-cell>
          <table:table-cell office:value-type="string" table:style-name="ce2">
            <text:p>29.6679</text:p>
          </table:table-cell>
          <table:table-cell office:value-type="string" table:style-name="ce2">
            <text:p>31.0482</text:p>
          </table:table-cell>
          <table:table-cell office:value-type="string" office:string-value="29.6679,31.0482" table:formula="of:=CONCATENATE(LEFT([.O46];10);&quot;,&quot;;LEFT([.P46];10))" table:style-name="ce1">
            <text:p>29.6679,31.048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KHO</text:p>
          </table:table-cell>
          <table:table-cell office:value-type="string" table:style-name="ce1">
            <text:p>AL Khum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4.33" table:style-name="ce1">
            <text:p>14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33" table:style-name="ce1">
            <text:p>14,33</text:p>
          </table:table-cell>
          <table:table-cell office:value-type="string" table:style-name="ce2">
            <text:p>20.06477732527412</text:p>
          </table:table-cell>
          <table:table-cell office:value-type="string" table:style-name="ce2">
            <text:p>32.11867927640111</text:p>
          </table:table-cell>
          <table:table-cell office:value-type="string" office:string-value="20.0647773,32.1186792" table:formula="of:=CONCATENATE(LEFT([.O47];10);&quot;,&quot;;LEFT([.P47];10))" table:style-name="ce1">
            <text:p>20.0647773,32.118679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BEN</text:p>
          </table:table-cell>
          <table:table-cell office:value-type="string" table:style-name="ce1">
            <text:p>Benghazi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10" table:style-name="ce1">
            <text:p>410</text:p>
          </table:table-cell>
          <table:table-cell office:value-type="float" office:value="226" table:style-name="ce1">
            <text:p>226</text:p>
          </table:table-cell>
          <table:table-cell office:value-type="float" office:value="865" table:style-name="ce1">
            <text:p>865</text:p>
          </table:table-cell>
          <table:table-cell office:value-type="float" office:value="2176.2199999999998" table:style-name="ce3">
            <text:p>2.176,22</text:p>
          </table:table-cell>
          <table:table-cell office:value-type="float" office:value="286.32" table:style-name="ce1">
            <text:p>286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62.54" table:style-name="ce3">
            <text:p>2.462,54</text:p>
          </table:table-cell>
          <table:table-cell office:value-type="string" table:style-name="ce2">
            <text:p>14.259997516546093</text:p>
          </table:table-cell>
          <table:table-cell office:value-type="string" table:style-name="ce2">
            <text:p>32.66042116193097</text:p>
          </table:table-cell>
          <table:table-cell office:value-type="string" office:string-value="14.2599975,32.6604211" table:formula="of:=CONCATENATE(LEFT([.O48];10);&quot;,&quot;;LEFT([.P48];10))" table:style-name="ce1">
            <text:p>14.2599975,32.66042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BOT</text:p>
          </table:table-cell>
          <table:table-cell office:value-type="string" table:style-name="ce1">
            <text:p>Bouri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807" table:style-name="ce3">
            <text:p>85.807,00</text:p>
          </table:table-cell>
          <table:table-cell office:value-type="float" office:value="85807" table:style-name="ce3">
            <text:p>85.807,00</text:p>
          </table:table-cell>
          <table:table-cell office:value-type="string" table:style-name="ce2">
            <text:p>12.6497</text:p>
          </table:table-cell>
          <table:table-cell office:value-type="string" table:style-name="ce2">
            <text:p>33.9036</text:p>
          </table:table-cell>
          <table:table-cell office:value-type="string" office:string-value="12.6497,33.9036" table:formula="of:=CONCATENATE(LEFT([.O49];10);&quot;,&quot;;LEFT([.P49];10))" table:style-name="ce1">
            <text:p>12.6497,33.903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ESI</text:p>
          </table:table-cell>
          <table:table-cell office:value-type="string" table:style-name="ce1">
            <text:p>Es Si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2264" table:style-name="ce3">
            <text:p>662.264,00</text:p>
          </table:table-cell>
          <table:table-cell office:value-type="float" office:value="662264" table:style-name="ce3">
            <text:p>662.264,00</text:p>
          </table:table-cell>
          <table:table-cell office:value-type="string" table:style-name="ce2">
            <text:p>18.36546</text:p>
          </table:table-cell>
          <table:table-cell office:value-type="string" table:style-name="ce2">
            <text:p>30.63796</text:p>
          </table:table-cell>
          <table:table-cell office:value-type="string" office:string-value="18.36546,30.63796" table:formula="of:=CONCATENATE(LEFT([.O50];10);&quot;,&quot;;LEFT([.P50];10))" table:style-name="ce1">
            <text:p>18.36546,30.6379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MBR</text:p>
          </table:table-cell>
          <table:table-cell office:value-type="string" table:style-name="ce1">
            <text:p>Marsa el Breg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555" table:style-name="ce3">
            <text:p>162.555,00</text:p>
          </table:table-cell>
          <table:table-cell office:value-type="float" office:value="162555" table:style-name="ce3">
            <text:p>162.555,00</text:p>
          </table:table-cell>
          <table:table-cell office:value-type="string" table:style-name="ce2">
            <text:p>19.5987957</text:p>
          </table:table-cell>
          <table:table-cell office:value-type="string" table:style-name="ce2">
            <text:p>30.3810202</text:p>
          </table:table-cell>
          <table:table-cell office:value-type="string" office:string-value="19.5987957,30.3810202" table:formula="of:=CONCATENATE(LEFT([.O51];10);&quot;,&quot;;LEFT([.P51];10))" table:style-name="ce1">
            <text:p>19.5987957,30.381020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001</text:p>
          </table:table-cell>
          <table:table-cell office:value-type="string" table:style-name="ce1">
            <text:p>Marsa el Harig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196" table:style-name="ce3">
            <text:p>45.196,00</text:p>
          </table:table-cell>
          <table:table-cell office:value-type="float" office:value="45196" table:style-name="ce3">
            <text:p>45.196,00</text:p>
          </table:table-cell>
          <table:table-cell office:value-type="string" table:style-name="ce2">
            <text:p>23.9847</text:p>
          </table:table-cell>
          <table:table-cell office:value-type="string" table:style-name="ce2">
            <text:p>32.0634</text:p>
          </table:table-cell>
          <table:table-cell office:value-type="string" office:string-value="23.9847,32.0634" table:formula="of:=CONCATENATE(LEFT([.O52];10);&quot;,&quot;;LEFT([.P52];10))" table:style-name="ce1">
            <text:p>23.9847,32.063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MTH</text:p>
          </table:table-cell>
          <table:table-cell office:value-type="string" table:style-name="ce1">
            <text:p>Melita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362" table:style-name="ce3">
            <text:p>94.362,00</text:p>
          </table:table-cell>
          <table:table-cell office:value-type="float" office:value="94362" table:style-name="ce3">
            <text:p>94.362,00</text:p>
          </table:table-cell>
          <table:table-cell office:value-type="string" table:style-name="ce2">
            <text:p>12.2422</text:p>
          </table:table-cell>
          <table:table-cell office:value-type="string" table:style-name="ce2">
            <text:p>32.8591</text:p>
          </table:table-cell>
          <table:table-cell office:value-type="string" office:string-value="12.2422,32.8591" table:formula="of:=CONCATENATE(LEFT([.O53];10);&quot;,&quot;;LEFT([.P53];10))" table:style-name="ce1">
            <text:p>12.2422,32.859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MRA</text:p>
          </table:table-cell>
          <table:table-cell office:value-type="string" table:style-name="ce1">
            <text:p>Misurata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50" table:style-name="ce1">
            <text:p>650</text:p>
          </table:table-cell>
          <table:table-cell office:value-type="float" office:value="520" table:style-name="ce1">
            <text:p>520</text:p>
          </table:table-cell>
          <table:table-cell office:value-type="float" office:value="1700" table:style-name="ce4">
            <text:p>1.700</text:p>
          </table:table-cell>
          <table:table-cell office:value-type="float" office:value="3834.56" table:style-name="ce3">
            <text:p>3.834,56</text:p>
          </table:table-cell>
          <table:table-cell office:value-type="float" office:value="192.07" table:style-name="ce1">
            <text:p>192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26.63" table:style-name="ce3">
            <text:p>4.026,63</text:p>
          </table:table-cell>
          <table:table-cell office:value-type="string" table:style-name="ce2">
            <text:p>15.099997923450474</text:p>
          </table:table-cell>
          <table:table-cell office:value-type="string" table:style-name="ce2">
            <text:p>32.379973163882994</text:p>
          </table:table-cell>
          <table:table-cell office:value-type="string" office:string-value="15.0999979,32.3799731" table:formula="of:=CONCATENATE(LEFT([.O54];10);&quot;,&quot;;LEFT([.P54];10))" table:style-name="ce1">
            <text:p>15.0999979,32.379973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RLA</text:p>
          </table:table-cell>
          <table:table-cell office:value-type="string" table:style-name="ce1">
            <text:p>Ras Lanu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5773" table:style-name="ce3">
            <text:p>365.773,00</text:p>
          </table:table-cell>
          <table:table-cell office:value-type="float" office:value="365773" table:style-name="ce3">
            <text:p>365.773,00</text:p>
          </table:table-cell>
          <table:table-cell office:value-type="string" table:style-name="ce2">
            <text:p>18.4177893</text:p>
          </table:table-cell>
          <table:table-cell office:value-type="string" table:style-name="ce2">
            <text:p>30.5868619</text:p>
          </table:table-cell>
          <table:table-cell office:value-type="string" office:string-value="18.4177893,30.5868619" table:formula="of:=CONCATENATE(LEFT([.O55];10);&quot;,&quot;;LEFT([.P55];10))" table:style-name="ce1">
            <text:p>18.4177893,30.58686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TIP</text:p>
          </table:table-cell>
          <table:table-cell office:value-type="string" table:style-name="ce1">
            <text:p>Tripoli</text:p>
          </table:table-cell>
          <table:table-cell office:value-type="float" office:value="80" table:style-name="ce1">
            <text:p>80</text:p>
          </table:table-cell>
          <table:table-cell office:value-type="float" office:value="46" table:style-name="ce1">
            <text:p>46</text:p>
          </table:table-cell>
          <table:table-cell office:value-type="float" office:value="1731" table:style-name="ce4">
            <text:p>1.731</text:p>
          </table:table-cell>
          <table:table-cell office:value-type="float" office:value="1702" table:style-name="ce4">
            <text:p>1.702</text:p>
          </table:table-cell>
          <table:table-cell office:value-type="float" office:value="5307" table:style-name="ce4">
            <text:p>5.307</text:p>
          </table:table-cell>
          <table:table-cell office:value-type="float" office:value="14059.86" table:style-name="ce3">
            <text:p>14.059,86</text:p>
          </table:table-cell>
          <table:table-cell office:value-type="float" office:value="1657.92" table:style-name="ce3">
            <text:p>1.657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17.78" table:style-name="ce3">
            <text:p>15.717,78</text:p>
          </table:table-cell>
          <table:table-cell office:value-type="string" table:style-name="ce2">
            <text:p>13.180011758078194</text:p>
          </table:table-cell>
          <table:table-cell office:value-type="string" table:style-name="ce2">
            <text:p>32.89250001935369</text:p>
          </table:table-cell>
          <table:table-cell office:value-type="string" office:string-value="13.1800117,32.8925000" table:formula="of:=CONCATENATE(LEFT([.O56];10);&quot;,&quot;;LEFT([.P56];10))" table:style-name="ce1">
            <text:p>13.1800117,32.892500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ZAW</text:p>
          </table:table-cell>
          <table:table-cell office:value-type="string" table:style-name="ce1">
            <text:p>Zawia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66019" table:style-name="ce3">
            <text:p>1.066.019,00</text:p>
          </table:table-cell>
          <table:table-cell office:value-type="float" office:value="1066019" table:style-name="ce3">
            <text:p>1.066.019,00</text:p>
          </table:table-cell>
          <table:table-cell office:value-type="string" table:style-name="ce2">
            <text:p>12.7232</text:p>
          </table:table-cell>
          <table:table-cell office:value-type="string" table:style-name="ce2">
            <text:p>32.7658</text:p>
          </table:table-cell>
          <table:table-cell office:value-type="string" office:string-value="12.7232,32.7658" table:formula="of:=CONCATENATE(LEFT([.O57];10);&quot;,&quot;;LEFT([.P57];10))" table:style-name="ce1">
            <text:p>12.7232,32.765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TNG</text:p>
          </table:table-cell>
          <table:table-cell office:value-type="string" table:style-name="ce1">
            <text:p>Tangier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303" table:style-name="ce1">
            <text:p>303</text:p>
          </table:table-cell>
          <table:table-cell office:value-type="float" office:value="2037.63" table:style-name="ce3">
            <text:p>2.037,63</text:p>
          </table:table-cell>
          <table:table-cell office:value-type="float" office:value="21780.9" table:style-name="ce3">
            <text:p>21.780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818.53" table:style-name="ce3">
            <text:p>23.818,53</text:p>
          </table:table-cell>
          <table:table-cell office:value-type="string" table:style-name="ce2">
            <text:p>-8.645855540259928</text:p>
          </table:table-cell>
          <table:table-cell office:value-type="string" table:style-name="ce2">
            <text:p>33.130019431888506</text:p>
          </table:table-cell>
          <table:table-cell office:value-type="string" office:string-value="-8.6458555,33.1300194" table:formula="of:=CONCATENATE(LEFT([.O58];10);&quot;,&quot;;LEFT([.P58];10))" table:style-name="ce1">
            <text:p>-8.6458555,33.130019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PTM</text:p>
          </table:table-cell>
          <table:table-cell office:value-type="string" table:style-name="ce1">
            <text:p>Tangier Med</text:p>
          </table:table-cell>
          <table:table-cell office:value-type="float" office:value="424" table:style-name="ce1">
            <text:p>424</text:p>
          </table:table-cell>
          <table:table-cell office:value-type="float" office:value="682" table:style-name="ce1">
            <text:p>682</text:p>
          </table:table-cell>
          <table:table-cell office:value-type="float" office:value="468" table:style-name="ce1">
            <text:p>468</text:p>
          </table:table-cell>
          <table:table-cell office:value-type="float" office:value="3298" table:style-name="ce4">
            <text:p>3.298</text:p>
          </table:table-cell>
          <table:table-cell office:value-type="float" office:value="8852" table:style-name="ce4">
            <text:p>8.852</text:p>
          </table:table-cell>
          <table:table-cell office:value-type="float" office:value="41944.17" table:style-name="ce3">
            <text:p>41.944,17</text:p>
          </table:table-cell>
          <table:table-cell office:value-type="float" office:value="42628" table:style-name="ce3">
            <text:p>42.62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572.17" table:style-name="ce3">
            <text:p>84.572,17</text:p>
          </table:table-cell>
          <table:table-cell office:value-type="string" table:style-name="ce2">
            <text:p>-9.620043580554693</text:p>
          </table:table-cell>
          <table:table-cell office:value-type="string" table:style-name="ce2">
            <text:p>30.439988219213717</text:p>
          </table:table-cell>
          <table:table-cell office:value-type="string" office:string-value="-9.6200435,30.4399882" table:formula="of:=CONCATENATE(LEFT([.O59];10);&quot;,&quot;;LEFT([.P59];10))" table:style-name="ce1">
            <text:p>-9.6200435,30.439988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CAS</text:p>
          </table:table-cell>
          <table:table-cell office:value-type="string" table:style-name="ce1">
            <text:p>Casablanca</text:p>
          </table:table-cell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476" table:style-name="ce1">
            <text:p>476</text:p>
          </table:table-cell>
          <table:table-cell office:value-type="float" office:value="1376" table:style-name="ce4">
            <text:p>1.376</text:p>
          </table:table-cell>
          <table:table-cell office:value-type="float" office:value="3378" table:style-name="ce4">
            <text:p>3.378</text:p>
          </table:table-cell>
          <table:table-cell office:value-type="float" office:value="8733.33" table:style-name="ce3">
            <text:p>8.733,33</text:p>
          </table:table-cell>
          <table:table-cell office:value-type="float" office:value="0" table:style-name="ce1">
            <text:p>0</text:p>
          </table:table-cell>
          <table:table-cell office:value-type="float" office:value="5499" table:style-name="ce3">
            <text:p>5.499,00</text:p>
          </table:table-cell>
          <table:table-cell office:value-type="float" office:value="0" table:style-name="ce1">
            <text:p>0</text:p>
          </table:table-cell>
          <table:table-cell office:value-type="float" office:value="14232.33" table:style-name="ce3">
            <text:p>14.232,33</text:p>
          </table:table-cell>
          <table:table-cell office:value-type="string" table:style-name="ce2">
            <text:p>-5.497257979191192</text:p>
          </table:table-cell>
          <table:table-cell office:value-type="string" table:style-name="ce2">
            <text:p>35.89345236724475</text:p>
          </table:table-cell>
          <table:table-cell office:value-type="string" office:string-value="-5.4972579,35.8934523" table:formula="of:=CONCATENATE(LEFT([.O60];10);&quot;,&quot;;LEFT([.P60];10))" table:style-name="ce1">
            <text:p>-5.4972579,35.893452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MOH</text:p>
          </table:table-cell>
          <table:table-cell office:value-type="string" table:style-name="ce1">
            <text:p>Mohammed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93" table:style-name="ce3">
            <text:p>18.193,00</text:p>
          </table:table-cell>
          <table:table-cell office:value-type="float" office:value="0" table:style-name="ce1">
            <text:p>0</text:p>
          </table:table-cell>
          <table:table-cell office:value-type="float" office:value="18193" table:style-name="ce3">
            <text:p>18.193,00</text:p>
          </table:table-cell>
          <table:table-cell office:value-type="string" table:style-name="ce2">
            <text:p>-7.3881</text:p>
          </table:table-cell>
          <table:table-cell office:value-type="string" table:style-name="ce2">
            <text:p>33.7070</text:p>
          </table:table-cell>
          <table:table-cell office:value-type="string" office:string-value="-7.3881,33.7070" table:formula="of:=CONCATENATE(LEFT([.O61];10);&quot;,&quot;;LEFT([.P61];10))" table:style-name="ce1">
            <text:p>-7.3881,33.707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BIZ</text:p>
          </table:table-cell>
          <table:table-cell office:value-type="string" table:style-name="ce1">
            <text:p>Bizer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70" table:style-name="ce3">
            <text:p>8.870,00</text:p>
          </table:table-cell>
          <table:table-cell office:value-type="float" office:value="0" table:style-name="ce1">
            <text:p>0</text:p>
          </table:table-cell>
          <table:table-cell office:value-type="float" office:value="8870" table:style-name="ce3">
            <text:p>8.870,00</text:p>
          </table:table-cell>
          <table:table-cell office:value-type="string" table:style-name="ce2">
            <text:p>9.8713665</text:p>
          </table:table-cell>
          <table:table-cell office:value-type="string" table:style-name="ce2">
            <text:p>37.2732415</text:p>
          </table:table-cell>
          <table:table-cell office:value-type="string" office:string-value="9.8713665,37.2732415" table:formula="of:=CONCATENATE(LEFT([.O62];10);&quot;,&quot;;LEFT([.P62];10))" table:style-name="ce1">
            <text:p>9.8713665,37.273241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LSK</text:p>
          </table:table-cell>
          <table:table-cell office:value-type="string" table:style-name="ce1">
            <text:p>La Skhir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850" table:style-name="ce3">
            <text:p>121.850,00</text:p>
          </table:table-cell>
          <table:table-cell office:value-type="float" office:value="121850" table:style-name="ce3">
            <text:p>121.850,00</text:p>
          </table:table-cell>
          <table:table-cell office:value-type="string" table:style-name="ce2">
            <text:p>10.165443129007427</text:p>
          </table:table-cell>
          <table:table-cell office:value-type="string" table:style-name="ce2">
            <text:p>34.334289475857354</text:p>
          </table:table-cell>
          <table:table-cell office:value-type="string" office:string-value="10.1654431,34.3342894" table:formula="of:=CONCATENATE(LEFT([.O63];10);&quot;,&quot;;LEFT([.P63];10))" table:style-name="ce1">
            <text:p>10.1654431,34.334289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RDS</text:p>
          </table:table-cell>
          <table:table-cell office:value-type="string" table:style-name="ce1">
            <text:p>Rades</text:p>
          </table:table-cell>
          <table:table-cell office:value-type="float" office:value="237" table:style-name="ce1">
            <text:p>237</text:p>
          </table:table-cell>
          <table:table-cell office:value-type="float" office:value="144" table:style-name="ce1">
            <text:p>144</text:p>
          </table:table-cell>
          <table:table-cell office:value-type="float" office:value="2383" table:style-name="ce4">
            <text:p>2.383</text:p>
          </table:table-cell>
          <table:table-cell office:value-type="float" office:value="1749" table:style-name="ce4">
            <text:p>1.749</text:p>
          </table:table-cell>
          <table:table-cell office:value-type="float" office:value="6406" table:style-name="ce4">
            <text:p>6.406</text:p>
          </table:table-cell>
          <table:table-cell office:value-type="float" office:value="19069.009999999998" table:style-name="ce3">
            <text:p>19.069,01</text:p>
          </table:table-cell>
          <table:table-cell office:value-type="float" office:value="455526.8" table:style-name="ce3">
            <text:p>455.526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4595.81" table:style-name="ce3">
            <text:p>474.595,81</text:p>
          </table:table-cell>
          <table:table-cell office:value-type="string" table:style-name="ce2">
            <text:p>10.283419707583414</text:p>
          </table:table-cell>
          <table:table-cell office:value-type="string" table:style-name="ce2">
            <text:p>36.777928574818056</text:p>
          </table:table-cell>
          <table:table-cell office:value-type="string" office:string-value="10.2834197,36.7779285" table:formula="of:=CONCATENATE(LEFT([.O64];10);&quot;,&quot;;LEFT([.P64];10))" table:style-name="ce1">
            <text:p>10.2834197,36.777928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SUS</text:p>
          </table:table-cell>
          <table:table-cell office:value-type="string" table:style-name="ce1">
            <text:p>Sou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615" table:style-name="ce3">
            <text:p>66.615,00</text:p>
          </table:table-cell>
          <table:table-cell office:value-type="float" office:value="0" table:style-name="ce1">
            <text:p>0</text:p>
          </table:table-cell>
          <table:table-cell office:value-type="float" office:value="66615" table:style-name="ce3">
            <text:p>66.615,00</text:p>
          </table:table-cell>
          <table:table-cell office:value-type="string" table:style-name="ce2">
            <text:p>10.6350155</text:p>
          </table:table-cell>
          <table:table-cell office:value-type="string" table:style-name="ce2">
            <text:p>35.8240584</text:p>
          </table:table-cell>
          <table:table-cell office:value-type="string" office:string-value="10.6350155,35.8240584" table:formula="of:=CONCATENATE(LEFT([.O65];10);&quot;,&quot;;LEFT([.P65];10))" table:style-name="ce1">
            <text:p>10.6350155,35.824058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TUN</text:p>
          </table:table-cell>
          <table:table-cell office:value-type="string" table:style-name="ce1">
            <text:p>Tunis</text:p>
          </table:table-cell>
          <table:table-cell office:value-type="float" office:value="700" table:style-name="ce1">
            <text:p>700</text:p>
          </table:table-cell>
          <table:table-cell office:value-type="float" office:value="563" table:style-name="ce1">
            <text:p>563</text:p>
          </table:table-cell>
          <table:table-cell office:value-type="float" office:value="3399" table:style-name="ce4">
            <text:p>3.399</text:p>
          </table:table-cell>
          <table:table-cell office:value-type="float" office:value="3238" table:style-name="ce4">
            <text:p>3.238</text:p>
          </table:table-cell>
          <table:table-cell office:value-type="float" office:value="11701" table:style-name="ce4">
            <text:p>11.701</text:p>
          </table:table-cell>
          <table:table-cell office:value-type="float" office:value="49264.02" table:style-name="ce3">
            <text:p>49.264,02</text:p>
          </table:table-cell>
          <table:table-cell office:value-type="float" office:value="152404.99" table:style-name="ce3">
            <text:p>152.404,99</text:p>
          </table:table-cell>
          <table:table-cell office:value-type="float" office:value="6311" table:style-name="ce3">
            <text:p>6.311,00</text:p>
          </table:table-cell>
          <table:table-cell office:value-type="float" office:value="19380" table:style-name="ce3">
            <text:p>19.380,00</text:p>
          </table:table-cell>
          <table:table-cell office:value-type="float" office:value="227360.01" table:style-name="ce3">
            <text:p>227.360,01</text:p>
          </table:table-cell>
          <table:table-cell office:value-type="string" table:style-name="ce2">
            <text:p>10.179678099212026</text:p>
          </table:table-cell>
          <table:table-cell office:value-type="string" table:style-name="ce2">
            <text:p>36.80277813623144</text:p>
          </table:table-cell>
          <table:table-cell office:value-type="string" office:string-value="10.1796780,36.8027781" table:formula="of:=CONCATENATE(LEFT([.O66];10);&quot;,&quot;;LEFT([.P66];10))" table:style-name="ce1">
            <text:p>10.1796780,36.802778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ZAR</text:p>
          </table:table-cell>
          <table:table-cell office:value-type="string" table:style-name="ce1">
            <text:p>Zarzi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40" table:style-name="ce3">
            <text:p>12.940,00</text:p>
          </table:table-cell>
          <table:table-cell office:value-type="float" office:value="11122" table:style-name="ce3">
            <text:p>11.122,00</text:p>
          </table:table-cell>
          <table:table-cell office:value-type="float" office:value="24062" table:style-name="ce3">
            <text:p>24.062,00</text:p>
          </table:table-cell>
          <table:table-cell office:value-type="string" table:style-name="ce2">
            <text:p>33.5016452</text:p>
          </table:table-cell>
          <table:table-cell office:value-type="string" table:style-name="ce2">
            <text:p>11.1131197</text:p>
          </table:table-cell>
          <table:table-cell office:value-type="string" office:string-value="33.5016452,11.1131197" table:formula="of:=CONCATENATE(LEFT([.O67];10);&quot;,&quot;;LEFT([.P67];10))" table:style-name="ce1">
            <text:p>33.5016452,11.113119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SFPO</text:p>
          </table:table-cell>
          <table:table-cell office:value-type="string" table:style-name="ce1">
            <text:p>Freeport bs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32" table:style-name="ce1">
            <text:p>132</text:p>
          </table:table-cell>
          <table:table-cell office:value-type="float" office:value="937.96" table:style-name="ce1">
            <text:p>93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7.96" table:style-name="ce1">
            <text:p>937,96</text:p>
          </table:table-cell>
          <table:table-cell office:value-type="string" table:style-name="ce2">
            <text:p>-78.6953623</text:p>
          </table:table-cell>
          <table:table-cell office:value-type="string" table:style-name="ce2">
            <text:p>26.535681</text:p>
          </table:table-cell>
          <table:table-cell office:value-type="string" office:string-value="-78.695362,26.535681" table:formula="of:=CONCATENATE(LEFT([.O68];10);&quot;,&quot;;LEFT([.P68];10))" table:style-name="ce1">
            <text:p>-78.695362,26.53568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LIO</text:p>
          </table:table-cell>
          <table:table-cell office:value-type="string" table:style-name="ce1">
            <text:p>Puerto Limon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197.47" table:style-name="ce3">
            <text:p>1.197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7.47" table:style-name="ce3">
            <text:p>1.197,47</text:p>
          </table:table-cell>
          <table:table-cell office:value-type="string" table:style-name="ce2">
            <text:p>-83.0308081</text:p>
          </table:table-cell>
          <table:table-cell office:value-type="string" table:style-name="ce2">
            <text:p>9.9931802</text:p>
          </table:table-cell>
          <table:table-cell office:value-type="string" office:string-value="-83.030808,9.9931802" table:formula="of:=CONCATENATE(LEFT([.O69];10);&quot;,&quot;;LEFT([.P69];10))" table:style-name="ce1">
            <text:p>-83.030808,9.993180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MOB</text:p>
          </table:table-cell>
          <table:table-cell office:value-type="string" table:style-name="ce1">
            <text:p>Puerto Moin</text:p>
          </table:table-cell>
          <table:table-cell office:value-type="float" office:value="239" table:style-name="ce1">
            <text:p>239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229" table:style-name="ce4">
            <text:p>1.229</text:p>
          </table:table-cell>
          <table:table-cell office:value-type="float" office:value="17109.650000000001" table:style-name="ce3">
            <text:p>17.109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09.650000000001" table:style-name="ce3">
            <text:p>17.109,65</text:p>
          </table:table-cell>
          <table:table-cell office:value-type="string" table:style-name="ce2">
            <text:p>-83.07598</text:p>
          </table:table-cell>
          <table:table-cell office:value-type="string" table:style-name="ce2">
            <text:p>9.9990885</text:p>
          </table:table-cell>
          <table:table-cell office:value-type="string" office:string-value="-83.07598,9.9990885" table:formula="of:=CONCATENATE(LEFT([.O70];10);&quot;,&quot;;LEFT([.P70];10))" table:style-name="ce1">
            <text:p>-83.07598,9.999088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SJO</text:p>
          </table:table-cell>
          <table:table-cell office:value-type="string" table:style-name="ce1">
            <text:p>San Josè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0.56" table:style-name="ce1">
            <text:p>60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.56" table:style-name="ce1">
            <text:p>60,56</text:p>
          </table:table-cell>
          <table:table-cell office:value-type="string" table:style-name="ce2">
            <text:p>-84.0793006</text:p>
          </table:table-cell>
          <table:table-cell office:value-type="string" table:style-name="ce2">
            <text:p> 9.9327307</text:p>
          </table:table-cell>
          <table:table-cell office:value-type="string" office:string-value="-84.079300, 9.9327307" table:formula="of:=CONCATENATE(LEFT([.O71];10);&quot;,&quot;;LEFT([.P71];10))" table:style-name="ce1">
            <text:p>-84.079300, 9.932730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HAV</text:p>
          </table:table-cell>
          <table:table-cell office:value-type="string" table:style-name="ce1">
            <text:p>Havana</text:p>
          </table:table-cell>
          <table:table-cell office:value-type="float" office:value="85" table:style-name="ce1">
            <text:p>85</text:p>
          </table:table-cell>
          <table:table-cell office:value-type="float" office:value="574" table:style-name="ce1">
            <text:p>574</text:p>
          </table:table-cell>
          <table:table-cell office:value-type="float" office:value="675" table:style-name="ce1">
            <text:p>675</text:p>
          </table:table-cell>
          <table:table-cell office:value-type="float" office:value="950" table:style-name="ce1">
            <text:p>950</text:p>
          </table:table-cell>
          <table:table-cell office:value-type="float" office:value="3808" table:style-name="ce4">
            <text:p>3.808</text:p>
          </table:table-cell>
          <table:table-cell office:value-type="float" office:value="21913.62" table:style-name="ce3">
            <text:p>21.913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913.62" table:style-name="ce3">
            <text:p>21.913,62</text:p>
          </table:table-cell>
          <table:table-cell office:value-type="string" table:style-name="ce2">
            <text:p>-82.3658562</text:p>
          </table:table-cell>
          <table:table-cell office:value-type="string" table:style-name="ce2">
            <text:p>23.1379911</text:p>
          </table:table-cell>
          <table:table-cell office:value-type="string" office:string-value="-82.365856,23.1379911" table:formula="of:=CONCATENATE(LEFT([.O72];10);&quot;,&quot;;LEFT([.P72];10))" table:style-name="ce1">
            <text:p>-82.365856,23.13799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SCU</text:p>
          </table:table-cell>
          <table:table-cell office:value-type="string" table:style-name="ce1">
            <text:p>Santiago de Cuba</text:p>
          </table:table-cell>
          <table:table-cell office:value-type="float" office:value="9" table:style-name="ce1">
            <text:p>9</text:p>
          </table:table-cell>
          <table:table-cell office:value-type="float" office:value="171" table:style-name="ce1">
            <text:p>171</text:p>
          </table:table-cell>
          <table:table-cell office:value-type="float" office:value="62" table:style-name="ce1">
            <text:p>62</text:p>
          </table:table-cell>
          <table:table-cell office:value-type="float" office:value="193" table:style-name="ce1">
            <text:p>193</text:p>
          </table:table-cell>
          <table:table-cell office:value-type="float" office:value="799" table:style-name="ce1">
            <text:p>799</text:p>
          </table:table-cell>
          <table:table-cell office:value-type="float" office:value="5023.1400000000003" table:style-name="ce3">
            <text:p>5.023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23.1400000000003" table:style-name="ce3">
            <text:p>5.023,14</text:p>
          </table:table-cell>
          <table:table-cell office:value-type="string" table:style-name="ce2">
            <text:p>-75.828995</text:p>
          </table:table-cell>
          <table:table-cell office:value-type="string" table:style-name="ce2">
            <text:p>20.028893</text:p>
          </table:table-cell>
          <table:table-cell office:value-type="string" office:string-value="-75.828995,20.028893" table:formula="of:=CONCATENATE(LEFT([.O73];10);&quot;,&quot;;LEFT([.P73];10))" table:style-name="ce1">
            <text:p>-75.828995,20.02889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DOCAU</text:p>
          </table:table-cell>
          <table:table-cell office:value-type="string" table:style-name="ce1">
            <text:p>Caucedo</text:p>
          </table:table-cell>
          <table:table-cell office:value-type="float" office:value="1013" table:style-name="ce4">
            <text:p>1.013</text:p>
          </table:table-cell>
          <table:table-cell office:value-type="float" office:value="538" table:style-name="ce1">
            <text:p>538</text:p>
          </table:table-cell>
          <table:table-cell office:value-type="float" office:value="373" table:style-name="ce1">
            <text:p>373</text:p>
          </table:table-cell>
          <table:table-cell office:value-type="float" office:value="3180" table:style-name="ce4">
            <text:p>3.180</text:p>
          </table:table-cell>
          <table:table-cell office:value-type="float" office:value="8822" table:style-name="ce4">
            <text:p>8.822</text:p>
          </table:table-cell>
          <table:table-cell office:value-type="float" office:value="52037.41" table:style-name="ce3">
            <text:p>52.037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037.41" table:style-name="ce3">
            <text:p>52.037,41</text:p>
          </table:table-cell>
          <table:table-cell office:value-type="string" table:style-name="ce2">
            <text:p>-69.644923</text:p>
          </table:table-cell>
          <table:table-cell office:value-type="string" table:style-name="ce2">
            <text:p>18.4147841</text:p>
          </table:table-cell>
          <table:table-cell office:value-type="string" office:string-value="-69.644923,18.4147841" table:formula="of:=CONCATENATE(LEFT([.O74];10);&quot;,&quot;;LEFT([.P74];10))" table:style-name="ce1">
            <text:p>-69.644923,18.414784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DOHAI</text:p>
          </table:table-cell>
          <table:table-cell office:value-type="string" table:style-name="ce1">
            <text:p>Haina<text:s/></text:p>
          </table:table-cell>
          <table:table-cell office:value-type="float" office:value="16" table:style-name="ce1">
            <text:p>16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4" table:style-name="ce1">
            <text:p>134</text:p>
          </table:table-cell>
          <table:table-cell office:value-type="float" office:value="2315.31" table:style-name="ce3">
            <text:p>2.315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15.31" table:style-name="ce3">
            <text:p>2.315,31</text:p>
          </table:table-cell>
          <table:table-cell office:value-type="string" table:style-name="ce2">
            <text:p>-70.0192112</text:p>
          </table:table-cell>
          <table:table-cell office:value-type="string" table:style-name="ce2">
            <text:p>18.4200029</text:p>
          </table:table-cell>
          <table:table-cell office:value-type="string" office:string-value="-70.019211,18.4200029" table:formula="of:=CONCATENATE(LEFT([.O75];10);&quot;,&quot;;LEFT([.P75];10))" table:style-name="ce1">
            <text:p>-70.019211,18.420002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Guadaloupe</text:p>
          </table:table-cell>
          <table:table-cell office:value-type="string" table:style-name="ce1">
            <text:p>GPPTP</text:p>
          </table:table-cell>
          <table:table-cell office:value-type="string" table:style-name="ce1">
            <text:p>Pointe a Pitre</text:p>
          </table:table-cell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93" table:style-name="ce1">
            <text:p>193</text:p>
          </table:table-cell>
          <table:table-cell office:value-type="float" office:value="3744.11" table:style-name="ce3">
            <text:p>3.744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44.11" table:style-name="ce3">
            <text:p>3.744,11</text:p>
          </table:table-cell>
          <table:table-cell office:value-type="string" table:style-name="ce2">
            <text:p>-61.5334077</text:p>
          </table:table-cell>
          <table:table-cell office:value-type="string" table:style-name="ce2">
            <text:p>16.2408636</text:p>
          </table:table-cell>
          <table:table-cell office:value-type="string" office:string-value="-61.533407,16.2408636" table:formula="of:=CONCATENATE(LEFT([.O76];10);&quot;,&quot;;LEFT([.P76];10))" table:style-name="ce1">
            <text:p>-61.533407,16.240863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TSTC</text:p>
          </table:table-cell>
          <table:table-cell office:value-type="string" table:style-name="ce1">
            <text:p>Santo Tomas de Castilla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29.65" table:style-name="ce1">
            <text:p>129,65</text:p>
          </table:table-cell>
          <table:table-cell office:value-type="float" office:value="756.92" table:style-name="ce1">
            <text:p>756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6.57" table:style-name="ce1">
            <text:p>886,57</text:p>
          </table:table-cell>
          <table:table-cell office:value-type="string" table:style-name="ce2">
            <text:p>-88.6111324</text:p>
          </table:table-cell>
          <table:table-cell office:value-type="string" table:style-name="ce2">
            <text:p>15.6867134</text:p>
          </table:table-cell>
          <table:table-cell office:value-type="string" office:string-value="-88.611132,15.6867134" table:formula="of:=CONCATENATE(LEFT([.O77];10);&quot;,&quot;;LEFT([.P77];10))" table:style-name="ce1">
            <text:p>-88.611132,15.686713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NPCR</text:p>
          </table:table-cell>
          <table:table-cell office:value-type="string" table:style-name="ce1">
            <text:p>Puerto Cort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.7" table:style-name="ce1">
            <text:p>46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7" table:style-name="ce1">
            <text:p>46,7</text:p>
          </table:table-cell>
          <table:table-cell office:value-type="string" table:style-name="ce2">
            <text:p>-87.9438054</text:p>
          </table:table-cell>
          <table:table-cell office:value-type="string" table:style-name="ce2">
            <text:p>15.845293</text:p>
          </table:table-cell>
          <table:table-cell office:value-type="string" office:string-value="-87.943805,15.845293" table:formula="of:=CONCATENATE(LEFT([.O78];10);&quot;,&quot;;LEFT([.P78];10))" table:style-name="ce1">
            <text:p>-87.943805,15.84529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MKIN</text:p>
          </table:table-cell>
          <table:table-cell office:value-type="string" table:style-name="ce1">
            <text:p>Kingston<text:s/></text:p>
          </table:table-cell>
          <table:table-cell office:value-type="float" office:value="463" table:style-name="ce1">
            <text:p>463</text:p>
          </table:table-cell>
          <table:table-cell office:value-type="float" office:value="1033" table:style-name="ce4">
            <text:p>1.033</text:p>
          </table:table-cell>
          <table:table-cell office:value-type="float" office:value="533" table:style-name="ce1">
            <text:p>533</text:p>
          </table:table-cell>
          <table:table-cell office:value-type="float" office:value="3336" table:style-name="ce4">
            <text:p>3.336</text:p>
          </table:table-cell>
          <table:table-cell office:value-type="float" office:value="9734" table:style-name="ce4">
            <text:p>9.734</text:p>
          </table:table-cell>
          <table:table-cell office:value-type="float" office:value="52461.21" table:style-name="ce3">
            <text:p>52.461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461.21" table:style-name="ce3">
            <text:p>52.461,21</text:p>
          </table:table-cell>
          <table:table-cell office:value-type="string" table:style-name="ce2">
            <text:p>-76.7928128</text:p>
          </table:table-cell>
          <table:table-cell office:value-type="string" table:style-name="ce2">
            <text:p>17.9712148</text:p>
          </table:table-cell>
          <table:table-cell office:value-type="string" office:string-value="-76.792812,17.9712148" table:formula="of:=CONCATENATE(LEFT([.O79];10);&quot;,&quot;;LEFT([.P79];10))" table:style-name="ce1">
            <text:p>-76.792812,17.971214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Martinique</text:p>
          </table:table-cell>
          <table:table-cell office:value-type="string" table:style-name="ce1">
            <text:p>MQFDF</text:p>
          </table:table-cell>
          <table:table-cell office:value-type="string" table:style-name="ce1">
            <text:p>Fort de France</text:p>
          </table:table-cell>
          <table:table-cell office:value-type="float" office:value="221" table:style-name="ce1">
            <text:p>22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5291.68" table:style-name="ce3">
            <text:p>5.291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91.68" table:style-name="ce3">
            <text:p>5.291,68</text:p>
          </table:table-cell>
          <table:table-cell office:value-type="string" table:style-name="ce2">
            <text:p>-61.0767677</text:p>
          </table:table-cell>
          <table:table-cell office:value-type="string" table:style-name="ce2">
            <text:p>14.6037193</text:p>
          </table:table-cell>
          <table:table-cell office:value-type="string" office:string-value="-61.076767,14.6037193" table:formula="of:=CONCATENATE(LEFT([.O80];10);&quot;,&quot;;LEFT([.P80];10))" table:style-name="ce1">
            <text:p>-61.076767,14.603719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XATM</text:p>
          </table:table-cell>
          <table:table-cell office:value-type="string" table:style-name="ce1">
            <text:p>Altamira<text:s/></text:p>
          </table:table-cell>
          <table:table-cell office:value-type="float" office:value="1562" table:style-name="ce4">
            <text:p>1.562</text:p>
          </table:table-cell>
          <table:table-cell office:value-type="float" office:value="571" table:style-name="ce1">
            <text:p>571</text:p>
          </table:table-cell>
          <table:table-cell office:value-type="float" office:value="108" table:style-name="ce1">
            <text:p>108</text:p>
          </table:table-cell>
          <table:table-cell office:value-type="float" office:value="457" table:style-name="ce1">
            <text:p>457</text:p>
          </table:table-cell>
          <table:table-cell office:value-type="float" office:value="3726" table:style-name="ce4">
            <text:p>3.726</text:p>
          </table:table-cell>
          <table:table-cell office:value-type="float" office:value="60759.39" table:style-name="ce3">
            <text:p>60.759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759.39" table:style-name="ce3">
            <text:p>60.759,39</text:p>
          </table:table-cell>
          <table:table-cell office:value-type="string" table:style-name="ce2">
            <text:p>-97.9299915</text:p>
          </table:table-cell>
          <table:table-cell office:value-type="string" table:style-name="ce2">
            <text:p>22.4061839</text:p>
          </table:table-cell>
          <table:table-cell office:value-type="string" office:string-value="-97.929991,22.4061839" table:formula="of:=CONCATENATE(LEFT([.O81];10);&quot;,&quot;;LEFT([.P81];10))" table:style-name="ce1">
            <text:p>-97.929991,22.406183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XZLO</text:p>
          </table:table-cell>
          <table:table-cell office:value-type="string" table:style-name="ce1">
            <text:p>Manzanillo</text:p>
          </table:table-cell>
          <table:table-cell office:value-type="float" office:value="186" table:style-name="ce1">
            <text:p>186</text:p>
          </table:table-cell>
          <table:table-cell office:value-type="float" office:value="147" table:style-name="ce1">
            <text:p>147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float" office:value="662" table:style-name="ce1">
            <text:p>662</text:p>
          </table:table-cell>
          <table:table-cell office:value-type="float" office:value="8095.65" table:style-name="ce3">
            <text:p>8.095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95.65" table:style-name="ce3">
            <text:p>8.095,65</text:p>
          </table:table-cell>
          <table:table-cell office:value-type="string" table:style-name="ce2">
            <text:p>-104.3159957</text:p>
          </table:table-cell>
          <table:table-cell office:value-type="string" table:style-name="ce2">
            <text:p>19.0506256</text:p>
          </table:table-cell>
          <table:table-cell office:value-type="string" office:string-value="-104.31599,19.0506256" table:formula="of:=CONCATENATE(LEFT([.O82];10);&quot;,&quot;;LEFT([.P82];10))" table:style-name="ce1">
            <text:p>-104.31599,19.050625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XVER</text:p>
          </table:table-cell>
          <table:table-cell office:value-type="string" table:style-name="ce1">
            <text:p>Veracruz</text:p>
          </table:table-cell>
          <table:table-cell office:value-type="float" office:value="400" table:style-name="ce1">
            <text:p>400</text:p>
          </table:table-cell>
          <table:table-cell office:value-type="float" office:value="773" table:style-name="ce1">
            <text:p>773</text:p>
          </table:table-cell>
          <table:table-cell office:value-type="float" office:value="207" table:style-name="ce1">
            <text:p>207</text:p>
          </table:table-cell>
          <table:table-cell office:value-type="float" office:value="1111" table:style-name="ce4">
            <text:p>1.111</text:p>
          </table:table-cell>
          <table:table-cell office:value-type="float" office:value="4375" table:style-name="ce4">
            <text:p>4.375</text:p>
          </table:table-cell>
          <table:table-cell office:value-type="float" office:value="33456.589999999997" table:style-name="ce3">
            <text:p>33.456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456.589999999997" table:style-name="ce3">
            <text:p>33.456,59</text:p>
          </table:table-cell>
          <table:table-cell office:value-type="string" table:style-name="ce2">
            <text:p>-96.1385688</text:p>
          </table:table-cell>
          <table:table-cell office:value-type="string" table:style-name="ce2">
            <text:p>19.2002198</text:p>
          </table:table-cell>
          <table:table-cell office:value-type="string" office:string-value="-96.138568,19.2002198" table:formula="of:=CONCATENATE(LEFT([.O83];10);&quot;,&quot;;LEFT([.P83];10))" table:style-name="ce1">
            <text:p>-96.138568,19.200219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CTB</text:p>
          </table:table-cell>
          <table:table-cell office:value-type="string" table:style-name="ce1">
            <text:p>Cristoba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7.4" table:style-name="ce1">
            <text:p>117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.4" table:style-name="ce1">
            <text:p>117,4</text:p>
          </table:table-cell>
          <table:table-cell office:value-type="string" table:style-name="ce2">
            <text:p>-79.9045593</text:p>
          </table:table-cell>
          <table:table-cell office:value-type="string" table:style-name="ce2">
            <text:p>9.3530018</text:p>
          </table:table-cell>
          <table:table-cell office:value-type="string" office:string-value="-79.904559,9.3530018" table:formula="of:=CONCATENATE(LEFT([.O84];10);&quot;,&quot;;LEFT([.P84];10))" table:style-name="ce1">
            <text:p>-79.904559,9.353001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MAN</text:p>
          </table:table-cell>
          <table:table-cell office:value-type="string" table:style-name="ce1">
            <text:p>Manzanillo<text:s/></text:p>
          </table:table-cell>
          <table:table-cell office:value-type="float" office:value="303" table:style-name="ce1">
            <text:p>303</text:p>
          </table:table-cell>
          <table:table-cell office:value-type="float" office:value="288" table:style-name="ce1">
            <text:p>288</text:p>
          </table:table-cell>
          <table:table-cell office:value-type="float" office:value="10" table:style-name="ce1">
            <text:p>10</text:p>
          </table:table-cell>
          <table:table-cell office:value-type="float" office:value="137" table:style-name="ce1">
            <text:p>137</text:p>
          </table:table-cell>
          <table:table-cell office:value-type="float" office:value="1163" table:style-name="ce4">
            <text:p>1.163</text:p>
          </table:table-cell>
          <table:table-cell office:value-type="float" office:value="14793.12" table:style-name="ce3">
            <text:p>14.793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93.12" table:style-name="ce3">
            <text:p>14.793,12</text:p>
          </table:table-cell>
          <table:table-cell office:value-type="string" table:style-name="ce2">
            <text:p>-104.3159957</text:p>
          </table:table-cell>
          <table:table-cell office:value-type="string" table:style-name="ce2">
            <text:p>19.0506256</text:p>
          </table:table-cell>
          <table:table-cell office:value-type="string" office:string-value="-104.31599,19.0506256" table:formula="of:=CONCATENATE(LEFT([.O85];10);&quot;,&quot;;LEFT([.P85];10))" table:style-name="ce1">
            <text:p>-104.31599,19.050625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PTY</text:p>
          </table:table-cell>
          <table:table-cell office:value-type="string" table:style-name="ce1">
            <text:p>Panama City</text:p>
          </table:table-cell>
          <table:table-cell office:value-type="float" office:value="188" table:style-name="ce1">
            <text:p>188</text:p>
          </table:table-cell>
          <table:table-cell office:value-type="float" office:value="196" table:style-name="ce1">
            <text:p>196</text:p>
          </table:table-cell>
          <table:table-cell office:value-type="float" office:value="129" table:style-name="ce1">
            <text:p>129</text:p>
          </table:table-cell>
          <table:table-cell office:value-type="float" office:value="276" table:style-name="ce1">
            <text:p>276</text:p>
          </table:table-cell>
          <table:table-cell office:value-type="float" office:value="1261" table:style-name="ce4">
            <text:p>1.261</text:p>
          </table:table-cell>
          <table:table-cell office:value-type="float" office:value="10490.54" table:style-name="ce3">
            <text:p>10.490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90.54" table:style-name="ce3">
            <text:p>10.490,54</text:p>
          </table:table-cell>
          <table:table-cell office:value-type="string" table:style-name="ce2">
            <text:p>-79.5344539</text:p>
          </table:table-cell>
          <table:table-cell office:value-type="string" table:style-name="ce2">
            <text:p>8.9707433</text:p>
          </table:table-cell>
          <table:table-cell office:value-type="string" office:string-value="-79.534453,8.9707433" table:formula="of:=CONCATENATE(LEFT([.O86];10);&quot;,&quot;;LEFT([.P86];10))" table:style-name="ce1">
            <text:p>-79.534453,8.970743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RSJU</text:p>
          </table:table-cell>
          <table:table-cell office:value-type="string" table:style-name="ce1">
            <text:p>San Juan<text:s/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52" table:style-name="ce1">
            <text:p>11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52" table:style-name="ce1">
            <text:p>11,52</text:p>
          </table:table-cell>
          <table:table-cell office:value-type="string" table:style-name="ce2">
            <text:p>-66.0755069</text:p>
          </table:table-cell>
          <table:table-cell office:value-type="string" table:style-name="ce2">
            <text:p>18.4464186</text:p>
          </table:table-cell>
          <table:table-cell office:value-type="string" office:string-value="-66.075506,18.4464186" table:formula="of:=CONCATENATE(LEFT([.O87];10);&quot;,&quot;;LEFT([.P87];10))" table:style-name="ce1">
            <text:p>-66.075506,18.446418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Trinidad</text:p>
          </table:table-cell>
          <table:table-cell office:value-type="string" table:style-name="ce1">
            <text:p>TTPOS</text:p>
          </table:table-cell>
          <table:table-cell office:value-type="string" table:style-name="ce1">
            <text:p>Port of Spai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76" table:style-name="ce1">
            <text:p>11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76" table:style-name="ce1">
            <text:p>11,76</text:p>
          </table:table-cell>
          <table:table-cell office:value-type="string" table:style-name="ce2">
            <text:p>-61.5180943</text:p>
          </table:table-cell>
          <table:table-cell office:value-type="string" table:style-name="ce2">
            <text:p>10.6571705</text:p>
          </table:table-cell>
          <table:table-cell office:value-type="string" office:string-value="-61.518094,10.6571705" table:formula="of:=CONCATENATE(LEFT([.O88];10);&quot;,&quot;;LEFT([.P88];10))" table:style-name="ce1">
            <text:p>-61.518094,10.657170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CBC</text:p>
          </table:table-cell>
          <table:table-cell office:value-type="string" table:style-name="ce1">
            <text:p>Come By Ch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50" table:style-name="ce3">
            <text:p>39.950,00</text:p>
          </table:table-cell>
          <table:table-cell office:value-type="float" office:value="39950" table:style-name="ce3">
            <text:p>39.950,00</text:p>
          </table:table-cell>
          <table:table-cell office:value-type="string" table:style-name="ce2">
            <text:p>-53.98387</text:p>
          </table:table-cell>
          <table:table-cell office:value-type="string" table:style-name="ce2">
            <text:p>47.84601</text:p>
          </table:table-cell>
          <table:table-cell office:value-type="string" office:string-value="-53.98387,47.84601" table:formula="of:=CONCATENATE(LEFT([.O89];10);&quot;,&quot;;LEFT([.P89];10))" table:style-name="ce1">
            <text:p>-53.98387,47.8460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HAL</text:p>
          </table:table-cell>
          <table:table-cell office:value-type="string" table:style-name="ce1">
            <text:p>Halifax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1666.13" table:style-name="ce3">
            <text:p>1.666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6.13" table:style-name="ce3">
            <text:p>1.666,13</text:p>
          </table:table-cell>
          <table:table-cell office:value-type="string" table:style-name="ce2">
            <text:p>-63.5749724</text:p>
          </table:table-cell>
          <table:table-cell office:value-type="string" table:style-name="ce2">
            <text:p>44.6484246</text:p>
          </table:table-cell>
          <table:table-cell office:value-type="string" office:string-value="-63.574972,44.6484246" table:formula="of:=CONCATENATE(LEFT([.O90];10);&quot;,&quot;;LEFT([.P90];10))" table:style-name="ce1">
            <text:p>-63.574972,44.648424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VAN</text:p>
          </table:table-cell>
          <table:table-cell office:value-type="string" table:style-name="ce1">
            <text:p>Vancouver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33" table:style-name="ce1">
            <text:p>133</text:p>
          </table:table-cell>
          <table:table-cell office:value-type="float" office:value="1622.1" table:style-name="ce3">
            <text:p>1.622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2.1" table:style-name="ce3">
            <text:p>1.622,10</text:p>
          </table:table-cell>
          <table:table-cell office:value-type="string" table:style-name="ce2">
            <text:p>-122.6744557</text:p>
          </table:table-cell>
          <table:table-cell office:value-type="string" table:style-name="ce2">
            <text:p>45.6306954</text:p>
          </table:table-cell>
          <table:table-cell office:value-type="string" office:string-value="-122.67445,45.6306954" table:formula="of:=CONCATENATE(LEFT([.O91];10);&quot;,&quot;;LEFT([.P91];10))" table:style-name="ce1">
            <text:p>-122.67445,45.630695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CSC</text:p>
          </table:table-cell>
          <table:table-cell office:value-type="string" table:style-name="ce1">
            <text:p>Cote Ste. Catheri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86" table:style-name="ce3">
            <text:p>7.286,00</text:p>
          </table:table-cell>
          <table:table-cell office:value-type="float" office:value="0" table:style-name="ce1">
            <text:p>0</text:p>
          </table:table-cell>
          <table:table-cell office:value-type="float" office:value="7286" table:style-name="ce3">
            <text:p>7.286,00</text:p>
          </table:table-cell>
          <table:table-cell office:value-type="string" table:style-name="ce2">
            <text:p>-73.6328648</text:p>
          </table:table-cell>
          <table:table-cell office:value-type="string" table:style-name="ce2">
            <text:p>45.4923068</text:p>
          </table:table-cell>
          <table:table-cell office:value-type="string" office:string-value="-73.632864,45.4923068" table:formula="of:=CONCATENATE(LEFT([.O92];10);&quot;,&quot;;LEFT([.P92];10))" table:style-name="ce1">
            <text:p>-73.632864,45.492306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HAM</text:p>
          </table:table-cell>
          <table:table-cell office:value-type="string" table:style-name="ce1">
            <text:p>Hamilt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42" table:style-name="ce3">
            <text:p>5.042,00</text:p>
          </table:table-cell>
          <table:table-cell office:value-type="float" office:value="5042" table:style-name="ce3">
            <text:p>5.042,00</text:p>
          </table:table-cell>
          <table:table-cell office:value-type="string" table:style-name="ce2">
            <text:p>-79.8678197</text:p>
          </table:table-cell>
          <table:table-cell office:value-type="string" table:style-name="ce2">
            <text:p>43.254687</text:p>
          </table:table-cell>
          <table:table-cell office:value-type="string" office:string-value="-79.867819,43.254687" table:formula="of:=CONCATENATE(LEFT([.O93];10);&quot;,&quot;;LEFT([.P93];10))" table:style-name="ce1">
            <text:p>-79.867819,43.25468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MTR</text:p>
          </table:table-cell>
          <table:table-cell office:value-type="string" table:style-name="ce1">
            <text:p>Montreal</text:p>
          </table:table-cell>
          <table:table-cell office:value-type="float" office:value="1513" table:style-name="ce4">
            <text:p>1.513</text:p>
          </table:table-cell>
          <table:table-cell office:value-type="float" office:value="2278" table:style-name="ce4">
            <text:p>2.278</text:p>
          </table:table-cell>
          <table:table-cell office:value-type="float" office:value="583" table:style-name="ce1">
            <text:p>583</text:p>
          </table:table-cell>
          <table:table-cell office:value-type="float" office:value="3705" table:style-name="ce4">
            <text:p>3.705</text:p>
          </table:table-cell>
          <table:table-cell office:value-type="float" office:value="14062" table:style-name="ce4">
            <text:p>14.062</text:p>
          </table:table-cell>
          <table:table-cell office:value-type="float" office:value="78925.679999999993" table:style-name="ce3">
            <text:p>78.925,68</text:p>
          </table:table-cell>
          <table:table-cell office:value-type="float" office:value="271" table:style-name="ce1">
            <text:p>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196.679999999993" table:style-name="ce3">
            <text:p>79.196,68</text:p>
          </table:table-cell>
          <table:table-cell office:value-type="string" table:style-name="ce2">
            <text:p>-73.5912827</text:p>
          </table:table-cell>
          <table:table-cell office:value-type="string" table:style-name="ce2">
            <text:p>45.5224507</text:p>
          </table:table-cell>
          <table:table-cell office:value-type="string" office:string-value="-73.591282,45.5224507" table:formula="of:=CONCATENATE(LEFT([.O94];10);&quot;,&quot;;LEFT([.P94];10))" table:style-name="ce1">
            <text:p>-73.591282,45.522450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CHS</text:p>
          </table:table-cell>
          <table:table-cell office:value-type="string" table:style-name="ce1">
            <text:p>Charlesto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16" table:style-name="ce1">
            <text:p>216</text:p>
          </table:table-cell>
          <table:table-cell office:value-type="float" office:value="463" table:style-name="ce1">
            <text:p>463</text:p>
          </table:table-cell>
          <table:table-cell office:value-type="float" office:value="962.5" table:style-name="ce1">
            <text:p>962,5</text:p>
          </table:table-cell>
          <table:table-cell office:value-type="float" office:value="1128" table:style-name="ce3">
            <text:p>1.12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90.5" table:style-name="ce3">
            <text:p>2.090,50</text:p>
          </table:table-cell>
          <table:table-cell office:value-type="string" table:style-name="ce2">
            <text:p>-79.9402728</text:p>
          </table:table-cell>
          <table:table-cell office:value-type="string" table:style-name="ce2">
            <text:p>32.7876012</text:p>
          </table:table-cell>
          <table:table-cell office:value-type="string" office:string-value="-79.940272,32.7876012" table:formula="of:=CONCATENATE(LEFT([.O95];10);&quot;,&quot;;LEFT([.P95];10))" table:style-name="ce1">
            <text:p>-79.940272,32.78760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CRP</text:p>
          </table:table-cell>
          <table:table-cell office:value-type="string" table:style-name="ce1">
            <text:p>Corpus Christ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739" table:style-name="ce3">
            <text:p>75.739,00</text:p>
          </table:table-cell>
          <table:table-cell office:value-type="float" office:value="75739" table:style-name="ce3">
            <text:p>75.739,00</text:p>
          </table:table-cell>
          <table:table-cell office:value-type="string" table:style-name="ce2">
            <text:p>-97.39302</text:p>
          </table:table-cell>
          <table:table-cell office:value-type="string" table:style-name="ce2">
            <text:p>27.80060</text:p>
          </table:table-cell>
          <table:table-cell office:value-type="string" office:string-value="-97.39302,27.80060" table:formula="of:=CONCATENATE(LEFT([.O96];10);&quot;,&quot;;LEFT([.P96];10))" table:style-name="ce1">
            <text:p>-97.39302,27.8006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PEF</text:p>
          </table:table-cell>
          <table:table-cell office:value-type="string" table:style-name="ce1">
            <text:p>Port Everglades</text:p>
          </table:table-cell>
          <table:table-cell office:value-type="float" office:value="411" table:style-name="ce1">
            <text:p>411</text:p>
          </table:table-cell>
          <table:table-cell office:value-type="float" office:value="1000" table:style-name="ce4">
            <text:p>1.000</text:p>
          </table:table-cell>
          <table:table-cell office:value-type="float" office:value="329" table:style-name="ce1">
            <text:p>329</text:p>
          </table:table-cell>
          <table:table-cell office:value-type="float" office:value="1605" table:style-name="ce4">
            <text:p>1.605</text:p>
          </table:table-cell>
          <table:table-cell office:value-type="float" office:value="5950" table:style-name="ce4">
            <text:p>5.950</text:p>
          </table:table-cell>
          <table:table-cell office:value-type="float" office:value="27642.400000000001" table:style-name="ce3">
            <text:p>27.642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642.400000000001" table:style-name="ce3">
            <text:p>27.642,40</text:p>
          </table:table-cell>
          <table:table-cell office:value-type="string" table:style-name="ce2">
            <text:p>-80.1272606</text:p>
          </table:table-cell>
          <table:table-cell office:value-type="string" table:style-name="ce2">
            <text:p>26.0968524</text:p>
          </table:table-cell>
          <table:table-cell office:value-type="string" office:string-value="-80.127260,26.0968524" table:formula="of:=CONCATENATE(LEFT([.O97];10);&quot;,&quot;;LEFT([.P97];10))" table:style-name="ce1">
            <text:p>-80.127260,26.09685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SAV</text:p>
          </table:table-cell>
          <table:table-cell office:value-type="string" table:style-name="ce1">
            <text:p>Savannah</text:p>
          </table:table-cell>
          <table:table-cell office:value-type="float" office:value="901" table:style-name="ce1">
            <text:p>901</text:p>
          </table:table-cell>
          <table:table-cell office:value-type="float" office:value="4290" table:style-name="ce4">
            <text:p>4.290</text:p>
          </table:table-cell>
          <table:table-cell office:value-type="float" office:value="1402" table:style-name="ce4">
            <text:p>1.402</text:p>
          </table:table-cell>
          <table:table-cell office:value-type="float" office:value="1460" table:style-name="ce4">
            <text:p>1.460</text:p>
          </table:table-cell>
          <table:table-cell office:value-type="float" office:value="13803" table:style-name="ce4">
            <text:p>13.803</text:p>
          </table:table-cell>
          <table:table-cell office:value-type="float" office:value="115292.07" table:style-name="ce3">
            <text:p>115.292,07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5657.07" table:style-name="ce3">
            <text:p>115.657,07</text:p>
          </table:table-cell>
          <table:table-cell office:value-type="string" table:style-name="ce2">
            <text:p>-81.0998342</text:p>
          </table:table-cell>
          <table:table-cell office:value-type="string" table:style-name="ce2">
            <text:p>32.0835407</text:p>
          </table:table-cell>
          <table:table-cell office:value-type="string" office:string-value="-81.099834,32.0835407" table:formula="of:=CONCATENATE(LEFT([.O98];10);&quot;,&quot;;LEFT([.P98];10))" table:style-name="ce1">
            <text:p>-81.099834,32.083540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UZD</text:p>
          </table:table-cell>
          <table:table-cell office:value-type="string" table:style-name="ce1">
            <text:p>Tarbor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.5" table:style-name="ce1">
            <text:p>2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.5" table:style-name="ce1">
            <text:p>20,5</text:p>
          </table:table-cell>
          <table:table-cell office:value-type="string" table:style-name="ce2">
            <text:p>-77.53545</text:p>
          </table:table-cell>
          <table:table-cell office:value-type="string" table:style-name="ce2">
            <text:p>35.89672</text:p>
          </table:table-cell>
          <table:table-cell office:value-type="string" office:string-value="-77.53545,35.89672" table:formula="of:=CONCATENATE(LEFT([.O99];10);&quot;,&quot;;LEFT([.P99];10))" table:style-name="ce1">
            <text:p>-77.53545,35.8967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BAL</text:p>
          </table:table-cell>
          <table:table-cell office:value-type="string" table:style-name="ce1">
            <text:p>Baltimor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11.96" table:style-name="ce1">
            <text:p>111,96</text:p>
          </table:table-cell>
          <table:table-cell office:value-type="float" office:value="622.07000000000005" table:style-name="ce1">
            <text:p>622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4.03" table:style-name="ce1">
            <text:p>734,03</text:p>
          </table:table-cell>
          <table:table-cell office:value-type="string" table:style-name="ce2">
            <text:p>-76.6108073</text:p>
          </table:table-cell>
          <table:table-cell office:value-type="string" table:style-name="ce2">
            <text:p>39.2908608</text:p>
          </table:table-cell>
          <table:table-cell office:value-type="string" office:string-value="-76.610807,39.2908608" table:formula="of:=CONCATENATE(LEFT([.O100];10);&quot;,&quot;;LEFT([.P100];10))" table:style-name="ce1">
            <text:p>-76.610807,39.290860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BOS</text:p>
          </table:table-cell>
          <table:table-cell office:value-type="string" table:style-name="ce1">
            <text:p>Bosto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6" table:style-name="ce1">
            <text:p>11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6" table:style-name="ce1">
            <text:p>11,6</text:p>
          </table:table-cell>
          <table:table-cell office:value-type="string" table:style-name="ce2">
            <text:p>-71.0641</text:p>
          </table:table-cell>
          <table:table-cell office:value-type="string" table:style-name="ce2">
            <text:p>42.3595</text:p>
          </table:table-cell>
          <table:table-cell office:value-type="string" office:string-value="-71.0641,42.3595" table:formula="of:=CONCATENATE(LEFT([.O101];10);&quot;,&quot;;LEFT([.P101];10))" table:style-name="ce1">
            <text:p>-71.0641,42.359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BJT</text:p>
          </table:table-cell>
          <table:table-cell office:value-type="string" table:style-name="ce1">
            <text:p>Bridgetown m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9.590000000000003" table:style-name="ce1">
            <text:p>39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590000000000003" table:style-name="ce1">
            <text:p>39,59</text:p>
          </table:table-cell>
          <table:table-cell office:value-type="string" table:style-name="ce2">
            <text:p>-75.8741028</text:p>
          </table:table-cell>
          <table:table-cell office:value-type="string" table:style-name="ce2">
            <text:p>39.0345572</text:p>
          </table:table-cell>
          <table:table-cell office:value-type="string" office:string-value="-75.874102,39.0345572" table:formula="of:=CONCATENATE(LEFT([.O102];10);&quot;,&quot;;LEFT([.P102];10))" table:style-name="ce1">
            <text:p>-75.874102,39.034557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NYC</text:p>
          </table:table-cell>
          <table:table-cell office:value-type="string" table:style-name="ce1">
            <text:p>New York</text:p>
          </table:table-cell>
          <table:table-cell office:value-type="float" office:value="1770" table:style-name="ce4">
            <text:p>1.770</text:p>
          </table:table-cell>
          <table:table-cell office:value-type="float" office:value="4204" table:style-name="ce4">
            <text:p>4.204</text:p>
          </table:table-cell>
          <table:table-cell office:value-type="float" office:value="50" table:style-name="ce1">
            <text:p>50</text:p>
          </table:table-cell>
          <table:table-cell office:value-type="float" office:value="534" table:style-name="ce1">
            <text:p>534</text:p>
          </table:table-cell>
          <table:table-cell office:value-type="float" office:value="11296" table:style-name="ce4">
            <text:p>11.296</text:p>
          </table:table-cell>
          <table:table-cell office:value-type="float" office:value="115330.12" table:style-name="ce3">
            <text:p>115.330,12</text:p>
          </table:table-cell>
          <table:table-cell office:value-type="float" office:value="1582" table:style-name="ce3">
            <text:p>1.58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912.12" table:style-name="ce3">
            <text:p>116.912,12</text:p>
          </table:table-cell>
          <table:table-cell office:value-type="string" table:style-name="ce2">
            <text:p>-73.9865812</text:p>
          </table:table-cell>
          <table:table-cell office:value-type="string" table:style-name="ce2">
            <text:p>40.7305991</text:p>
          </table:table-cell>
          <table:table-cell office:value-type="string" office:string-value="-73.986581,40.7305991" table:formula="of:=CONCATENATE(LEFT([.O103];10);&quot;,&quot;;LEFT([.P103];10))" table:style-name="ce1">
            <text:p>-73.986581,40.730599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EWR</text:p>
          </table:table-cell>
          <table:table-cell office:value-type="string" table:style-name="ce1">
            <text:p>Newark</text:p>
          </table:table-cell>
          <table:table-cell office:value-type="float" office:value="432" table:style-name="ce1">
            <text:p>432</text:p>
          </table:table-cell>
          <table:table-cell office:value-type="float" office:value="1317" table:style-name="ce4">
            <text:p>1.317</text:p>
          </table:table-cell>
          <table:table-cell office:value-type="float" office:value="145" table:style-name="ce1">
            <text:p>145</text:p>
          </table:table-cell>
          <table:table-cell office:value-type="float" office:value="565" table:style-name="ce1">
            <text:p>565</text:p>
          </table:table-cell>
          <table:table-cell office:value-type="float" office:value="4341" table:style-name="ce4">
            <text:p>4.341</text:p>
          </table:table-cell>
          <table:table-cell office:value-type="float" office:value="33226.15" table:style-name="ce3">
            <text:p>33.226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226.15" table:style-name="ce3">
            <text:p>33.226,15</text:p>
          </table:table-cell>
          <table:table-cell office:value-type="string" table:style-name="ce2">
            <text:p>-74.1728</text:p>
          </table:table-cell>
          <table:table-cell office:value-type="string" table:style-name="ce2">
            <text:p>40.7355</text:p>
          </table:table-cell>
          <table:table-cell office:value-type="string" office:string-value="-74.1728,40.7355" table:formula="of:=CONCATENATE(LEFT([.O104];10);&quot;,&quot;;LEFT([.P104];10))" table:style-name="ce1">
            <text:p>-74.1728,40.735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ORF</text:p>
          </table:table-cell>
          <table:table-cell office:value-type="string" table:style-name="ce1">
            <text:p>Norfolk</text:p>
          </table:table-cell>
          <table:table-cell office:value-type="float" office:value="950" table:style-name="ce1">
            <text:p>950</text:p>
          </table:table-cell>
          <table:table-cell office:value-type="float" office:value="2026" table:style-name="ce4">
            <text:p>2.026</text:p>
          </table:table-cell>
          <table:table-cell office:value-type="float" office:value="254" table:style-name="ce1">
            <text:p>254</text:p>
          </table:table-cell>
          <table:table-cell office:value-type="float" office:value="204" table:style-name="ce1">
            <text:p>204</text:p>
          </table:table-cell>
          <table:table-cell office:value-type="float" office:value="5664" table:style-name="ce4">
            <text:p>5.664</text:p>
          </table:table-cell>
          <table:table-cell office:value-type="float" office:value="55020.9" table:style-name="ce3">
            <text:p>55.020,90</text:p>
          </table:table-cell>
          <table:table-cell office:value-type="float" office:value="640" table:style-name="ce1">
            <text:p>6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660.9" table:style-name="ce3">
            <text:p>55.660,90</text:p>
          </table:table-cell>
          <table:table-cell office:value-type="string" table:style-name="ce2">
            <text:p>-76.2904</text:p>
          </table:table-cell>
          <table:table-cell office:value-type="string" table:style-name="ce2">
            <text:p>36.9100</text:p>
          </table:table-cell>
          <table:table-cell office:value-type="string" office:string-value="-76.2904,36.9100" table:formula="of:=CONCATENATE(LEFT([.O105];10);&quot;,&quot;;LEFT([.P105];10))" table:style-name="ce1">
            <text:p>-76.2904,36.910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PHL</text:p>
          </table:table-cell>
          <table:table-cell office:value-type="string" table:style-name="ce1">
            <text:p>Philadelph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string" table:style-name="ce2">
            <text:p>-75.1748</text:p>
          </table:table-cell>
          <table:table-cell office:value-type="string" table:style-name="ce2">
            <text:p>39.9428</text:p>
          </table:table-cell>
          <table:table-cell office:value-type="string" office:string-value="-75.1748,39.9428" table:formula="of:=CONCATENATE(LEFT([.O106];10);&quot;,&quot;;LEFT([.P106];10))" table:style-name="ce1">
            <text:p>-75.1748,39.942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HOU</text:p>
          </table:table-cell>
          <table:table-cell office:value-type="string" table:style-name="ce1">
            <text:p>Houston</text:p>
          </table:table-cell>
          <table:table-cell office:value-type="float" office:value="1137" table:style-name="ce4">
            <text:p>1.137</text:p>
          </table:table-cell>
          <table:table-cell office:value-type="float" office:value="1719" table:style-name="ce4">
            <text:p>1.719</text:p>
          </table:table-cell>
          <table:table-cell office:value-type="float" office:value="79" table:style-name="ce1">
            <text:p>79</text:p>
          </table:table-cell>
          <table:table-cell office:value-type="float" office:value="510" table:style-name="ce1">
            <text:p>510</text:p>
          </table:table-cell>
          <table:table-cell office:value-type="float" office:value="5674" table:style-name="ce4">
            <text:p>5.674</text:p>
          </table:table-cell>
          <table:table-cell office:value-type="float" office:value="61276.28" table:style-name="ce3">
            <text:p>61.276,28</text:p>
          </table:table-cell>
          <table:table-cell office:value-type="float" office:value="7087.15" table:style-name="ce3">
            <text:p>7.087,15</text:p>
          </table:table-cell>
          <table:table-cell office:value-type="float" office:value="42544" table:style-name="ce3">
            <text:p>42.544,00</text:p>
          </table:table-cell>
          <table:table-cell office:value-type="float" office:value="59979" table:style-name="ce3">
            <text:p>59.979,00</text:p>
          </table:table-cell>
          <table:table-cell office:value-type="float" office:value="170886.43" table:style-name="ce3">
            <text:p>170.886,43</text:p>
          </table:table-cell>
          <table:table-cell office:value-type="string" table:style-name="ce2">
            <text:p>-95.36591</text:p>
          </table:table-cell>
          <table:table-cell office:value-type="string" table:style-name="ce2">
            <text:p>29.75799</text:p>
          </table:table-cell>
          <table:table-cell office:value-type="string" office:string-value="-95.36591,29.75799" table:formula="of:=CONCATENATE(LEFT([.O107];10);&quot;,&quot;;LEFT([.P107];10))" table:style-name="ce1">
            <text:p>-95.36591,29.7579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MSY</text:p>
          </table:table-cell>
          <table:table-cell office:value-type="string" table:style-name="ce1">
            <text:p>New Orleans</text:p>
          </table:table-cell>
          <table:table-cell office:value-type="float" office:value="164" table:style-name="ce1">
            <text:p>164</text:p>
          </table:table-cell>
          <table:table-cell office:value-type="float" office:value="1064" table:style-name="ce4">
            <text:p>1.064</text:p>
          </table:table-cell>
          <table:table-cell office:value-type="float" office:value="493" table:style-name="ce1">
            <text:p>493</text:p>
          </table:table-cell>
          <table:table-cell office:value-type="float" office:value="172" table:style-name="ce1">
            <text:p>172</text:p>
          </table:table-cell>
          <table:table-cell office:value-type="float" office:value="3129" table:style-name="ce4">
            <text:p>3.129</text:p>
          </table:table-cell>
          <table:table-cell office:value-type="float" office:value="30686.29" table:style-name="ce3">
            <text:p>30.686,29</text:p>
          </table:table-cell>
          <table:table-cell office:value-type="float" office:value="0" table:style-name="ce1">
            <text:p>0</text:p>
          </table:table-cell>
          <table:table-cell office:value-type="float" office:value="77060" table:style-name="ce3">
            <text:p>77.060,00</text:p>
          </table:table-cell>
          <table:table-cell office:value-type="float" office:value="1795" table:style-name="ce3">
            <text:p>1.795,00</text:p>
          </table:table-cell>
          <table:table-cell office:value-type="float" office:value="109541.29" table:style-name="ce3">
            <text:p>109.541,29</text:p>
          </table:table-cell>
          <table:table-cell office:value-type="string" table:style-name="ce2">
            <text:p>-90.0694</text:p>
          </table:table-cell>
          <table:table-cell office:value-type="string" table:style-name="ce2">
            <text:p>29.9478</text:p>
          </table:table-cell>
          <table:table-cell office:value-type="string" office:string-value="-90.0694,29.9478" table:formula="of:=CONCATENATE(LEFT([.O108];10);&quot;,&quot;;LEFT([.P108];10))" table:style-name="ce1">
            <text:p>-90.0694,29.94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LGB</text:p>
          </table:table-cell>
          <table:table-cell office:value-type="string" table:style-name="ce1">
            <text:p>Long Be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965" table:style-name="ce3">
            <text:p>41.965,00</text:p>
          </table:table-cell>
          <table:table-cell office:value-type="float" office:value="41965" table:style-name="ce3">
            <text:p>41.965,00</text:p>
          </table:table-cell>
          <table:table-cell office:value-type="string" table:style-name="ce2">
            <text:p>-118.1739</text:p>
          </table:table-cell>
          <table:table-cell office:value-type="string" table:style-name="ce2">
            <text:p>33.7762</text:p>
          </table:table-cell>
          <table:table-cell office:value-type="string" office:string-value="-118.1739,33.7762" table:formula="of:=CONCATENATE(LEFT([.O109];10);&quot;,&quot;;LEFT([.P109];10))" table:style-name="ce1">
            <text:p>-118.1739,33.776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LAX</text:p>
          </table:table-cell>
          <table:table-cell office:value-type="string" table:style-name="ce1">
            <text:p>Los Angeles</text:p>
          </table:table-cell>
          <table:table-cell office:value-type="float" office:value="70" table:style-name="ce1">
            <text:p>70</text:p>
          </table:table-cell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22" table:style-name="ce1">
            <text:p>422</text:p>
          </table:table-cell>
          <table:table-cell office:value-type="float" office:value="3255.1" table:style-name="ce3">
            <text:p>3.255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55.1" table:style-name="ce3">
            <text:p>3.255,10</text:p>
          </table:table-cell>
          <table:table-cell office:value-type="string" table:style-name="ce2">
            <text:p>-118.2427025</text:p>
          </table:table-cell>
          <table:table-cell office:value-type="string" table:style-name="ce2">
            <text:p>34.0536781</text:p>
          </table:table-cell>
          <table:table-cell office:value-type="string" office:string-value="-118.24270,34.0536781" table:formula="of:=CONCATENATE(LEFT([.O110];10);&quot;,&quot;;LEFT([.P110];10))" table:style-name="ce1">
            <text:p>-118.24270,34.053678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OAK</text:p>
          </table:table-cell>
          <table:table-cell office:value-type="string" table:style-name="ce1">
            <text:p>Oakland</text:p>
          </table:table-cell>
          <table:table-cell office:value-type="float" office:value="1320" table:style-name="ce4">
            <text:p>1.32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6" table:style-name="ce4">
            <text:p>2.116</text:p>
          </table:table-cell>
          <table:table-cell office:value-type="float" office:value="41970.8" table:style-name="ce3">
            <text:p>41.970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970.8" table:style-name="ce3">
            <text:p>41.970,80</text:p>
          </table:table-cell>
          <table:table-cell office:value-type="string" table:style-name="ce2">
            <text:p>-122.2703</text:p>
          </table:table-cell>
          <table:table-cell office:value-type="string" table:style-name="ce2">
            <text:p>37.8037</text:p>
          </table:table-cell>
          <table:table-cell office:value-type="string" office:string-value="-122.2703,37.8037" table:formula="of:=CONCATENATE(LEFT([.O111];10);&quot;,&quot;;LEFT([.P111];10))" table:style-name="ce1">
            <text:p>-122.2703,37.803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PDX</text:p>
          </table:table-cell>
          <table:table-cell office:value-type="string" table:style-name="ce1">
            <text:p>Portland (West Coast)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1648.58" table:style-name="ce3">
            <text:p>1.648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48.58" table:style-name="ce3">
            <text:p>1.648,58</text:p>
          </table:table-cell>
          <table:table-cell office:value-type="string" table:style-name="ce2">
            <text:p>-122.6723</text:p>
          </table:table-cell>
          <table:table-cell office:value-type="string" table:style-name="ce2">
            <text:p>45.5205</text:p>
          </table:table-cell>
          <table:table-cell office:value-type="string" office:string-value="-122.6723,45.5205" table:formula="of:=CONCATENATE(LEFT([.O112];10);&quot;,&quot;;LEFT([.P112];10))" table:style-name="ce1">
            <text:p>-122.6723,45.520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SEA</text:p>
          </table:table-cell>
          <table:table-cell office:value-type="string" table:style-name="ce1">
            <text:p>Seattle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499.78" table:style-name="ce1">
            <text:p>499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9.78" table:style-name="ce1">
            <text:p>499,78</text:p>
          </table:table-cell>
          <table:table-cell office:value-type="string" table:style-name="ce2">
            <text:p>-122.3306</text:p>
          </table:table-cell>
          <table:table-cell office:value-type="string" table:style-name="ce2">
            <text:p>47.6052</text:p>
          </table:table-cell>
          <table:table-cell office:value-type="string" office:string-value="-122.3306,47.6052" table:formula="of:=CONCATENATE(LEFT([.O113];10);&quot;,&quot;;LEFT([.P113];10))" table:style-name="ce1">
            <text:p>-122.3306,47.605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TIW</text:p>
          </table:table-cell>
          <table:table-cell office:value-type="string" table:style-name="ce1">
            <text:p>Tacoma, wa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3.74" table:style-name="ce1">
            <text:p>203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.74" table:style-name="ce1">
            <text:p>203,74</text:p>
          </table:table-cell>
          <table:table-cell office:value-type="string" table:style-name="ce2">
            <text:p>-122.4371</text:p>
          </table:table-cell>
          <table:table-cell office:value-type="string" table:style-name="ce2">
            <text:p>47.2507</text:p>
          </table:table-cell>
          <table:table-cell office:value-type="string" office:string-value="-122.4371,47.2507" table:formula="of:=CONCATENATE(LEFT([.O114];10);&quot;,&quot;;LEFT([.P114];10))" table:style-name="ce1">
            <text:p>-122.4371,47.250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BUE</text:p>
          </table:table-cell>
          <table:table-cell office:value-type="string" table:style-name="ce1">
            <text:p>Buenos Aires</text:p>
          </table:table-cell>
          <table:table-cell office:value-type="float" office:value="1473" table:style-name="ce4">
            <text:p>1.473</text:p>
          </table:table-cell>
          <table:table-cell office:value-type="float" office:value="1439" table:style-name="ce4">
            <text:p>1.439</text:p>
          </table:table-cell>
          <table:table-cell office:value-type="float" office:value="429" table:style-name="ce1">
            <text:p>429</text:p>
          </table:table-cell>
          <table:table-cell office:value-type="float" office:value="540" table:style-name="ce1">
            <text:p>540</text:p>
          </table:table-cell>
          <table:table-cell office:value-type="float" office:value="5860" table:style-name="ce4">
            <text:p>5.860</text:p>
          </table:table-cell>
          <table:table-cell office:value-type="float" office:value="75310.350000000006" table:style-name="ce3">
            <text:p>75.310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310.350000000006" table:style-name="ce3">
            <text:p>75.310,35</text:p>
          </table:table-cell>
          <table:table-cell office:value-type="float" office:value="-58.3994772323314" table:style-name="ce2">
            <text:p>-58,39947723</text:p>
          </table:table-cell>
          <table:table-cell office:value-type="float" office:value="-34.6005557499074" table:style-name="ce2">
            <text:p>-34,60055575</text:p>
          </table:table-cell>
          <table:table-cell office:value-type="string" office:string-value="-58,399477,-34,600555" table:formula="of:=CONCATENATE(LEFT([.O115];10);&quot;,&quot;;LEFT([.P115];10))" table:style-name="ce1">
            <text:p>-58,399477,-34,60055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SLO</text:p>
          </table:table-cell>
          <table:table-cell office:value-type="string" table:style-name="ce1">
            <text:p>San Loren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002" table:style-name="ce3">
            <text:p>34.002,00</text:p>
          </table:table-cell>
          <table:table-cell office:value-type="float" office:value="34002" table:style-name="ce3">
            <text:p>34.002,00</text:p>
          </table:table-cell>
          <table:table-cell office:value-type="string" table:style-name="ce2">
            <text:p>-60.7427</text:p>
          </table:table-cell>
          <table:table-cell office:value-type="string" table:style-name="ce2">
            <text:p>-32.7472</text:p>
          </table:table-cell>
          <table:table-cell office:value-type="string" office:string-value="-60.7427,-32.7472" table:formula="of:=CONCATENATE(LEFT([.O116];10);&quot;,&quot;;LEFT([.P116];10))" table:style-name="ce1">
            <text:p>-60.7427,-32.747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BEL</text:p>
          </table:table-cell>
          <table:table-cell office:value-type="string" table:style-name="ce1">
            <text:p>Belem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0.37" table:style-name="ce1">
            <text:p>120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.37" table:style-name="ce1">
            <text:p>120,37</text:p>
          </table:table-cell>
          <table:table-cell office:value-type="string" table:style-name="ce2">
            <text:p> -48.4682453</text:p>
          </table:table-cell>
          <table:table-cell office:value-type="string" table:style-name="ce2">
            <text:p>-1.45056</text:p>
          </table:table-cell>
          <table:table-cell office:value-type="string" office:string-value=" -48.46824,-1.45056" table:formula="of:=CONCATENATE(LEFT([.O117];10);&quot;,&quot;;LEFT([.P117];10))" table:style-name="ce1">
            <text:p> -48.46824,-1.4505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FOR</text:p>
          </table:table-cell>
          <table:table-cell office:value-type="string" table:style-name="ce1">
            <text:p>Fortaleza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579.19000000000005" table:style-name="ce1">
            <text:p>579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9.19000000000005" table:style-name="ce1">
            <text:p>579,19</text:p>
          </table:table-cell>
          <table:table-cell office:value-type="string" table:style-name="ce2">
            <text:p> -38.5217989</text:p>
          </table:table-cell>
          <table:table-cell office:value-type="string" table:style-name="ce2">
            <text:p>-3.7304512</text:p>
          </table:table-cell>
          <table:table-cell office:value-type="string" office:string-value=" -38.52179,-3.7304512" table:formula="of:=CONCATENATE(LEFT([.O118];10);&quot;,&quot;;LEFT([.P118];10))" table:style-name="ce1">
            <text:p> -38.52179,-3.73045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ITJ</text:p>
          </table:table-cell>
          <table:table-cell office:value-type="string" table:style-name="ce1">
            <text:p>Itajai</text:p>
          </table:table-cell>
          <table:table-cell office:value-type="float" office:value="365" table:style-name="ce1">
            <text:p>365</text:p>
          </table:table-cell>
          <table:table-cell office:value-type="float" office:value="885" table:style-name="ce1">
            <text:p>885</text:p>
          </table:table-cell>
          <table:table-cell office:value-type="float" office:value="114" table:style-name="ce1">
            <text:p>114</text:p>
          </table:table-cell>
          <table:table-cell office:value-type="float" office:value="413" table:style-name="ce1">
            <text:p>413</text:p>
          </table:table-cell>
          <table:table-cell office:value-type="float" office:value="3075" table:style-name="ce4">
            <text:p>3.075</text:p>
          </table:table-cell>
          <table:table-cell office:value-type="float" office:value="35368.58" table:style-name="ce3">
            <text:p>35.368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368.58" table:style-name="ce3">
            <text:p>35.368,58</text:p>
          </table:table-cell>
          <table:table-cell office:value-type="float" office:value="-48.680010825177099" table:style-name="ce2">
            <text:p>-48,68001083</text:p>
          </table:table-cell>
          <table:table-cell office:value-type="float" office:value="-26.899612611093801" table:style-name="ce2">
            <text:p>-26,89961261</text:p>
          </table:table-cell>
          <table:table-cell office:value-type="string" office:string-value="-48,680010,-26,899612" table:formula="of:=CONCATENATE(LEFT([.O119];10);&quot;,&quot;;LEFT([.P119];10))" table:style-name="ce1">
            <text:p>-48,680010,-26,8996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IOA</text:p>
          </table:table-cell>
          <table:table-cell office:value-type="string" table:style-name="ce1">
            <text:p>Itapora</text:p>
          </table:table-cell>
          <table:table-cell office:value-type="float" office:value="495" table:style-name="ce1">
            <text:p>495</text:p>
          </table:table-cell>
          <table:table-cell office:value-type="float" office:value="202" table:style-name="ce1">
            <text:p>202</text:p>
          </table:table-cell>
          <table:table-cell office:value-type="float" office:value="22" table:style-name="ce1">
            <text:p>22</text:p>
          </table:table-cell>
          <table:table-cell office:value-type="float" office:value="171" table:style-name="ce1">
            <text:p>171</text:p>
          </table:table-cell>
          <table:table-cell office:value-type="float" office:value="1263" table:style-name="ce4">
            <text:p>1.263</text:p>
          </table:table-cell>
          <table:table-cell office:value-type="float" office:value="17081.78" table:style-name="ce3">
            <text:p>17.081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81.78" table:style-name="ce3">
            <text:p>17.081,78</text:p>
          </table:table-cell>
          <table:table-cell office:value-type="float" office:value="-54.796267290025803" table:style-name="ce2">
            <text:p>-54,79626729</text:p>
          </table:table-cell>
          <table:table-cell office:value-type="float" office:value="-22.083798846261601" table:style-name="ce2">
            <text:p>-22,08379885</text:p>
          </table:table-cell>
          <table:table-cell office:value-type="string" office:string-value="-54,796267,-22,083798" table:formula="of:=CONCATENATE(LEFT([.O120];10);&quot;,&quot;;LEFT([.P120];10))" table:style-name="ce1">
            <text:p>-54,796267,-22,08379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NVT</text:p>
          </table:table-cell>
          <table:table-cell office:value-type="string" table:style-name="ce1">
            <text:p>Navegantes</text:p>
          </table:table-cell>
          <table:table-cell office:value-type="float" office:value="417" table:style-name="ce1">
            <text:p>417</text:p>
          </table:table-cell>
          <table:table-cell office:value-type="float" office:value="617" table:style-name="ce1">
            <text:p>617</text:p>
          </table:table-cell>
          <table:table-cell office:value-type="float" office:value="158" table:style-name="ce1">
            <text:p>158</text:p>
          </table:table-cell>
          <table:table-cell office:value-type="float" office:value="112" table:style-name="ce1">
            <text:p>112</text:p>
          </table:table-cell>
          <table:table-cell office:value-type="float" office:value="2033" table:style-name="ce4">
            <text:p>2.033</text:p>
          </table:table-cell>
          <table:table-cell office:value-type="float" office:value="26758.27" table:style-name="ce3">
            <text:p>26.758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58.27" table:style-name="ce3">
            <text:p>26.758,27</text:p>
          </table:table-cell>
          <table:table-cell office:value-type="float" office:value="-48.647695123965804" table:style-name="ce2">
            <text:p>-48,64769512</text:p>
          </table:table-cell>
          <table:table-cell office:value-type="float" office:value="-26.8892552590553" table:style-name="ce2">
            <text:p>-26,88925526</text:p>
          </table:table-cell>
          <table:table-cell office:value-type="string" office:string-value="-48,647695,-26,889255" table:formula="of:=CONCATENATE(LEFT([.O121];10);&quot;,&quot;;LEFT([.P121];10))" table:style-name="ce1">
            <text:p>-48,647695,-26,88925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PNG</text:p>
          </table:table-cell>
          <table:table-cell office:value-type="string" table:style-name="ce1">
            <text:p>Paranagua</text:p>
          </table:table-cell>
          <table:table-cell office:value-type="float" office:value="166" table:style-name="ce1">
            <text:p>166</text:p>
          </table:table-cell>
          <table:table-cell office:value-type="float" office:value="979" table:style-name="ce1">
            <text:p>979</text:p>
          </table:table-cell>
          <table:table-cell office:value-type="float" office:value="216" table:style-name="ce1">
            <text:p>216</text:p>
          </table:table-cell>
          <table:table-cell office:value-type="float" office:value="310" table:style-name="ce1">
            <text:p>310</text:p>
          </table:table-cell>
          <table:table-cell office:value-type="float" office:value="2960" table:style-name="ce4">
            <text:p>2.960</text:p>
          </table:table-cell>
          <table:table-cell office:value-type="float" office:value="32717.35" table:style-name="ce3">
            <text:p>32.717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717.35" table:style-name="ce3">
            <text:p>32.717,35</text:p>
          </table:table-cell>
          <table:table-cell office:value-type="float" office:value="-48.534453452700703" table:style-name="ce2">
            <text:p>-48,53445345</text:p>
          </table:table-cell>
          <table:table-cell office:value-type="float" office:value="-25.527875558735602" table:style-name="ce2">
            <text:p>-25,52787556</text:p>
          </table:table-cell>
          <table:table-cell office:value-type="string" office:string-value="-48,534453,-25,527875" table:formula="of:=CONCATENATE(LEFT([.O122];10);&quot;,&quot;;LEFT([.P122];10))" table:style-name="ce1">
            <text:p>-48,534453,-25,52787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PEC</text:p>
          </table:table-cell>
          <table:table-cell office:value-type="string" table:style-name="ce1">
            <text:p>Pecem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165" table:style-name="ce1">
            <text:p>165</text:p>
          </table:table-cell>
          <table:table-cell office:value-type="float" office:value="438" table:style-name="ce1">
            <text:p>438</text:p>
          </table:table-cell>
          <table:table-cell office:value-type="float" office:value="1296.3399999999999" table:style-name="ce3">
            <text:p>1.296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6.3399999999999" table:style-name="ce3">
            <text:p>1.296,34</text:p>
          </table:table-cell>
          <table:table-cell office:value-type="float" office:value="-38.830564305237601" table:style-name="ce2">
            <text:p>-38,83056431</text:p>
          </table:table-cell>
          <table:table-cell office:value-type="float" office:value="-3.5468929678264298" table:style-name="ce2">
            <text:p>-3,546892968</text:p>
          </table:table-cell>
          <table:table-cell office:value-type="string" office:string-value="-38,830564,-3,5468929" table:formula="of:=CONCATENATE(LEFT([.O123];10);&quot;,&quot;;LEFT([.P123];10))" table:style-name="ce1">
            <text:p>-38,830564,-3,546892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RIO</text:p>
          </table:table-cell>
          <table:table-cell office:value-type="string" table:style-name="ce1">
            <text:p>Rio de Janeiro</text:p>
          </table:table-cell>
          <table:table-cell office:value-type="float" office:value="2820" table:style-name="ce4">
            <text:p>2.820</text:p>
          </table:table-cell>
          <table:table-cell office:value-type="float" office:value="476" table:style-name="ce1">
            <text:p>476</text:p>
          </table:table-cell>
          <table:table-cell office:value-type="float" office:value="143" table:style-name="ce1">
            <text:p>143</text:p>
          </table:table-cell>
          <table:table-cell office:value-type="float" office:value="1420" table:style-name="ce4">
            <text:p>1.420</text:p>
          </table:table-cell>
          <table:table-cell office:value-type="float" office:value="6755" table:style-name="ce4">
            <text:p>6.755</text:p>
          </table:table-cell>
          <table:table-cell office:value-type="float" office:value="90720.36" table:style-name="ce3">
            <text:p>90.720,3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743.360000000001" table:style-name="ce3">
            <text:p>90.743,36</text:p>
          </table:table-cell>
          <table:table-cell office:value-type="float" office:value="-43.2269666528437" table:style-name="ce2">
            <text:p>-43,22696665</text:p>
          </table:table-cell>
          <table:table-cell office:value-type="float" office:value="-22.923077315615998" table:style-name="ce2">
            <text:p>-22,92307732</text:p>
          </table:table-cell>
          <table:table-cell office:value-type="string" office:string-value="-43,226966,-22,923077" table:formula="of:=CONCATENATE(LEFT([.O124];10);&quot;,&quot;;LEFT([.P124];10))" table:style-name="ce1">
            <text:p>-43,226966,-22,92307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RIG</text:p>
          </table:table-cell>
          <table:table-cell office:value-type="string" table:style-name="ce1">
            <text:p>Rio Grande</text:p>
          </table:table-cell>
          <table:table-cell office:value-type="float" office:value="469" table:style-name="ce1">
            <text:p>469</text:p>
          </table:table-cell>
          <table:table-cell office:value-type="float" office:value="617" table:style-name="ce1">
            <text:p>617</text:p>
          </table:table-cell>
          <table:table-cell office:value-type="float" office:value="31" table:style-name="ce1">
            <text:p>31</text:p>
          </table:table-cell>
          <table:table-cell office:value-type="float" office:value="173" table:style-name="ce1">
            <text:p>173</text:p>
          </table:table-cell>
          <table:table-cell office:value-type="float" office:value="2080" table:style-name="ce4">
            <text:p>2.080</text:p>
          </table:table-cell>
          <table:table-cell office:value-type="float" office:value="21241.360000000001" table:style-name="ce3">
            <text:p>21.241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241.360000000001" table:style-name="ce3">
            <text:p>21.241,36</text:p>
          </table:table-cell>
          <table:table-cell office:value-type="float" office:value="-52.120007569982498" table:style-name="ce2">
            <text:p>-52,12000757</text:p>
          </table:table-cell>
          <table:table-cell office:value-type="float" office:value="-32.049479147572796" table:style-name="ce2">
            <text:p>-32,04947915</text:p>
          </table:table-cell>
          <table:table-cell office:value-type="string" office:string-value="-52,120007,-32,049479" table:formula="of:=CONCATENATE(LEFT([.O125];10);&quot;,&quot;;LEFT([.P125];10))" table:style-name="ce1">
            <text:p>-52,120007,-32,04947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SSA</text:p>
          </table:table-cell>
          <table:table-cell office:value-type="string" table:style-name="ce1">
            <text:p>Salvado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.4" table:style-name="ce1">
            <text:p>29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,4</text:p>
          </table:table-cell>
          <table:table-cell office:value-type="float" office:value="-38.481933286939203" table:style-name="ce2">
            <text:p>-38,48193329</text:p>
          </table:table-cell>
          <table:table-cell office:value-type="float" office:value="-12.9680260460448" table:style-name="ce2">
            <text:p>-12,96802605</text:p>
          </table:table-cell>
          <table:table-cell office:value-type="string" office:string-value="-38,481933,-12,968026" table:formula="of:=CONCATENATE(LEFT([.O126];10);&quot;,&quot;;LEFT([.P126];10))" table:style-name="ce1">
            <text:p>-38,481933,-12,96802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SSZ</text:p>
          </table:table-cell>
          <table:table-cell office:value-type="string" table:style-name="ce1">
            <text:p>Santos</text:p>
          </table:table-cell>
          <table:table-cell office:value-type="float" office:value="6771" table:style-name="ce4">
            <text:p>6.771</text:p>
          </table:table-cell>
          <table:table-cell office:value-type="float" office:value="3015" table:style-name="ce4">
            <text:p>3.015</text:p>
          </table:table-cell>
          <table:table-cell office:value-type="float" office:value="637" table:style-name="ce1">
            <text:p>637</text:p>
          </table:table-cell>
          <table:table-cell office:value-type="float" office:value="3438" table:style-name="ce4">
            <text:p>3.438</text:p>
          </table:table-cell>
          <table:table-cell office:value-type="float" office:value="20314" table:style-name="ce4">
            <text:p>20.314</text:p>
          </table:table-cell>
          <table:table-cell office:value-type="float" office:value="254125.18" table:style-name="ce3">
            <text:p>254.125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4125.18" table:style-name="ce3">
            <text:p>254.125,18</text:p>
          </table:table-cell>
          <table:table-cell office:value-type="float" office:value="-46.334888515095898" table:style-name="ce2">
            <text:p>-46,33488852</text:p>
          </table:table-cell>
          <table:table-cell office:value-type="float" office:value="-23.951778074854801" table:style-name="ce2">
            <text:p>-23,95177807</text:p>
          </table:table-cell>
          <table:table-cell office:value-type="string" office:string-value="-46,334888,-23,951778" table:formula="of:=CONCATENATE(LEFT([.O127];10);&quot;,&quot;;LEFT([.P127];10))" table:style-name="ce1">
            <text:p>-46,334888,-23,9517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SFS</text:p>
          </table:table-cell>
          <table:table-cell office:value-type="string" table:style-name="ce1">
            <text:p>Sao Francisco do Sul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196" table:style-name="ce1">
            <text:p>196</text:p>
          </table:table-cell>
          <table:table-cell office:value-type="float" office:value="1372.3" table:style-name="ce3">
            <text:p>1.372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2.3" table:style-name="ce3">
            <text:p>1.372,30</text:p>
          </table:table-cell>
          <table:table-cell office:value-type="float" office:value="-48.599989869773097" table:style-name="ce2">
            <text:p>-48,59998987</text:p>
          </table:table-cell>
          <table:table-cell office:value-type="float" office:value="-26.2396012178619" table:style-name="ce2">
            <text:p>-26,23960122</text:p>
          </table:table-cell>
          <table:table-cell office:value-type="string" office:string-value="-48,599989,-26,239601" table:formula="of:=CONCATENATE(LEFT([.O128];10);&quot;,&quot;;LEFT([.P128];10))" table:style-name="ce1">
            <text:p>-48,599989,-26,23960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SUA</text:p>
          </table:table-cell>
          <table:table-cell office:value-type="string" table:style-name="ce1">
            <text:p>Suape</text:p>
          </table:table-cell>
          <table:table-cell office:value-type="float" office:value="125" table:style-name="ce1">
            <text:p>125</text:p>
          </table:table-cell>
          <table:table-cell office:value-type="float" office:value="13" table:style-name="ce1">
            <text:p>13</text:p>
          </table:table-cell>
          <table:table-cell office:value-type="float" office:value="1168" table:style-name="ce4">
            <text:p>1.168</text:p>
          </table:table-cell>
          <table:table-cell office:value-type="float" office:value="1178" table:style-name="ce4">
            <text:p>1.178</text:p>
          </table:table-cell>
          <table:table-cell office:value-type="float" office:value="3675" table:style-name="ce4">
            <text:p>3.675</text:p>
          </table:table-cell>
          <table:table-cell office:value-type="float" office:value="11410.58" table:style-name="ce3">
            <text:p>11.410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410.58" table:style-name="ce3">
            <text:p>11.410,58</text:p>
          </table:table-cell>
          <table:table-cell office:value-type="float" office:value="-34.959090983252501" table:style-name="ce2">
            <text:p>-34,95909098</text:p>
          </table:table-cell>
          <table:table-cell office:value-type="float" office:value="-8.3602590504091001" table:style-name="ce2">
            <text:p>-8,36025905</text:p>
          </table:table-cell>
          <table:table-cell office:value-type="string" office:string-value="-34,959090,-8,3602590" table:formula="of:=CONCATENATE(LEFT([.O129];10);&quot;,&quot;;LEFT([.P129];10))" table:style-name="ce1">
            <text:p>-34,959090,-8,360259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LVAP</text:p>
          </table:table-cell>
          <table:table-cell office:value-type="string" table:style-name="ce1">
            <text:p>Valparais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.36" table:style-name="ce1">
            <text:p>25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36" table:style-name="ce1">
            <text:p>25,36</text:p>
          </table:table-cell>
          <table:table-cell office:value-type="float" office:value="-71.622959491498904" table:style-name="ce2">
            <text:p>-71,62295949</text:p>
          </table:table-cell>
          <table:table-cell office:value-type="float" office:value="-33.045818607974198" table:style-name="ce2">
            <text:p>-33,04581861</text:p>
          </table:table-cell>
          <table:table-cell office:value-type="string" office:string-value="-71,622959,-33,045818" table:formula="of:=CONCATENATE(LEFT([.O130];10);&quot;,&quot;;LEFT([.P130];10))" table:style-name="ce1">
            <text:p>-71,622959,-33,04581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CTG</text:p>
          </table:table-cell>
          <table:table-cell office:value-type="string" table:style-name="ce1">
            <text:p>Cartagena<text:s/></text:p>
          </table:table-cell>
          <table:table-cell office:value-type="float" office:value="1660" table:style-name="ce4">
            <text:p>1.660</text:p>
          </table:table-cell>
          <table:table-cell office:value-type="float" office:value="564" table:style-name="ce1">
            <text:p>564</text:p>
          </table:table-cell>
          <table:table-cell office:value-type="float" office:value="272" table:style-name="ce1">
            <text:p>272</text:p>
          </table:table-cell>
          <table:table-cell office:value-type="float" office:value="1082" table:style-name="ce4">
            <text:p>1.082</text:p>
          </table:table-cell>
          <table:table-cell office:value-type="float" office:value="5224" table:style-name="ce4">
            <text:p>5.224</text:p>
          </table:table-cell>
          <table:table-cell office:value-type="float" office:value="59535.09" table:style-name="ce3">
            <text:p>59.535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535.09" table:style-name="ce3">
            <text:p>59.535,09</text:p>
          </table:table-cell>
          <table:table-cell office:value-type="float" office:value="-75.5163394150172" table:style-name="ce2">
            <text:p>-75,51633942</text:p>
          </table:table-cell>
          <table:table-cell office:value-type="float" office:value="10.4016844439575" table:style-name="ce2">
            <text:p>10,40168444</text:p>
          </table:table-cell>
          <table:table-cell office:value-type="string" office:string-value="-75,516339,10,4016844" table:formula="of:=CONCATENATE(LEFT([.O131];10);&quot;,&quot;;LEFT([.P131];10))" table:style-name="ce1">
            <text:p>-75,516339,10,401684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ECGYE</text:p>
          </table:table-cell>
          <table:table-cell office:value-type="string" table:style-name="ce1">
            <text:p>Guayaquil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9.8" table:style-name="ce1">
            <text:p>49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.8" table:style-name="ce1">
            <text:p>49,8</text:p>
          </table:table-cell>
          <table:table-cell office:value-type="float" office:value="-79.921987811844502" table:style-name="ce2">
            <text:p>-79,92198781</text:p>
          </table:table-cell>
          <table:table-cell office:value-type="float" office:value="-2.2180878949601501" table:style-name="ce2">
            <text:p>-2,218087895</text:p>
          </table:table-cell>
          <table:table-cell office:value-type="string" office:string-value="-79,921987,-2,2180878" table:formula="of:=CONCATENATE(LEFT([.O132];10);&quot;,&quot;;LEFT([.P132];10))" table:style-name="ce1">
            <text:p>-79,921987,-2,21808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French Guiana</text:p>
          </table:table-cell>
          <table:table-cell office:value-type="string" table:style-name="ce1">
            <text:p>GFCAY</text:p>
          </table:table-cell>
          <table:table-cell office:value-type="string" table:style-name="ce1">
            <text:p>Cayen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2.60000000000002" table:style-name="ce1">
            <text:p>292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2.60000000000002" table:style-name="ce1">
            <text:p>292,6</text:p>
          </table:table-cell>
          <table:table-cell office:value-type="string" table:style-name="ce2">
            <text:p> -52.3258307</text:p>
          </table:table-cell>
          <table:table-cell office:value-type="string" table:style-name="ce2">
            <text:p>4.9371143</text:p>
          </table:table-cell>
          <table:table-cell office:value-type="string" office:string-value=" -52.32583,4.9371143" table:formula="of:=CONCATENATE(LEFT([.O133];10);&quot;,&quot;;LEFT([.P133];10))" table:style-name="ce1">
            <text:p> -52.32583,4.937114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CLL</text:p>
          </table:table-cell>
          <table:table-cell office:value-type="string" table:style-name="ce1">
            <text:p>Calla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7.54" table:style-name="ce1">
            <text:p>57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54" table:style-name="ce1">
            <text:p>57,54</text:p>
          </table:table-cell>
          <table:table-cell office:value-type="float" office:value="-77.134966473077299" table:style-name="ce2">
            <text:p>-77,13496647</text:p>
          </table:table-cell>
          <table:table-cell office:value-type="float" office:value="-12.070026836294801" table:style-name="ce2">
            <text:p>-12,07002684</text:p>
          </table:table-cell>
          <table:table-cell office:value-type="string" office:string-value="-77,134966,-12,070026" table:formula="of:=CONCATENATE(LEFT([.O134];10);&quot;,&quot;;LEFT([.P134];10))" table:style-name="ce1">
            <text:p>-77,134966,-12,07002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YMVD</text:p>
          </table:table-cell>
          <table:table-cell office:value-type="string" table:style-name="ce1">
            <text:p>Montevideo</text:p>
          </table:table-cell>
          <table:table-cell office:value-type="float" office:value="177" table:style-name="ce1">
            <text:p>177</text:p>
          </table:table-cell>
          <table:table-cell office:value-type="float" office:value="951" table:style-name="ce1">
            <text:p>951</text:p>
          </table:table-cell>
          <table:table-cell office:value-type="float" office:value="164" table:style-name="ce1">
            <text:p>164</text:p>
          </table:table-cell>
          <table:table-cell office:value-type="float" office:value="473" table:style-name="ce1">
            <text:p>473</text:p>
          </table:table-cell>
          <table:table-cell office:value-type="float" office:value="3189" table:style-name="ce4">
            <text:p>3.189</text:p>
          </table:table-cell>
          <table:table-cell office:value-type="float" office:value="33182.44" table:style-name="ce3">
            <text:p>33.182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182.44" table:style-name="ce3">
            <text:p>33.182,44</text:p>
          </table:table-cell>
          <table:table-cell office:value-type="float" office:value="-56.172998147035997" table:style-name="ce2">
            <text:p>-56,17299815</text:p>
          </table:table-cell>
          <table:table-cell office:value-type="float" office:value="-34.856095707590697" table:style-name="ce2">
            <text:p>-34,85609571</text:p>
          </table:table-cell>
          <table:table-cell office:value-type="string" office:string-value="-56,172998,-34,856095" table:formula="of:=CONCATENATE(LEFT([.O135];10);&quot;,&quot;;LEFT([.P135];10))" table:style-name="ce1">
            <text:p>-56,172998,-34,85609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VELAG</text:p>
          </table:table-cell>
          <table:table-cell office:value-type="string" table:style-name="ce1">
            <text:p>La Guai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15" table:style-name="ce1">
            <text:p>115</text:p>
          </table:table-cell>
          <table:table-cell office:value-type="float" office:value="256" table:style-name="ce1">
            <text:p>256</text:p>
          </table:table-cell>
          <table:table-cell office:value-type="float" office:value="512" table:style-name="ce1">
            <text:p>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2" table:style-name="ce1">
            <text:p>512</text:p>
          </table:table-cell>
          <table:table-cell office:value-type="float" office:value="-66.939754077023807" table:style-name="ce2">
            <text:p>-66,93975408</text:p>
          </table:table-cell>
          <table:table-cell office:value-type="float" office:value="10.599923190689999" table:style-name="ce2">
            <text:p>10,59992319</text:p>
          </table:table-cell>
          <table:table-cell office:value-type="string" office:string-value="-66,939754,10,5999231" table:formula="of:=CONCATENATE(LEFT([.O136];10);&quot;,&quot;;LEFT([.P136];10))" table:style-name="ce1">
            <text:p>-66,939754,10,599923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VEPBL</text:p>
          </table:table-cell>
          <table:table-cell office:value-type="string" table:style-name="ce1">
            <text:p>Puerto Cabello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704.42" table:style-name="ce1">
            <text:p>704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4.42" table:style-name="ce1">
            <text:p>704,42</text:p>
          </table:table-cell>
          <table:table-cell office:value-type="float" office:value="-68.170009808002405" table:style-name="ce2">
            <text:p>-68,17000981</text:p>
          </table:table-cell>
          <table:table-cell office:value-type="float" office:value="10.4704319447199" table:style-name="ce2">
            <text:p>10,47043194</text:p>
          </table:table-cell>
          <table:table-cell office:value-type="string" office:string-value="-68,170009,10,4704319" table:formula="of:=CONCATENATE(LEFT([.O137];10);&quot;,&quot;;LEFT([.P137];10))" table:style-name="ce1">
            <text:p>-68,170009,10,47043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HKOS</text:p>
          </table:table-cell>
          <table:table-cell office:value-type="string" table:style-name="ce1">
            <text:p>Kompongsom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63.82" table:style-name="ce1">
            <text:p>363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.82" table:style-name="ce1">
            <text:p>363,82</text:p>
          </table:table-cell>
          <table:table-cell office:value-type="float" office:value="103.507767057118" table:style-name="ce2">
            <text:p>103,5077671</text:p>
          </table:table-cell>
          <table:table-cell office:value-type="float" office:value="10.6460249568474" table:style-name="ce2">
            <text:p>10,64602496</text:p>
          </table:table-cell>
          <table:table-cell office:value-type="string" office:string-value="103,507767,10,6460249" table:formula="of:=CONCATENATE(LEFT([.O138];10);&quot;,&quot;;LEFT([.P138];10))" table:style-name="ce1">
            <text:p>103,507767,10,646024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HPNH</text:p>
          </table:table-cell>
          <table:table-cell office:value-type="string" table:style-name="ce1">
            <text:p>Phnom Pen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43" table:style-name="ce1">
            <text:p>4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3" table:style-name="ce1">
            <text:p>4,43</text:p>
          </table:table-cell>
          <table:table-cell office:value-type="float" office:value="104.914688621186" table:style-name="ce2">
            <text:p>104,9146886</text:p>
          </table:table-cell>
          <table:table-cell office:value-type="float" office:value="11.5519759885584" table:style-name="ce2">
            <text:p>11,55197599</text:p>
          </table:table-cell>
          <table:table-cell office:value-type="string" office:string-value="104,914688,11,5519759" table:formula="of:=CONCATENATE(LEFT([.O139];10);&quot;,&quot;;LEFT([.P139];10))" table:style-name="ce1">
            <text:p>104,914688,11,551975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AQG</text:p>
          </table:table-cell>
          <table:table-cell office:value-type="string" table:style-name="ce1">
            <text:p>Anqing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660.15" table:style-name="ce1">
            <text:p>660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0.15" table:style-name="ce1">
            <text:p>660,15</text:p>
          </table:table-cell>
          <table:table-cell office:value-type="string" table:style-name="ce2">
            <text:p>117.0429659</text:p>
          </table:table-cell>
          <table:table-cell office:value-type="string" table:style-name="ce2">
            <text:p>30.5119718</text:p>
          </table:table-cell>
          <table:table-cell office:value-type="string" office:string-value="117.042965,30.5119718" table:formula="of:=CONCATENATE(LEFT([.O140];10);&quot;,&quot;;LEFT([.P140];10))" table:style-name="ce1">
            <text:p>117.042965,30.511971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BJO</text:p>
          </table:table-cell>
          <table:table-cell office:value-type="string" table:style-name="ce1">
            <text:p>Beijiao</text:p>
          </table:table-cell>
          <table:table-cell office:value-type="float" office:value="9" table:style-name="ce1">
            <text:p>9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3" table:style-name="ce1">
            <text:p>433</text:p>
          </table:table-cell>
          <table:table-cell office:value-type="float" office:value="2772.46" table:style-name="ce3">
            <text:p>2.772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2.46" table:style-name="ce3">
            <text:p>2.772,46</text:p>
          </table:table-cell>
          <table:table-cell office:value-type="string" table:style-name="ce2">
            <text:p> 103.009409</text:p>
          </table:table-cell>
          <table:table-cell office:value-type="string" table:style-name="ce2">
            <text:p> 30.007325</text:p>
          </table:table-cell>
          <table:table-cell office:value-type="string" office:string-value=" 103.00940, 30.007325" table:formula="of:=CONCATENATE(LEFT([.O141];10);&quot;,&quot;;LEFT([.P141];10))" table:style-name="ce1">
            <text:p> 103.00940, 30.00732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SX</text:p>
          </table:table-cell>
          <table:table-cell office:value-type="string" table:style-name="ce1">
            <text:p>Changsha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1497.41" table:style-name="ce3">
            <text:p>1.497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7.41" table:style-name="ce3">
            <text:p>1.497,41</text:p>
          </table:table-cell>
          <table:table-cell office:value-type="string" table:style-name="ce2">
            <text:p>112.9835823</text:p>
          </table:table-cell>
          <table:table-cell office:value-type="string" table:style-name="ce2">
            <text:p>28.1873765</text:p>
          </table:table-cell>
          <table:table-cell office:value-type="string" office:string-value="112.983582,28.1873765" table:formula="of:=CONCATENATE(LEFT([.O142];10);&quot;,&quot;;LEFT([.P142];10))" table:style-name="ce1">
            <text:p>112.983582,28.187376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GU</text:p>
          </table:table-cell>
          <table:table-cell office:value-type="string" table:style-name="ce1">
            <text:p>Changshu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646" table:style-name="ce1">
            <text:p>6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6" table:style-name="ce1">
            <text:p>646</text:p>
          </table:table-cell>
          <table:table-cell office:value-type="string" table:style-name="ce2">
            <text:p>120.7408552</text:p>
          </table:table-cell>
          <table:table-cell office:value-type="string" table:style-name="ce2">
            <text:p>31.6434085</text:p>
          </table:table-cell>
          <table:table-cell office:value-type="string" office:string-value="120.740855,31.6434085" table:formula="of:=CONCATENATE(LEFT([.O143];10);&quot;,&quot;;LEFT([.P143];10))" table:style-name="ce1">
            <text:p>120.740855,31.643408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ZX</text:p>
          </table:table-cell>
          <table:table-cell office:value-type="string" table:style-name="ce1">
            <text:p>Changzhou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394.29" table:style-name="ce3">
            <text:p>1.394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4.29" table:style-name="ce3">
            <text:p>1.394,29</text:p>
          </table:table-cell>
          <table:table-cell office:value-type="string" table:style-name="ce2">
            <text:p> 119.9387608</text:p>
          </table:table-cell>
          <table:table-cell office:value-type="string" table:style-name="ce2">
            <text:p>31.7895377</text:p>
          </table:table-cell>
          <table:table-cell office:value-type="string" office:string-value=" 119.93876,31.7895377" table:formula="of:=CONCATENATE(LEFT([.O144];10);&quot;,&quot;;LEFT([.P144];10))" table:style-name="ce1">
            <text:p> 119.93876,31.789537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AN</text:p>
          </table:table-cell>
          <table:table-cell office:value-type="string" table:style-name="ce1">
            <text:p>Chefoo</text:p>
          </table:table-cell>
          <table:table-cell office:value-type="float" office:value="185" table:style-name="ce1">
            <text:p>185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5" table:style-name="ce1">
            <text:p>435</text:p>
          </table:table-cell>
          <table:table-cell office:value-type="float" office:value="4722.43" table:style-name="ce3">
            <text:p>4.722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22.43" table:style-name="ce3">
            <text:p>4.722,43</text:p>
          </table:table-cell>
          <table:table-cell office:value-type="string" table:style-name="ce2">
            <text:p>121.389463</text:p>
          </table:table-cell>
          <table:table-cell office:value-type="string" table:style-name="ce2">
            <text:p>37.5340488</text:p>
          </table:table-cell>
          <table:table-cell office:value-type="string" office:string-value="121.389463,37.5340488" table:formula="of:=CONCATENATE(LEFT([.O145];10);&quot;,&quot;;LEFT([.P145];10))" table:style-name="ce1">
            <text:p>121.389463,37.534048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WN</text:p>
          </table:table-cell>
          <table:table-cell office:value-type="string" table:style-name="ce1">
            <text:p>Chiwan<text:s/></text:p>
          </table:table-cell>
          <table:table-cell office:value-type="float" office:value="424" table:style-name="ce1">
            <text:p>424</text:p>
          </table:table-cell>
          <table:table-cell office:value-type="float" office:value="1095" table:style-name="ce4">
            <text:p>1.095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2940" table:style-name="ce4">
            <text:p>2.940</text:p>
          </table:table-cell>
          <table:table-cell office:value-type="float" office:value="23717.040000000001" table:style-name="ce3">
            <text:p>23.717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17.040000000001" table:style-name="ce3">
            <text:p>23.717,04</text:p>
          </table:table-cell>
          <table:table-cell office:value-type="string" table:style-name="ce2">
            <text:p>113.88285</text:p>
          </table:table-cell>
          <table:table-cell office:value-type="string" table:style-name="ce2">
            <text:p>22.48350</text:p>
          </table:table-cell>
          <table:table-cell office:value-type="string" office:string-value="113.88285,22.48350" table:formula="of:=CONCATENATE(LEFT([.O146];10);&quot;,&quot;;LEFT([.P146];10))" table:style-name="ce1">
            <text:p>113.88285,22.4835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KG</text:p>
          </table:table-cell>
          <table:table-cell office:value-type="string" table:style-name="ce1">
            <text:p>Chongqing</text:p>
          </table:table-cell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2723.62" table:style-name="ce3">
            <text:p>2.723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23.62" table:style-name="ce3">
            <text:p>2.723,62</text:p>
          </table:table-cell>
          <table:table-cell office:value-type="string" table:style-name="ce2">
            <text:p>106.5492822</text:p>
          </table:table-cell>
          <table:table-cell office:value-type="string" table:style-name="ce2">
            <text:p>29.5585712</text:p>
          </table:table-cell>
          <table:table-cell office:value-type="string" office:string-value="106.549282,29.5585712" table:formula="of:=CONCATENATE(LEFT([.O147];10);&quot;,&quot;;LEFT([.P147];10))" table:style-name="ce1">
            <text:p>106.549282,29.55857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DLC</text:p>
          </table:table-cell>
          <table:table-cell office:value-type="string" table:style-name="ce1">
            <text:p>Dalian</text:p>
          </table:table-cell>
          <table:table-cell office:value-type="float" office:value="690" table:style-name="ce1">
            <text:p>690</text:p>
          </table:table-cell>
          <table:table-cell office:value-type="float" office:value="328" table:style-name="ce1">
            <text:p>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46" table:style-name="ce4">
            <text:p>1.346</text:p>
          </table:table-cell>
          <table:table-cell office:value-type="float" office:value="22106.85" table:style-name="ce3">
            <text:p>22.106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06.85" table:style-name="ce3">
            <text:p>22.106,85</text:p>
          </table:table-cell>
          <table:table-cell office:value-type="string" table:style-name="ce2">
            <text:p>121.6105997</text:p>
          </table:table-cell>
          <table:table-cell office:value-type="string" table:style-name="ce2">
            <text:p>38.9105358</text:p>
          </table:table-cell>
          <table:table-cell office:value-type="string" office:string-value="121.610599,38.9105358" table:formula="of:=CONCATENATE(LEFT([.O148];10);&quot;,&quot;;LEFT([.P148];10))" table:style-name="ce1">
            <text:p>121.610599,38.910535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FGC</text:p>
          </table:table-cell>
          <table:table-cell office:value-type="string" table:style-name="ce1">
            <text:p>Fangcheng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634.23" table:style-name="ce1">
            <text:p>634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4.23" table:style-name="ce1">
            <text:p>634,23</text:p>
          </table:table-cell>
          <table:table-cell office:value-type="string" table:style-name="ce2">
            <text:p> 118.1812251</text:p>
          </table:table-cell>
          <table:table-cell office:value-type="string" table:style-name="ce2">
            <text:p>35.2831138</text:p>
          </table:table-cell>
          <table:table-cell office:value-type="string" office:string-value=" 118.18122,35.2831138" table:formula="of:=CONCATENATE(LEFT([.O149];10);&quot;,&quot;;LEFT([.P149];10))" table:style-name="ce1">
            <text:p> 118.18122,35.283113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FSH</text:p>
          </table:table-cell>
          <table:table-cell office:value-type="string" table:style-name="ce1">
            <text:p>Foshan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19.86" table:style-name="ce1">
            <text:p>219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9.86" table:style-name="ce1">
            <text:p>219,86</text:p>
          </table:table-cell>
          <table:table-cell office:value-type="string" table:style-name="ce2">
            <text:p> 113.1146174</text:p>
          </table:table-cell>
          <table:table-cell office:value-type="string" table:style-name="ce2">
            <text:p>23.0249168</text:p>
          </table:table-cell>
          <table:table-cell office:value-type="string" office:string-value=" 113.11461,23.0249168" table:formula="of:=CONCATENATE(LEFT([.O150];10);&quot;,&quot;;LEFT([.P150];10))" table:style-name="ce1">
            <text:p> 113.11461,23.024916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FOC</text:p>
          </table:table-cell>
          <table:table-cell office:value-type="string" table:style-name="ce1">
            <text:p>Fuzhou</text:p>
          </table:table-cell>
          <table:table-cell office:value-type="float" office:value="132" table:style-name="ce1">
            <text:p>132</text:p>
          </table:table-cell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8" table:style-name="ce1">
            <text:p>438</text:p>
          </table:table-cell>
          <table:table-cell office:value-type="float" office:value="4322.9399999999996" table:style-name="ce3">
            <text:p>4.322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22.9399999999996" table:style-name="ce3">
            <text:p>4.322,94</text:p>
          </table:table-cell>
          <table:table-cell office:value-type="string" table:style-name="ce2">
            <text:p>119.2957071</text:p>
          </table:table-cell>
          <table:table-cell office:value-type="string" table:style-name="ce2">
            <text:p>26.0792078</text:p>
          </table:table-cell>
          <table:table-cell office:value-type="string" office:string-value="119.295707,26.0792078" table:formula="of:=CONCATENATE(LEFT([.O151];10);&quot;,&quot;;LEFT([.P151];10))" table:style-name="ce1">
            <text:p>119.295707,26.07920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GAS</text:p>
          </table:table-cell>
          <table:table-cell office:value-type="string" table:style-name="ce1">
            <text:p>Gaosh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55" table:style-name="ce1">
            <text:p>3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5" table:style-name="ce1">
            <text:p>3,55</text:p>
          </table:table-cell>
          <table:table-cell office:value-type="string" table:style-name="ce2">
            <text:p>115.6741</text:p>
          </table:table-cell>
          <table:table-cell office:value-type="string" table:style-name="ce2">
            <text:p>23.2743</text:p>
          </table:table-cell>
          <table:table-cell office:value-type="string" office:string-value="115.6741,23.2743" table:formula="of:=CONCATENATE(LEFT([.O152];10);&quot;,&quot;;LEFT([.P152];10))" table:style-name="ce1">
            <text:p>115.6741,23.274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GOM</text:p>
          </table:table-cell>
          <table:table-cell office:value-type="string" table:style-name="ce1">
            <text:p>Guanghai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81.76" table:style-name="ce1">
            <text:p>181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.76" table:style-name="ce1">
            <text:p>181,76</text:p>
          </table:table-cell>
          <table:table-cell office:value-type="string" table:style-name="ce2">
            <text:p> 112.7969034</text:p>
          </table:table-cell>
          <table:table-cell office:value-type="string" table:style-name="ce2">
            <text:p>21.962255</text:p>
          </table:table-cell>
          <table:table-cell office:value-type="string" office:string-value=" 112.79690,21.962255" table:formula="of:=CONCATENATE(LEFT([.O153];10);&quot;,&quot;;LEFT([.P153];10))" table:style-name="ce1">
            <text:p> 112.79690,21.96225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GGS</text:p>
          </table:table-cell>
          <table:table-cell office:value-type="string" table:style-name="ce1">
            <text:p>Guangshui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85.55" table:style-name="ce1">
            <text:p>285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5.55" table:style-name="ce1">
            <text:p>285,55</text:p>
          </table:table-cell>
          <table:table-cell office:value-type="string" table:style-name="ce2">
            <text:p> 113.8239785</text:p>
          </table:table-cell>
          <table:table-cell office:value-type="string" table:style-name="ce2">
            <text:p>31.6183291</text:p>
          </table:table-cell>
          <table:table-cell office:value-type="string" office:string-value=" 113.82397,31.6183291" table:formula="of:=CONCATENATE(LEFT([.O154];10);&quot;,&quot;;LEFT([.P154];10))" table:style-name="ce1">
            <text:p> 113.82397,31.618329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HAK</text:p>
          </table:table-cell>
          <table:table-cell office:value-type="string" table:style-name="ce1">
            <text:p>Haikou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524.77" table:style-name="ce1">
            <text:p>524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4.77" table:style-name="ce1">
            <text:p>524,77</text:p>
          </table:table-cell>
          <table:table-cell office:value-type="string" table:style-name="ce2">
            <text:p>110.3409936</text:p>
          </table:table-cell>
          <table:table-cell office:value-type="string" table:style-name="ce2">
            <text:p>20.0423626</text:p>
          </table:table-cell>
          <table:table-cell office:value-type="string" office:string-value="110.340993,20.0423626" table:formula="of:=CONCATENATE(LEFT([.O155];10);&quot;,&quot;;LEFT([.P155];10))" table:style-name="ce1">
            <text:p>110.340993,20.042362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KHKG</text:p>
          </table:table-cell>
          <table:table-cell office:value-type="string" table:style-name="ce1">
            <text:p>Hong Kong</text:p>
          </table:table-cell>
          <table:table-cell office:value-type="float" office:value="6365" table:style-name="ce4">
            <text:p>6.365</text:p>
          </table:table-cell>
          <table:table-cell office:value-type="float" office:value="9803" table:style-name="ce4">
            <text:p>9.803</text:p>
          </table:table-cell>
          <table:table-cell office:value-type="float" office:value="36" table:style-name="ce1">
            <text:p>36</text:p>
          </table:table-cell>
          <table:table-cell office:value-type="float" office:value="325" table:style-name="ce1">
            <text:p>325</text:p>
          </table:table-cell>
          <table:table-cell office:value-type="float" office:value="26657" table:style-name="ce4">
            <text:p>26.657</text:p>
          </table:table-cell>
          <table:table-cell office:value-type="float" office:value="211345.79" table:style-name="ce3">
            <text:p>211.345,79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359.79" table:style-name="ce3">
            <text:p>211.359,79</text:p>
          </table:table-cell>
          <table:table-cell office:value-type="string" table:style-name="ce2">
            <text:p>114.1849161</text:p>
          </table:table-cell>
          <table:table-cell office:value-type="string" table:style-name="ce2">
            <text:p>22.350627</text:p>
          </table:table-cell>
          <table:table-cell office:value-type="string" office:string-value="114.184916,22.350627" table:formula="of:=CONCATENATE(LEFT([.O156];10);&quot;,&quot;;LEFT([.P156];10))" table:style-name="ce1">
            <text:p>114.184916,22.35062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HUA</text:p>
          </table:table-cell>
          <table:table-cell office:value-type="string" table:style-name="ce1">
            <text:p>Huangpu</text:p>
          </table:table-cell>
          <table:table-cell office:value-type="float" office:value="167" table:style-name="ce1">
            <text:p>167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5" table:style-name="ce1">
            <text:p>405</text:p>
          </table:table-cell>
          <table:table-cell office:value-type="float" office:value="4064.76" table:style-name="ce3">
            <text:p>4.064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4.76" table:style-name="ce3">
            <text:p>4.064,76</text:p>
          </table:table-cell>
          <table:table-cell office:value-type="string" table:style-name="ce2">
            <text:p>116.461746</text:p>
          </table:table-cell>
          <table:table-cell office:value-type="string" table:style-name="ce2">
            <text:p>30.55951</text:p>
          </table:table-cell>
          <table:table-cell office:value-type="string" office:string-value="116.461746,30.55951" table:formula="of:=CONCATENATE(LEFT([.O157];10);&quot;,&quot;;LEFT([.P157];10))" table:style-name="ce1">
            <text:p>116.461746,30.5595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HSI</text:p>
          </table:table-cell>
          <table:table-cell office:value-type="string" table:style-name="ce1">
            <text:p>Huangshi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60.22" table:style-name="ce1">
            <text:p>160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.22" table:style-name="ce1">
            <text:p>160,22</text:p>
          </table:table-cell>
          <table:table-cell office:value-type="string" table:style-name="ce2">
            <text:p> 115.0333033</text:p>
          </table:table-cell>
          <table:table-cell office:value-type="string" table:style-name="ce2">
            <text:p>30.2042795</text:p>
          </table:table-cell>
          <table:table-cell office:value-type="string" office:string-value=" 115.03330,30.2042795" table:formula="of:=CONCATENATE(LEFT([.O158];10);&quot;,&quot;;LEFT([.P158];10))" table:style-name="ce1">
            <text:p> 115.03330,30.204279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MN</text:p>
          </table:table-cell>
          <table:table-cell office:value-type="string" table:style-name="ce1">
            <text:p>Jiangmen</text:p>
          </table:table-cell>
          <table:table-cell office:value-type="float" office:value="31" table:style-name="ce1">
            <text:p>31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" table:style-name="ce1">
            <text:p>265</text:p>
          </table:table-cell>
          <table:table-cell office:value-type="float" office:value="2534.06" table:style-name="ce3">
            <text:p>2.534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34.06" table:style-name="ce3">
            <text:p>2.534,06</text:p>
          </table:table-cell>
          <table:table-cell office:value-type="string" table:style-name="ce2">
            <text:p>113.079047</text:p>
          </table:table-cell>
          <table:table-cell office:value-type="string" table:style-name="ce2">
            <text:p>22.5766294</text:p>
          </table:table-cell>
          <table:table-cell office:value-type="string" office:string-value="113.079047,22.5766294" table:formula="of:=CONCATENATE(LEFT([.O159];10);&quot;,&quot;;LEFT([.P159];10))" table:style-name="ce1">
            <text:p>113.079047,22.576629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IA</text:p>
          </table:table-cell>
          <table:table-cell office:value-type="string" table:style-name="ce1">
            <text:p>Jiangyin</text:p>
          </table:table-cell>
          <table:table-cell office:value-type="float" office:value="61" table:style-name="ce1">
            <text:p>61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7" table:style-name="ce1">
            <text:p>377</text:p>
          </table:table-cell>
          <table:table-cell office:value-type="float" office:value="4523.67" table:style-name="ce3">
            <text:p>4.523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23.67" table:style-name="ce3">
            <text:p>4.523,67</text:p>
          </table:table-cell>
          <table:table-cell office:value-type="string" table:style-name="ce2">
            <text:p> 120.2635318</text:p>
          </table:table-cell>
          <table:table-cell office:value-type="string" table:style-name="ce2">
            <text:p>31.9080727</text:p>
          </table:table-cell>
          <table:table-cell office:value-type="string" office:string-value=" 120.26353,31.9080727" table:formula="of:=CONCATENATE(LEFT([.O160];10);&quot;,&quot;;LEFT([.P160];10))" table:style-name="ce1">
            <text:p> 120.26353,31.908072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IZ</text:p>
          </table:table-cell>
          <table:table-cell office:value-type="string" table:style-name="ce1">
            <text:p>Jiaz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6.99" table:style-name="ce1">
            <text:p>56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.99" table:style-name="ce1">
            <text:p>56,99</text:p>
          </table:table-cell>
          <table:table-cell office:value-type="string" table:style-name="ce2">
            <text:p> 116.0669537</text:p>
          </table:table-cell>
          <table:table-cell office:value-type="string" table:style-name="ce2">
            <text:p>22.8796124</text:p>
          </table:table-cell>
          <table:table-cell office:value-type="string" office:string-value=" 116.06695,22.8796124" table:formula="of:=CONCATENATE(LEFT([.O161];10);&quot;,&quot;;LEFT([.P161];10))" table:style-name="ce1">
            <text:p> 116.06695,22.87961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GZ</text:p>
          </table:table-cell>
          <table:table-cell office:value-type="string" table:style-name="ce1">
            <text:p>Jingzhou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240.44" table:style-name="ce3">
            <text:p>1.240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0.44" table:style-name="ce3">
            <text:p>1.240,44</text:p>
          </table:table-cell>
          <table:table-cell office:value-type="string" table:style-name="ce2">
            <text:p>112.1869371</text:p>
          </table:table-cell>
          <table:table-cell office:value-type="string" table:style-name="ce2">
            <text:p>30.3538693</text:p>
          </table:table-cell>
          <table:table-cell office:value-type="string" office:string-value="112.186937,30.3538693" table:formula="of:=CONCATENATE(LEFT([.O162];10);&quot;,&quot;;LEFT([.P162];10))" table:style-name="ce1">
            <text:p>112.186937,30.353869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IU</text:p>
          </table:table-cell>
          <table:table-cell office:value-type="string" table:style-name="ce1">
            <text:p>Jiujiang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1114.6199999999999" table:style-name="ce3">
            <text:p>1.114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4.6199999999999" table:style-name="ce3">
            <text:p>1.114,62</text:p>
          </table:table-cell>
          <table:table-cell office:value-type="string" table:style-name="ce2">
            <text:p>115.9967851</text:p>
          </table:table-cell>
          <table:table-cell office:value-type="string" table:style-name="ce2">
            <text:p>29.7076799</text:p>
          </table:table-cell>
          <table:table-cell office:value-type="string" office:string-value="115.996785,29.7076799" table:formula="of:=CONCATENATE(LEFT([.O163];10);&quot;,&quot;;LEFT([.P163];10))" table:style-name="ce1">
            <text:p>115.996785,29.707679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ZU</text:p>
          </table:table-cell>
          <table:table-cell office:value-type="string" table:style-name="ce1">
            <text:p>Jiuzhou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1.45" table:style-name="ce1">
            <text:p>81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.45" table:style-name="ce1">
            <text:p>81,45</text:p>
          </table:table-cell>
          <table:table-cell office:value-type="string" table:style-name="ce2">
            <text:p>99.2291893</text:p>
          </table:table-cell>
          <table:table-cell office:value-type="string" table:style-name="ce2">
            <text:p>25.7522345</text:p>
          </table:table-cell>
          <table:table-cell office:value-type="string" office:string-value="99.2291893,25.7522345" table:formula="of:=CONCATENATE(LEFT([.O164];10);&quot;,&quot;;LEFT([.P164];10))" table:style-name="ce1">
            <text:p>99.2291893,25.752234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LSI</text:p>
          </table:table-cell>
          <table:table-cell office:value-type="string" table:style-name="ce1">
            <text:p>Lanshi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2.48" table:style-name="ce1">
            <text:p>62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.48" table:style-name="ce1">
            <text:p>62,48</text:p>
          </table:table-cell>
          <table:table-cell office:value-type="string" table:style-name="ce2">
            <text:p>113.1010</text:p>
          </table:table-cell>
          <table:table-cell office:value-type="string" table:style-name="ce2">
            <text:p>22.9808</text:p>
          </table:table-cell>
          <table:table-cell office:value-type="string" office:string-value="113.1010,22.9808" table:formula="of:=CONCATENATE(LEFT([.O165];10);&quot;,&quot;;LEFT([.P165];10))" table:style-name="ce1">
            <text:p>113.1010,22.980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LYG</text:p>
          </table:table-cell>
          <table:table-cell office:value-type="string" table:style-name="ce1">
            <text:p>Lianyungang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1818.59" table:style-name="ce3">
            <text:p>1.818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8.59" table:style-name="ce3">
            <text:p>1.818,59</text:p>
          </table:table-cell>
          <table:table-cell office:value-type="string" table:style-name="ce2">
            <text:p>119.1695305</text:p>
          </table:table-cell>
          <table:table-cell office:value-type="string" table:style-name="ce2">
            <text:p>34.6092633</text:p>
          </table:table-cell>
          <table:table-cell office:value-type="string" office:string-value="119.169530,34.6092633" table:formula="of:=CONCATENATE(LEFT([.O166];10);&quot;,&quot;;LEFT([.P166];10))" table:style-name="ce1">
            <text:p>119.169530,34.609263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LHZ</text:p>
          </table:table-cell>
          <table:table-cell office:value-type="string" table:style-name="ce1">
            <text:p>Liuzhou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4.77" table:style-name="ce1">
            <text:p>114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4.77" table:style-name="ce1">
            <text:p>114,77</text:p>
          </table:table-cell>
          <table:table-cell office:value-type="string" table:style-name="ce2">
            <text:p> 109.4066186</text:p>
          </table:table-cell>
          <table:table-cell office:value-type="string" table:style-name="ce2">
            <text:p>24.3213044</text:p>
          </table:table-cell>
          <table:table-cell office:value-type="string" office:string-value=" 109.40661,24.3213044" table:formula="of:=CONCATENATE(LEFT([.O167];10);&quot;,&quot;;LEFT([.P167];10))" table:style-name="ce1">
            <text:p> 109.40661,24.321304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KHN</text:p>
          </table:table-cell>
          <table:table-cell office:value-type="string" table:style-name="ce1">
            <text:p>Nanchang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411.97" table:style-name="ce1">
            <text:p>411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1.97" table:style-name="ce1">
            <text:p>411,97</text:p>
          </table:table-cell>
          <table:table-cell office:value-type="string" table:style-name="ce2">
            <text:p>115.8979149</text:p>
          </table:table-cell>
          <table:table-cell office:value-type="string" table:style-name="ce2">
            <text:p>28.6965374</text:p>
          </table:table-cell>
          <table:table-cell office:value-type="string" office:string-value="115.897914,28.6965374" table:formula="of:=CONCATENATE(LEFT([.O168];10);&quot;,&quot;;LEFT([.P168];10))" table:style-name="ce1">
            <text:p>115.897914,28.696537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NKG</text:p>
          </table:table-cell>
          <table:table-cell office:value-type="string" table:style-name="ce1">
            <text:p>Nanjing</text:p>
          </table:table-cell>
          <table:table-cell office:value-type="float" office:value="266" table:style-name="ce1">
            <text:p>266</text:p>
          </table:table-cell>
          <table:table-cell office:value-type="float" office:value="355" table:style-name="ce1">
            <text:p>3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6" table:style-name="ce1">
            <text:p>976</text:p>
          </table:table-cell>
          <table:table-cell office:value-type="float" office:value="10872.52" table:style-name="ce3">
            <text:p>10.872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72.52" table:style-name="ce3">
            <text:p>10.872,52</text:p>
          </table:table-cell>
          <table:table-cell office:value-type="string" table:style-name="ce2">
            <text:p>118.7912987</text:p>
          </table:table-cell>
          <table:table-cell office:value-type="string" table:style-name="ce2">
            <text:p>32.0607476</text:p>
          </table:table-cell>
          <table:table-cell office:value-type="string" office:string-value="118.791298,32.0607476" table:formula="of:=CONCATENATE(LEFT([.O169];10);&quot;,&quot;;LEFT([.P169];10))" table:style-name="ce1">
            <text:p>118.791298,32.060747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NSA</text:p>
          </table:table-cell>
          <table:table-cell office:value-type="string" table:style-name="ce1">
            <text:p>Nansha</text:p>
          </table:table-cell>
          <table:table-cell office:value-type="float" office:value="508" table:style-name="ce1">
            <text:p>508</text:p>
          </table:table-cell>
          <table:table-cell office:value-type="float" office:value="1237" table:style-name="ce4">
            <text:p>1.23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3011" table:style-name="ce4">
            <text:p>3.011</text:p>
          </table:table-cell>
          <table:table-cell office:value-type="float" office:value="25264.39" table:style-name="ce3">
            <text:p>25.264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264.39" table:style-name="ce3">
            <text:p>25.264,39</text:p>
          </table:table-cell>
          <table:table-cell office:value-type="string" table:style-name="ce2">
            <text:p>102.8382958</text:p>
          </table:table-cell>
          <table:table-cell office:value-type="string" table:style-name="ce2">
            <text:p>23.2198512</text:p>
          </table:table-cell>
          <table:table-cell office:value-type="string" office:string-value="102.838295,23.2198512" table:formula="of:=CONCATENATE(LEFT([.O170];10);&quot;,&quot;;LEFT([.P170];10))" table:style-name="ce1">
            <text:p>102.838295,23.21985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NTG</text:p>
          </table:table-cell>
          <table:table-cell office:value-type="string" table:style-name="ce1">
            <text:p>Nantong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2266.1799999999998" table:style-name="ce3">
            <text:p>2.266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6.1799999999998" table:style-name="ce3">
            <text:p>2.266,18</text:p>
          </table:table-cell>
          <table:table-cell office:value-type="string" table:style-name="ce2">
            <text:p>120.8901671</text:p>
          </table:table-cell>
          <table:table-cell office:value-type="string" table:style-name="ce2">
            <text:p>31.983449</text:p>
          </table:table-cell>
          <table:table-cell office:value-type="string" office:string-value="120.890167,31.983449" table:formula="of:=CONCATENATE(LEFT([.O171];10);&quot;,&quot;;LEFT([.P171];10))" table:style-name="ce1">
            <text:p>120.890167,31.98344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NBO</text:p>
          </table:table-cell>
          <table:table-cell office:value-type="string" table:style-name="ce1">
            <text:p>Ningbo</text:p>
          </table:table-cell>
          <table:table-cell office:value-type="float" office:value="9150" table:style-name="ce4">
            <text:p>9.150</text:p>
          </table:table-cell>
          <table:table-cell office:value-type="float" office:value="12729" table:style-name="ce4">
            <text:p>12.729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float" office:value="34828" table:style-name="ce4">
            <text:p>34.828</text:p>
          </table:table-cell>
          <table:table-cell office:value-type="float" office:value="311777.03999999998" table:style-name="ce3">
            <text:p>311.777,04</text:p>
          </table:table-cell>
          <table:table-cell office:value-type="float" office:value="371" table:style-name="ce1">
            <text:p>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2148.03999999998" table:style-name="ce3">
            <text:p>312.148,04</text:p>
          </table:table-cell>
          <table:table-cell office:value-type="string" table:style-name="ce2">
            <text:p>121.549887</text:p>
          </table:table-cell>
          <table:table-cell office:value-type="string" table:style-name="ce2">
            <text:p>29.8720259</text:p>
          </table:table-cell>
          <table:table-cell office:value-type="string" office:string-value="121.549887,29.8720259" table:formula="of:=CONCATENATE(LEFT([.O172];10);&quot;,&quot;;LEFT([.P172];10))" table:style-name="ce1">
            <text:p>121.549887,29.872025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PUT</text:p>
          </table:table-cell>
          <table:table-cell office:value-type="string" table:style-name="ce1">
            <text:p>Putia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5.239999999999995" table:style-name="ce1">
            <text:p>65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.239999999999995" table:style-name="ce1">
            <text:p>65,24</text:p>
          </table:table-cell>
          <table:table-cell office:value-type="string" table:style-name="ce2">
            <text:p> 119.0074625</text:p>
          </table:table-cell>
          <table:table-cell office:value-type="string" table:style-name="ce2">
            <text:p>25.4342199</text:p>
          </table:table-cell>
          <table:table-cell office:value-type="string" office:string-value=" 119.00746,25.4342199" table:formula="of:=CONCATENATE(LEFT([.O173];10);&quot;,&quot;;LEFT([.P173];10))" table:style-name="ce1">
            <text:p> 119.00746,25.434219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TAO</text:p>
          </table:table-cell>
          <table:table-cell office:value-type="string" table:style-name="ce1">
            <text:p>Qingdao</text:p>
          </table:table-cell>
          <table:table-cell office:value-type="float" office:value="4588" table:style-name="ce4">
            <text:p>4.588</text:p>
          </table:table-cell>
          <table:table-cell office:value-type="float" office:value="4341" table:style-name="ce4">
            <text:p>4.341</text:p>
          </table:table-cell>
          <table:table-cell office:value-type="float" office:value="10" table:style-name="ce1">
            <text:p>10</text:p>
          </table:table-cell>
          <table:table-cell office:value-type="float" office:value="243" table:style-name="ce1">
            <text:p>243</text:p>
          </table:table-cell>
          <table:table-cell office:value-type="float" office:value="13766" table:style-name="ce4">
            <text:p>13.766</text:p>
          </table:table-cell>
          <table:table-cell office:value-type="float" office:value="161685.22" table:style-name="ce3">
            <text:p>161.685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85.22" table:style-name="ce3">
            <text:p>161.685,22</text:p>
          </table:table-cell>
          <table:table-cell office:value-type="string" table:style-name="ce2">
            <text:p>120.3497193</text:p>
          </table:table-cell>
          <table:table-cell office:value-type="string" table:style-name="ce2">
            <text:p>36.0895093</text:p>
          </table:table-cell>
          <table:table-cell office:value-type="string" office:string-value="120.349719,36.0895093" table:formula="of:=CONCATENATE(LEFT([.O174];10);&quot;,&quot;;LEFT([.P174];10))" table:style-name="ce1">
            <text:p>120.349719,36.089509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QHA</text:p>
          </table:table-cell>
          <table:table-cell office:value-type="string" table:style-name="ce1">
            <text:p>Qinhuangd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19.588333</text:p>
          </table:table-cell>
          <table:table-cell office:value-type="string" table:style-name="ce2">
            <text:p>39.931667</text:p>
          </table:table-cell>
          <table:table-cell office:value-type="string" office:string-value="119.588333,39.931667" table:formula="of:=CONCATENATE(LEFT([.O175];10);&quot;,&quot;;LEFT([.P175];10))" table:style-name="ce1">
            <text:p>119.588333,39.93166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ROQ</text:p>
          </table:table-cell>
          <table:table-cell office:value-type="string" table:style-name="ce1">
            <text:p>Rongqi</text:p>
          </table:table-cell>
          <table:table-cell office:value-type="float" office:value="13" table:style-name="ce1">
            <text:p>13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2461.71" table:style-name="ce3">
            <text:p>2.461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61.71" table:style-name="ce3">
            <text:p>2.461,71</text:p>
          </table:table-cell>
          <table:table-cell office:value-type="string" table:style-name="ce2">
            <text:p>113.3071042</text:p>
          </table:table-cell>
          <table:table-cell office:value-type="string" table:style-name="ce2">
            <text:p>22.753987</text:p>
          </table:table-cell>
          <table:table-cell office:value-type="string" office:string-value="113.307104,22.753987" table:formula="of:=CONCATENATE(LEFT([.O176];10);&quot;,&quot;;LEFT([.P176];10))" table:style-name="ce1">
            <text:p>113.307104,22.75398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BU</text:p>
          </table:table-cell>
          <table:table-cell office:value-type="string" table:style-name="ce1">
            <text:p>Sanbu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.45" table:style-name="ce1">
            <text:p>21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45" table:style-name="ce1">
            <text:p>21,45</text:p>
          </table:table-cell>
          <table:table-cell office:value-type="string" table:style-name="ce2">
            <text:p>112.6631</text:p>
          </table:table-cell>
          <table:table-cell office:value-type="string" table:style-name="ce2">
            <text:p>22.3629</text:p>
          </table:table-cell>
          <table:table-cell office:value-type="string" office:string-value="112.6631,22.3629" table:formula="of:=CONCATENATE(LEFT([.O177];10);&quot;,&quot;;LEFT([.P177];10))" table:style-name="ce1">
            <text:p>112.6631,22.362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HA</text:p>
          </table:table-cell>
          <table:table-cell office:value-type="string" table:style-name="ce1">
            <text:p>Shanghai</text:p>
          </table:table-cell>
          <table:table-cell office:value-type="float" office:value="20559" table:style-name="ce4">
            <text:p>20.559</text:p>
          </table:table-cell>
          <table:table-cell office:value-type="float" office:value="21072" table:style-name="ce4">
            <text:p>21.072</text:p>
          </table:table-cell>
          <table:table-cell office:value-type="float" office:value="159" table:style-name="ce1">
            <text:p>159</text:p>
          </table:table-cell>
          <table:table-cell office:value-type="float" office:value="639" table:style-name="ce1">
            <text:p>639</text:p>
          </table:table-cell>
          <table:table-cell office:value-type="float" office:value="64140" table:style-name="ce4">
            <text:p>64.140</text:p>
          </table:table-cell>
          <table:table-cell office:value-type="float" office:value="650357.16" table:style-name="ce3">
            <text:p>650.357,16</text:p>
          </table:table-cell>
          <table:table-cell office:value-type="float" office:value="939" table:style-name="ce1">
            <text:p>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1296.16" table:style-name="ce3">
            <text:p>651.296,16</text:p>
          </table:table-cell>
          <table:table-cell office:value-type="string" table:style-name="ce2">
            <text:p>121.4888922</text:p>
          </table:table-cell>
          <table:table-cell office:value-type="string" table:style-name="ce2">
            <text:p>31.2253441</text:p>
          </table:table-cell>
          <table:table-cell office:value-type="string" office:string-value="121.488892,31.2253441" table:formula="of:=CONCATENATE(LEFT([.O178];10);&quot;,&quot;;LEFT([.P178];10))" table:style-name="ce1">
            <text:p>121.488892,31.225344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WA</text:p>
          </table:table-cell>
          <table:table-cell office:value-type="string" table:style-name="ce1">
            <text:p>Shantou</text:p>
          </table:table-cell>
          <table:table-cell office:value-type="float" office:value="17" table:style-name="ce1">
            <text:p>17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9" table:style-name="ce1">
            <text:p>249</text:p>
          </table:table-cell>
          <table:table-cell office:value-type="float" office:value="1277.96" table:style-name="ce3">
            <text:p>1.27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7.96" table:style-name="ce3">
            <text:p>1.277,96</text:p>
          </table:table-cell>
          <table:table-cell office:value-type="string" table:style-name="ce2">
            <text:p> 116.6948819</text:p>
          </table:table-cell>
          <table:table-cell office:value-type="string" table:style-name="ce2">
            <text:p>23.3652979</text:p>
          </table:table-cell>
          <table:table-cell office:value-type="string" office:string-value=" 116.69488,23.3652979" table:formula="of:=CONCATENATE(LEFT([.O179];10);&quot;,&quot;;LEFT([.P179];10))" table:style-name="ce1">
            <text:p> 116.69488,23.365297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SN</text:p>
          </table:table-cell>
          <table:table-cell office:value-type="string" table:style-name="ce1">
            <text:p>Shashan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02.36" table:style-name="ce1">
            <text:p>102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.36" table:style-name="ce1">
            <text:p>102,36</text:p>
          </table:table-cell>
          <table:table-cell office:value-type="string" table:style-name="ce2">
            <text:p> 113.1380649</text:p>
          </table:table-cell>
          <table:table-cell office:value-type="string" table:style-name="ce2">
            <text:p>23.0314578</text:p>
          </table:table-cell>
          <table:table-cell office:value-type="string" office:string-value=" 113.13806,23.0314578" table:formula="of:=CONCATENATE(LEFT([.O180];10);&quot;,&quot;;LEFT([.P180];10))" table:style-name="ce1">
            <text:p> 113.13806,23.03145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HU</text:p>
          </table:table-cell>
          <table:table-cell office:value-type="string" table:style-name="ce1">
            <text:p>Shekou</text:p>
          </table:table-cell>
          <table:table-cell office:value-type="float" office:value="4227" table:style-name="ce4">
            <text:p>4.227</text:p>
          </table:table-cell>
          <table:table-cell office:value-type="float" office:value="8088" table:style-name="ce4">
            <text:p>8.088</text:p>
          </table:table-cell>
          <table:table-cell office:value-type="float" office:value="13" table:style-name="ce1">
            <text:p>13</text:p>
          </table:table-cell>
          <table:table-cell office:value-type="float" office:value="627" table:style-name="ce1">
            <text:p>627</text:p>
          </table:table-cell>
          <table:table-cell office:value-type="float" office:value="21670" table:style-name="ce4">
            <text:p>21.670</text:p>
          </table:table-cell>
          <table:table-cell office:value-type="float" office:value="163398.34" table:style-name="ce3">
            <text:p>163.398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398.34" table:style-name="ce3">
            <text:p>163.398,34</text:p>
          </table:table-cell>
          <table:table-cell office:value-type="string" table:style-name="ce2">
            <text:p>114.3485226</text:p>
          </table:table-cell>
          <table:table-cell office:value-type="string" table:style-name="ce2">
            <text:p>30.7153173</text:p>
          </table:table-cell>
          <table:table-cell office:value-type="string" office:string-value="114.348522,30.7153173" table:formula="of:=CONCATENATE(LEFT([.O181];10);&quot;,&quot;;LEFT([.P181];10))" table:style-name="ce1">
            <text:p>114.348522,30.715317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JW</text:p>
          </table:table-cell>
          <table:table-cell office:value-type="string" table:style-name="ce1">
            <text:p>Shijiazhua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87" table:style-name="ce1">
            <text:p>2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7" table:style-name="ce1">
            <text:p>2,87</text:p>
          </table:table-cell>
          <table:table-cell office:value-type="string" table:style-name="ce2">
            <text:p> 114.5086097</text:p>
          </table:table-cell>
          <table:table-cell office:value-type="string" table:style-name="ce2">
            <text:p>38.0419568</text:p>
          </table:table-cell>
          <table:table-cell office:value-type="string" office:string-value=" 114.50860,38.0419568" table:formula="of:=CONCATENATE(LEFT([.O182];10);&quot;,&quot;;LEFT([.P182];10))" table:style-name="ce1">
            <text:p> 114.50860,38.041956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UD</text:p>
          </table:table-cell>
          <table:table-cell office:value-type="string" table:style-name="ce1">
            <text:p>Shunde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366.82" table:style-name="ce1">
            <text:p>366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6.82" table:style-name="ce1">
            <text:p>366,82</text:p>
          </table:table-cell>
          <table:table-cell office:value-type="string" table:style-name="ce2">
            <text:p>113.2715118</text:p>
          </table:table-cell>
          <table:table-cell office:value-type="string" table:style-name="ce2">
            <text:p>22.8775993</text:p>
          </table:table-cell>
          <table:table-cell office:value-type="string" office:string-value="113.271511,22.8775993" table:formula="of:=CONCATENATE(LEFT([.O183];10);&quot;,&quot;;LEFT([.P183];10))" table:style-name="ce1">
            <text:p>113.271511,22.877599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TAG</text:p>
          </table:table-cell>
          <table:table-cell office:value-type="string" table:style-name="ce1">
            <text:p>Taicang</text:p>
          </table:table-cell>
          <table:table-cell office:value-type="float" office:value="41" table:style-name="ce1">
            <text:p>41</text:p>
          </table:table-cell>
          <table:table-cell office:value-type="float" office:value="1342" table:style-name="ce4">
            <text:p>1.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25" table:style-name="ce4">
            <text:p>2.725</text:p>
          </table:table-cell>
          <table:table-cell office:value-type="float" office:value="16352.4" table:style-name="ce3">
            <text:p>16.352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52.4" table:style-name="ce3">
            <text:p>16.352,40</text:p>
          </table:table-cell>
          <table:table-cell office:value-type="string" table:style-name="ce2">
            <text:p>121.1057705</text:p>
          </table:table-cell>
          <table:table-cell office:value-type="string" table:style-name="ce2">
            <text:p>31.4545892</text:p>
          </table:table-cell>
          <table:table-cell office:value-type="string" office:string-value="121.105770,31.4545892" table:formula="of:=CONCATENATE(LEFT([.O184];10);&quot;,&quot;;LEFT([.P184];10))" table:style-name="ce1">
            <text:p>121.105770,31.454589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TZO</text:p>
          </table:table-cell>
          <table:table-cell office:value-type="string" table:style-name="ce1">
            <text:p>Taizhou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522.79999999999995" table:style-name="ce1">
            <text:p>522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2.79999999999995" table:style-name="ce1">
            <text:p>522,8</text:p>
          </table:table-cell>
          <table:table-cell office:value-type="string" table:style-name="ce2">
            <text:p>121.4444622</text:p>
          </table:table-cell>
          <table:table-cell office:value-type="string" table:style-name="ce2">
            <text:p>28.6836428</text:p>
          </table:table-cell>
          <table:table-cell office:value-type="string" office:string-value="121.444462,28.6836428" table:formula="of:=CONCATENATE(LEFT([.O185];10);&quot;,&quot;;LEFT([.P185];10))" table:style-name="ce1">
            <text:p>121.444462,28.683642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TSN</text:p>
          </table:table-cell>
          <table:table-cell office:value-type="string" table:style-name="ce1">
            <text:p>Tianjin</text:p>
          </table:table-cell>
          <table:table-cell office:value-type="float" office:value="424" table:style-name="ce1">
            <text:p>424</text:p>
          </table:table-cell>
          <table:table-cell office:value-type="float" office:value="286" table:style-name="ce1">
            <text:p>2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6" table:style-name="ce1">
            <text:p>996</text:p>
          </table:table-cell>
          <table:table-cell office:value-type="float" office:value="16011.43" table:style-name="ce3">
            <text:p>16.011,43</text:p>
          </table:table-cell>
          <table:table-cell office:value-type="float" office:value="1078" table:style-name="ce3">
            <text:p>1.07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89.43" table:style-name="ce3">
            <text:p>17.089,43</text:p>
          </table:table-cell>
          <table:table-cell office:value-type="string" table:style-name="ce2">
            <text:p> 117.1980785</text:p>
          </table:table-cell>
          <table:table-cell office:value-type="string" table:style-name="ce2">
            <text:p>39.1235635</text:p>
          </table:table-cell>
          <table:table-cell office:value-type="string" office:string-value=" 117.19807,39.1235635" table:formula="of:=CONCATENATE(LEFT([.O186];10);&quot;,&quot;;LEFT([.P186];10))" table:style-name="ce1">
            <text:p> 117.19807,39.123563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AI</text:p>
          </table:table-cell>
          <table:table-cell office:value-type="string" table:style-name="ce1">
            <text:p>Waiha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1.22" table:style-name="ce1">
            <text:p>51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.22" table:style-name="ce1">
            <text:p>51,22</text:p>
          </table:table-cell>
          <table:table-cell office:value-type="string" table:style-name="ce2">
            <text:p> 113.1584562</text:p>
          </table:table-cell>
          <table:table-cell office:value-type="string" table:style-name="ce2">
            <text:p> 22.585632</text:p>
          </table:table-cell>
          <table:table-cell office:value-type="string" office:string-value=" 113.15845, 22.585632" table:formula="of:=CONCATENATE(LEFT([.O187];10);&quot;,&quot;;LEFT([.P187];10))" table:style-name="ce1">
            <text:p> 113.15845, 22.58563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ZH</text:p>
          </table:table-cell>
          <table:table-cell office:value-type="string" table:style-name="ce1">
            <text:p>Wenzhou</text:p>
          </table:table-cell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1454.8" table:style-name="ce3">
            <text:p>1.454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4.8" table:style-name="ce3">
            <text:p>1.454,80</text:p>
          </table:table-cell>
          <table:table-cell office:value-type="string" table:style-name="ce2">
            <text:p> 120.648392</text:p>
          </table:table-cell>
          <table:table-cell office:value-type="string" table:style-name="ce2">
            <text:p>28.0221989</text:p>
          </table:table-cell>
          <table:table-cell office:value-type="string" office:string-value=" 120.64839,28.0221989" table:formula="of:=CONCATENATE(LEFT([.O188];10);&quot;,&quot;;LEFT([.P188];10))" table:style-name="ce1">
            <text:p> 120.64839,28.022198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UH</text:p>
          </table:table-cell>
          <table:table-cell office:value-type="string" table:style-name="ce1">
            <text:p>Wuhan</text:p>
          </table:table-cell>
          <table:table-cell office:value-type="float" office:value="166" table:style-name="ce1">
            <text:p>166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6" table:style-name="ce1">
            <text:p>356</text:p>
          </table:table-cell>
          <table:table-cell office:value-type="float" office:value="4462.84" table:style-name="ce3">
            <text:p>4.462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62.84" table:style-name="ce3">
            <text:p>4.462,84</text:p>
          </table:table-cell>
          <table:table-cell office:value-type="string" table:style-name="ce2">
            <text:p>114.2992796</text:p>
          </table:table-cell>
          <table:table-cell office:value-type="string" table:style-name="ce2">
            <text:p>30.5960213</text:p>
          </table:table-cell>
          <table:table-cell office:value-type="string" office:string-value="114.299279,30.5960213" table:formula="of:=CONCATENATE(LEFT([.O189];10);&quot;,&quot;;LEFT([.P189];10))" table:style-name="ce1">
            <text:p>114.299279,30.596021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HI</text:p>
          </table:table-cell>
          <table:table-cell office:value-type="string" table:style-name="ce1">
            <text:p>Wuhu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20.25" table:style-name="ce1">
            <text:p>32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.25" table:style-name="ce1">
            <text:p>320,25</text:p>
          </table:table-cell>
          <table:table-cell office:value-type="string" table:style-name="ce2">
            <text:p>118.3536912</text:p>
          </table:table-cell>
          <table:table-cell office:value-type="string" table:style-name="ce2">
            <text:p>31.3425803</text:p>
          </table:table-cell>
          <table:table-cell office:value-type="string" office:string-value="118.353691,31.3425803" table:formula="of:=CONCATENATE(LEFT([.O190];10);&quot;,&quot;;LEFT([.P190];10))" table:style-name="ce1">
            <text:p>118.353691,31.342580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UX</text:p>
          </table:table-cell>
          <table:table-cell office:value-type="string" table:style-name="ce1">
            <text:p>Wuxi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480.38" table:style-name="ce1">
            <text:p>480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0.38" table:style-name="ce1">
            <text:p>480,38</text:p>
          </table:table-cell>
          <table:table-cell office:value-type="string" table:style-name="ce2">
            <text:p>120.3128912</text:p>
          </table:table-cell>
          <table:table-cell office:value-type="string" table:style-name="ce2">
            <text:p>31.5874175</text:p>
          </table:table-cell>
          <table:table-cell office:value-type="string" office:string-value="120.312891,31.5874175" table:formula="of:=CONCATENATE(LEFT([.O191];10);&quot;,&quot;;LEFT([.P191];10))" table:style-name="ce1">
            <text:p>120.312891,31.587417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UZ</text:p>
          </table:table-cell>
          <table:table-cell office:value-type="string" table:style-name="ce1">
            <text:p>Wuzhou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11.67" table:style-name="ce1">
            <text:p>211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.67" table:style-name="ce1">
            <text:p>211,67</text:p>
          </table:table-cell>
          <table:table-cell office:value-type="string" table:style-name="ce2">
            <text:p>111.2971834</text:p>
          </table:table-cell>
          <table:table-cell office:value-type="string" table:style-name="ce2">
            <text:p>23.4782947</text:p>
          </table:table-cell>
          <table:table-cell office:value-type="string" office:string-value="111.297183,23.4782947" table:formula="of:=CONCATENATE(LEFT([.O192];10);&quot;,&quot;;LEFT([.P192];10))" table:style-name="ce1">
            <text:p>111.297183,23.478294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XMN</text:p>
          </table:table-cell>
          <table:table-cell office:value-type="string" table:style-name="ce1">
            <text:p>Xiamen (Xian)</text:p>
          </table:table-cell>
          <table:table-cell office:value-type="float" office:value="2272" table:style-name="ce4">
            <text:p>2.272</text:p>
          </table:table-cell>
          <table:table-cell office:value-type="float" office:value="3170" table:style-name="ce4">
            <text:p>3.17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642" table:style-name="ce4">
            <text:p>8.642</text:p>
          </table:table-cell>
          <table:table-cell office:value-type="float" office:value="76116.850000000006" table:style-name="ce3">
            <text:p>76.116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6116.850000000006" table:style-name="ce3">
            <text:p>76.116,85</text:p>
          </table:table-cell>
          <table:table-cell office:value-type="string" table:style-name="ce2">
            <text:p>118.1355644</text:p>
          </table:table-cell>
          <table:table-cell office:value-type="string" table:style-name="ce2">
            <text:p>24.497442</text:p>
          </table:table-cell>
          <table:table-cell office:value-type="string" office:string-value="118.135564,24.497442" table:formula="of:=CONCATENATE(LEFT([.O193];10);&quot;,&quot;;LEFT([.P193];10))" table:style-name="ce1">
            <text:p>118.135564,24.49744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XLA</text:p>
          </table:table-cell>
          <table:table-cell office:value-type="string" table:style-name="ce1">
            <text:p>Xianlang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61.01" table:style-name="ce1">
            <text:p>161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.01" table:style-name="ce1">
            <text:p>161,01</text:p>
          </table:table-cell>
          <table:table-cell office:value-type="string" table:style-name="ce2">
            <text:p>120.2429</text:p>
          </table:table-cell>
          <table:table-cell office:value-type="string" table:style-name="ce2">
            <text:p>36.0113</text:p>
          </table:table-cell>
          <table:table-cell office:value-type="string" office:string-value="120.2429,36.0113" table:formula="of:=CONCATENATE(LEFT([.O194];10);&quot;,&quot;;LEFT([.P194];10))" table:style-name="ce1">
            <text:p>120.2429,36.011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XIL</text:p>
          </table:table-cell>
          <table:table-cell office:value-type="string" table:style-name="ce1">
            <text:p>Xiaola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7.78" table:style-name="ce1">
            <text:p>27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78" table:style-name="ce1">
            <text:p>27,78</text:p>
          </table:table-cell>
          <table:table-cell office:value-type="string" table:style-name="ce2">
            <text:p>113.2294552</text:p>
          </table:table-cell>
          <table:table-cell office:value-type="string" table:style-name="ce2">
            <text:p>22.6731279</text:p>
          </table:table-cell>
          <table:table-cell office:value-type="string" office:string-value="113.229455,22.6731279" table:formula="of:=CONCATENATE(LEFT([.O195];10);&quot;,&quot;;LEFT([.P195];10))" table:style-name="ce1">
            <text:p>113.229455,22.673127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XGG</text:p>
          </table:table-cell>
          <table:table-cell office:value-type="string" table:style-name="ce1">
            <text:p>Xingang<text:s/></text:p>
          </table:table-cell>
          <table:table-cell office:value-type="float" office:value="1222" table:style-name="ce4">
            <text:p>1.222</text:p>
          </table:table-cell>
          <table:table-cell office:value-type="float" office:value="542" table:style-name="ce1">
            <text:p>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06" table:style-name="ce4">
            <text:p>2.306</text:p>
          </table:table-cell>
          <table:table-cell office:value-type="float" office:value="35383.47" table:style-name="ce3">
            <text:p>35.383,47</text:p>
          </table:table-cell>
          <table:table-cell office:value-type="float" office:value="265.2" table:style-name="ce1">
            <text:p>265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648.67" table:style-name="ce3">
            <text:p>35.648,67</text:p>
          </table:table-cell>
          <table:table-cell office:value-type="string" table:style-name="ce2">
            <text:p>117.7433</text:p>
          </table:table-cell>
          <table:table-cell office:value-type="string" table:style-name="ce2">
            <text:p>38.9788</text:p>
          </table:table-cell>
          <table:table-cell office:value-type="string" office:string-value="117.7433,38.9788" table:formula="of:=CONCATENATE(LEFT([.O196];10);&quot;,&quot;;LEFT([.P196];10))" table:style-name="ce1">
            <text:p>117.7433,38.978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ZH</text:p>
          </table:table-cell>
          <table:table-cell office:value-type="string" table:style-name="ce1">
            <text:p>Yangzhou</text:p>
          </table:table-cell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1400.54" table:style-name="ce3">
            <text:p>1.400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0.54" table:style-name="ce3">
            <text:p>1.400,54</text:p>
          </table:table-cell>
          <table:table-cell office:value-type="string" table:style-name="ce2">
            <text:p>119.4365759</text:p>
          </table:table-cell>
          <table:table-cell office:value-type="string" table:style-name="ce2">
            <text:p>32.3926973</text:p>
          </table:table-cell>
          <table:table-cell office:value-type="string" office:string-value="119.436575,32.3926973" table:formula="of:=CONCATENATE(LEFT([.O197];10);&quot;,&quot;;LEFT([.P197];10))" table:style-name="ce1">
            <text:p>119.436575,32.392697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NT</text:p>
          </table:table-cell>
          <table:table-cell office:value-type="string" table:style-name="ce1">
            <text:p>Yanta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5.34" table:style-name="ce1">
            <text:p>45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34" table:style-name="ce1">
            <text:p>45,34</text:p>
          </table:table-cell>
          <table:table-cell office:value-type="string" table:style-name="ce2">
            <text:p>121.389463</text:p>
          </table:table-cell>
          <table:table-cell office:value-type="string" table:style-name="ce2">
            <text:p>37.5340488</text:p>
          </table:table-cell>
          <table:table-cell office:value-type="string" office:string-value="121.389463,37.5340488" table:formula="of:=CONCATENATE(LEFT([.O198];10);&quot;,&quot;;LEFT([.P198];10))" table:style-name="ce1">
            <text:p>121.389463,37.534048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YT</text:p>
          </table:table-cell>
          <table:table-cell office:value-type="string" table:style-name="ce1">
            <text:p>Yanti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4.47" table:style-name="ce1">
            <text:p>64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.47" table:style-name="ce1">
            <text:p>64,47</text:p>
          </table:table-cell>
          <table:table-cell office:value-type="string" table:style-name="ce2">
            <text:p> 114.37429</text:p>
          </table:table-cell>
          <table:table-cell office:value-type="string" table:style-name="ce2">
            <text:p>27.365936</text:p>
          </table:table-cell>
          <table:table-cell office:value-type="string" office:string-value=" 114.37429,27.365936" table:formula="of:=CONCATENATE(LEFT([.O199];10);&quot;,&quot;;LEFT([.P199];10))" table:style-name="ce1">
            <text:p> 114.37429,27.36593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TI</text:p>
          </table:table-cell>
          <table:table-cell office:value-type="string" table:style-name="ce1">
            <text:p>Yantian Huangdong</text:p>
          </table:table-cell>
          <table:table-cell office:value-type="float" office:value="3681" table:style-name="ce4">
            <text:p>3.681</text:p>
          </table:table-cell>
          <table:table-cell office:value-type="float" office:value="9656" table:style-name="ce4">
            <text:p>9.656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23321" table:style-name="ce4">
            <text:p>23.321</text:p>
          </table:table-cell>
          <table:table-cell office:value-type="float" office:value="160137.19" table:style-name="ce3">
            <text:p>160.137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37.19" table:style-name="ce3">
            <text:p>160.137,19</text:p>
          </table:table-cell>
          <table:table-cell office:value-type="string" table:style-name="ce2">
            <text:p>114.2734</text:p>
          </table:table-cell>
          <table:table-cell office:value-type="string" table:style-name="ce2">
            <text:p>22.5863</text:p>
          </table:table-cell>
          <table:table-cell office:value-type="string" office:string-value="114.2734,22.5863" table:formula="of:=CONCATENATE(LEFT([.O200];10);&quot;,&quot;;LEFT([.P200];10))" table:style-name="ce1">
            <text:p>114.2734,22.586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IC</text:p>
          </table:table-cell>
          <table:table-cell office:value-type="string" table:style-name="ce1">
            <text:p>Yichang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36.47" table:style-name="ce1">
            <text:p>236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.47" table:style-name="ce1">
            <text:p>236,47</text:p>
          </table:table-cell>
          <table:table-cell office:value-type="string" table:style-name="ce2">
            <text:p> 111.321667</text:p>
          </table:table-cell>
          <table:table-cell office:value-type="string" table:style-name="ce2">
            <text:p>30.771111</text:p>
          </table:table-cell>
          <table:table-cell office:value-type="string" office:string-value=" 111.32166,30.771111" table:formula="of:=CONCATENATE(LEFT([.O201];10);&quot;,&quot;;LEFT([.P201];10))" table:style-name="ce1">
            <text:p> 111.32166,30.7711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IK</text:p>
          </table:table-cell>
          <table:table-cell office:value-type="string" table:style-name="ce1">
            <text:p>Yingkou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6.5" table:style-name="ce1">
            <text:p>136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.5" table:style-name="ce1">
            <text:p>136,5</text:p>
          </table:table-cell>
          <table:table-cell office:value-type="string" table:style-name="ce2">
            <text:p> 122.2474455</text:p>
          </table:table-cell>
          <table:table-cell office:value-type="string" table:style-name="ce2">
            <text:p>40.6677519</text:p>
          </table:table-cell>
          <table:table-cell office:value-type="string" office:string-value=" 122.24744,40.6677519" table:formula="of:=CONCATENATE(LEFT([.O202];10);&quot;,&quot;;LEFT([.P202];10))" table:style-name="ce1">
            <text:p> 122.24744,40.66775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IX</text:p>
          </table:table-cell>
          <table:table-cell office:value-type="string" table:style-name="ce1">
            <text:p>Yixing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662.31" table:style-name="ce1">
            <text:p>662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2.31" table:style-name="ce1">
            <text:p>662,31</text:p>
          </table:table-cell>
          <table:table-cell office:value-type="string" table:style-name="ce2">
            <text:p> 119.785324</text:p>
          </table:table-cell>
          <table:table-cell office:value-type="string" table:style-name="ce2">
            <text:p>31.3605382</text:p>
          </table:table-cell>
          <table:table-cell office:value-type="string" office:string-value=" 119.78532,31.3605382" table:formula="of:=CONCATENATE(LEFT([.O203];10);&quot;,&quot;;LEFT([.P203];10))" table:style-name="ce1">
            <text:p> 119.78532,31.360538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UE</text:p>
          </table:table-cell>
          <table:table-cell office:value-type="string" table:style-name="ce1">
            <text:p>Yueqing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54.75" table:style-name="ce1">
            <text:p>154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4.75" table:style-name="ce1">
            <text:p>154,75</text:p>
          </table:table-cell>
          <table:table-cell office:value-type="string" table:style-name="ce2">
            <text:p> 120.9584124</text:p>
          </table:table-cell>
          <table:table-cell office:value-type="string" table:style-name="ce2">
            <text:p>28.1259515</text:p>
          </table:table-cell>
          <table:table-cell office:value-type="string" office:string-value=" 120.95841,28.1259515" table:formula="of:=CONCATENATE(LEFT([.O204];10);&quot;,&quot;;LEFT([.P204];10))" table:style-name="ce1">
            <text:p> 120.95841,28.125951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UY</text:p>
          </table:table-cell>
          <table:table-cell office:value-type="string" table:style-name="ce1">
            <text:p>Yueyang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967.45" table:style-name="ce1">
            <text:p>967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7.45" table:style-name="ce1">
            <text:p>967,45</text:p>
          </table:table-cell>
          <table:table-cell office:value-type="string" table:style-name="ce2">
            <text:p> 113.1230108</text:p>
          </table:table-cell>
          <table:table-cell office:value-type="string" table:style-name="ce2">
            <text:p>29.3589447</text:p>
          </table:table-cell>
          <table:table-cell office:value-type="string" office:string-value=" 113.12301,29.3589447" table:formula="of:=CONCATENATE(LEFT([.O205];10);&quot;,&quot;;LEFT([.P205];10))" table:style-name="ce1">
            <text:p> 113.12301,29.358944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JG</text:p>
          </table:table-cell>
          <table:table-cell office:value-type="string" table:style-name="ce1">
            <text:p>Zhangjiagang</text:p>
          </table:table-cell>
          <table:table-cell office:value-type="float" office:value="289" table:style-name="ce1">
            <text:p>289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1" table:style-name="ce1">
            <text:p>411</text:p>
          </table:table-cell>
          <table:table-cell office:value-type="float" office:value="8489.73" table:style-name="ce3">
            <text:p>8.489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89.73" table:style-name="ce3">
            <text:p>8.489,73</text:p>
          </table:table-cell>
          <table:table-cell office:value-type="string" table:style-name="ce2">
            <text:p>120.5426833</text:p>
          </table:table-cell>
          <table:table-cell office:value-type="string" table:style-name="ce2">
            <text:p>31.8664895</text:p>
          </table:table-cell>
          <table:table-cell office:value-type="string" office:string-value="120.542683,31.8664895" table:formula="of:=CONCATENATE(LEFT([.O206];10);&quot;,&quot;;LEFT([.P206];10))" table:style-name="ce1">
            <text:p>120.542683,31.866489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HA</text:p>
          </table:table-cell>
          <table:table-cell office:value-type="string" table:style-name="ce1">
            <text:p>Zhanjiang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895.92" table:style-name="ce1">
            <text:p>895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5.92" table:style-name="ce1">
            <text:p>895,92</text:p>
          </table:table-cell>
          <table:table-cell office:value-type="string" table:style-name="ce2">
            <text:p>110.4045975</text:p>
          </table:table-cell>
          <table:table-cell office:value-type="string" table:style-name="ce2">
            <text:p>21.2021916</text:p>
          </table:table-cell>
          <table:table-cell office:value-type="string" office:string-value="110.404597,21.2021916" table:formula="of:=CONCATENATE(LEFT([.O207];10);&quot;,&quot;;LEFT([.P207];10))" table:style-name="ce1">
            <text:p>110.404597,21.20219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QG</text:p>
          </table:table-cell>
          <table:table-cell office:value-type="string" table:style-name="ce1">
            <text:p>Zhaoq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130000000000001" table:style-name="ce1">
            <text:p>10,13</text:p>
          </table:table-cell>
          <table:table-cell office:value-type="string" table:style-name="ce2">
            <text:p> 112.4728451</text:p>
          </table:table-cell>
          <table:table-cell office:value-type="string" table:style-name="ce2">
            <text:p>23.0515551</text:p>
          </table:table-cell>
          <table:table-cell office:value-type="string" office:string-value=" 112.47284,23.0515551" table:formula="of:=CONCATENATE(LEFT([.O208];10);&quot;,&quot;;LEFT([.P208];10))" table:style-name="ce1">
            <text:p> 112.47284,23.051555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HP</text:p>
          </table:table-cell>
          <table:table-cell office:value-type="string" table:style-name="ce1">
            <text:p>Zhapu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style-name="ce1">
            <text:p>280</text:p>
          </table:table-cell>
          <table:table-cell office:value-type="float" office:value="4290.18" table:style-name="ce3">
            <text:p>4.290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90.18" table:style-name="ce3">
            <text:p>4.290,18</text:p>
          </table:table-cell>
          <table:table-cell office:value-type="string" table:style-name="ce2">
            <text:p>121.0748</text:p>
          </table:table-cell>
          <table:table-cell office:value-type="string" table:style-name="ce2">
            <text:p>30.5942</text:p>
          </table:table-cell>
          <table:table-cell office:value-type="string" office:string-value="121.0748,30.5942" table:formula="of:=CONCATENATE(LEFT([.O209];10);&quot;,&quot;;LEFT([.P209];10))" table:style-name="ce1">
            <text:p>121.0748,30.594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HE</text:p>
          </table:table-cell>
          <table:table-cell office:value-type="string" table:style-name="ce1">
            <text:p>Zhenjiang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28.14" table:style-name="ce1">
            <text:p>328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8.14" table:style-name="ce1">
            <text:p>328,14</text:p>
          </table:table-cell>
          <table:table-cell office:value-type="string" table:style-name="ce2">
            <text:p>119.458012</text:p>
          </table:table-cell>
          <table:table-cell office:value-type="string" table:style-name="ce2">
            <text:p>32.2139599</text:p>
          </table:table-cell>
          <table:table-cell office:value-type="string" office:string-value="119.458012,32.2139599" table:formula="of:=CONCATENATE(LEFT([.O210];10);&quot;,&quot;;LEFT([.P210];10))" table:style-name="ce1">
            <text:p>119.458012,32.213959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013</text:p>
          </table:table-cell>
          <table:table-cell office:value-type="string" table:style-name="ce1">
            <text:p>Zhongshan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920.44" table:style-name="ce1">
            <text:p>920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0.44" table:style-name="ce1">
            <text:p>920,44</text:p>
          </table:table-cell>
          <table:table-cell office:value-type="string" table:style-name="ce2">
            <text:p> 120.9418823</text:p>
          </table:table-cell>
          <table:table-cell office:value-type="string" table:style-name="ce2">
            <text:p>31.2871485</text:p>
          </table:table-cell>
          <table:table-cell office:value-type="string" office:string-value=" 120.94188,31.2871485" table:formula="of:=CONCATENATE(LEFT([.O211];10);&quot;,&quot;;LEFT([.P211];10))" table:style-name="ce1">
            <text:p> 120.94188,31.287148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014</text:p>
          </table:table-cell>
          <table:table-cell office:value-type="string" table:style-name="ce1">
            <text:p>Zhuhai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500.09" table:style-name="ce1">
            <text:p>500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0.09" table:style-name="ce1">
            <text:p>500,09</text:p>
          </table:table-cell>
          <table:table-cell office:value-type="string" table:style-name="ce2">
            <text:p> 113.568045</text:p>
          </table:table-cell>
          <table:table-cell office:value-type="string" table:style-name="ce2">
            <text:p>22.2657516</text:p>
          </table:table-cell>
          <table:table-cell office:value-type="string" office:string-value=" 113.56804,22.2657516" table:formula="of:=CONCATENATE(LEFT([.O212];10);&quot;,&quot;;LEFT([.P212];10))" table:style-name="ce1">
            <text:p> 113.56804,22.26575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JI</text:p>
          </table:table-cell>
          <table:table-cell office:value-type="string" table:style-name="ce1">
            <text:p>Zhuji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165.44" table:style-name="ce3">
            <text:p>1.165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5.44" table:style-name="ce3">
            <text:p>1.165,44</text:p>
          </table:table-cell>
          <table:table-cell office:value-type="string" table:style-name="ce2">
            <text:p> 120.234167</text:p>
          </table:table-cell>
          <table:table-cell office:value-type="string" table:style-name="ce2">
            <text:p>29.716111</text:p>
          </table:table-cell>
          <table:table-cell office:value-type="string" office:string-value=" 120.23416,29.716111" table:formula="of:=CONCATENATE(LEFT([.O213];10);&quot;,&quot;;LEFT([.P213];10))" table:style-name="ce1">
            <text:p> 120.23416,29.7161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KWNI</text:p>
          </table:table-cell>
          <table:table-cell office:value-type="string" table:style-name="ce1">
            <text:p>Wan Chai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.7" table:style-name="ce1">
            <text:p>12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1">
            <text:p>12,7</text:p>
          </table:table-cell>
          <table:table-cell office:value-type="string" table:style-name="ce2">
            <text:p> 114.1728396</text:p>
          </table:table-cell>
          <table:table-cell office:value-type="string" table:style-name="ce2">
            <text:p>22.2787616</text:p>
          </table:table-cell>
          <table:table-cell office:value-type="string" office:string-value=" 114.17283,22.2787616" table:formula="of:=CONCATENATE(LEFT([.O214];10);&quot;,&quot;;LEFT([.P214];10))" table:style-name="ce1">
            <text:p> 114.17283,22.27876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BTH</text:p>
          </table:table-cell>
          <table:table-cell office:value-type="string" table:style-name="ce1">
            <text:p>Bata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247" table:style-name="ce3">
            <text:p>35.247,00</text:p>
          </table:table-cell>
          <table:table-cell office:value-type="float" office:value="35247" table:style-name="ce3">
            <text:p>35.247,00</text:p>
          </table:table-cell>
          <table:table-cell office:value-type="string" table:style-name="ce2">
            <text:p> 104.0285189</text:p>
          </table:table-cell>
          <table:table-cell office:value-type="string" table:style-name="ce2">
            <text:p>1.1068747</text:p>
          </table:table-cell>
          <table:table-cell office:value-type="string" office:string-value=" 104.02851,1.1068747" table:formula="of:=CONCATENATE(LEFT([.O215];10);&quot;,&quot;;LEFT([.P215];10))" table:style-name="ce1">
            <text:p> 104.02851,1.106874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BLW</text:p>
          </table:table-cell>
          <table:table-cell office:value-type="string" table:style-name="ce1">
            <text:p>Belawan, Sumatra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4006.61" table:style-name="ce3">
            <text:p>4.006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105" table:style-name="ce3">
            <text:p>79.105,00</text:p>
          </table:table-cell>
          <table:table-cell office:value-type="float" office:value="83111.61" table:style-name="ce3">
            <text:p>83.111,61</text:p>
          </table:table-cell>
          <table:table-cell office:value-type="string" table:style-name="ce2">
            <text:p>98.6918036</text:p>
          </table:table-cell>
          <table:table-cell office:value-type="string" table:style-name="ce2">
            <text:p>3.7827617</text:p>
          </table:table-cell>
          <table:table-cell office:value-type="string" office:string-value="98.6918036,3.7827617" table:formula="of:=CONCATENATE(LEFT([.O216];10);&quot;,&quot;;LEFT([.P216];10))" table:style-name="ce1">
            <text:p>98.6918036,3.78276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DUM</text:p>
          </table:table-cell>
          <table:table-cell office:value-type="string" table:style-name="ce1">
            <text:p>Dumai, Sumat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993" table:style-name="ce3">
            <text:p>95.993,00</text:p>
          </table:table-cell>
          <table:table-cell office:value-type="float" office:value="95993" table:style-name="ce3">
            <text:p>95.993,00</text:p>
          </table:table-cell>
          <table:table-cell office:value-type="string" table:style-name="ce2">
            <text:p> 101.4532617</text:p>
          </table:table-cell>
          <table:table-cell office:value-type="string" table:style-name="ce2">
            <text:p>1.6815017</text:p>
          </table:table-cell>
          <table:table-cell office:value-type="string" office:string-value=" 101.45326,1.6815017" table:formula="of:=CONCATENATE(LEFT([.O217];10);&quot;,&quot;;LEFT([.P217];10))" table:style-name="ce1">
            <text:p> 101.45326,1.68150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JKT</text:p>
          </table:table-cell>
          <table:table-cell office:value-type="string" table:style-name="ce1">
            <text:p>Jakarta, Java</text:p>
          </table:table-cell>
          <table:table-cell office:value-type="float" office:value="187" table:style-name="ce1">
            <text:p>187</text:p>
          </table:table-cell>
          <table:table-cell office:value-type="float" office:value="519" table:style-name="ce1">
            <text:p>5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5" table:style-name="ce4">
            <text:p>1.225</text:p>
          </table:table-cell>
          <table:table-cell office:value-type="float" office:value="13343.32" table:style-name="ce3">
            <text:p>13.343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343.32" table:style-name="ce3">
            <text:p>13.343,32</text:p>
          </table:table-cell>
          <table:table-cell office:value-type="string" table:style-name="ce2">
            <text:p>106.8271436</text:p>
          </table:table-cell>
          <table:table-cell office:value-type="string" table:style-name="ce2">
            <text:p>-6.1753167</text:p>
          </table:table-cell>
          <table:table-cell office:value-type="string" office:string-value="106.827143,-6.1753167" table:formula="of:=CONCATENATE(LEFT([.O218];10);&quot;,&quot;;LEFT([.P218];10))" table:style-name="ce1">
            <text:p>106.827143,-6.175316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DJB</text:p>
          </table:table-cell>
          <table:table-cell office:value-type="string" table:style-name="ce1">
            <text:p>Jambi, Sumatr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647.05999999999995" table:style-name="ce1">
            <text:p>647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7.05999999999995" table:style-name="ce1">
            <text:p>647,06</text:p>
          </table:table-cell>
          <table:table-cell office:value-type="string" table:style-name="ce2">
            <text:p>103.6106</text:p>
          </table:table-cell>
          <table:table-cell office:value-type="string" table:style-name="ce2">
            <text:p>-1.5916</text:p>
          </table:table-cell>
          <table:table-cell office:value-type="string" office:string-value="103.6106,-1.5916" table:formula="of:=CONCATENATE(LEFT([.O219];10);&quot;,&quot;;LEFT([.P219];10))" table:style-name="ce1">
            <text:p>103.6106,-1.59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PDG</text:p>
          </table:table-cell>
          <table:table-cell office:value-type="string" table:style-name="ce1">
            <text:p>Padang, Sumat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string" table:style-name="ce2">
            <text:p>100.3587</text:p>
          </table:table-cell>
          <table:table-cell office:value-type="string" table:style-name="ce2">
            <text:p>-0.9430</text:p>
          </table:table-cell>
          <table:table-cell office:value-type="string" office:string-value="100.3587,-0.9430" table:formula="of:=CONCATENATE(LEFT([.O220];10);&quot;,&quot;;LEFT([.P220];10))" table:style-name="ce1">
            <text:p>100.3587,-0.943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PLM</text:p>
          </table:table-cell>
          <table:table-cell office:value-type="string" table:style-name="ce1">
            <text:p>Palembang, Sumatra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374.91" table:style-name="ce3">
            <text:p>1.374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4.91" table:style-name="ce3">
            <text:p>1.374,91</text:p>
          </table:table-cell>
          <table:table-cell office:value-type="string" table:style-name="ce2">
            <text:p> 104.756857</text:p>
          </table:table-cell>
          <table:table-cell office:value-type="string" table:style-name="ce2">
            <text:p>-2.9888297</text:p>
          </table:table-cell>
          <table:table-cell office:value-type="string" office:string-value=" 104.75685,-2.9888297" table:formula="of:=CONCATENATE(LEFT([.O221];10);&quot;,&quot;;LEFT([.P221];10))" table:style-name="ce1">
            <text:p> 104.75685,-2.988829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PNJ</text:p>
          </table:table-cell>
          <table:table-cell office:value-type="string" table:style-name="ce1">
            <text:p>Panja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.52" table:style-name="ce1">
            <text:p>21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52" table:style-name="ce1">
            <text:p>21,52</text:p>
          </table:table-cell>
          <table:table-cell office:value-type="string" table:style-name="ce2">
            <text:p>105.31546</text:p>
          </table:table-cell>
          <table:table-cell office:value-type="string" table:style-name="ce2">
            <text:p>-5.46146</text:p>
          </table:table-cell>
          <table:table-cell office:value-type="string" office:string-value="105.31546,-5.46146" table:formula="of:=CONCATENATE(LEFT([.O222];10);&quot;,&quot;;LEFT([.P222];10))" table:style-name="ce1">
            <text:p>105.31546,-5.4614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SRG</text:p>
          </table:table-cell>
          <table:table-cell office:value-type="string" table:style-name="ce1">
            <text:p>Semarang, Java</text:p>
          </table:table-cell>
          <table:table-cell office:value-type="float" office:value="95" table:style-name="ce1">
            <text:p>95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2831.34" table:style-name="ce3">
            <text:p>2.831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31.34" table:style-name="ce3">
            <text:p>2.831,34</text:p>
          </table:table-cell>
          <table:table-cell office:value-type="string" table:style-name="ce2">
            <text:p>110.4099145</text:p>
          </table:table-cell>
          <table:table-cell office:value-type="string" table:style-name="ce2">
            <text:p> -6.9834031</text:p>
          </table:table-cell>
          <table:table-cell office:value-type="string" office:string-value="110.409914, -6.983403" table:formula="of:=CONCATENATE(LEFT([.O223];10);&quot;,&quot;;LEFT([.P223];10))" table:style-name="ce1">
            <text:p>110.409914, -6.98340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SUB</text:p>
          </table:table-cell>
          <table:table-cell office:value-type="string" table:style-name="ce1">
            <text:p>Surabaya, Java</text:p>
          </table:table-cell>
          <table:table-cell office:value-type="float" office:value="106" table:style-name="ce1">
            <text:p>106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" table:style-name="ce1">
            <text:p>202</text:p>
          </table:table-cell>
          <table:table-cell office:value-type="float" office:value="2852.63" table:style-name="ce3">
            <text:p>2.852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52.63" table:style-name="ce3">
            <text:p>2.852,63</text:p>
          </table:table-cell>
          <table:table-cell office:value-type="string" table:style-name="ce2">
            <text:p>112.7559</text:p>
          </table:table-cell>
          <table:table-cell office:value-type="string" table:style-name="ce2">
            <text:p>-7.2387</text:p>
          </table:table-cell>
          <table:table-cell office:value-type="string" office:string-value="112.7559,-7.2387" table:formula="of:=CONCATENATE(LEFT([.O224];10);&quot;,&quot;;LEFT([.P224];10))" table:style-name="ce1">
            <text:p>112.7559,-7.238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HKT</text:p>
          </table:table-cell>
          <table:table-cell office:value-type="string" table:style-name="ce1">
            <text:p>Hakata, Fukuoka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435.23" table:style-name="ce1">
            <text:p>435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5.23" table:style-name="ce1">
            <text:p>435,23</text:p>
          </table:table-cell>
          <table:table-cell office:value-type="string" table:style-name="ce2">
            <text:p>130.4206777</text:p>
          </table:table-cell>
          <table:table-cell office:value-type="string" table:style-name="ce2">
            <text:p>33.590118</text:p>
          </table:table-cell>
          <table:table-cell office:value-type="string" office:string-value="130.420677,33.590118" table:formula="of:=CONCATENATE(LEFT([.O225];10);&quot;,&quot;;LEFT([.P225];10))" table:style-name="ce1">
            <text:p>130.420677,33.59011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HHR</text:p>
          </table:table-cell>
          <table:table-cell office:value-type="string" table:style-name="ce1">
            <text:p>Higashiharima, Hyog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5" table:style-name="ce1">
            <text:p>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5" table:style-name="ce1">
            <text:p>625</text:p>
          </table:table-cell>
          <table:table-cell office:value-type="string" table:style-name="ce2">
            <text:p>134.8184</text:p>
          </table:table-cell>
          <table:table-cell office:value-type="string" table:style-name="ce2">
            <text:p>34.7154</text:p>
          </table:table-cell>
          <table:table-cell office:value-type="string" office:string-value="134.8184,34.7154" table:formula="of:=CONCATENATE(LEFT([.O226];10);&quot;,&quot;;LEFT([.P226];10))" table:style-name="ce1">
            <text:p>134.8184,34.715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UKB</text:p>
          </table:table-cell>
          <table:table-cell office:value-type="string" table:style-name="ce1">
            <text:p>Kobe, Hyogo</text:p>
          </table:table-cell>
          <table:table-cell office:value-type="float" office:value="181" table:style-name="ce1">
            <text:p>181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3929.01" table:style-name="ce3">
            <text:p>3.929,01</text:p>
          </table:table-cell>
          <table:table-cell office:value-type="float" office:value="5104.78" table:style-name="ce3">
            <text:p>5.104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33.7900000000009" table:style-name="ce3">
            <text:p>9.033,79</text:p>
          </table:table-cell>
          <table:table-cell office:value-type="string" table:style-name="ce2">
            <text:p>135.1342504</text:p>
          </table:table-cell>
          <table:table-cell office:value-type="string" table:style-name="ce2">
            <text:p>34.7253376</text:p>
          </table:table-cell>
          <table:table-cell office:value-type="string" office:string-value="135.134250,34.7253376" table:formula="of:=CONCATENATE(LEFT([.O227];10);&quot;,&quot;;LEFT([.P227];10))" table:style-name="ce1">
            <text:p>135.134250,34.725337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MOJ</text:p>
          </table:table-cell>
          <table:table-cell office:value-type="string" table:style-name="ce1">
            <text:p>Moji, Fukuok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52.16999999999999" table:style-name="ce1">
            <text:p>15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.16999999999999" table:style-name="ce1">
            <text:p>152,17</text:p>
          </table:table-cell>
          <table:table-cell office:value-type="string" table:style-name="ce2">
            <text:p>130.9408</text:p>
          </table:table-cell>
          <table:table-cell office:value-type="string" table:style-name="ce2">
            <text:p>33.9066</text:p>
          </table:table-cell>
          <table:table-cell office:value-type="string" office:string-value="130.9408,33.9066" table:formula="of:=CONCATENATE(LEFT([.O228];10);&quot;,&quot;;LEFT([.P228];10))" table:style-name="ce1">
            <text:p>130.9408,33.906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NGO</text:p>
          </table:table-cell>
          <table:table-cell office:value-type="string" table:style-name="ce1">
            <text:p>Nagoya, Aichi</text:p>
          </table:table-cell>
          <table:table-cell office:value-type="float" office:value="128" table:style-name="ce1">
            <text:p>128</text:p>
          </table:table-cell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4" table:style-name="ce1">
            <text:p>424</text:p>
          </table:table-cell>
          <table:table-cell office:value-type="float" office:value="4052.74" table:style-name="ce3">
            <text:p>4.052,74</text:p>
          </table:table-cell>
          <table:table-cell office:value-type="float" office:value="1334" table:style-name="ce3">
            <text:p>1.334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86.74" table:style-name="ce3">
            <text:p>5.386,74</text:p>
          </table:table-cell>
          <table:table-cell office:value-type="string" table:style-name="ce2">
            <text:p>136.9</text:p>
          </table:table-cell>
          <table:table-cell office:value-type="string" table:style-name="ce2">
            <text:p>35.183333</text:p>
          </table:table-cell>
          <table:table-cell office:value-type="string" office:string-value="136.9,35.183333" table:formula="of:=CONCATENATE(LEFT([.O229];10);&quot;,&quot;;LEFT([.P229];10))" table:style-name="ce1">
            <text:p>136.9,35.18333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KIJ</text:p>
          </table:table-cell>
          <table:table-cell office:value-type="string" table:style-name="ce1">
            <text:p>Niigata, Niig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170000000000002" table:style-name="ce1">
            <text:p>16,17</text:p>
          </table:table-cell>
          <table:table-cell office:value-type="string" table:style-name="ce2">
            <text:p>139.025524</text:p>
          </table:table-cell>
          <table:table-cell office:value-type="string" table:style-name="ce2">
            <text:p>37.8475965</text:p>
          </table:table-cell>
          <table:table-cell office:value-type="string" office:string-value="139.025524,37.8475965" table:formula="of:=CONCATENATE(LEFT([.O230];10);&quot;,&quot;;LEFT([.P230];10))" table:style-name="ce1">
            <text:p>139.025524,37.847596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OSA</text:p>
          </table:table-cell>
          <table:table-cell office:value-type="string" table:style-name="ce1">
            <text:p>Osaka, Osaka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97.95999999999998" table:style-name="ce1">
            <text:p>29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7.95999999999998" table:style-name="ce1">
            <text:p>297,96</text:p>
          </table:table-cell>
          <table:table-cell office:value-type="string" table:style-name="ce2">
            <text:p>135.502135</text:p>
          </table:table-cell>
          <table:table-cell office:value-type="string" table:style-name="ce2">
            <text:p>34.693837</text:p>
          </table:table-cell>
          <table:table-cell office:value-type="string" office:string-value="135.502135,34.693837" table:formula="of:=CONCATENATE(LEFT([.O231];10);&quot;,&quot;;LEFT([.P231];10))" table:style-name="ce1">
            <text:p>135.502135,34.69383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SMZ</text:p>
          </table:table-cell>
          <table:table-cell office:value-type="string" table:style-name="ce1">
            <text:p>Shimizu, Shizuoka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61.25" table:style-name="ce1">
            <text:p>261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1.25" table:style-name="ce1">
            <text:p>261,25</text:p>
          </table:table-cell>
          <table:table-cell office:value-type="string" table:style-name="ce2">
            <text:p>138.5010</text:p>
          </table:table-cell>
          <table:table-cell office:value-type="string" table:style-name="ce2">
            <text:p>35.0195</text:p>
          </table:table-cell>
          <table:table-cell office:value-type="string" office:string-value="138.5010,35.0195" table:formula="of:=CONCATENATE(LEFT([.O232];10);&quot;,&quot;;LEFT([.P232];10))" table:style-name="ce1">
            <text:p>138.5010,35.019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TYO</text:p>
          </table:table-cell>
          <table:table-cell office:value-type="string" table:style-name="ce1">
            <text:p>Tokyo,Tokyo</text:p>
          </table:table-cell>
          <table:table-cell office:value-type="float" office:value="59" table:style-name="ce1">
            <text:p>59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2440.34" table:style-name="ce3">
            <text:p>2.440,34</text:p>
          </table:table-cell>
          <table:table-cell office:value-type="float" office:value="1703" table:style-name="ce3">
            <text:p>1.703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43.34" table:style-name="ce3">
            <text:p>4.143,34</text:p>
          </table:table-cell>
          <table:table-cell office:value-type="string" table:style-name="ce2">
            <text:p>139.7685224</text:p>
          </table:table-cell>
          <table:table-cell office:value-type="string" table:style-name="ce2">
            <text:p>35.6800712</text:p>
          </table:table-cell>
          <table:table-cell office:value-type="string" office:string-value="139.768522,35.6800712" table:formula="of:=CONCATENATE(LEFT([.O233];10);&quot;,&quot;;LEFT([.P233];10))" table:style-name="ce1">
            <text:p>139.768522,35.68007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YOK</text:p>
          </table:table-cell>
          <table:table-cell office:value-type="string" table:style-name="ce1">
            <text:p>Yokohama, Kanagawa</text:p>
          </table:table-cell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office:value-type="float" office:value="1636.51" table:style-name="ce3">
            <text:p>1.636,51</text:p>
          </table:table-cell>
          <table:table-cell office:value-type="float" office:value="4155" table:style-name="ce3">
            <text:p>4.15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91.51" table:style-name="ce3">
            <text:p>5.791,51</text:p>
          </table:table-cell>
          <table:table-cell office:value-type="string" table:style-name="ce2">
            <text:p>139.6421049</text:p>
          </table:table-cell>
          <table:table-cell office:value-type="string" table:style-name="ce2">
            <text:p>35.4449524</text:p>
          </table:table-cell>
          <table:table-cell office:value-type="string" office:string-value="139.642104,35.4449524" table:formula="of:=CONCATENATE(LEFT([.O234];10);&quot;,&quot;;LEFT([.P234];10))" table:style-name="ce1">
            <text:p>139.642104,35.44495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BKI</text:p>
          </table:table-cell>
          <table:table-cell office:value-type="string" table:style-name="ce1">
            <text:p>Kota Kinabalu, Sabah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90.08" table:style-name="ce1">
            <text:p>490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0.08" table:style-name="ce1">
            <text:p>490,08</text:p>
          </table:table-cell>
          <table:table-cell office:value-type="float" office:value="116.11000809638099" table:style-name="ce2">
            <text:p>116,1100081</text:p>
          </table:table-cell>
          <table:table-cell office:value-type="float" office:value="5.9799825225012997" table:style-name="ce2">
            <text:p>5,979982523</text:p>
          </table:table-cell>
          <table:table-cell office:value-type="string" office:string-value="116,110008,5,97998252" table:formula="of:=CONCATENATE(LEFT([.O235];10);&quot;,&quot;;LEFT([.P235];10))" table:style-name="ce1">
            <text:p>116,110008,5,9799825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KUA</text:p>
          </table:table-cell>
          <table:table-cell office:value-type="string" table:style-name="ce1">
            <text:p>Kuant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3.32003942771" table:style-name="ce2">
            <text:p>103,3200394</text:p>
          </table:table-cell>
          <table:table-cell office:value-type="float" office:value="3.8299587187817701" table:style-name="ce2">
            <text:p>3,829958719</text:p>
          </table:table-cell>
          <table:table-cell office:value-type="string" office:string-value="103,320039,3,82995871" table:formula="of:=CONCATENATE(LEFT([.O236];10);&quot;,&quot;;LEFT([.P236];10))" table:style-name="ce1">
            <text:p>103,320039,3,8299587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MKZ</text:p>
          </table:table-cell>
          <table:table-cell office:value-type="string" table:style-name="ce1">
            <text:p>Malac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125" table:style-name="ce3">
            <text:p>27.125,00</text:p>
          </table:table-cell>
          <table:table-cell office:value-type="float" office:value="27125" table:style-name="ce3">
            <text:p>27.125,00</text:p>
          </table:table-cell>
          <table:table-cell office:value-type="string" table:style-name="ce2">
            <text:p><text:s/>102.255926</text:p>
          </table:table-cell>
          <table:table-cell office:value-type="string" table:style-name="ce2">
            <text:p>2.1908178</text:p>
          </table:table-cell>
          <table:table-cell office:value-type="string" office:string-value=" 102.25592,2.1908178" table:formula="of:=CONCATENATE(LEFT([.O237];10);&quot;,&quot;;LEFT([.P237];10))" table:style-name="ce1">
            <text:p><text:s/>102.25592,2.19081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PGU</text:p>
          </table:table-cell>
          <table:table-cell office:value-type="string" table:style-name="ce1">
            <text:p>Pasir Gudang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15.01" table:style-name="ce1">
            <text:p>615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5.01" table:style-name="ce1">
            <text:p>615,01</text:p>
          </table:table-cell>
          <table:table-cell office:value-type="float" office:value="103.87866840782701" table:style-name="ce2">
            <text:p>103,8786684</text:p>
          </table:table-cell>
          <table:table-cell office:value-type="float" office:value="1.4536913358019199" table:style-name="ce2">
            <text:p>1,453691336</text:p>
          </table:table-cell>
          <table:table-cell office:value-type="string" office:string-value="103,878668,1,45369133" table:formula="of:=CONCATENATE(LEFT([.O238];10);&quot;,&quot;;LEFT([.P238];10))" table:style-name="ce1">
            <text:p>103,878668,1,4536913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PEN</text:p>
          </table:table-cell>
          <table:table-cell office:value-type="string" table:style-name="ce1">
            <text:p>Penang</text:p>
          </table:table-cell>
          <table:table-cell office:value-type="float" office:value="269" table:style-name="ce1">
            <text:p>269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1" table:style-name="ce1">
            <text:p>501</text:p>
          </table:table-cell>
          <table:table-cell office:value-type="float" office:value="7210.46" table:style-name="ce3">
            <text:p>7.210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10.46" table:style-name="ce3">
            <text:p>7.210,46</text:p>
          </table:table-cell>
          <table:table-cell office:value-type="float" office:value="100.287781720403" table:style-name="ce2">
            <text:p>100,2877817</text:p>
          </table:table-cell>
          <table:table-cell office:value-type="float" office:value="5.3805039890816504" table:style-name="ce2">
            <text:p>5,380503989</text:p>
          </table:table-cell>
          <table:table-cell office:value-type="string" office:string-value="100,287781,5,38050398" table:formula="of:=CONCATENATE(LEFT([.O239];10);&quot;,&quot;;LEFT([.P239];10))" table:style-name="ce1">
            <text:p>100,287781,5,3805039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PKG</text:p>
          </table:table-cell>
          <table:table-cell office:value-type="string" table:style-name="ce1">
            <text:p>Port Kelang</text:p>
          </table:table-cell>
          <table:table-cell office:value-type="float" office:value="4223" table:style-name="ce4">
            <text:p>4.223</text:p>
          </table:table-cell>
          <table:table-cell office:value-type="float" office:value="3008" table:style-name="ce4">
            <text:p>3.008</text:p>
          </table:table-cell>
          <table:table-cell office:value-type="float" office:value="185" table:style-name="ce1">
            <text:p>185</text:p>
          </table:table-cell>
          <table:table-cell office:value-type="float" office:value="1473" table:style-name="ce4">
            <text:p>1.473</text:p>
          </table:table-cell>
          <table:table-cell office:value-type="float" office:value="13370" table:style-name="ce4">
            <text:p>13.370</text:p>
          </table:table-cell>
          <table:table-cell office:value-type="float" office:value="138451.82" table:style-name="ce3">
            <text:p>138.451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904" table:style-name="ce3">
            <text:p>108.904,00</text:p>
          </table:table-cell>
          <table:table-cell office:value-type="float" office:value="247355.82" table:style-name="ce3">
            <text:p>247.355,82</text:p>
          </table:table-cell>
          <table:table-cell office:value-type="float" office:value="101.301754958323" table:style-name="ce2">
            <text:p>101,301755</text:p>
          </table:table-cell>
          <table:table-cell office:value-type="float" office:value="2.9422080003955" table:style-name="ce2">
            <text:p>2,942208</text:p>
          </table:table-cell>
          <table:table-cell office:value-type="string" office:string-value="101,301754,2,94220800" table:formula="of:=CONCATENATE(LEFT([.O240];10);&quot;,&quot;;LEFT([.P240];10))" table:style-name="ce1">
            <text:p>101,301754,2,9422080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TPP</text:p>
          </table:table-cell>
          <table:table-cell office:value-type="string" table:style-name="ce1">
            <text:p>Tanjong Pelepas</text:p>
          </table:table-cell>
          <table:table-cell office:value-type="float" office:value="4484" table:style-name="ce4">
            <text:p>4.484</text:p>
          </table:table-cell>
          <table:table-cell office:value-type="float" office:value="4566" table:style-name="ce4">
            <text:p>4.566</text:p>
          </table:table-cell>
          <table:table-cell office:value-type="float" office:value="3" table:style-name="ce1">
            <text:p>3</text:p>
          </table:table-cell>
          <table:table-cell office:value-type="float" office:value="232" table:style-name="ce1">
            <text:p>232</text:p>
          </table:table-cell>
          <table:table-cell office:value-type="float" office:value="14083" table:style-name="ce4">
            <text:p>14.083</text:p>
          </table:table-cell>
          <table:table-cell office:value-type="float" office:value="157089.91" table:style-name="ce3">
            <text:p>157.089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089.91" table:style-name="ce3">
            <text:p>157.089,91</text:p>
          </table:table-cell>
          <table:table-cell office:value-type="float" office:value="103.545713679279" table:style-name="ce2">
            <text:p>103,5457137</text:p>
          </table:table-cell>
          <table:table-cell office:value-type="float" office:value="1.3570015300595999" table:style-name="ce2">
            <text:p>1,35700153</text:p>
          </table:table-cell>
          <table:table-cell office:value-type="string" office:string-value="103,545713,1,35700153" table:formula="of:=CONCATENATE(LEFT([.O241];10);&quot;,&quot;;LEFT([.P241];10))" table:style-name="ce1">
            <text:p>103,545713,1,3570015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WSP</text:p>
          </table:table-cell>
          <table:table-cell office:value-type="string" table:style-name="ce1">
            <text:p>Westport/Port Klang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55.87" table:style-name="ce1">
            <text:p>155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5.87" table:style-name="ce1">
            <text:p>155,87</text:p>
          </table:table-cell>
          <table:table-cell office:value-type="string" table:style-name="ce2">
            <text:p>101.31871</text:p>
          </table:table-cell>
          <table:table-cell office:value-type="string" table:style-name="ce2">
            <text:p>2.95525</text:p>
          </table:table-cell>
          <table:table-cell office:value-type="string" office:string-value="101.31871,2.95525" table:formula="of:=CONCATENATE(LEFT([.O242];10);&quot;,&quot;;LEFT([.P242];10))" table:style-name="ce1">
            <text:p>101.31871,2.9552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yanmar</text:p>
          </table:table-cell>
          <table:table-cell office:value-type="string" table:style-name="ce1">
            <text:p>MMRGN</text:p>
          </table:table-cell>
          <table:table-cell office:value-type="string" table:style-name="ce1">
            <text:p>Yango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7.430000000000007" table:style-name="ce1">
            <text:p>77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.430000000000007" table:style-name="ce1">
            <text:p>77,43</text:p>
          </table:table-cell>
          <table:table-cell office:value-type="float" office:value="96.164731752661893" table:style-name="ce2">
            <text:p>96,16473175</text:p>
          </table:table-cell>
          <table:table-cell office:value-type="float" office:value="16.785299963188798" table:style-name="ce2">
            <text:p>16,78529996</text:p>
          </table:table-cell>
          <table:table-cell office:value-type="string" office:string-value="96,1647317,16,7852999" table:formula="of:=CONCATENATE(LEFT([.O243];10);&quot;,&quot;;LEFT([.P243];10))" table:style-name="ce1">
            <text:p>96,1647317,16,785299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CEB</text:p>
          </table:table-cell>
          <table:table-cell office:value-type="string" table:style-name="ce1">
            <text:p>Cebu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1.28" table:style-name="ce1">
            <text:p>31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8" table:style-name="ce1">
            <text:p>31,28</text:p>
          </table:table-cell>
          <table:table-cell office:value-type="float" office:value="123.898129376471" table:style-name="ce2">
            <text:p>123,8981294</text:p>
          </table:table-cell>
          <table:table-cell office:value-type="float" office:value="10.321921870714799" table:style-name="ce2">
            <text:p>10,32192187</text:p>
          </table:table-cell>
          <table:table-cell office:value-type="string" office:string-value="123,898129,10,3219218" table:formula="of:=CONCATENATE(LEFT([.O244];10);&quot;,&quot;;LEFT([.P244];10))" table:style-name="ce1">
            <text:p>123,898129,10,321921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DVO</text:p>
          </table:table-cell>
          <table:table-cell office:value-type="string" table:style-name="ce1">
            <text:p>Davao, Mindanao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47.87" table:style-name="ce1">
            <text:p>247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7.87" table:style-name="ce1">
            <text:p>247,87</text:p>
          </table:table-cell>
          <table:table-cell office:value-type="float" office:value="125.628049623873" table:style-name="ce2">
            <text:p>125,6280496</text:p>
          </table:table-cell>
          <table:table-cell office:value-type="float" office:value="7.1119627642567602" table:style-name="ce2">
            <text:p>7,111962764</text:p>
          </table:table-cell>
          <table:table-cell office:value-type="string" office:string-value="125,628049,7,11196276" table:formula="of:=CONCATENATE(LEFT([.O245];10);&quot;,&quot;;LEFT([.P245];10))" table:style-name="ce1">
            <text:p>125,628049,7,1119627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GES</text:p>
          </table:table-cell>
          <table:table-cell office:value-type="string" table:style-name="ce1">
            <text:p>General Santos, Dadiangas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2.18" table:style-name="ce1">
            <text:p>62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.18" table:style-name="ce1">
            <text:p>62,18</text:p>
          </table:table-cell>
          <table:table-cell office:value-type="string" table:style-name="ce2">
            <text:p>125.1702</text:p>
          </table:table-cell>
          <table:table-cell office:value-type="string" table:style-name="ce2">
            <text:p>6.1124</text:p>
          </table:table-cell>
          <table:table-cell office:value-type="string" office:string-value="125.1702,6.1124" table:formula="of:=CONCATENATE(LEFT([.O246];10);&quot;,&quot;;LEFT([.P246];10))" table:style-name="ce1">
            <text:p>125.1702,6.11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MSY</text:p>
          </table:table-cell>
          <table:table-cell office:value-type="string" table:style-name="ce1">
            <text:p>Manansalay, Batangas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23.48" table:style-name="ce1">
            <text:p>223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3.48" table:style-name="ce1">
            <text:p>223,48</text:p>
          </table:table-cell>
          <table:table-cell office:value-type="string" table:style-name="ce2">
            <text:p> 121.057754</text:p>
          </table:table-cell>
          <table:table-cell office:value-type="string" table:style-name="ce2">
            <text:p>13.7561219</text:p>
          </table:table-cell>
          <table:table-cell office:value-type="string" office:string-value=" 121.05775,13.7561219" table:formula="of:=CONCATENATE(LEFT([.O247];10);&quot;,&quot;;LEFT([.P247];10))" table:style-name="ce1">
            <text:p> 121.05775,13.75612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MNL</text:p>
          </table:table-cell>
          <table:table-cell office:value-type="string" table:style-name="ce1">
            <text:p>Manila</text:p>
          </table:table-cell>
          <table:table-cell office:value-type="float" office:value="63" table:style-name="ce1">
            <text:p>63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" table:style-name="ce1">
            <text:p>345</text:p>
          </table:table-cell>
          <table:table-cell office:value-type="float" office:value="3249.63" table:style-name="ce3">
            <text:p>3.249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49.63" table:style-name="ce3">
            <text:p>3.249,63</text:p>
          </table:table-cell>
          <table:table-cell office:value-type="float" office:value="120.980271303542" table:style-name="ce2">
            <text:p>120,9802713</text:p>
          </table:table-cell>
          <table:table-cell office:value-type="float" office:value="14.606104813440499" table:style-name="ce2">
            <text:p>14,60610481</text:p>
          </table:table-cell>
          <table:table-cell office:value-type="string" office:string-value="120,980271,14,6061048" table:formula="of:=CONCATENATE(LEFT([.O248];10);&quot;,&quot;;LEFT([.P248];10))" table:style-name="ce1">
            <text:p>120,980271,14,606104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GSIN</text:p>
          </table:table-cell>
          <table:table-cell office:value-type="string" table:style-name="ce1">
            <text:p>Singapore</text:p>
          </table:table-cell>
          <table:table-cell office:value-type="float" office:value="11971" table:style-name="ce4">
            <text:p>11.971</text:p>
          </table:table-cell>
          <table:table-cell office:value-type="float" office:value="12165" table:style-name="ce4">
            <text:p>12.165</text:p>
          </table:table-cell>
          <table:table-cell office:value-type="float" office:value="472" table:style-name="ce1">
            <text:p>472</text:p>
          </table:table-cell>
          <table:table-cell office:value-type="float" office:value="2884" table:style-name="ce4">
            <text:p>2.884</text:p>
          </table:table-cell>
          <table:table-cell office:value-type="float" office:value="42541" table:style-name="ce4">
            <text:p>42.541</text:p>
          </table:table-cell>
          <table:table-cell office:value-type="float" office:value="403325.58" table:style-name="ce3">
            <text:p>403.325,58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3367.58" table:style-name="ce3">
            <text:p>403.367,58</text:p>
          </table:table-cell>
          <table:table-cell office:value-type="float" office:value="103.853874819099" table:style-name="ce2">
            <text:p>103,8538748</text:p>
          </table:table-cell>
          <table:table-cell office:value-type="float" office:value="1.29497932510594" table:style-name="ce2">
            <text:p>1,294979325</text:p>
          </table:table-cell>
          <table:table-cell office:value-type="string" office:string-value="103,853874,1,29497932" table:formula="of:=CONCATENATE(LEFT([.O249];10);&quot;,&quot;;LEFT([.P249];10))" table:style-name="ce1">
            <text:p>103,853874,1,2949793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PUS</text:p>
          </table:table-cell>
          <table:table-cell office:value-type="string" table:style-name="ce1">
            <text:p>Busan (Pusan)</text:p>
          </table:table-cell>
          <table:table-cell office:value-type="float" office:value="6548" table:style-name="ce4">
            <text:p>6.548</text:p>
          </table:table-cell>
          <table:table-cell office:value-type="float" office:value="4580" table:style-name="ce4">
            <text:p>4.580</text:p>
          </table:table-cell>
          <table:table-cell office:value-type="float" office:value="129" table:style-name="ce1">
            <text:p>129</text:p>
          </table:table-cell>
          <table:table-cell office:value-type="float" office:value="590" table:style-name="ce1">
            <text:p>590</text:p>
          </table:table-cell>
          <table:table-cell office:value-type="float" office:value="17017" table:style-name="ce4">
            <text:p>17.017</text:p>
          </table:table-cell>
          <table:table-cell office:value-type="float" office:value="206408.85" table:style-name="ce3">
            <text:p>206.408,85</text:p>
          </table:table-cell>
          <table:table-cell office:value-type="float" office:value="1675" table:style-name="ce3">
            <text:p>1.67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083.85" table:style-name="ce3">
            <text:p>208.083,85</text:p>
          </table:table-cell>
          <table:table-cell office:value-type="float" office:value="129.00810170721999" table:style-name="ce2">
            <text:p>129,0081017</text:p>
          </table:table-cell>
          <table:table-cell office:value-type="float" office:value="35.096998775110897" table:style-name="ce2">
            <text:p>35,09699878</text:p>
          </table:table-cell>
          <table:table-cell office:value-type="string" office:string-value="129,008101,35,0969987" table:formula="of:=CONCATENATE(LEFT([.O250];10);&quot;,&quot;;LEFT([.P250];10))" table:style-name="ce1">
            <text:p>129,008101,35,096998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KWY</text:p>
          </table:table-cell>
          <table:table-cell office:value-type="string" table:style-name="ce1">
            <text:p>Gwangyang (Kwangyang)</text:p>
          </table:table-cell>
          <table:table-cell office:value-type="float" office:value="152" table:style-name="ce1">
            <text:p>15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2" table:style-name="ce1">
            <text:p>292</text:p>
          </table:table-cell>
          <table:table-cell office:value-type="float" office:value="4012.71" table:style-name="ce3">
            <text:p>4.012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12.71" table:style-name="ce3">
            <text:p>4.012,71</text:p>
          </table:table-cell>
          <table:table-cell office:value-type="float" office:value="127.603159406381" table:style-name="ce2">
            <text:p>127,6031594</text:p>
          </table:table-cell>
          <table:table-cell office:value-type="float" office:value="34.898115450052202" table:style-name="ce2">
            <text:p>34,89811545</text:p>
          </table:table-cell>
          <table:table-cell office:value-type="string" office:string-value="127,603159,34,8981154" table:formula="of:=CONCATENATE(LEFT([.O251];10);&quot;,&quot;;LEFT([.P251];10))" table:style-name="ce1">
            <text:p>127,603159,34,898115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INC</text:p>
          </table:table-cell>
          <table:table-cell office:value-type="string" table:style-name="ce1">
            <text:p>Incheon (Inchon)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2045.37" table:style-name="ce3">
            <text:p>2.045,37</text:p>
          </table:table-cell>
          <table:table-cell office:value-type="float" office:value="1091" table:style-name="ce3">
            <text:p>1.091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6.37" table:style-name="ce3">
            <text:p>3.136,37</text:p>
          </table:table-cell>
          <table:table-cell office:value-type="float" office:value="126.640287579607" table:style-name="ce2">
            <text:p>126,6402876</text:p>
          </table:table-cell>
          <table:table-cell office:value-type="float" office:value="37.4780937458236" table:style-name="ce2">
            <text:p>37,47809375</text:p>
          </table:table-cell>
          <table:table-cell office:value-type="string" office:string-value="126,640287,37,4780937" table:formula="of:=CONCATENATE(LEFT([.O252];10);&quot;,&quot;;LEFT([.P252];10))" table:style-name="ce1">
            <text:p>126,640287,37,478093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MAS</text:p>
          </table:table-cell>
          <table:table-cell office:value-type="string" table:style-name="ce1">
            <text:p>Mas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19" table:style-name="ce3">
            <text:p>12.519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19" table:style-name="ce3">
            <text:p>12.519,00</text:p>
          </table:table-cell>
          <table:table-cell office:value-type="string" table:style-name="ce2">
            <text:p> 128.5676914</text:p>
          </table:table-cell>
          <table:table-cell office:value-type="string" table:style-name="ce2">
            <text:p>35.1969322</text:p>
          </table:table-cell>
          <table:table-cell office:value-type="string" office:string-value=" 128.56769,35.1969322" table:formula="of:=CONCATENATE(LEFT([.O253];10);&quot;,&quot;;LEFT([.P253];10))" table:style-name="ce1">
            <text:p> 128.56769,35.19693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KHH</text:p>
          </table:table-cell>
          <table:table-cell office:value-type="string" table:style-name="ce1">
            <text:p>Kaohsiung</text:p>
          </table:table-cell>
          <table:table-cell office:value-type="float" office:value="4372" table:style-name="ce4">
            <text:p>4.372</text:p>
          </table:table-cell>
          <table:table-cell office:value-type="float" office:value="5150" table:style-name="ce4">
            <text:p>5.150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14814" table:style-name="ce4">
            <text:p>14.814</text:p>
          </table:table-cell>
          <table:table-cell office:value-type="float" office:value="152191.71" table:style-name="ce3">
            <text:p>152.191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191.71" table:style-name="ce3">
            <text:p>152.191,71</text:p>
          </table:table-cell>
          <table:table-cell office:value-type="float" office:value="120.266601928" table:style-name="ce2">
            <text:p>120,2666019</text:p>
          </table:table-cell>
          <table:table-cell office:value-type="float" office:value="22.633307107499999" table:style-name="ce2">
            <text:p>22,63330711</text:p>
          </table:table-cell>
          <table:table-cell office:value-type="string" office:string-value="120,266601,22,6333071" table:formula="of:=CONCATENATE(LEFT([.O254];10);&quot;,&quot;;LEFT([.P254];10))" table:style-name="ce1">
            <text:p>120,266601,22,633307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KEL</text:p>
          </table:table-cell>
          <table:table-cell office:value-type="string" table:style-name="ce1">
            <text:p>Keelung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float" office:value="882.02" table:style-name="ce1">
            <text:p>882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2.02" table:style-name="ce1">
            <text:p>882,02</text:p>
          </table:table-cell>
          <table:table-cell office:value-type="float" office:value="121.733282429" table:style-name="ce2">
            <text:p>121,7332824</text:p>
          </table:table-cell>
          <table:table-cell office:value-type="float" office:value="25.1332578725" table:style-name="ce2">
            <text:p>25,13325787</text:p>
          </table:table-cell>
          <table:table-cell office:value-type="string" office:string-value="121,733282,25,1332578" table:formula="of:=CONCATENATE(LEFT([.O255];10);&quot;,&quot;;LEFT([.P255];10))" table:style-name="ce1">
            <text:p>121,733282,25,13325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TXG</text:p>
          </table:table-cell>
          <table:table-cell office:value-type="string" table:style-name="ce1">
            <text:p>Taichung</text:p>
          </table:table-cell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1280.4000000000001" table:style-name="ce3">
            <text:p>1.280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0.4000000000001" table:style-name="ce3">
            <text:p>1.280,40</text:p>
          </table:table-cell>
          <table:table-cell office:value-type="float" office:value="120.68166703199999" table:style-name="ce2">
            <text:p>120,681667</text:p>
          </table:table-cell>
          <table:table-cell office:value-type="float" office:value="24.1520774526" table:style-name="ce2">
            <text:p>24,15207745</text:p>
          </table:table-cell>
          <table:table-cell office:value-type="string" office:string-value="120,681667,24,1520774" table:formula="of:=CONCATENATE(LEFT([.O256];10);&quot;,&quot;;LEFT([.P256];10))" table:style-name="ce1">
            <text:p>120,681667,24,152077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TAO</text:p>
          </table:table-cell>
          <table:table-cell office:value-type="string" table:style-name="ce1">
            <text:p>Taoyuan</text:p>
          </table:table-cell>
          <table:table-cell office:value-type="float" office:value="892" table:style-name="ce1">
            <text:p>892</text:p>
          </table:table-cell>
          <table:table-cell office:value-type="float" office:value="724" table:style-name="ce1">
            <text:p>7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390" table:style-name="ce4">
            <text:p>2.390</text:p>
          </table:table-cell>
          <table:table-cell office:value-type="float" office:value="28947.69" table:style-name="ce3">
            <text:p>28.947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947.69" table:style-name="ce3">
            <text:p>28.947,69</text:p>
          </table:table-cell>
          <table:table-cell office:value-type="string" table:style-name="ce2">
            <text:p> 120.760049</text:p>
          </table:table-cell>
          <table:table-cell office:value-type="string" table:style-name="ce2">
            <text:p>23.159137</text:p>
          </table:table-cell>
          <table:table-cell office:value-type="string" office:string-value=" 120.76004,23.159137" table:formula="of:=CONCATENATE(LEFT([.O257];10);&quot;,&quot;;LEFT([.P257];10))" table:style-name="ce1">
            <text:p> 120.76004,23.15913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TYN</text:p>
          </table:table-cell>
          <table:table-cell office:value-type="string" table:style-name="ce1">
            <text:p>Taoyuan City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469.32" table:style-name="ce1">
            <text:p>469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9.32" table:style-name="ce1">
            <text:p>469,32</text:p>
          </table:table-cell>
          <table:table-cell office:value-type="float" office:value="121.311111111111" table:style-name="ce2">
            <text:p>121,3111111</text:p>
          </table:table-cell>
          <table:table-cell office:value-type="float" office:value="24.988888888888901" table:style-name="ce2">
            <text:p>24,98888889</text:p>
          </table:table-cell>
          <table:table-cell office:value-type="string" office:string-value="121,311111,24,9888888" table:formula="of:=CONCATENATE(LEFT([.O258];10);&quot;,&quot;;LEFT([.P258];10))" table:style-name="ce1">
            <text:p>121,311111,24,988888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BKK</text:p>
          </table:table-cell>
          <table:table-cell office:value-type="string" table:style-name="ce1">
            <text:p>Bangkok</text:p>
          </table:table-cell>
          <table:table-cell office:value-type="float" office:value="314" table:style-name="ce1">
            <text:p>314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2" table:style-name="ce1">
            <text:p>502</text:p>
          </table:table-cell>
          <table:table-cell office:value-type="float" office:value="7017.18" table:style-name="ce3">
            <text:p>7.017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17.18" table:style-name="ce3">
            <text:p>7.017,18</text:p>
          </table:table-cell>
          <table:table-cell office:value-type="float" office:value="100.514698793695" table:style-name="ce2">
            <text:p>100,5146988</text:p>
          </table:table-cell>
          <table:table-cell office:value-type="float" office:value="13.751945064088" table:style-name="ce2">
            <text:p>13,75194506</text:p>
          </table:table-cell>
          <table:table-cell office:value-type="string" office:string-value="100,514698,13,7519450" table:formula="of:=CONCATENATE(LEFT([.O259];10);&quot;,&quot;;LEFT([.P259];10))" table:style-name="ce1">
            <text:p>100,514698,13,751945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KKC</text:p>
          </table:table-cell>
          <table:table-cell office:value-type="string" table:style-name="ce1">
            <text:p>Khon Kaen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7.78" table:style-name="ce1">
            <text:p>37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78" table:style-name="ce1">
            <text:p>37,78</text:p>
          </table:table-cell>
          <table:table-cell office:value-type="string" table:style-name="ce2">
            <text:p> 102.844785</text:p>
          </table:table-cell>
          <table:table-cell office:value-type="string" table:style-name="ce2">
            <text:p>16.4346313</text:p>
          </table:table-cell>
          <table:table-cell office:value-type="string" office:string-value=" 102.84478,16.4346313" table:formula="of:=CONCATENATE(LEFT([.O260];10);&quot;,&quot;;LEFT([.P260];10))" table:style-name="ce1">
            <text:p> 102.84478,16.434631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LMC</text:p>
          </table:table-cell>
          <table:table-cell office:value-type="string" table:style-name="ce1">
            <text:p>Laem Chabang</text:p>
          </table:table-cell>
          <table:table-cell office:value-type="float" office:value="1052" table:style-name="ce4">
            <text:p>1.052</text:p>
          </table:table-cell>
          <table:table-cell office:value-type="float" office:value="378" table:style-name="ce1">
            <text:p>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8" table:style-name="ce4">
            <text:p>1.808</text:p>
          </table:table-cell>
          <table:table-cell office:value-type="float" office:value="27040.45" table:style-name="ce3">
            <text:p>27.040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040.45" table:style-name="ce3">
            <text:p>27.040,45</text:p>
          </table:table-cell>
          <table:table-cell office:value-type="float" office:value="100.9152266" table:style-name="ce2">
            <text:p>100,9152266</text:p>
          </table:table-cell>
          <table:table-cell office:value-type="float" office:value="13.0970555" table:style-name="ce2">
            <text:p>13,0970555</text:p>
          </table:table-cell>
          <table:table-cell office:value-type="string" office:string-value="100,915226,13,0970555" table:formula="of:=CONCATENATE(LEFT([.O261];10);&quot;,&quot;;LEFT([.P261];10))" table:style-name="ce1">
            <text:p>100,915226,13,097055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SGZ</text:p>
          </table:table-cell>
          <table:table-cell office:value-type="string" table:style-name="ce1">
            <text:p>Songkhla</text:p>
          </table:table-cell>
          <table:table-cell office:value-type="float" office:value="50" table:style-name="ce1">
            <text:p>5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" table:style-name="ce1">
            <text:p>268</text:p>
          </table:table-cell>
          <table:table-cell office:value-type="float" office:value="3864.76" table:style-name="ce3">
            <text:p>3.864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64.76" table:style-name="ce3">
            <text:p>3.864,76</text:p>
          </table:table-cell>
          <table:table-cell office:value-type="float" office:value="100.59814830000001" table:style-name="ce2">
            <text:p>100,5981483</text:p>
          </table:table-cell>
          <table:table-cell office:value-type="float" office:value="7.1979037999999997" table:style-name="ce2">
            <text:p>7,1979038</text:p>
          </table:table-cell>
          <table:table-cell office:value-type="string" office:string-value="100,598148,7,1979038" table:formula="of:=CONCATENATE(LEFT([.O262];10);&quot;,&quot;;LEFT([.P262];10))" table:style-name="ce1">
            <text:p>100,598148,7,197903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CLN</text:p>
          </table:table-cell>
          <table:table-cell office:value-type="string" table:style-name="ce1">
            <text:p>Cai L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0.549999999999997" table:style-name="ce1">
            <text:p>40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549999999999997" table:style-name="ce1">
            <text:p>40,55</text:p>
          </table:table-cell>
          <table:table-cell office:value-type="string" table:style-name="ce2">
            <text:p>107.0556</text:p>
          </table:table-cell>
          <table:table-cell office:value-type="string" table:style-name="ce2">
            <text:p>20.9720</text:p>
          </table:table-cell>
          <table:table-cell office:value-type="string" office:string-value="107.0556,20.9720" table:formula="of:=CONCATENATE(LEFT([.O263];10);&quot;,&quot;;LEFT([.P263];10))" table:style-name="ce1">
            <text:p>107.0556,20.972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CLI</text:p>
          </table:table-cell>
          <table:table-cell office:value-type="string" table:style-name="ce1">
            <text:p>Cat Lai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" table:style-name="ce1">
            <text:p>205</text:p>
          </table:table-cell>
          <table:table-cell office:value-type="float" office:value="2014.46" table:style-name="ce3">
            <text:p>2.014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4.46" table:style-name="ce3">
            <text:p>2.014,46</text:p>
          </table:table-cell>
          <table:table-cell office:value-type="float" office:value="106.789071739588" table:style-name="ce2">
            <text:p>106,7890717</text:p>
          </table:table-cell>
          <table:table-cell office:value-type="float" office:value="10.7587559798713" table:style-name="ce2">
            <text:p>10,75875598</text:p>
          </table:table-cell>
          <table:table-cell office:value-type="string" office:string-value="106,789071,10,7587559" table:formula="of:=CONCATENATE(LEFT([.O264];10);&quot;,&quot;;LEFT([.P264];10))" table:style-name="ce1">
            <text:p>106,789071,10,758755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HPH</text:p>
          </table:table-cell>
          <table:table-cell office:value-type="string" table:style-name="ce1">
            <text:p>Haiphong</text:p>
          </table:table-cell>
          <table:table-cell office:value-type="float" office:value="83" table:style-name="ce1">
            <text:p>83</text:p>
          </table:table-cell>
          <table:table-cell office:value-type="float" office:value="564" table:style-name="ce1">
            <text:p>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1" table:style-name="ce4">
            <text:p>1.211</text:p>
          </table:table-cell>
          <table:table-cell office:value-type="float" office:value="9864.4699999999993" table:style-name="ce3">
            <text:p>9.864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64.4699999999993" table:style-name="ce3">
            <text:p>9.864,47</text:p>
          </table:table-cell>
          <table:table-cell office:value-type="float" office:value="106.678146873147" table:style-name="ce2">
            <text:p>106,6781469</text:p>
          </table:table-cell>
          <table:table-cell office:value-type="float" office:value="20.8319521848845" table:style-name="ce2">
            <text:p>20,83195218</text:p>
          </table:table-cell>
          <table:table-cell office:value-type="string" office:string-value="106,678146,20,8319521" table:formula="of:=CONCATENATE(LEFT([.O265];10);&quot;,&quot;;LEFT([.P265];10))" table:style-name="ce1">
            <text:p>106,678146,20,831952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SGN</text:p>
          </table:table-cell>
          <table:table-cell office:value-type="string" table:style-name="ce1">
            <text:p>Ho Chi Minh City</text:p>
          </table:table-cell>
          <table:table-cell office:value-type="float" office:value="452" table:style-name="ce1">
            <text:p>452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2" table:style-name="ce1">
            <text:p>952</text:p>
          </table:table-cell>
          <table:table-cell office:value-type="float" office:value="12203.54" table:style-name="ce3">
            <text:p>12.203,54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56.54" table:style-name="ce3">
            <text:p>12.256,54</text:p>
          </table:table-cell>
          <table:table-cell office:value-type="float" office:value="106.693081362079" table:style-name="ce2">
            <text:p>106,6930814</text:p>
          </table:table-cell>
          <table:table-cell office:value-type="float" office:value="10.7819713091934" table:style-name="ce2">
            <text:p>10,78197131</text:p>
          </table:table-cell>
          <table:table-cell office:value-type="string" office:string-value="106,693081,10,7819713" table:formula="of:=CONCATENATE(LEFT([.O266];10);&quot;,&quot;;LEFT([.P266];10))" table:style-name="ce1">
            <text:p>106,693081,10,781971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UIH</text:p>
          </table:table-cell>
          <table:table-cell office:value-type="string" table:style-name="ce1">
            <text:p>Qui Nhon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string" table:style-name="ce2">
            <text:p>109.2335</text:p>
          </table:table-cell>
          <table:table-cell office:value-type="string" table:style-name="ce2">
            <text:p>13.7722</text:p>
          </table:table-cell>
          <table:table-cell office:value-type="string" office:string-value="109.2335,13.7722" table:formula="of:=CONCATENATE(LEFT([.O267];10);&quot;,&quot;;LEFT([.P267];10))" table:style-name="ce1">
            <text:p>109.2335,13.77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TCT</text:p>
          </table:table-cell>
          <table:table-cell office:value-type="string" table:style-name="ce1">
            <text:p>Tan Can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1.46" table:style-name="ce1">
            <text:p>91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.46" table:style-name="ce1">
            <text:p>91,46</text:p>
          </table:table-cell>
          <table:table-cell office:value-type="string" table:style-name="ce2">
            <text:p>106.71103</text:p>
          </table:table-cell>
          <table:table-cell office:value-type="string" table:style-name="ce2">
            <text:p>10.78420</text:p>
          </table:table-cell>
          <table:table-cell office:value-type="string" office:string-value="106.71103,10.78420" table:formula="of:=CONCATENATE(LEFT([.O268];10);&quot;,&quot;;LEFT([.P268];10))" table:style-name="ce1">
            <text:p>106.71103,10.7842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VUT</text:p>
          </table:table-cell>
          <table:table-cell office:value-type="string" table:style-name="ce1">
            <text:p>Vung Tau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430.68" table:style-name="ce1">
            <text:p>430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0.68" table:style-name="ce1">
            <text:p>430,68</text:p>
          </table:table-cell>
          <table:table-cell office:value-type="float" office:value="107.084977578766" table:style-name="ce2">
            <text:p>107,0849776</text:p>
          </table:table-cell>
          <table:table-cell office:value-type="float" office:value="10.3553743682219" table:style-name="ce2">
            <text:p>10,35537437</text:p>
          </table:table-cell>
          <table:table-cell office:value-type="string" office:string-value="107,084977,10,3553743" table:formula="of:=CONCATENATE(LEFT([.O269];10);&quot;,&quot;;LEFT([.P269];10))" table:style-name="ce1">
            <text:p>107,084977,10,355374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DMON</text:p>
          </table:table-cell>
          <table:table-cell office:value-type="string" table:style-name="ce1">
            <text:p>Chalna-Mongl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799999999999997" table:style-name="ce1">
            <text:p>39,8</text:p>
          </table:table-cell>
          <table:table-cell office:value-type="string" table:style-name="ce2">
            <text:p>89.5828</text:p>
          </table:table-cell>
          <table:table-cell office:value-type="string" table:style-name="ce2">
            <text:p>22.5260</text:p>
          </table:table-cell>
          <table:table-cell office:value-type="string" office:string-value="89.5828,22.5260" table:formula="of:=CONCATENATE(LEFT([.O270];10);&quot;,&quot;;LEFT([.P270];10))" table:style-name="ce1">
            <text:p>89.5828,22.526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DCGP</text:p>
          </table:table-cell>
          <table:table-cell office:value-type="string" table:style-name="ce1">
            <text:p>Chittagong</text:p>
          </table:table-cell>
          <table:table-cell office:value-type="float" office:value="67" table:style-name="ce1">
            <text:p>67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" table:style-name="ce1">
            <text:p>277</text:p>
          </table:table-cell>
          <table:table-cell office:value-type="float" office:value="1951" table:style-name="ce3">
            <text:p>1.951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51" table:style-name="ce3">
            <text:p>1.951,00</text:p>
          </table:table-cell>
          <table:table-cell office:value-type="string" table:style-name="ce2">
            <text:p>91.8412863</text:p>
          </table:table-cell>
          <table:table-cell office:value-type="string" table:style-name="ce2">
            <text:p>22.3307998</text:p>
          </table:table-cell>
          <table:table-cell office:value-type="string" office:string-value="91.8412863,22.3307998" table:formula="of:=CONCATENATE(LEFT([.O271];10);&quot;,&quot;;LEFT([.P271];10))" table:style-name="ce1">
            <text:p>91.8412863,22.330799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DMGL</text:p>
          </table:table-cell>
          <table:table-cell office:value-type="string" table:style-name="ce1">
            <text:p>Mongl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31.65" table:style-name="ce1">
            <text:p>231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1.65" table:style-name="ce1">
            <text:p>231,65</text:p>
          </table:table-cell>
          <table:table-cell office:value-type="string" table:style-name="ce2">
            <text:p>89.5954957</text:p>
          </table:table-cell>
          <table:table-cell office:value-type="string" table:style-name="ce2">
            <text:p>22.4986925</text:p>
          </table:table-cell>
          <table:table-cell office:value-type="string" office:string-value="89.5954957,22.4986925" table:formula="of:=CONCATENATE(LEFT([.O272];10);&quot;,&quot;;LEFT([.P272];10))" table:style-name="ce1">
            <text:p>89.5954957,22.498692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COK</text:p>
          </table:table-cell>
          <table:table-cell office:value-type="string" table:style-name="ce1">
            <text:p>Cochin</text:p>
          </table:table-cell>
          <table:table-cell office:value-type="float" office:value="501" table:style-name="ce1">
            <text:p>501</text:p>
          </table:table-cell>
          <table:table-cell office:value-type="float" office:value="367" table:style-name="ce1">
            <text:p>367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267" table:style-name="ce4">
            <text:p>1.267</text:p>
          </table:table-cell>
          <table:table-cell office:value-type="float" office:value="17026.2" table:style-name="ce3">
            <text:p>17.026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26.2" table:style-name="ce3">
            <text:p>17.026,20</text:p>
          </table:table-cell>
          <table:table-cell office:value-type="string" table:style-name="ce2">
            <text:p>76.2538</text:p>
          </table:table-cell>
          <table:table-cell office:value-type="string" table:style-name="ce2">
            <text:p>9.9622</text:p>
          </table:table-cell>
          <table:table-cell office:value-type="string" office:string-value="76.2538,9.9622" table:formula="of:=CONCATENATE(LEFT([.O273];10);&quot;,&quot;;LEFT([.P273];10))" table:style-name="ce1">
            <text:p>76.2538,9.962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GOA</text:p>
          </table:table-cell>
          <table:table-cell office:value-type="string" table:style-name="ce1">
            <text:p>Go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8.98" table:style-name="ce1">
            <text:p>18,9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8" table:style-name="ce1">
            <text:p>44,98</text:p>
          </table:table-cell>
          <table:table-cell office:value-type="string" table:style-name="ce2">
            <text:p>73.8282633</text:p>
          </table:table-cell>
          <table:table-cell office:value-type="string" table:style-name="ce2">
            <text:p>15.4993295</text:p>
          </table:table-cell>
          <table:table-cell office:value-type="string" office:string-value="73.8282633,15.4993295" table:formula="of:=CONCATENATE(LEFT([.O274];10);&quot;,&quot;;LEFT([.P274];10))" table:style-name="ce1">
            <text:p>73.8282633,15.499329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HAL</text:p>
          </table:table-cell>
          <table:table-cell office:value-type="string" table:style-name="ce1">
            <text:p>Haldi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72.76" table:style-name="ce1">
            <text:p>672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2.76" table:style-name="ce1">
            <text:p>672,76</text:p>
          </table:table-cell>
          <table:table-cell office:value-type="string" table:style-name="ce2">
            <text:p>88.0608274</text:p>
          </table:table-cell>
          <table:table-cell office:value-type="string" table:style-name="ce2">
            <text:p>22.0355395</text:p>
          </table:table-cell>
          <table:table-cell office:value-type="string" office:string-value="88.0608274,22.0355395" table:formula="of:=CONCATENATE(LEFT([.O275];10);&quot;,&quot;;LEFT([.P275];10))" table:style-name="ce1">
            <text:p>88.0608274,22.035539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NSA</text:p>
          </table:table-cell>
          <table:table-cell office:value-type="string" table:style-name="ce1">
            <text:p>Jawaharlal Neru (Nhava Sheva)</text:p>
          </table:table-cell>
          <table:table-cell office:value-type="float" office:value="3999" table:style-name="ce4">
            <text:p>3.999</text:p>
          </table:table-cell>
          <table:table-cell office:value-type="float" office:value="2384" table:style-name="ce4">
            <text:p>2.384</text:p>
          </table:table-cell>
          <table:table-cell office:value-type="float" office:value="18" table:style-name="ce1">
            <text:p>18</text:p>
          </table:table-cell>
          <table:table-cell office:value-type="float" office:value="505" table:style-name="ce1">
            <text:p>505</text:p>
          </table:table-cell>
          <table:table-cell office:value-type="float" office:value="9795" table:style-name="ce4">
            <text:p>9.795</text:p>
          </table:table-cell>
          <table:table-cell office:value-type="float" office:value="122481.3" table:style-name="ce3">
            <text:p>122.481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481.3" table:style-name="ce3">
            <text:p>122.481,30</text:p>
          </table:table-cell>
          <table:table-cell office:value-type="string" table:style-name="ce2">
            <text:p>72.9530</text:p>
          </table:table-cell>
          <table:table-cell office:value-type="string" table:style-name="ce2">
            <text:p>18.9537</text:p>
          </table:table-cell>
          <table:table-cell office:value-type="string" office:string-value="72.9530,18.9537" table:formula="of:=CONCATENATE(LEFT([.O276];10);&quot;,&quot;;LEFT([.P276];10))" table:style-name="ce1">
            <text:p>72.9530,18.953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CCU</text:p>
          </table:table-cell>
          <table:table-cell office:value-type="string" table:style-name="ce1">
            <text:p>Kolkata (Calcutta)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102.3399999999999" table:style-name="ce3">
            <text:p>1.102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2.3399999999999" table:style-name="ce3">
            <text:p>1.102,34</text:p>
          </table:table-cell>
          <table:table-cell office:value-type="string" table:style-name="ce2">
            <text:p>88.3462999</text:p>
          </table:table-cell>
          <table:table-cell office:value-type="string" table:style-name="ce2">
            <text:p>22.568746</text:p>
          </table:table-cell>
          <table:table-cell office:value-type="string" office:string-value="88.3462999,22.568746" table:formula="of:=CONCATENATE(LEFT([.O277];10);&quot;,&quot;;LEFT([.P277];10))" table:style-name="ce1">
            <text:p>88.3462999,22.56874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MAA</text:p>
          </table:table-cell>
          <table:table-cell office:value-type="string" table:style-name="ce1">
            <text:p>Madras (Cennai)</text:p>
          </table:table-cell>
          <table:table-cell office:value-type="float" office:value="1578" table:style-name="ce4">
            <text:p>1.578</text:p>
          </table:table-cell>
          <table:table-cell office:value-type="float" office:value="946" table:style-name="ce1">
            <text:p>946</text:p>
          </table:table-cell>
          <table:table-cell office:value-type="float" office:value="10" table:style-name="ce1">
            <text:p>10</text:p>
          </table:table-cell>
          <table:table-cell office:value-type="float" office:value="247" table:style-name="ce1">
            <text:p>247</text:p>
          </table:table-cell>
          <table:table-cell office:value-type="float" office:value="3974" table:style-name="ce4">
            <text:p>3.974</text:p>
          </table:table-cell>
          <table:table-cell office:value-type="float" office:value="36267" table:style-name="ce3">
            <text:p>36.267,0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11" table:style-name="ce3">
            <text:p>36.311,00</text:p>
          </table:table-cell>
          <table:table-cell office:value-type="string" table:style-name="ce2">
            <text:p>80.281807</text:p>
          </table:table-cell>
          <table:table-cell office:value-type="string" table:style-name="ce2">
            <text:p>13.0804251</text:p>
          </table:table-cell>
          <table:table-cell office:value-type="string" office:string-value="80.281807,13.0804251" table:formula="of:=CONCATENATE(LEFT([.O278];10);&quot;,&quot;;LEFT([.P278];10))" table:style-name="ce1">
            <text:p>80.281807,13.080425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007</text:p>
          </table:table-cell>
          <table:table-cell office:value-type="string" table:style-name="ce1">
            <text:p>Mundra</text:p>
          </table:table-cell>
          <table:table-cell office:value-type="float" office:value="250" table:style-name="ce1">
            <text:p>250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70" table:style-name="ce1">
            <text:p>370</text:p>
          </table:table-cell>
          <table:table-cell office:value-type="float" office:value="6739.36" table:style-name="ce3">
            <text:p>6.739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39.36" table:style-name="ce3">
            <text:p>6.739,36</text:p>
          </table:table-cell>
          <table:table-cell office:value-type="string" table:style-name="ce2">
            <text:p>69.7238104</text:p>
          </table:table-cell>
          <table:table-cell office:value-type="string" table:style-name="ce2">
            <text:p>22.8396036</text:p>
          </table:table-cell>
          <table:table-cell office:value-type="string" office:string-value="69.7238104,22.8396036" table:formula="of:=CONCATENATE(LEFT([.O279];10);&quot;,&quot;;LEFT([.P279];10))" table:style-name="ce1">
            <text:p>69.7238104,22.839603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TUT</text:p>
          </table:table-cell>
          <table:table-cell office:value-type="string" table:style-name="ce1">
            <text:p>Tuticorin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299.19" table:style-name="ce1">
            <text:p>299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9.19" table:style-name="ce1">
            <text:p>299,19</text:p>
          </table:table-cell>
          <table:table-cell office:value-type="string" table:style-name="ce2">
            <text:p>78.1451873</text:p>
          </table:table-cell>
          <table:table-cell office:value-type="string" table:style-name="ce2">
            <text:p>8.8053701</text:p>
          </table:table-cell>
          <table:table-cell office:value-type="string" office:string-value="78.1451873,8.8053701" table:formula="of:=CONCATENATE(LEFT([.O280];10);&quot;,&quot;;LEFT([.P280];10))" table:style-name="ce1">
            <text:p>78.1451873,8.805370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VIZ</text:p>
          </table:table-cell>
          <table:table-cell office:value-type="string" table:style-name="ce1">
            <text:p>Viza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68.74" table:style-name="ce3">
            <text:p>3.868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68.74" table:style-name="ce3">
            <text:p>3.868,74</text:p>
          </table:table-cell>
          <table:table-cell office:value-type="string" table:style-name="ce2">
            <text:p>83.2997</text:p>
          </table:table-cell>
          <table:table-cell office:value-type="string" table:style-name="ce2">
            <text:p>17.7239</text:p>
          </table:table-cell>
          <table:table-cell office:value-type="string" office:string-value="83.2997,17.7239" table:formula="of:=CONCATENATE(LEFT([.O281];10);&quot;,&quot;;LEFT([.P281];10))" table:style-name="ce1">
            <text:p>83.2997,17.723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KBQM</text:p>
          </table:table-cell>
          <table:table-cell office:value-type="string" table:style-name="ce1">
            <text:p>Muhammad Bin Qasim</text:p>
          </table:table-cell>
          <table:table-cell office:value-type="float" office:value="589" table:style-name="ce1">
            <text:p>589</text:p>
          </table:table-cell>
          <table:table-cell office:value-type="float" office:value="596" table:style-name="ce1">
            <text:p>596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1838" table:style-name="ce4">
            <text:p>1.838</text:p>
          </table:table-cell>
          <table:table-cell office:value-type="float" office:value="18579.43" table:style-name="ce3">
            <text:p>18.579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579.43" table:style-name="ce3">
            <text:p>18.579,43</text:p>
          </table:table-cell>
          <table:table-cell office:value-type="string" table:style-name="ce2">
            <text:p>67.3352</text:p>
          </table:table-cell>
          <table:table-cell office:value-type="string" table:style-name="ce2">
            <text:p>24.7855</text:p>
          </table:table-cell>
          <table:table-cell office:value-type="string" office:string-value="67.3352,24.7855" table:formula="of:=CONCATENATE(LEFT([.O282];10);&quot;,&quot;;LEFT([.P282];10))" table:style-name="ce1">
            <text:p>67.3352,24.785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Sri Lanka</text:p>
          </table:table-cell>
          <table:table-cell office:value-type="string" table:style-name="ce1">
            <text:p>LKCMB</text:p>
          </table:table-cell>
          <table:table-cell office:value-type="string" table:style-name="ce1">
            <text:p>Colombo</text:p>
          </table:table-cell>
          <table:table-cell office:value-type="float" office:value="2302" table:style-name="ce4">
            <text:p>2.302</text:p>
          </table:table-cell>
          <table:table-cell office:value-type="float" office:value="1718" table:style-name="ce4">
            <text:p>1.718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5803" table:style-name="ce4">
            <text:p>5.803</text:p>
          </table:table-cell>
          <table:table-cell office:value-type="float" office:value="66309.48" table:style-name="ce3">
            <text:p>66.309,48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374.48" table:style-name="ce3">
            <text:p>66.374,48</text:p>
          </table:table-cell>
          <table:table-cell office:value-type="string" table:style-name="ce2">
            <text:p>79.8532704</text:p>
          </table:table-cell>
          <table:table-cell office:value-type="string" table:style-name="ce2">
            <text:p>6.934287</text:p>
          </table:table-cell>
          <table:table-cell office:value-type="string" office:string-value="79.8532704,6.934287" table:formula="of:=CONCATENATE(LEFT([.O283];10);&quot;,&quot;;LEFT([.P283];10))" table:style-name="ce1">
            <text:p>79.8532704,6.93428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Bahrain</text:p>
          </table:table-cell>
          <table:table-cell office:value-type="string" table:style-name="ce1">
            <text:p>BHBAH</text:p>
          </table:table-cell>
          <table:table-cell office:value-type="string" table:style-name="ce1">
            <text:p>Bahrai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1" table:style-name="ce1">
            <text:p>6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,1</text:p>
          </table:table-cell>
          <table:table-cell office:value-type="string" table:style-name="ce2">
            <text:p>50.6831</text:p>
          </table:table-cell>
          <table:table-cell office:value-type="string" table:style-name="ce2">
            <text:p>26.2033</text:p>
          </table:table-cell>
          <table:table-cell office:value-type="string" office:string-value="50.6831,26.2033" table:formula="of:=CONCATENATE(LEFT([.O284];10);&quot;,&quot;;LEFT([.P284];10))" table:style-name="ce1">
            <text:p>50.6831,26.203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Iran</text:p>
          </table:table-cell>
          <table:table-cell office:value-type="string" table:style-name="ce1">
            <text:p>IRBND</text:p>
          </table:table-cell>
          <table:table-cell office:value-type="string" table:style-name="ce1">
            <text:p>Bandar Abbas</text:p>
          </table:table-cell>
          <table:table-cell office:value-type="float" office:value="846" table:style-name="ce1">
            <text:p>846</text:p>
          </table:table-cell>
          <table:table-cell office:value-type="float" office:value="128" table:style-name="ce1">
            <text:p>128</text:p>
          </table:table-cell>
          <table:table-cell office:value-type="float" office:value="72" table:style-name="ce1">
            <text:p>72</text:p>
          </table:table-cell>
          <table:table-cell office:value-type="float" office:value="1220" table:style-name="ce4">
            <text:p>1.220</text:p>
          </table:table-cell>
          <table:table-cell office:value-type="float" office:value="3614" table:style-name="ce4">
            <text:p>3.614</text:p>
          </table:table-cell>
          <table:table-cell office:value-type="float" office:value="27876.55" table:style-name="ce3">
            <text:p>27.876,55</text:p>
          </table:table-cell>
          <table:table-cell office:value-type="float" office:value="25.7" table:style-name="ce1">
            <text:p>25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902.25" table:style-name="ce3">
            <text:p>27.902,25</text:p>
          </table:table-cell>
          <table:table-cell office:value-type="string" table:style-name="ce2">
            <text:p>56.2766447</text:p>
          </table:table-cell>
          <table:table-cell office:value-type="string" table:style-name="ce2">
            <text:p>27.1781213</text:p>
          </table:table-cell>
          <table:table-cell office:value-type="string" office:string-value="56.2766447,27.1781213" table:formula="of:=CONCATENATE(LEFT([.O285];10);&quot;,&quot;;LEFT([.P285];10))" table:style-name="ce1">
            <text:p>56.2766447,27.178121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Iran</text:p>
          </table:table-cell>
          <table:table-cell office:value-type="string" table:style-name="ce1">
            <text:p>IRKHK</text:p>
          </table:table-cell>
          <table:table-cell office:value-type="string" table:style-name="ce1">
            <text:p>Kharg Isl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238" table:style-name="ce3">
            <text:p>98.238,00</text:p>
          </table:table-cell>
          <table:table-cell office:value-type="float" office:value="98238" table:style-name="ce3">
            <text:p>98.238,00</text:p>
          </table:table-cell>
          <table:table-cell office:value-type="string" table:style-name="ce2">
            <text:p>50.3157</text:p>
          </table:table-cell>
          <table:table-cell office:value-type="string" table:style-name="ce2">
            <text:p>29.2340</text:p>
          </table:table-cell>
          <table:table-cell office:value-type="string" office:string-value="50.3157,29.2340" table:formula="of:=CONCATENATE(LEFT([.O286];10);&quot;,&quot;;LEFT([.P286];10))" table:style-name="ce1">
            <text:p>50.3157,29.234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LASH</text:p>
          </table:table-cell>
          <table:table-cell office:value-type="string" table:style-name="ce1">
            <text:p>Ashdod</text:p>
          </table:table-cell>
          <table:table-cell office:value-type="float" office:value="392" table:style-name="ce1">
            <text:p>392</text:p>
          </table:table-cell>
          <table:table-cell office:value-type="float" office:value="496" table:style-name="ce1">
            <text:p>496</text:p>
          </table:table-cell>
          <table:table-cell office:value-type="float" office:value="1164" table:style-name="ce4">
            <text:p>1.164</text:p>
          </table:table-cell>
          <table:table-cell office:value-type="float" office:value="1448" table:style-name="ce4">
            <text:p>1.448</text:p>
          </table:table-cell>
          <table:table-cell office:value-type="float" office:value="5444" table:style-name="ce4">
            <text:p>5.444</text:p>
          </table:table-cell>
          <table:table-cell office:value-type="float" office:value="23590.55" table:style-name="ce3">
            <text:p>23.590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590.55" table:style-name="ce3">
            <text:p>23.590,55</text:p>
          </table:table-cell>
          <table:table-cell office:value-type="string" table:style-name="ce2">
            <text:p>34.6463</text:p>
          </table:table-cell>
          <table:table-cell office:value-type="string" table:style-name="ce2">
            <text:p>31.7981</text:p>
          </table:table-cell>
          <table:table-cell office:value-type="string" office:string-value="34.6463,31.7981" table:formula="of:=CONCATENATE(LEFT([.O287];10);&quot;,&quot;;LEFT([.P287];10))" table:style-name="ce1">
            <text:p>34.6463,31.798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LHFA</text:p>
          </table:table-cell>
          <table:table-cell office:value-type="string" table:style-name="ce1">
            <text:p>Haifa</text:p>
          </table:table-cell>
          <table:table-cell office:value-type="float" office:value="2482" table:style-name="ce4">
            <text:p>2.482</text:p>
          </table:table-cell>
          <table:table-cell office:value-type="float" office:value="2766" table:style-name="ce4">
            <text:p>2.766</text:p>
          </table:table-cell>
          <table:table-cell office:value-type="float" office:value="639" table:style-name="ce1">
            <text:p>639</text:p>
          </table:table-cell>
          <table:table-cell office:value-type="float" office:value="2991" table:style-name="ce4">
            <text:p>2.991</text:p>
          </table:table-cell>
          <table:table-cell office:value-type="float" office:value="14635" table:style-name="ce4">
            <text:p>14.635</text:p>
          </table:table-cell>
          <table:table-cell office:value-type="float" office:value="119264.38" table:style-name="ce3">
            <text:p>119.264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91" table:style-name="ce3">
            <text:p>22.691,00</text:p>
          </table:table-cell>
          <table:table-cell office:value-type="float" office:value="141955.38" table:style-name="ce3">
            <text:p>141.955,38</text:p>
          </table:table-cell>
          <table:table-cell office:value-type="string" table:style-name="ce2">
            <text:p>34.9983856</text:p>
          </table:table-cell>
          <table:table-cell office:value-type="string" table:style-name="ce2">
            <text:p>32.8191218</text:p>
          </table:table-cell>
          <table:table-cell office:value-type="string" office:string-value="34.9983856,32.8191218" table:formula="of:=CONCATENATE(LEFT([.O288];10);&quot;,&quot;;LEFT([.P288];10))" table:style-name="ce1">
            <text:p>34.9983856,32.819121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JOAQB</text:p>
          </table:table-cell>
          <table:table-cell office:value-type="string" table:style-name="ce1">
            <text:p>Aqaba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129" table:style-name="ce1">
            <text:p>129</text:p>
          </table:table-cell>
          <table:table-cell office:value-type="float" office:value="639.73" table:style-name="ce1">
            <text:p>639,7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1.73" table:style-name="ce1">
            <text:p>651,73</text:p>
          </table:table-cell>
          <table:table-cell office:value-type="string" table:style-name="ce2">
            <text:p>35.0028</text:p>
          </table:table-cell>
          <table:table-cell office:value-type="string" table:style-name="ce2">
            <text:p>29.5292</text:p>
          </table:table-cell>
          <table:table-cell office:value-type="string" office:string-value="35.0028,29.5292" table:formula="of:=CONCATENATE(LEFT([.O289];10);&quot;,&quot;;LEFT([.P289];10))" table:style-name="ce1">
            <text:p>35.0028,29.529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Lebanon</text:p>
          </table:table-cell>
          <table:table-cell office:value-type="string" table:style-name="ce1">
            <text:p>LBBEY</text:p>
          </table:table-cell>
          <table:table-cell office:value-type="string" table:style-name="ce1">
            <text:p>Beirut</text:p>
          </table:table-cell>
          <table:table-cell office:value-type="float" office:value="262" table:style-name="ce1">
            <text:p>262</text:p>
          </table:table-cell>
          <table:table-cell office:value-type="float" office:value="73" table:style-name="ce1">
            <text:p>73</text:p>
          </table:table-cell>
          <table:table-cell office:value-type="float" office:value="1519" table:style-name="ce4">
            <text:p>1.519</text:p>
          </table:table-cell>
          <table:table-cell office:value-type="float" office:value="810" table:style-name="ce1">
            <text:p>810</text:p>
          </table:table-cell>
          <table:table-cell office:value-type="float" office:value="3547" table:style-name="ce4">
            <text:p>3.547</text:p>
          </table:table-cell>
          <table:table-cell office:value-type="float" office:value="11921.22" table:style-name="ce3">
            <text:p>11.921,22</text:p>
          </table:table-cell>
          <table:table-cell office:value-type="float" office:value="384.82" table:style-name="ce1">
            <text:p>384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06.04" table:style-name="ce3">
            <text:p>12.306,04</text:p>
          </table:table-cell>
          <table:table-cell office:value-type="string" table:style-name="ce2">
            <text:p>35.47843</text:p>
          </table:table-cell>
          <table:table-cell office:value-type="string" table:style-name="ce2">
            <text:p>33.8959203</text:p>
          </table:table-cell>
          <table:table-cell office:value-type="string" office:string-value="35.47843,33.8959203" table:formula="of:=CONCATENATE(LEFT([.O290];10);&quot;,&quot;;LEFT([.P290];10))" table:style-name="ce1">
            <text:p>35.47843,33.895920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OMSLL</text:p>
          </table:table-cell>
          <table:table-cell office:value-type="string" table:style-name="ce1">
            <text:p>Salalah</text:p>
          </table:table-cell>
          <table:table-cell office:value-type="float" office:value="151" table:style-name="ce1">
            <text:p>15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43" table:style-name="ce1">
            <text:p>243</text:p>
          </table:table-cell>
          <table:table-cell office:value-type="float" office:value="4237.84" table:style-name="ce3">
            <text:p>4.237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37.84" table:style-name="ce3">
            <text:p>4.237,84</text:p>
          </table:table-cell>
          <table:table-cell office:value-type="string" table:style-name="ce2">
            <text:p>54.0957066</text:p>
          </table:table-cell>
          <table:table-cell office:value-type="string" table:style-name="ce2">
            <text:p>17.0148202</text:p>
          </table:table-cell>
          <table:table-cell office:value-type="string" office:string-value="54.0957066,17.0148202" table:formula="of:=CONCATENATE(LEFT([.O291];10);&quot;,&quot;;LEFT([.P291];10))" table:style-name="ce1">
            <text:p>54.0957066,17.014820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DOH</text:p>
          </table:table-cell>
          <table:table-cell office:value-type="string" table:style-name="ce1">
            <text:p>Doh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3" table:style-name="ce1">
            <text:p>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3" table:style-name="ce1">
            <text:p>413</text:p>
          </table:table-cell>
          <table:table-cell office:value-type="string" table:style-name="ce2">
            <text:p>51.5268371</text:p>
          </table:table-cell>
          <table:table-cell office:value-type="string" table:style-name="ce2">
            <text:p>25.2852523</text:p>
          </table:table-cell>
          <table:table-cell office:value-type="string" office:string-value="51.5268371,25.2852523" table:formula="of:=CONCATENATE(LEFT([.O292];10);&quot;,&quot;;LEFT([.P292];10))" table:style-name="ce1">
            <text:p>51.5268371,25.285252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Saudi Arabia</text:p>
          </table:table-cell>
          <table:table-cell office:value-type="string" table:style-name="ce1">
            <text:p>SAJED</text:p>
          </table:table-cell>
          <table:table-cell office:value-type="string" table:style-name="ce1">
            <text:p>Jeddah</text:p>
          </table:table-cell>
          <table:table-cell office:value-type="float" office:value="5946" table:style-name="ce4">
            <text:p>5.946</text:p>
          </table:table-cell>
          <table:table-cell office:value-type="float" office:value="4279" table:style-name="ce4">
            <text:p>4.279</text:p>
          </table:table-cell>
          <table:table-cell office:value-type="float" office:value="3785" table:style-name="ce4">
            <text:p>3.785</text:p>
          </table:table-cell>
          <table:table-cell office:value-type="float" office:value="4673" table:style-name="ce4">
            <text:p>4.673</text:p>
          </table:table-cell>
          <table:table-cell office:value-type="float" office:value="27635" table:style-name="ce4">
            <text:p>27.635</text:p>
          </table:table-cell>
          <table:table-cell office:value-type="float" office:value="261608.63" table:style-name="ce3">
            <text:p>261.608,63</text:p>
          </table:table-cell>
          <table:table-cell office:value-type="float" office:value="1360.49" table:style-name="ce3">
            <text:p>1.360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969.12" table:style-name="ce3">
            <text:p>262.969,12</text:p>
          </table:table-cell>
          <table:table-cell office:value-type="string" table:style-name="ce2">
            <text:p>39.1640396</text:p>
          </table:table-cell>
          <table:table-cell office:value-type="string" table:style-name="ce2">
            <text:p>21.5822247</text:p>
          </table:table-cell>
          <table:table-cell office:value-type="string" office:string-value="39.1640396,21.5822247" table:formula="of:=CONCATENATE(LEFT([.O293];10);&quot;,&quot;;LEFT([.P293];10))" table:style-name="ce1">
            <text:p>39.1640396,21.582224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ERE</text:p>
          </table:table-cell>
          <table:table-cell office:value-type="string" table:style-name="ce1">
            <text:p>Eregli, Zongulda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747" table:style-name="ce3">
            <text:p>59.747,00</text:p>
          </table:table-cell>
          <table:table-cell office:value-type="float" office:value="59747" table:style-name="ce3">
            <text:p>59.747,00</text:p>
          </table:table-cell>
          <table:table-cell office:value-type="string" table:style-name="ce2">
            <text:p> 31.421792</text:p>
          </table:table-cell>
          <table:table-cell office:value-type="string" table:style-name="ce2">
            <text:p>41.2794917</text:p>
          </table:table-cell>
          <table:table-cell office:value-type="string" office:string-value=" 31.421792,41.2794917" table:formula="of:=CONCATENATE(LEFT([.O294];10);&quot;,&quot;;LEFT([.P294];10))" table:style-name="ce1">
            <text:p> 31.421792,41.27949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ALI</text:p>
          </table:table-cell>
          <table:table-cell office:value-type="string" table:style-name="ce1">
            <text:p>Aliaga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373.68" table:style-name="ce1">
            <text:p>373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845" table:style-name="ce3">
            <text:p>18.845,00</text:p>
          </table:table-cell>
          <table:table-cell office:value-type="float" office:value="19218.68" table:style-name="ce3">
            <text:p>19.218,68</text:p>
          </table:table-cell>
          <table:table-cell office:value-type="string" table:style-name="ce2">
            <text:p>26.9741667</text:p>
          </table:table-cell>
          <table:table-cell office:value-type="string" table:style-name="ce2">
            <text:p>38.7994444</text:p>
          </table:table-cell>
          <table:table-cell office:value-type="string" office:string-value="26.9741667,38.7994444" table:formula="of:=CONCATENATE(LEFT([.O295];10);&quot;,&quot;;LEFT([.P295];10))" table:style-name="ce1">
            <text:p>26.9741667,38.799444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AMB</text:p>
          </table:table-cell>
          <table:table-cell office:value-type="string" table:style-name="ce1">
            <text:p>Ambarli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339" table:style-name="ce1">
            <text:p>339</text:p>
          </table:table-cell>
          <table:table-cell office:value-type="float" office:value="1065" table:style-name="ce4">
            <text:p>1.065</text:p>
          </table:table-cell>
          <table:table-cell office:value-type="float" office:value="2513" table:style-name="ce4">
            <text:p>2.513</text:p>
          </table:table-cell>
          <table:table-cell office:value-type="float" office:value="5882.14" table:style-name="ce3">
            <text:p>5.882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82.14" table:style-name="ce3">
            <text:p>5.882,14</text:p>
          </table:table-cell>
          <table:table-cell office:value-type="string" table:style-name="ce2">
            <text:p>28.7083094</text:p>
          </table:table-cell>
          <table:table-cell office:value-type="string" table:style-name="ce2">
            <text:p>40.9774555</text:p>
          </table:table-cell>
          <table:table-cell office:value-type="string" office:string-value="28.7083094,40.9774555" table:formula="of:=CONCATENATE(LEFT([.O296];10);&quot;,&quot;;LEFT([.P296];10))" table:style-name="ce1">
            <text:p>28.7083094,40.977455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AYT</text:p>
          </table:table-cell>
          <table:table-cell office:value-type="string" table:style-name="ce1">
            <text:p>Antaly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4.68" table:style-name="ce1">
            <text:p>144,68</text:p>
          </table:table-cell>
          <table:table-cell office:value-type="float" office:value="2998.18" table:style-name="ce3">
            <text:p>2.998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42.86" table:style-name="ce3">
            <text:p>3.142,86</text:p>
          </table:table-cell>
          <table:table-cell office:value-type="string" table:style-name="ce2">
            <text:p>30.6937117</text:p>
          </table:table-cell>
          <table:table-cell office:value-type="string" table:style-name="ce2">
            <text:p>36.9008783</text:p>
          </table:table-cell>
          <table:table-cell office:value-type="string" office:string-value="30.6937117,36.9008783" table:formula="of:=CONCATENATE(LEFT([.O297];10);&quot;,&quot;;LEFT([.P297];10))" table:style-name="ce1">
            <text:p>30.6937117,36.900878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003</text:p>
          </table:table-cell>
          <table:table-cell office:value-type="string" table:style-name="ce1">
            <text:p>Ceyh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4951" table:style-name="ce3">
            <text:p>2.024.951,00</text:p>
          </table:table-cell>
          <table:table-cell office:value-type="float" office:value="2024951" table:style-name="ce3">
            <text:p>2.024.951,00</text:p>
          </table:table-cell>
          <table:table-cell office:value-type="string" table:style-name="ce2">
            <text:p> 35.8171007</text:p>
          </table:table-cell>
          <table:table-cell office:value-type="string" table:style-name="ce2">
            <text:p>37.0283058</text:p>
          </table:table-cell>
          <table:table-cell office:value-type="string" office:string-value=" 35.817100,37.0283058" table:formula="of:=CONCATENATE(LEFT([.O298];10);&quot;,&quot;;LEFT([.P298];10))" table:style-name="ce1">
            <text:p> 35.817100,37.028305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DRC</text:p>
          </table:table-cell>
          <table:table-cell office:value-type="string" table:style-name="ce1">
            <text:p>Derince, Kocael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48" table:style-name="ce3">
            <text:p>1.448,00</text:p>
          </table:table-cell>
          <table:table-cell office:value-type="float" office:value="1448" table:style-name="ce3">
            <text:p>1.448,00</text:p>
          </table:table-cell>
          <table:table-cell office:value-type="string" table:style-name="ce2">
            <text:p>29.8299597</text:p>
          </table:table-cell>
          <table:table-cell office:value-type="string" table:style-name="ce2">
            <text:p>40.7568878</text:p>
          </table:table-cell>
          <table:table-cell office:value-type="string" office:string-value="29.8299597,40.7568878" table:formula="of:=CONCATENATE(LEFT([.O299];10);&quot;,&quot;;LEFT([.P299];10))" table:style-name="ce1">
            <text:p>29.8299597,40.75688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EVY</text:p>
          </table:table-cell>
          <table:table-cell office:value-type="string" table:style-name="ce1">
            <text:p>Evyap Por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8.98" table:style-name="ce1">
            <text:p>18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98" table:style-name="ce1">
            <text:p>18,98</text:p>
          </table:table-cell>
          <table:table-cell office:value-type="string" table:style-name="ce2">
            <text:p>29.71129</text:p>
          </table:table-cell>
          <table:table-cell office:value-type="string" table:style-name="ce2">
            <text:p>40.77569</text:p>
          </table:table-cell>
          <table:table-cell office:value-type="string" office:string-value="29.71129,40.77569" table:formula="of:=CONCATENATE(LEFT([.O300];10);&quot;,&quot;;LEFT([.P300];10))" table:style-name="ce1">
            <text:p>29.71129,40.7756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GBZ</text:p>
          </table:table-cell>
          <table:table-cell office:value-type="string" table:style-name="ce1">
            <text:p>Gebze</text:p>
          </table:table-cell>
          <table:table-cell office:value-type="float" office:value="208" table:style-name="ce1">
            <text:p>208</text:p>
          </table:table-cell>
          <table:table-cell office:value-type="float" office:value="396" table:style-name="ce1">
            <text:p>396</text:p>
          </table:table-cell>
          <table:table-cell office:value-type="float" office:value="188" table:style-name="ce1">
            <text:p>188</text:p>
          </table:table-cell>
          <table:table-cell office:value-type="float" office:value="179" table:style-name="ce1">
            <text:p>179</text:p>
          </table:table-cell>
          <table:table-cell office:value-type="float" office:value="1546" table:style-name="ce4">
            <text:p>1.546</text:p>
          </table:table-cell>
          <table:table-cell office:value-type="float" office:value="12741.2" table:style-name="ce3">
            <text:p>12.741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18" table:style-name="ce3">
            <text:p>6.218,00</text:p>
          </table:table-cell>
          <table:table-cell office:value-type="float" office:value="18959.2" table:style-name="ce3">
            <text:p>18.959,20</text:p>
          </table:table-cell>
          <table:table-cell office:value-type="string" table:style-name="ce2">
            <text:p>29.431767</text:p>
          </table:table-cell>
          <table:table-cell office:value-type="string" table:style-name="ce2">
            <text:p>40.8006696</text:p>
          </table:table-cell>
          <table:table-cell office:value-type="string" office:string-value="29.431767,40.8006696" table:formula="of:=CONCATENATE(LEFT([.O301];10);&quot;,&quot;;LEFT([.P301];10))" table:style-name="ce1">
            <text:p>29.431767,40.800669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GEM</text:p>
          </table:table-cell>
          <table:table-cell office:value-type="string" table:style-name="ce1">
            <text:p>Gemlik, Bursa</text:p>
          </table:table-cell>
          <table:table-cell office:value-type="float" office:value="325" table:style-name="ce1">
            <text:p>325</text:p>
          </table:table-cell>
          <table:table-cell office:value-type="float" office:value="963" table:style-name="ce1">
            <text:p>963</text:p>
          </table:table-cell>
          <table:table-cell office:value-type="float" office:value="53" table:style-name="ce1">
            <text:p>53</text:p>
          </table:table-cell>
          <table:table-cell office:value-type="float" office:value="360" table:style-name="ce1">
            <text:p>360</text:p>
          </table:table-cell>
          <table:table-cell office:value-type="float" office:value="3024" table:style-name="ce4">
            <text:p>3.024</text:p>
          </table:table-cell>
          <table:table-cell office:value-type="float" office:value="30873.66" table:style-name="ce3">
            <text:p>30.873,66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930.66" table:style-name="ce3">
            <text:p>30.930,66</text:p>
          </table:table-cell>
          <table:table-cell office:value-type="string" table:style-name="ce2">
            <text:p>29.1570698</text:p>
          </table:table-cell>
          <table:table-cell office:value-type="string" table:style-name="ce2">
            <text:p>40.4301652</text:p>
          </table:table-cell>
          <table:table-cell office:value-type="string" office:string-value="29.1570698,40.4301652" table:formula="of:=CONCATENATE(LEFT([.O302];10);&quot;,&quot;;LEFT([.P302];10))" table:style-name="ce1">
            <text:p>29.1570698,40.430165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HAY</text:p>
          </table:table-cell>
          <table:table-cell office:value-type="string" table:style-name="ce1">
            <text:p>Haydarpasa, Istanbul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371" table:style-name="ce1">
            <text:p>371</text:p>
          </table:table-cell>
          <table:table-cell office:value-type="float" office:value="74" table:style-name="ce1">
            <text:p>74</text:p>
          </table:table-cell>
          <table:table-cell office:value-type="float" office:value="567" table:style-name="ce1">
            <text:p>567</text:p>
          </table:table-cell>
          <table:table-cell office:value-type="float" office:value="1674.11" table:style-name="ce3">
            <text:p>1.674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74.11" table:style-name="ce3">
            <text:p>1.674,11</text:p>
          </table:table-cell>
          <table:table-cell office:value-type="string" table:style-name="ce2">
            <text:p>29.0193229</text:p>
          </table:table-cell>
          <table:table-cell office:value-type="string" table:style-name="ce2">
            <text:p>40.9965638</text:p>
          </table:table-cell>
          <table:table-cell office:value-type="string" office:string-value="29.0193229,40.9965638" table:formula="of:=CONCATENATE(LEFT([.O303];10);&quot;,&quot;;LEFT([.P303];10))" table:style-name="ce1">
            <text:p>29.0193229,40.996563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ISK</text:p>
          </table:table-cell>
          <table:table-cell office:value-type="string" table:style-name="ce1">
            <text:p>Iskenderun, Hata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999999999999993" table:style-name="ce1">
            <text:p>9,7</text:p>
          </table:table-cell>
          <table:table-cell office:value-type="string" table:style-name="ce2">
            <text:p>36.1748446</text:p>
          </table:table-cell>
          <table:table-cell office:value-type="string" table:style-name="ce2">
            <text:p>36.57806</text:p>
          </table:table-cell>
          <table:table-cell office:value-type="string" office:string-value="36.1748446,36.57806" table:formula="of:=CONCATENATE(LEFT([.O304];10);&quot;,&quot;;LEFT([.P304];10))" table:style-name="ce1">
            <text:p>36.1748446,36.5780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IST</text:p>
          </table:table-cell>
          <table:table-cell office:value-type="string" table:style-name="ce1">
            <text:p>Istanbul</text:p>
          </table:table-cell>
          <table:table-cell office:value-type="float" office:value="573" table:style-name="ce1">
            <text:p>573</text:p>
          </table:table-cell>
          <table:table-cell office:value-type="float" office:value="1553" table:style-name="ce4">
            <text:p>1.553</text:p>
          </table:table-cell>
          <table:table-cell office:value-type="float" office:value="1152" table:style-name="ce4">
            <text:p>1.152</text:p>
          </table:table-cell>
          <table:table-cell office:value-type="float" office:value="2899" table:style-name="ce4">
            <text:p>2.899</text:p>
          </table:table-cell>
          <table:table-cell office:value-type="float" office:value="10629" table:style-name="ce4">
            <text:p>10.629</text:p>
          </table:table-cell>
          <table:table-cell office:value-type="float" office:value="55105.62" table:style-name="ce3">
            <text:p>55.105,62</text:p>
          </table:table-cell>
          <table:table-cell office:value-type="float" office:value="2965" table:style-name="ce3">
            <text:p>2.965,00</text:p>
          </table:table-cell>
          <table:table-cell office:value-type="float" office:value="0" table:style-name="ce1">
            <text:p>0</text:p>
          </table:table-cell>
          <table:table-cell office:value-type="float" office:value="1242" table:style-name="ce3">
            <text:p>1.242,00</text:p>
          </table:table-cell>
          <table:table-cell office:value-type="float" office:value="59312.62" table:style-name="ce3">
            <text:p>59.312,62</text:p>
          </table:table-cell>
          <table:table-cell office:value-type="string" table:style-name="ce2">
            <text:p>28.9651646</text:p>
          </table:table-cell>
          <table:table-cell office:value-type="string" table:style-name="ce2">
            <text:p>41.0096334</text:p>
          </table:table-cell>
          <table:table-cell office:value-type="string" office:string-value="28.9651646,41.0096334" table:formula="of:=CONCATENATE(LEFT([.O305];10);&quot;,&quot;;LEFT([.P305];10))" table:style-name="ce1">
            <text:p>28.9651646,41.009633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IZM</text:p>
          </table:table-cell>
          <table:table-cell office:value-type="string" table:style-name="ce1">
            <text:p>Izmir (Smyrna)</text:p>
          </table:table-cell>
          <table:table-cell office:value-type="float" office:value="513" table:style-name="ce1">
            <text:p>513</text:p>
          </table:table-cell>
          <table:table-cell office:value-type="float" office:value="1460" table:style-name="ce4">
            <text:p>1.460</text:p>
          </table:table-cell>
          <table:table-cell office:value-type="float" office:value="171" table:style-name="ce1">
            <text:p>171</text:p>
          </table:table-cell>
          <table:table-cell office:value-type="float" office:value="299" table:style-name="ce1">
            <text:p>299</text:p>
          </table:table-cell>
          <table:table-cell office:value-type="float" office:value="4202" table:style-name="ce4">
            <text:p>4.202</text:p>
          </table:table-cell>
          <table:table-cell office:value-type="float" office:value="38985.54" table:style-name="ce3">
            <text:p>38.985,54</text:p>
          </table:table-cell>
          <table:table-cell office:value-type="float" office:value="0" table:style-name="ce1">
            <text:p>0</text:p>
          </table:table-cell>
          <table:table-cell office:value-type="float" office:value="8940" table:style-name="ce3">
            <text:p>8.940,00</text:p>
          </table:table-cell>
          <table:table-cell office:value-type="float" office:value="0" table:style-name="ce1">
            <text:p>0</text:p>
          </table:table-cell>
          <table:table-cell office:value-type="float" office:value="47925.54" table:style-name="ce3">
            <text:p>47.925,54</text:p>
          </table:table-cell>
          <table:table-cell office:value-type="string" table:style-name="ce2">
            <text:p>27.144474</text:p>
          </table:table-cell>
          <table:table-cell office:value-type="string" table:style-name="ce2">
            <text:p>38.4153421</text:p>
          </table:table-cell>
          <table:table-cell office:value-type="string" office:string-value="27.144474,38.4153421" table:formula="of:=CONCATENATE(LEFT([.O306];10);&quot;,&quot;;LEFT([.P306];10))" table:style-name="ce1">
            <text:p>27.144474,38.415342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IZT</text:p>
          </table:table-cell>
          <table:table-cell office:value-type="string" table:style-name="ce1">
            <text:p>Izmit, Kocaeli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float" office:value="61" table:style-name="ce1">
            <text:p>61</text:p>
          </table:table-cell>
          <table:table-cell office:value-type="float" office:value="284" table:style-name="ce1">
            <text:p>284</text:p>
          </table:table-cell>
          <table:table-cell office:value-type="float" office:value="1365.94" table:style-name="ce3">
            <text:p>1.365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5.94" table:style-name="ce3">
            <text:p>1.365,94</text:p>
          </table:table-cell>
          <table:table-cell office:value-type="string" table:style-name="ce2">
            <text:p>29.9298289</text:p>
          </table:table-cell>
          <table:table-cell office:value-type="string" table:style-name="ce2">
            <text:p>40.7646616</text:p>
          </table:table-cell>
          <table:table-cell office:value-type="string" office:string-value="29.9298289,40.7646616" table:formula="of:=CONCATENATE(LEFT([.O307];10);&quot;,&quot;;LEFT([.P307];10))" table:style-name="ce1">
            <text:p>29.9298289,40.76466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LMA</text:p>
          </table:table-cell>
          <table:table-cell office:value-type="string" table:style-name="ce1">
            <text:p>Lima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0" table:style-name="ce3">
            <text:p>1.800,00</text:p>
          </table:table-cell>
          <table:table-cell office:value-type="float" office:value="1800" table:style-name="ce3">
            <text:p>1.800,00</text:p>
          </table:table-cell>
          <table:table-cell office:value-type="string" table:style-name="ce2">
            <text:p>26.9284</text:p>
          </table:table-cell>
          <table:table-cell office:value-type="string" table:style-name="ce2">
            <text:p>38.7579</text:p>
          </table:table-cell>
          <table:table-cell office:value-type="string" office:string-value="26.9284,38.7579" table:formula="of:=CONCATENATE(LEFT([.O308];10);&quot;,&quot;;LEFT([.P308];10))" table:style-name="ce1">
            <text:p>26.9284,38.757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MRA</text:p>
          </table:table-cell>
          <table:table-cell office:value-type="string" table:style-name="ce1">
            <text:p>Marmara Adasi, Balikesi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388" table:style-name="ce3">
            <text:p>35.388,00</text:p>
          </table:table-cell>
          <table:table-cell office:value-type="float" office:value="35388" table:style-name="ce3">
            <text:p>35.388,00</text:p>
          </table:table-cell>
          <table:table-cell office:value-type="string" table:style-name="ce2">
            <text:p>27.5558</text:p>
          </table:table-cell>
          <table:table-cell office:value-type="string" table:style-name="ce2">
            <text:p>40.5877</text:p>
          </table:table-cell>
          <table:table-cell office:value-type="string" office:string-value="27.5558,40.5877" table:formula="of:=CONCATENATE(LEFT([.O309];10);&quot;,&quot;;LEFT([.P309];10))" table:style-name="ce1">
            <text:p>27.5558,40.587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MRM</text:p>
          </table:table-cell>
          <table:table-cell office:value-type="string" table:style-name="ce1">
            <text:p>Marmaris, Mugl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string" table:style-name="ce2">
            <text:p>28.2724069</text:p>
          </table:table-cell>
          <table:table-cell office:value-type="string" table:style-name="ce2">
            <text:p>36.8541655</text:p>
          </table:table-cell>
          <table:table-cell office:value-type="string" office:string-value="28.2724069,36.8541655" table:formula="of:=CONCATENATE(LEFT([.O310];10);&quot;,&quot;;LEFT([.P310];10))" table:style-name="ce1">
            <text:p>28.2724069,36.854165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MER</text:p>
          </table:table-cell>
          <table:table-cell office:value-type="string" table:style-name="ce1">
            <text:p>Mersin, Icel</text:p>
          </table:table-cell>
          <table:table-cell office:value-type="float" office:value="1229" table:style-name="ce4">
            <text:p>1.229</text:p>
          </table:table-cell>
          <table:table-cell office:value-type="float" office:value="534" table:style-name="ce1">
            <text:p>534</text:p>
          </table:table-cell>
          <table:table-cell office:value-type="float" office:value="60" table:style-name="ce1">
            <text:p>60</text:p>
          </table:table-cell>
          <table:table-cell office:value-type="float" office:value="290" table:style-name="ce1">
            <text:p>290</text:p>
          </table:table-cell>
          <table:table-cell office:value-type="float" office:value="2937" table:style-name="ce4">
            <text:p>2.937</text:p>
          </table:table-cell>
          <table:table-cell office:value-type="float" office:value="38922.92" table:style-name="ce3">
            <text:p>38.922,92</text:p>
          </table:table-cell>
          <table:table-cell office:value-type="float" office:value="3564.04" table:style-name="ce3">
            <text:p>3.564,04</text:p>
          </table:table-cell>
          <table:table-cell office:value-type="float" office:value="13000" table:style-name="ce3">
            <text:p>13.000,00</text:p>
          </table:table-cell>
          <table:table-cell office:value-type="float" office:value="0" table:style-name="ce1">
            <text:p>0</text:p>
          </table:table-cell>
          <table:table-cell office:value-type="float" office:value="55486.96" table:style-name="ce3">
            <text:p>55.486,96</text:p>
          </table:table-cell>
          <table:table-cell office:value-type="string" table:style-name="ce2">
            <text:p>34.630542</text:p>
          </table:table-cell>
          <table:table-cell office:value-type="string" table:style-name="ce2">
            <text:p>36.81275</text:p>
          </table:table-cell>
          <table:table-cell office:value-type="string" office:string-value="34.630542,36.81275" table:formula="of:=CONCATENATE(LEFT([.O311];10);&quot;,&quot;;LEFT([.P311];10))" table:style-name="ce1">
            <text:p>34.630542,36.8127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006</text:p>
          </table:table-cell>
          <table:table-cell office:value-type="string" table:style-name="ce1">
            <text:p>Nemrut Bay</text:p>
          </table:table-cell>
          <table:table-cell office:value-type="float" office:value="86" table:style-name="ce1">
            <text:p>86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2545.5300000000002" table:style-name="ce3">
            <text:p>2.545,53</text:p>
          </table:table-cell>
          <table:table-cell office:value-type="float" office:value="3024.68" table:style-name="ce3">
            <text:p>3.024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70.21" table:style-name="ce3">
            <text:p>5.570,21</text:p>
          </table:table-cell>
          <table:table-cell office:value-type="string" table:style-name="ce2">
            <text:p>26.9304008</text:p>
          </table:table-cell>
          <table:table-cell office:value-type="string" table:style-name="ce2">
            <text:p>38.7640923</text:p>
          </table:table-cell>
          <table:table-cell office:value-type="string" office:string-value="26.9304008,38.7640923" table:formula="of:=CONCATENATE(LEFT([.O312];10);&quot;,&quot;;LEFT([.P312];10))" table:style-name="ce1">
            <text:p>26.9304008,38.764092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TEK</text:p>
          </table:table-cell>
          <table:table-cell office:value-type="string" table:style-name="ce1">
            <text:p>Tekirdag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1423.5" table:style-name="ce3">
            <text:p>1.423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3.5" table:style-name="ce3">
            <text:p>1.423,50</text:p>
          </table:table-cell>
          <table:table-cell office:value-type="string" table:style-name="ce2">
            <text:p>27.5163</text:p>
          </table:table-cell>
          <table:table-cell office:value-type="string" table:style-name="ce2">
            <text:p>40.9812</text:p>
          </table:table-cell>
          <table:table-cell office:value-type="string" office:string-value="27.5163,40.9812" table:formula="of:=CONCATENATE(LEFT([.O313];10);&quot;,&quot;;LEFT([.P313];10))" table:style-name="ce1">
            <text:p>27.5163,40.98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YPO</text:p>
          </table:table-cell>
          <table:table-cell office:value-type="string" table:style-name="ce1">
            <text:p>Yilport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1010.96" table:style-name="ce3">
            <text:p>1.010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10.96" table:style-name="ce3">
            <text:p>1.010,96</text:p>
          </table:table-cell>
          <table:table-cell office:value-type="string" table:style-name="ce2">
            <text:p>29.53401</text:p>
          </table:table-cell>
          <table:table-cell office:value-type="string" table:style-name="ce2">
            <text:p>40.77427</text:p>
          </table:table-cell>
          <table:table-cell office:value-type="string" office:string-value="29.53401,40.77427" table:formula="of:=CONCATENATE(LEFT([.O314];10);&quot;,&quot;;LEFT([.P314];10))" table:style-name="ce1">
            <text:p>29.53401,40.7742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EAUH</text:p>
          </table:table-cell>
          <table:table-cell office:value-type="string" table:style-name="ce1">
            <text:p>Abu Dhabi</text:p>
          </table:table-cell>
          <table:table-cell office:value-type="float" office:value="106" table:style-name="ce1">
            <text:p>106</text:p>
          </table:table-cell>
          <table:table-cell office:value-type="float" office:value="164" table:style-name="ce1">
            <text:p>164</text:p>
          </table:table-cell>
          <table:table-cell office:value-type="float" office:value="84" table:style-name="ce1">
            <text:p>84</text:p>
          </table:table-cell>
          <table:table-cell office:value-type="float" office:value="522" table:style-name="ce1">
            <text:p>522</text:p>
          </table:table-cell>
          <table:table-cell office:value-type="float" office:value="1562" table:style-name="ce4">
            <text:p>1.562</text:p>
          </table:table-cell>
          <table:table-cell office:value-type="float" office:value="6480.7" table:style-name="ce3">
            <text:p>6.480,70</text:p>
          </table:table-cell>
          <table:table-cell office:value-type="float" office:value="881.85" table:style-name="ce1">
            <text:p>881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62.55" table:style-name="ce3">
            <text:p>7.362,55</text:p>
          </table:table-cell>
          <table:table-cell office:value-type="string" table:style-name="ce2">
            <text:p>54.3705762</text:p>
          </table:table-cell>
          <table:table-cell office:value-type="string" table:style-name="ce2">
            <text:p>24.4747961</text:p>
          </table:table-cell>
          <table:table-cell office:value-type="string" office:string-value="54.3705762,24.4747961" table:formula="of:=CONCATENATE(LEFT([.O315];10);&quot;,&quot;;LEFT([.P315];10))" table:style-name="ce1">
            <text:p>54.3705762,24.474796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EJEA</text:p>
          </table:table-cell>
          <table:table-cell office:value-type="string" table:style-name="ce1">
            <text:p>Jebel Ali</text:p>
          </table:table-cell>
          <table:table-cell office:value-type="float" office:value="7599" table:style-name="ce4">
            <text:p>7.599</text:p>
          </table:table-cell>
          <table:table-cell office:value-type="float" office:value="5037" table:style-name="ce4">
            <text:p>5.037</text:p>
          </table:table-cell>
          <table:table-cell office:value-type="float" office:value="304" table:style-name="ce1">
            <text:p>304</text:p>
          </table:table-cell>
          <table:table-cell office:value-type="float" office:value="1004" table:style-name="ce4">
            <text:p>1.004</text:p>
          </table:table-cell>
          <table:table-cell office:value-type="float" office:value="19985" table:style-name="ce4">
            <text:p>19.985</text:p>
          </table:table-cell>
          <table:table-cell office:value-type="float" office:value="293246.58" table:style-name="ce3">
            <text:p>293.246,58</text:p>
          </table:table-cell>
          <table:table-cell office:value-type="float" office:value="4500.8500000000004" table:style-name="ce3">
            <text:p>4.500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7747.43" table:style-name="ce3">
            <text:p>297.747,43</text:p>
          </table:table-cell>
          <table:table-cell office:value-type="string" table:style-name="ce2">
            <text:p>55.0910256</text:p>
          </table:table-cell>
          <table:table-cell office:value-type="string" table:style-name="ce2">
            <text:p>24.9774785</text:p>
          </table:table-cell>
          <table:table-cell office:value-type="string" office:string-value="55.0910256,24.9774785" table:formula="of:=CONCATENATE(LEFT([.O316];10);&quot;,&quot;;LEFT([.P316];10))" table:style-name="ce1">
            <text:p>55.0910256,24.977478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EKLF</text:p>
          </table:table-cell>
          <table:table-cell office:value-type="string" table:style-name="ce1">
            <text:p>Khor al Fakkan</text:p>
          </table:table-cell>
          <table:table-cell office:value-type="float" office:value="359" table:style-name="ce1">
            <text:p>359</text:p>
          </table:table-cell>
          <table:table-cell office:value-type="float" office:value="135" table:style-name="ce1">
            <text:p>135</text:p>
          </table:table-cell>
          <table:table-cell office:value-type="float" office:value="206" table:style-name="ce1">
            <text:p>206</text:p>
          </table:table-cell>
          <table:table-cell office:value-type="float" office:value="1124" table:style-name="ce4">
            <text:p>1.124</text:p>
          </table:table-cell>
          <table:table-cell office:value-type="float" office:value="3083" table:style-name="ce4">
            <text:p>3.083</text:p>
          </table:table-cell>
          <table:table-cell office:value-type="float" office:value="14305" table:style-name="ce3">
            <text:p>14.30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05" table:style-name="ce3">
            <text:p>14.305,00</text:p>
          </table:table-cell>
          <table:table-cell office:value-type="string" table:style-name="ce2">
            <text:p>56.3458033</text:p>
          </table:table-cell>
          <table:table-cell office:value-type="string" table:style-name="ce2">
            <text:p>25.3570227</text:p>
          </table:table-cell>
          <table:table-cell office:value-type="string" office:string-value="56.3458033,25.3570227" table:formula="of:=CONCATENATE(LEFT([.O317];10);&quot;,&quot;;LEFT([.P317];10))" table:style-name="ce1">
            <text:p>56.3458033,25.357022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ALVOA</text:p>
          </table:table-cell>
          <table:table-cell office:value-type="string" table:style-name="ce1">
            <text:p>Valo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03" table:style-name="ce3">
            <text:p>27.703,00</text:p>
          </table:table-cell>
          <table:table-cell office:value-type="float" office:value="27703" table:style-name="ce3">
            <text:p>27.703,00</text:p>
          </table:table-cell>
          <table:table-cell office:value-type="string" table:style-name="ce2">
            <text:p>19.49122</text:p>
          </table:table-cell>
          <table:table-cell office:value-type="string" table:style-name="ce2">
            <text:p>40.47379</text:p>
          </table:table-cell>
          <table:table-cell office:value-type="string" office:string-value="19.49122,40.47379" table:formula="of:=CONCATENATE(LEFT([.O318];10);&quot;,&quot;;LEFT([.P318];10))" table:style-name="ce1">
            <text:p>19.49122,40.4737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BEANR</text:p>
          </table:table-cell>
          <table:table-cell office:value-type="string" table:style-name="ce1">
            <text:p>Antwerpen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133" table:style-name="ce1">
            <text:p>133</text:p>
          </table:table-cell>
          <table:table-cell office:value-type="float" office:value="276" table:style-name="ce1">
            <text:p>276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string" table:style-name="ce2">
            <text:p>4.3997081</text:p>
          </table:table-cell>
          <table:table-cell office:value-type="string" table:style-name="ce2">
            <text:p>51.2211097</text:p>
          </table:table-cell>
          <table:table-cell office:value-type="string" office:string-value="4.3997081,51.2211097" table:formula="of:=CONCATENATE(LEFT([.O319];10);&quot;,&quot;;LEFT([.P319];10))" table:style-name="ce1">
            <text:p>4.3997081,51.221109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GVAR</text:p>
          </table:table-cell>
          <table:table-cell office:value-type="string" table:style-name="ce1">
            <text:p>Var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60" table:style-name="ce3">
            <text:p>3.660,00</text:p>
          </table:table-cell>
          <table:table-cell office:value-type="float" office:value="3660" table:style-name="ce3">
            <text:p>3.660,00</text:p>
          </table:table-cell>
          <table:table-cell office:value-type="string" table:style-name="ce2">
            <text:p>27.9017131</text:p>
          </table:table-cell>
          <table:table-cell office:value-type="string" table:style-name="ce2">
            <text:p>43.2166104</text:p>
          </table:table-cell>
          <table:table-cell office:value-type="string" office:string-value="27.9017131,43.2166104" table:formula="of:=CONCATENATE(LEFT([.O320];10);&quot;,&quot;;LEFT([.P320];10))" table:style-name="ce1">
            <text:p>27.9017131,43.216610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HRPLE</text:p>
          </table:table-cell>
          <table:table-cell office:value-type="string" table:style-name="ce1">
            <text:p>Plo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14.2" table:style-name="ce3">
            <text:p>3.914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14.2" table:style-name="ce3">
            <text:p>3.914,20</text:p>
          </table:table-cell>
          <table:table-cell office:value-type="string" table:style-name="ce2">
            <text:p> 17.4360376</text:p>
          </table:table-cell>
          <table:table-cell office:value-type="string" table:style-name="ce2">
            <text:p>43.0533744</text:p>
          </table:table-cell>
          <table:table-cell office:value-type="string" office:string-value=" 17.436037,43.0533744" table:formula="of:=CONCATENATE(LEFT([.O321];10);&quot;,&quot;;LEFT([.P321];10))" table:style-name="ce1">
            <text:p> 17.436037,43.053374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CYLMS</text:p>
          </table:table-cell>
          <table:table-cell office:value-type="string" table:style-name="ce1">
            <text:p>Limassol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27" table:style-name="ce1">
            <text:p>127</text:p>
          </table:table-cell>
          <table:table-cell office:value-type="float" office:value="676" table:style-name="ce1">
            <text:p>676</text:p>
          </table:table-cell>
          <table:table-cell office:value-type="float" office:value="1498" table:style-name="ce4">
            <text:p>1.498</text:p>
          </table:table-cell>
          <table:table-cell office:value-type="float" office:value="3023.51" table:style-name="ce3">
            <text:p>3.023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23.51" table:style-name="ce3">
            <text:p>3.023,51</text:p>
          </table:table-cell>
          <table:table-cell office:value-type="string" table:style-name="ce2">
            <text:p>33.042341</text:p>
          </table:table-cell>
          <table:table-cell office:value-type="string" table:style-name="ce2">
            <text:p>34.6735637</text:p>
          </table:table-cell>
          <table:table-cell office:value-type="string" office:string-value="33.042341,34.6735637" table:formula="of:=CONCATENATE(LEFT([.O322];10);&quot;,&quot;;LEFT([.P322];10))" table:style-name="ce1">
            <text:p>33.042341,34.673563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HMN</text:p>
          </table:table-cell>
          <table:table-cell office:value-type="string" table:style-name="ce1">
            <text:p>Hami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77" table:style-name="ce3">
            <text:p>4.377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77" table:style-name="ce3">
            <text:p>4.377,00</text:p>
          </table:table-cell>
          <table:table-cell office:value-type="string" table:style-name="ce2">
            <text:p> 27.2000065</text:p>
          </table:table-cell>
          <table:table-cell office:value-type="string" table:style-name="ce2">
            <text:p>60.5666705</text:p>
          </table:table-cell>
          <table:table-cell office:value-type="string" office:string-value=" 27.200006,60.5666705" table:formula="of:=CONCATENATE(LEFT([.O323];10);&quot;,&quot;;LEFT([.P323];10))" table:style-name="ce1">
            <text:p> 27.200006,60.566670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PRS</text:p>
          </table:table-cell>
          <table:table-cell office:value-type="string" table:style-name="ce1">
            <text:p>Jakobst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12" table:style-name="ce3">
            <text:p>19.61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12" table:style-name="ce3">
            <text:p>19.612,00</text:p>
          </table:table-cell>
          <table:table-cell office:value-type="string" table:style-name="ce2">
            <text:p> 22.7000229</text:p>
          </table:table-cell>
          <table:table-cell office:value-type="string" table:style-name="ce2">
            <text:p>63.6666709</text:p>
          </table:table-cell>
          <table:table-cell office:value-type="string" office:string-value=" 22.700022,63.6666709" table:formula="of:=CONCATENATE(LEFT([.O324];10);&quot;,&quot;;LEFT([.P324];10))" table:style-name="ce1">
            <text:p> 22.700022,63.666670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KAS</text:p>
          </table:table-cell>
          <table:table-cell office:value-type="string" table:style-name="ce1">
            <text:p>Kaskin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628" table:style-name="ce3">
            <text:p>30.62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628" table:style-name="ce3">
            <text:p>30.628,00</text:p>
          </table:table-cell>
          <table:table-cell office:value-type="string" table:style-name="ce2">
            <text:p>21.2229123</text:p>
          </table:table-cell>
          <table:table-cell office:value-type="string" table:style-name="ce2">
            <text:p>62.385127</text:p>
          </table:table-cell>
          <table:table-cell office:value-type="string" office:string-value="21.2229123,62.385127" table:formula="of:=CONCATENATE(LEFT([.O325];10);&quot;,&quot;;LEFT([.P325];10))" table:style-name="ce1">
            <text:p>21.2229123,62.38512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KEM</text:p>
          </table:table-cell>
          <table:table-cell office:value-type="string" table:style-name="ce1">
            <text:p>Ke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76" table:style-name="ce3">
            <text:p>25.076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76" table:style-name="ce3">
            <text:p>25.076,00</text:p>
          </table:table-cell>
          <table:table-cell office:value-type="string" table:style-name="ce2">
            <text:p> 24.5666495</text:p>
          </table:table-cell>
          <table:table-cell office:value-type="string" table:style-name="ce2">
            <text:p>65.7333404</text:p>
          </table:table-cell>
          <table:table-cell office:value-type="string" office:string-value=" 24.566649,65.7333404" table:formula="of:=CONCATENATE(LEFT([.O326];10);&quot;,&quot;;LEFT([.P326];10))" table:style-name="ce1">
            <text:p> 24.566649,65.733340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KTK</text:p>
          </table:table-cell>
          <table:table-cell office:value-type="string" table:style-name="ce1">
            <text:p>Kotk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45" table:style-name="ce3">
            <text:p>5.34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45" table:style-name="ce3">
            <text:p>5.345,00</text:p>
          </table:table-cell>
          <table:table-cell office:value-type="string" table:style-name="ce2">
            <text:p>26.9455849</text:p>
          </table:table-cell>
          <table:table-cell office:value-type="string" table:style-name="ce2">
            <text:p>60.4672828</text:p>
          </table:table-cell>
          <table:table-cell office:value-type="string" office:string-value="26.9455849,60.4672828" table:formula="of:=CONCATENATE(LEFT([.O327];10);&quot;,&quot;;LEFT([.P327];10))" table:style-name="ce1">
            <text:p>26.9455849,60.467282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OUL</text:p>
          </table:table-cell>
          <table:table-cell office:value-type="string" table:style-name="ce1">
            <text:p>Oul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37" table:style-name="ce3">
            <text:p>6.837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37" table:style-name="ce3">
            <text:p>6.837,00</text:p>
          </table:table-cell>
          <table:table-cell office:value-type="string" table:style-name="ce2">
            <text:p> 25.4716809</text:p>
          </table:table-cell>
          <table:table-cell office:value-type="string" table:style-name="ce2">
            <text:p>65.0118734</text:p>
          </table:table-cell>
          <table:table-cell office:value-type="string" office:string-value=" 25.471680,65.0118734" table:formula="of:=CONCATENATE(LEFT([.O328];10);&quot;,&quot;;LEFT([.P328];10))" table:style-name="ce1">
            <text:p> 25.471680,65.011873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RAU</text:p>
          </table:table-cell>
          <table:table-cell office:value-type="string" table:style-name="ce1">
            <text:p>Raum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942" table:style-name="ce3">
            <text:p>18.94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942" table:style-name="ce3">
            <text:p>18.942,00</text:p>
          </table:table-cell>
          <table:table-cell office:value-type="string" table:style-name="ce2">
            <text:p>21.5039401</text:p>
          </table:table-cell>
          <table:table-cell office:value-type="string" table:style-name="ce2">
            <text:p>61.1289148</text:p>
          </table:table-cell>
          <table:table-cell office:value-type="string" office:string-value="21.5039401,61.1289148" table:formula="of:=CONCATENATE(LEFT([.O329];10);&quot;,&quot;;LEFT([.P329];10))" table:style-name="ce1">
            <text:p>21.5039401,61.128914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LEH</text:p>
          </table:table-cell>
          <table:table-cell office:value-type="string" table:style-name="ce1">
            <text:p>Le Havre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23" table:style-name="ce1">
            <text:p>223</text:p>
          </table:table-cell>
          <table:table-cell office:value-type="float" office:value="1874.57" table:style-name="ce3">
            <text:p>1.874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5" table:style-name="ce3">
            <text:p>15.965,00</text:p>
          </table:table-cell>
          <table:table-cell office:value-type="float" office:value="17839.57" table:style-name="ce3">
            <text:p>17.839,57</text:p>
          </table:table-cell>
          <table:table-cell office:value-type="string" table:style-name="ce2">
            <text:p>0.107907</text:p>
          </table:table-cell>
          <table:table-cell office:value-type="string" table:style-name="ce2">
            <text:p>49.4936</text:p>
          </table:table-cell>
          <table:table-cell office:value-type="string" office:string-value="0.107907,49.4936" table:formula="of:=CONCATENATE(LEFT([.O330];10);&quot;,&quot;;LEFT([.P330];10))" table:style-name="ce1">
            <text:p>0.107907,49.493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PJE</text:p>
          </table:table-cell>
          <table:table-cell office:value-type="string" table:style-name="ce1">
            <text:p>Port Jero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30" table:style-name="ce3">
            <text:p>2.830,00</text:p>
          </table:table-cell>
          <table:table-cell office:value-type="float" office:value="2830" table:style-name="ce3">
            <text:p>2.830,00</text:p>
          </table:table-cell>
          <table:table-cell office:value-type="string" table:style-name="ce2">
            <text:p>0.5428</text:p>
          </table:table-cell>
          <table:table-cell office:value-type="string" table:style-name="ce2">
            <text:p>49.4720</text:p>
          </table:table-cell>
          <table:table-cell office:value-type="string" office:string-value="0.5428,49.4720" table:formula="of:=CONCATENATE(LEFT([.O331];10);&quot;,&quot;;LEFT([.P331];10))" table:style-name="ce1">
            <text:p>0.5428,49.472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BIA</text:p>
          </table:table-cell>
          <table:table-cell office:value-type="string" table:style-name="ce1">
            <text:p>Bast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98.18" table:style-name="ce3">
            <text:p>9.498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98.18" table:style-name="ce3">
            <text:p>9.498,18</text:p>
          </table:table-cell>
          <table:table-cell office:value-type="string" table:style-name="ce2">
            <text:p>9.452542</text:p>
          </table:table-cell>
          <table:table-cell office:value-type="string" table:style-name="ce2">
            <text:p>42.7065505</text:p>
          </table:table-cell>
          <table:table-cell office:value-type="string" office:string-value="9.452542,42.7065505" table:formula="of:=CONCATENATE(LEFT([.O332];10);&quot;,&quot;;LEFT([.P332];10))" table:style-name="ce1">
            <text:p>9.452542,42.706550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FOS</text:p>
          </table:table-cell>
          <table:table-cell office:value-type="string" table:style-name="ce1">
            <text:p>Fos-sur-Mer</text:p>
          </table:table-cell>
          <table:table-cell office:value-type="float" office:value="267" table:style-name="ce1">
            <text:p>267</text:p>
          </table:table-cell>
          <table:table-cell office:value-type="float" office:value="1614" table:style-name="ce4">
            <text:p>1.614</text:p>
          </table:table-cell>
          <table:table-cell office:value-type="float" office:value="3" table:style-name="ce1">
            <text:p>3</text:p>
          </table:table-cell>
          <table:table-cell office:value-type="float" office:value="571" table:style-name="ce1">
            <text:p>571</text:p>
          </table:table-cell>
          <table:table-cell office:value-type="float" office:value="4640" table:style-name="ce4">
            <text:p>4.640</text:p>
          </table:table-cell>
          <table:table-cell office:value-type="float" office:value="49447.29" table:style-name="ce3">
            <text:p>49.447,29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20077" table:style-name="ce3">
            <text:p>20.077,00</text:p>
          </table:table-cell>
          <table:table-cell office:value-type="float" office:value="32870" table:style-name="ce3">
            <text:p>32.870,00</text:p>
          </table:table-cell>
          <table:table-cell office:value-type="float" office:value="102470.89" table:style-name="ce3">
            <text:p>102.470,89</text:p>
          </table:table-cell>
          <table:table-cell office:value-type="string" table:style-name="ce2">
            <text:p>4.945595</text:p>
          </table:table-cell>
          <table:table-cell office:value-type="string" table:style-name="ce2">
            <text:p>43.4380714</text:p>
          </table:table-cell>
          <table:table-cell office:value-type="string" office:string-value="4.945595,43.4380714" table:formula="of:=CONCATENATE(LEFT([.O333];10);&quot;,&quot;;LEFT([.P333];10))" table:style-name="ce1">
            <text:p>4.945595,43.438071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LAV</text:p>
          </table:table-cell>
          <table:table-cell office:value-type="string" table:style-name="ce1">
            <text:p>Lave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400" table:style-name="ce3">
            <text:p>102.400,00</text:p>
          </table:table-cell>
          <table:table-cell office:value-type="float" office:value="102400" table:style-name="ce3">
            <text:p>102.400,00</text:p>
          </table:table-cell>
          <table:table-cell office:value-type="string" table:style-name="ce2">
            <text:p>5.0255983</text:p>
          </table:table-cell>
          <table:table-cell office:value-type="string" table:style-name="ce2">
            <text:p>43.3929469</text:p>
          </table:table-cell>
          <table:table-cell office:value-type="string" office:string-value="5.0255983,43.3929469" table:formula="of:=CONCATENATE(LEFT([.O334];10);&quot;,&quot;;LEFT([.P334];10))" table:style-name="ce1">
            <text:p>5.0255983,43.392946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MRS</text:p>
          </table:table-cell>
          <table:table-cell office:value-type="string" table:style-name="ce1">
            <text:p>Marseille</text:p>
          </table:table-cell>
          <table:table-cell office:value-type="float" office:value="580" table:style-name="ce1">
            <text:p>580</text:p>
          </table:table-cell>
          <table:table-cell office:value-type="float" office:value="564" table:style-name="ce1">
            <text:p>564</text:p>
          </table:table-cell>
          <table:table-cell office:value-type="float" office:value="98" table:style-name="ce1">
            <text:p>98</text:p>
          </table:table-cell>
          <table:table-cell office:value-type="float" office:value="133" table:style-name="ce1">
            <text:p>133</text:p>
          </table:table-cell>
          <table:table-cell office:value-type="float" office:value="2072" table:style-name="ce4">
            <text:p>2.072</text:p>
          </table:table-cell>
          <table:table-cell office:value-type="float" office:value="22076.95" table:style-name="ce3">
            <text:p>22.076,95</text:p>
          </table:table-cell>
          <table:table-cell office:value-type="float" office:value="4961.49" table:style-name="ce3">
            <text:p>4.961,49</text:p>
          </table:table-cell>
          <table:table-cell office:value-type="float" office:value="0" table:style-name="ce1">
            <text:p>0</text:p>
          </table:table-cell>
          <table:table-cell office:value-type="float" office:value="31904" table:style-name="ce3">
            <text:p>31.904,00</text:p>
          </table:table-cell>
          <table:table-cell office:value-type="float" office:value="58942.44" table:style-name="ce3">
            <text:p>58.942,44</text:p>
          </table:table-cell>
          <table:table-cell office:value-type="string" table:style-name="ce2">
            <text:p>5.3699525</text:p>
          </table:table-cell>
          <table:table-cell office:value-type="string" table:style-name="ce2">
            <text:p>43.2961743</text:p>
          </table:table-cell>
          <table:table-cell office:value-type="string" office:string-value="5.3699525,43.2961743" table:formula="of:=CONCATENATE(LEFT([.O335];10);&quot;,&quot;;LEFT([.P335];10))" table:style-name="ce1">
            <text:p>5.3699525,43.296174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PSL</text:p>
          </table:table-cell>
          <table:table-cell office:value-type="string" table:style-name="ce1">
            <text:p>Port-Saint-Louis-Du-Rho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255" table:style-name="ce3">
            <text:p>78.255,00</text:p>
          </table:table-cell>
          <table:table-cell office:value-type="float" office:value="0" table:style-name="ce1">
            <text:p>0</text:p>
          </table:table-cell>
          <table:table-cell office:value-type="float" office:value="78255" table:style-name="ce3">
            <text:p>78.255,00</text:p>
          </table:table-cell>
          <table:table-cell office:value-type="string" table:style-name="ce2">
            <text:p>4.8026354</text:p>
          </table:table-cell>
          <table:table-cell office:value-type="string" table:style-name="ce2">
            <text:p>43.3890531</text:p>
          </table:table-cell>
          <table:table-cell office:value-type="string" office:string-value="4.8026354,43.3890531" table:formula="of:=CONCATENATE(LEFT([.O336];10);&quot;,&quot;;LEFT([.P336];10))" table:style-name="ce1">
            <text:p>4.8026354,43.389053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SET</text:p>
          </table:table-cell>
          <table:table-cell office:value-type="string" table:style-name="ce1">
            <text:p>Se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string" table:style-name="ce2">
            <text:p> 3.6941845</text:p>
          </table:table-cell>
          <table:table-cell office:value-type="string" table:style-name="ce2">
            <text:p>43.4017377</text:p>
          </table:table-cell>
          <table:table-cell office:value-type="string" office:string-value=" 3.6941845,43.4017377" table:formula="of:=CONCATENATE(LEFT([.O337];10);&quot;,&quot;;LEFT([.P337];10))" table:style-name="ce1">
            <text:p> 3.6941845,43.401737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BRV</text:p>
          </table:table-cell>
          <table:table-cell office:value-type="string" table:style-name="ce1">
            <text:p>Bremerhav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string" table:style-name="ce2">
            <text:p> 8.5865509</text:p>
          </table:table-cell>
          <table:table-cell office:value-type="string" table:style-name="ce2">
            <text:p>53.5522264</text:p>
          </table:table-cell>
          <table:table-cell office:value-type="string" office:string-value=" 8.5865509,53.5522264" table:formula="of:=CONCATENATE(LEFT([.O338];10);&quot;,&quot;;LEFT([.P338];10))" table:style-name="ce1">
            <text:p> 8.5865509,53.552226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HAM</text:p>
          </table:table-cell>
          <table:table-cell office:value-type="string" table:style-name="ce1">
            <text:p>Hamburg</text:p>
          </table:table-cell>
          <table:table-cell office:value-type="float" office:value="195" table:style-name="ce1">
            <text:p>195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374" table:style-name="ce1">
            <text:p>374</text:p>
          </table:table-cell>
          <table:table-cell office:value-type="float" office:value="1233" table:style-name="ce4">
            <text:p>1.233</text:p>
          </table:table-cell>
          <table:table-cell office:value-type="float" office:value="8305.08" table:style-name="ce3">
            <text:p>8.305,08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5246" table:style-name="ce3">
            <text:p>5.246,00</text:p>
          </table:table-cell>
          <table:table-cell office:value-type="float" office:value="13693.08" table:style-name="ce3">
            <text:p>13.693,08</text:p>
          </table:table-cell>
          <table:table-cell office:value-type="string" table:style-name="ce2">
            <text:p>10.000654</text:p>
          </table:table-cell>
          <table:table-cell office:value-type="string" table:style-name="ce2">
            <text:p>53.5503414</text:p>
          </table:table-cell>
          <table:table-cell office:value-type="string" office:string-value="10.000654,53.5503414" table:formula="of:=CONCATENATE(LEFT([.O339];10);&quot;,&quot;;LEFT([.P339];10))" table:style-name="ce1">
            <text:p>10.000654,53.550341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ibilterra</text:p>
          </table:table-cell>
          <table:table-cell office:value-type="string" table:style-name="ce1">
            <text:p>GIGIB</text:p>
          </table:table-cell>
          <table:table-cell office:value-type="string" table:style-name="ce1">
            <text:p>Gibral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723" table:style-name="ce3">
            <text:p>39.723,00</text:p>
          </table:table-cell>
          <table:table-cell office:value-type="float" office:value="39723" table:style-name="ce3">
            <text:p>39.723,00</text:p>
          </table:table-cell>
          <table:table-cell office:value-type="string" table:style-name="ce2">
            <text:p>-5.3484848</text:p>
          </table:table-cell>
          <table:table-cell office:value-type="string" table:style-name="ce2">
            <text:p>36.1451465</text:p>
          </table:table-cell>
          <table:table-cell office:value-type="string" office:string-value="-5.3484848,36.1451465" table:formula="of:=CONCATENATE(LEFT([.O340];10);&quot;,&quot;;LEFT([.P340];10))" table:style-name="ce1">
            <text:p>-5.3484848,36.145146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LON</text:p>
          </table:table-cell>
          <table:table-cell office:value-type="string" table:style-name="ce1">
            <text:p>Lond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string" table:style-name="ce2">
            <text:p> -0.1276474</text:p>
          </table:table-cell>
          <table:table-cell office:value-type="string" table:style-name="ce2">
            <text:p>51.5073219</text:p>
          </table:table-cell>
          <table:table-cell office:value-type="string" office:string-value=" -0.127647,51.5073219" table:formula="of:=CONCATENATE(LEFT([.O341];10);&quot;,&quot;;LEFT([.P341];10))" table:style-name="ce1">
            <text:p> -0.127647,51.507321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SOU</text:p>
          </table:table-cell>
          <table:table-cell office:value-type="string" table:style-name="ce1">
            <text:p>Southampt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4954" table:style-name="ce3">
            <text:p>14.954,00</text:p>
          </table:table-cell>
          <table:table-cell office:value-type="float" office:value="14996" table:style-name="ce3">
            <text:p>14.996,00</text:p>
          </table:table-cell>
          <table:table-cell office:value-type="string" table:style-name="ce2">
            <text:p> -1.4041996</text:p>
          </table:table-cell>
          <table:table-cell office:value-type="string" table:style-name="ce2">
            <text:p>50.9035305</text:p>
          </table:table-cell>
          <table:table-cell office:value-type="string" office:string-value=" -1.404199,50.9035305" table:formula="of:=CONCATENATE(LEFT([.O342];10);&quot;,&quot;;LEFT([.P342];10))" table:style-name="ce1">
            <text:p> -1.404199,50.903530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SWD</text:p>
          </table:table-cell>
          <table:table-cell office:value-type="string" table:style-name="ce1">
            <text:p>Southw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2" table:style-name="ce3">
            <text:p>34.702,00</text:p>
          </table:table-cell>
          <table:table-cell office:value-type="float" office:value="34702" table:style-name="ce3">
            <text:p>34.702,00</text:p>
          </table:table-cell>
          <table:table-cell office:value-type="string" table:style-name="ce2">
            <text:p> 1.6809345</text:p>
          </table:table-cell>
          <table:table-cell office:value-type="string" table:style-name="ce2">
            <text:p>52.3256455</text:p>
          </table:table-cell>
          <table:table-cell office:value-type="string" office:string-value=" 1.6809345,52.3256455" table:formula="of:=CONCATENATE(LEFT([.O343];10);&quot;,&quot;;LEFT([.P343];10))" table:style-name="ce1">
            <text:p> 1.6809345,52.325645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MME</text:p>
          </table:table-cell>
          <table:table-cell office:value-type="string" table:style-name="ce1">
            <text:p>Tees/Hartlepoo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571" table:style-name="ce3">
            <text:p>79.571,00</text:p>
          </table:table-cell>
          <table:table-cell office:value-type="float" office:value="79571" table:style-name="ce3">
            <text:p>79.571,00</text:p>
          </table:table-cell>
          <table:table-cell office:value-type="string" table:style-name="ce2">
            <text:p><text:s/>-1.2003161</text:p>
          </table:table-cell>
          <table:table-cell office:value-type="string" table:style-name="ce2">
            <text:p>54.6957009</text:p>
          </table:table-cell>
          <table:table-cell office:value-type="string" office:string-value=" -1.200316,54.6957009" table:formula="of:=CONCATENATE(LEFT([.O344];10);&quot;,&quot;;LEFT([.P344];10))" table:style-name="ce1">
            <text:p><text:s/>-1.200316,54.695700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TIL</text:p>
          </table:table-cell>
          <table:table-cell office:value-type="string" table:style-name="ce1">
            <text:p>Tilbury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465" table:style-name="ce1">
            <text:p>465</text:p>
          </table:table-cell>
          <table:table-cell office:value-type="float" office:value="1427.2" table:style-name="ce3">
            <text:p>1.427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7.2" table:style-name="ce3">
            <text:p>1.427,20</text:p>
          </table:table-cell>
          <table:table-cell office:value-type="string" table:style-name="ce2">
            <text:p>0.3643896</text:p>
          </table:table-cell>
          <table:table-cell office:value-type="string" table:style-name="ce2">
            <text:p>51.4631174</text:p>
          </table:table-cell>
          <table:table-cell office:value-type="string" office:string-value="0.3643896,51.4631174" table:formula="of:=CONCATENATE(LEFT([.O345];10);&quot;,&quot;;LEFT([.P345];10))" table:style-name="ce1">
            <text:p>0.3643896,51.463117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GRPIR</text:p>
          </table:table-cell>
          <table:table-cell office:value-type="string" table:style-name="ce1">
            <text:p>Piraeus</text:p>
          </table:table-cell>
          <table:table-cell office:value-type="float" office:value="3702" table:style-name="ce4">
            <text:p>3.702</text:p>
          </table:table-cell>
          <table:table-cell office:value-type="float" office:value="1630" table:style-name="ce4">
            <text:p>1.630</text:p>
          </table:table-cell>
          <table:table-cell office:value-type="float" office:value="296" table:style-name="ce1">
            <text:p>296</text:p>
          </table:table-cell>
          <table:table-cell office:value-type="float" office:value="1067" table:style-name="ce4">
            <text:p>1.067</text:p>
          </table:table-cell>
          <table:table-cell office:value-type="float" office:value="9392" table:style-name="ce4">
            <text:p>9.392</text:p>
          </table:table-cell>
          <table:table-cell office:value-type="float" office:value="116789.81" table:style-name="ce3">
            <text:p>116.789,81</text:p>
          </table:table-cell>
          <table:table-cell office:value-type="float" office:value="2622" table:style-name="ce3">
            <text:p>2.62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411.81" table:style-name="ce3">
            <text:p>119.411,81</text:p>
          </table:table-cell>
          <table:table-cell office:value-type="string" table:style-name="ce2">
            <text:p>23.6486215</text:p>
          </table:table-cell>
          <table:table-cell office:value-type="string" table:style-name="ce2">
            <text:p>37.9441517</text:p>
          </table:table-cell>
          <table:table-cell office:value-type="string" office:string-value="23.6486215,37.9441517" table:formula="of:=CONCATENATE(LEFT([.O346];10);&quot;,&quot;;LEFT([.P346];10))" table:style-name="ce1">
            <text:p>23.6486215,37.94415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GRSKG</text:p>
          </table:table-cell>
          <table:table-cell office:value-type="string" table:style-name="ce1">
            <text:p>Thessalonik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8" table:style-name="ce3">
            <text:p>3.35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8" table:style-name="ce3">
            <text:p>3.358,00</text:p>
          </table:table-cell>
          <table:table-cell office:value-type="string" table:style-name="ce2">
            <text:p>22.9352716</text:p>
          </table:table-cell>
          <table:table-cell office:value-type="string" table:style-name="ce2">
            <text:p>40.6403167</text:p>
          </table:table-cell>
          <table:table-cell office:value-type="string" office:string-value="22.9352716,40.6403167" table:formula="of:=CONCATENATE(LEFT([.O347];10);&quot;,&quot;;LEFT([.P347];10))" table:style-name="ce1">
            <text:p>22.9352716,40.640316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TMLA</text:p>
          </table:table-cell>
          <table:table-cell office:value-type="string" table:style-name="ce1">
            <text:p>Malta</text:p>
          </table:table-cell>
          <table:table-cell office:value-type="float" office:value="5120" table:style-name="ce4">
            <text:p>5.120</text:p>
          </table:table-cell>
          <table:table-cell office:value-type="float" office:value="3338" table:style-name="ce4">
            <text:p>3.338</text:p>
          </table:table-cell>
          <table:table-cell office:value-type="float" office:value="2020" table:style-name="ce4">
            <text:p>2.020</text:p>
          </table:table-cell>
          <table:table-cell office:value-type="float" office:value="9145" table:style-name="ce4">
            <text:p>9.145</text:p>
          </table:table-cell>
          <table:table-cell office:value-type="float" office:value="32106" table:style-name="ce4">
            <text:p>32.106</text:p>
          </table:table-cell>
          <table:table-cell office:value-type="float" office:value="220011.17" table:style-name="ce3">
            <text:p>220.011,17</text:p>
          </table:table-cell>
          <table:table-cell office:value-type="float" office:value="1608.28" table:style-name="ce3">
            <text:p>1.608,28</text:p>
          </table:table-cell>
          <table:table-cell office:value-type="float" office:value="0" table:style-name="ce1">
            <text:p>0</text:p>
          </table:table-cell>
          <table:table-cell office:value-type="float" office:value="201508" table:style-name="ce3">
            <text:p>201.508,00</text:p>
          </table:table-cell>
          <table:table-cell office:value-type="float" office:value="423127.45" table:style-name="ce3">
            <text:p>423.127,45</text:p>
          </table:table-cell>
          <table:table-cell office:value-type="string" table:style-name="ce2">
            <text:p>14.5133638</text:p>
          </table:table-cell>
          <table:table-cell office:value-type="string" table:style-name="ce2">
            <text:p>35.8987593</text:p>
          </table:table-cell>
          <table:table-cell office:value-type="string" office:string-value="14.5133638,35.8987593" table:formula="of:=CONCATENATE(LEFT([.O348];10);&quot;,&quot;;LEFT([.P348];10))" table:style-name="ce1">
            <text:p>14.5133638,35.898759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T001</text:p>
          </table:table-cell>
          <table:table-cell office:value-type="string" table:style-name="ce1">
            <text:p>Marsaxlokk</text:p>
          </table:table-cell>
          <table:table-cell office:value-type="float" office:value="883" table:style-name="ce1">
            <text:p>883</text:p>
          </table:table-cell>
          <table:table-cell office:value-type="float" office:value="382" table:style-name="ce1">
            <text:p>382</text:p>
          </table:table-cell>
          <table:table-cell office:value-type="float" office:value="361" table:style-name="ce1">
            <text:p>361</text:p>
          </table:table-cell>
          <table:table-cell office:value-type="float" office:value="544" table:style-name="ce1">
            <text:p>544</text:p>
          </table:table-cell>
          <table:table-cell office:value-type="float" office:value="3096" table:style-name="ce4">
            <text:p>3.096</text:p>
          </table:table-cell>
          <table:table-cell office:value-type="float" office:value="26408.22" table:style-name="ce3">
            <text:p>26.408,22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444.22" table:style-name="ce3">
            <text:p>26.444,22</text:p>
          </table:table-cell>
          <table:table-cell office:value-type="string" table:style-name="ce2">
            <text:p> 14.5441482</text:p>
          </table:table-cell>
          <table:table-cell office:value-type="string" table:style-name="ce2">
            <text:p>35.8418502</text:p>
          </table:table-cell>
          <table:table-cell office:value-type="string" office:string-value=" 14.544148,35.8418502" table:formula="of:=CONCATENATE(LEFT([.O349];10);&quot;,&quot;;LEFT([.P349];10))" table:style-name="ce1">
            <text:p> 14.544148,35.841850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IJM</text:p>
          </table:table-cell>
          <table:table-cell office:value-type="string" table:style-name="ce1">
            <text:p>Ijmui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 4.6111</text:p>
          </table:table-cell>
          <table:table-cell office:value-type="string" table:style-name="ce2">
            <text:p>52.45735</text:p>
          </table:table-cell>
          <table:table-cell office:value-type="string" office:string-value=" 4.6111,52.45735" table:formula="of:=CONCATENATE(LEFT([.O350];10);&quot;,&quot;;LEFT([.P350];10))" table:style-name="ce1">
            <text:p> 4.6111,52.4573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RTM</text:p>
          </table:table-cell>
          <table:table-cell office:value-type="string" table:style-name="ce1">
            <text:p>Rotterdam</text:p>
          </table:table-cell>
          <table:table-cell office:value-type="float" office:value="112" table:style-name="ce1">
            <text:p>112</text:p>
          </table:table-cell>
          <table:table-cell office:value-type="float" office:value="284" table:style-name="ce1">
            <text:p>284</text:p>
          </table:table-cell>
          <table:table-cell office:value-type="float" office:value="279" table:style-name="ce1">
            <text:p>279</text:p>
          </table:table-cell>
          <table:table-cell office:value-type="float" office:value="604" table:style-name="ce1">
            <text:p>604</text:p>
          </table:table-cell>
          <table:table-cell office:value-type="float" office:value="2167" table:style-name="ce4">
            <text:p>2.167</text:p>
          </table:table-cell>
          <table:table-cell office:value-type="float" office:value="10400.959999999999" table:style-name="ce3">
            <text:p>10.400,9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0121" table:style-name="ce3">
            <text:p>70.121,00</text:p>
          </table:table-cell>
          <table:table-cell office:value-type="float" office:value="80523.960000000006" table:style-name="ce3">
            <text:p>80.523,96</text:p>
          </table:table-cell>
          <table:table-cell office:value-type="string" table:style-name="ce2">
            <text:p>4.4631678</text:p>
          </table:table-cell>
          <table:table-cell office:value-type="string" table:style-name="ce2">
            <text:p>51.9228924</text:p>
          </table:table-cell>
          <table:table-cell office:value-type="string" office:string-value="4.4631678,51.9228924" table:formula="of:=CONCATENATE(LEFT([.O351];10);&quot;,&quot;;LEFT([.P351];10))" table:style-name="ce1">
            <text:p>4.4631678,51.92289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VLI</text:p>
          </table:table-cell>
          <table:table-cell office:value-type="string" table:style-name="ce1">
            <text:p>Vlissin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59" table:style-name="ce3">
            <text:p>40.059,00</text:p>
          </table:table-cell>
          <table:table-cell office:value-type="float" office:value="40059" table:style-name="ce3">
            <text:p>40.059,00</text:p>
          </table:table-cell>
          <table:table-cell office:value-type="string" table:style-name="ce2">
            <text:p>3.57142</text:p>
          </table:table-cell>
          <table:table-cell office:value-type="string" table:style-name="ce2">
            <text:p>51.46116</text:p>
          </table:table-cell>
          <table:table-cell office:value-type="string" office:string-value="3.57142,51.46116" table:formula="of:=CONCATENATE(LEFT([.O352];10);&quot;,&quot;;LEFT([.P352];10))" table:style-name="ce1">
            <text:p>3.57142,51.461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OMON</text:p>
          </table:table-cell>
          <table:table-cell office:value-type="string" table:style-name="ce1">
            <text:p>Mongst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300" table:style-name="ce3">
            <text:p>94.300,00</text:p>
          </table:table-cell>
          <table:table-cell office:value-type="float" office:value="94300" table:style-name="ce3">
            <text:p>94.300,00</text:p>
          </table:table-cell>
          <table:table-cell office:value-type="string" table:style-name="ce2">
            <text:p>5.0305</text:p>
          </table:table-cell>
          <table:table-cell office:value-type="string" table:style-name="ce2">
            <text:p>60.8154</text:p>
          </table:table-cell>
          <table:table-cell office:value-type="string" office:string-value="5.0305,60.8154" table:formula="of:=CONCATENATE(LEFT([.O353];10);&quot;,&quot;;LEFT([.P353];10))" table:style-name="ce1">
            <text:p>5.0305,60.815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OSOV</text:p>
          </table:table-cell>
          <table:table-cell office:value-type="string" table:style-name="ce1">
            <text:p>Sovi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.4" table:style-name="ce1">
            <text:p>118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.4" table:style-name="ce1">
            <text:p>118,4</text:p>
          </table:table-cell>
          <table:table-cell office:value-type="string" table:style-name="ce2">
            <text:p> 6.2804166</text:p>
          </table:table-cell>
          <table:table-cell office:value-type="string" table:style-name="ce2">
            <text:p>62.5463377</text:p>
          </table:table-cell>
          <table:table-cell office:value-type="string" office:string-value=" 6.2804166,62.5463377" table:formula="of:=CONCATENATE(LEFT([.O354];10);&quot;,&quot;;LEFT([.P354];10))" table:style-name="ce1">
            <text:p> 6.2804166,62.546337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PLGDN</text:p>
          </table:table-cell>
          <table:table-cell office:value-type="string" table:style-name="ce1">
            <text:p>Gdans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935" table:style-name="ce3">
            <text:p>98.935,00</text:p>
          </table:table-cell>
          <table:table-cell office:value-type="float" office:value="98935" table:style-name="ce3">
            <text:p>98.935,00</text:p>
          </table:table-cell>
          <table:table-cell office:value-type="string" table:style-name="ce2">
            <text:p> 18.6542888</text:p>
          </table:table-cell>
          <table:table-cell office:value-type="string" table:style-name="ce2">
            <text:p>54.3482259</text:p>
          </table:table-cell>
          <table:table-cell office:value-type="string" office:string-value=" 18.654288,54.3482259" table:formula="of:=CONCATENATE(LEFT([.O355];10);&quot;,&quot;;LEFT([.P355];10))" table:style-name="ce1">
            <text:p> 18.654288,54.348225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LEI</text:p>
          </table:table-cell>
          <table:table-cell office:value-type="string" table:style-name="ce1">
            <text:p>Leixo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5" table:style-name="ce3">
            <text:p>1.195,00</text:p>
          </table:table-cell>
          <table:table-cell office:value-type="float" office:value="1195" table:style-name="ce3">
            <text:p>1.195,00</text:p>
          </table:table-cell>
          <table:table-cell office:value-type="string" table:style-name="ce2">
            <text:p>-8.68459</text:p>
          </table:table-cell>
          <table:table-cell office:value-type="string" table:style-name="ce2">
            <text:p>41.19025</text:p>
          </table:table-cell>
          <table:table-cell office:value-type="string" office:string-value="-8.68459,41.19025" table:formula="of:=CONCATENATE(LEFT([.O356];10);&quot;,&quot;;LEFT([.P356];10))" table:style-name="ce1">
            <text:p>-8.68459,41.1902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LIS</text:p>
          </table:table-cell>
          <table:table-cell office:value-type="string" table:style-name="ce1">
            <text:p>Lisbo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0.8" table:style-name="ce1">
            <text:p>30,8</text:p>
          </table:table-cell>
          <table:table-cell office:value-type="float" office:value="0" table:style-name="ce1">
            <text:p>0</text:p>
          </table:table-cell>
          <table:table-cell office:value-type="float" office:value="13109" table:style-name="ce3">
            <text:p>13.109,00</text:p>
          </table:table-cell>
          <table:table-cell office:value-type="float" office:value="0" table:style-name="ce1">
            <text:p>0</text:p>
          </table:table-cell>
          <table:table-cell office:value-type="float" office:value="13139.8" table:style-name="ce3">
            <text:p>13.139,80</text:p>
          </table:table-cell>
          <table:table-cell office:value-type="string" table:style-name="ce2">
            <text:p>-9.1393644</text:p>
          </table:table-cell>
          <table:table-cell office:value-type="string" table:style-name="ce2">
            <text:p>38.7138026</text:p>
          </table:table-cell>
          <table:table-cell office:value-type="string" office:string-value="-9.1393644,38.7138026" table:formula="of:=CONCATENATE(LEFT([.O357];10);&quot;,&quot;;LEFT([.P357];10))" table:style-name="ce1">
            <text:p>-9.1393644,38.713802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GAT</text:p>
          </table:table-cell>
          <table:table-cell office:value-type="string" table:style-name="ce1">
            <text:p>Galati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51" table:style-name="ce3">
            <text:p>8.951,00</text:p>
          </table:table-cell>
          <table:table-cell office:value-type="float" office:value="8951" table:style-name="ce3">
            <text:p>8.951,00</text:p>
          </table:table-cell>
          <table:table-cell office:value-type="string" table:style-name="ce2">
            <text:p> 28.0551455</text:p>
          </table:table-cell>
          <table:table-cell office:value-type="string" table:style-name="ce2">
            <text:p>45.4337335</text:p>
          </table:table-cell>
          <table:table-cell office:value-type="string" office:string-value=" 28.055145,45.4337335" table:formula="of:=CONCATENATE(LEFT([.O358];10);&quot;,&quot;;LEFT([.P358];10))" table:style-name="ce1">
            <text:p> 28.055145,45.433733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GRG</text:p>
          </table:table-cell>
          <table:table-cell office:value-type="string" table:style-name="ce1">
            <text:p>Giurgi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60" table:style-name="ce3">
            <text:p>8.060,00</text:p>
          </table:table-cell>
          <table:table-cell office:value-type="float" office:value="8060" table:style-name="ce3">
            <text:p>8.060,00</text:p>
          </table:table-cell>
          <table:table-cell office:value-type="string" table:style-name="ce2">
            <text:p> 25.9647601</text:p>
          </table:table-cell>
          <table:table-cell office:value-type="string" table:style-name="ce2">
            <text:p>43.8961062</text:p>
          </table:table-cell>
          <table:table-cell office:value-type="string" office:string-value=" 25.964760,43.8961062" table:formula="of:=CONCATENATE(LEFT([.O359];10);&quot;,&quot;;LEFT([.P359];10))" table:style-name="ce1">
            <text:p> 25.964760,43.896106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SIKOP</text:p>
          </table:table-cell>
          <table:table-cell office:value-type="string" table:style-name="ce1">
            <text:p>Capo d'Istr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6" table:style-name="ce1">
            <text:p>706</text:p>
          </table:table-cell>
          <table:table-cell office:value-type="float" office:value="29401" table:style-name="ce3">
            <text:p>29.401,00</text:p>
          </table:table-cell>
          <table:table-cell office:value-type="float" office:value="0" table:style-name="ce1">
            <text:p>0</text:p>
          </table:table-cell>
          <table:table-cell office:value-type="float" office:value="30107" table:style-name="ce3">
            <text:p>30.107,00</text:p>
          </table:table-cell>
          <table:table-cell office:value-type="string" table:style-name="ce2">
            <text:p>13.7304909</text:p>
          </table:table-cell>
          <table:table-cell office:value-type="string" table:style-name="ce2">
            <text:p>45.5479552</text:p>
          </table:table-cell>
          <table:table-cell office:value-type="string" office:string-value="13.7304909,45.5479552" table:formula="of:=CONCATENATE(LEFT([.O360];10);&quot;,&quot;;LEFT([.P360];10))" table:style-name="ce1">
            <text:p>13.7304909,45.547955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CEU</text:p>
          </table:table-cell>
          <table:table-cell office:value-type="string" table:style-name="ce1">
            <text:p>Ceu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17.69" table:style-name="ce3">
            <text:p>9.117,69</text:p>
          </table:table-cell>
          <table:table-cell office:value-type="float" office:value="5308" table:style-name="ce3">
            <text:p>5.308,00</text:p>
          </table:table-cell>
          <table:table-cell office:value-type="float" office:value="0" table:style-name="ce1">
            <text:p>0</text:p>
          </table:table-cell>
          <table:table-cell office:value-type="float" office:value="14425.69" table:style-name="ce3">
            <text:p>14.425,69</text:p>
          </table:table-cell>
          <table:table-cell office:value-type="string" table:style-name="ce2">
            <text:p>-5.3041384</text:p>
          </table:table-cell>
          <table:table-cell office:value-type="string" table:style-name="ce2">
            <text:p>35.8883614</text:p>
          </table:table-cell>
          <table:table-cell office:value-type="string" office:string-value="-5.3041384,35.8883614" table:formula="of:=CONCATENATE(LEFT([.O361];10);&quot;,&quot;;LEFT([.P361];10))" table:style-name="ce1">
            <text:p>-5.3041384,35.888361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VS</text:p>
          </table:table-cell>
          <table:table-cell office:value-type="string" table:style-name="ce1">
            <text:p>Avil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68.44" table:style-name="ce3">
            <text:p>21.068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68.44" table:style-name="ce3">
            <text:p>21.068,44</text:p>
          </table:table-cell>
          <table:table-cell office:value-type="string" table:style-name="ce2">
            <text:p> -5.921961</text:p>
          </table:table-cell>
          <table:table-cell office:value-type="string" table:style-name="ce2">
            <text:p>43.5558289</text:p>
          </table:table-cell>
          <table:table-cell office:value-type="string" office:string-value=" -5.921961,43.5558289" table:formula="of:=CONCATENATE(LEFT([.O362];10);&quot;,&quot;;LEFT([.P362];10))" table:style-name="ce1">
            <text:p> -5.921961,43.555828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BIO</text:p>
          </table:table-cell>
          <table:table-cell office:value-type="string" table:style-name="ce1">
            <text:p>Bilb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-2.9349478</text:p>
          </table:table-cell>
          <table:table-cell office:value-type="string" table:style-name="ce2">
            <text:p>43.2629642</text:p>
          </table:table-cell>
          <table:table-cell office:value-type="string" office:string-value="-2.9349478,43.2629642" table:formula="of:=CONCATENATE(LEFT([.O363];10);&quot;,&quot;;LEFT([.P363];10))" table:style-name="ce1">
            <text:p>-2.9349478,43.262964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FER</text:p>
          </table:table-cell>
          <table:table-cell office:value-type="string" table:style-name="ce1">
            <text:p>El Ferro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3.94" table:style-name="ce1">
            <text:p>493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3.94" table:style-name="ce1">
            <text:p>493,94</text:p>
          </table:table-cell>
          <table:table-cell office:value-type="string" table:style-name="ce2">
            <text:p> -8.233162</text:p>
          </table:table-cell>
          <table:table-cell office:value-type="string" table:style-name="ce2">
            <text:p>43.4846862</text:p>
          </table:table-cell>
          <table:table-cell office:value-type="string" office:string-value=" -8.233162,43.4846862" table:formula="of:=CONCATENATE(LEFT([.O364];10);&quot;,&quot;;LEFT([.P364];10))" table:style-name="ce1">
            <text:p> -8.233162,43.484686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SDR</text:p>
          </table:table-cell>
          <table:table-cell office:value-type="string" table:style-name="ce1">
            <text:p>Santan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830.800000000003" table:style-name="ce3">
            <text:p>32.830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830.800000000003" table:style-name="ce3">
            <text:p>32.830,80</text:p>
          </table:table-cell>
          <table:table-cell office:value-type="string" table:style-name="ce2">
            <text:p>-3.8101067</text:p>
          </table:table-cell>
          <table:table-cell office:value-type="string" table:style-name="ce2">
            <text:p>43.4623102</text:p>
          </table:table-cell>
          <table:table-cell office:value-type="string" office:string-value="-3.8101067,43.4623102" table:formula="of:=CONCATENATE(LEFT([.O365];10);&quot;,&quot;;LEFT([.P365];10))" table:style-name="ce1">
            <text:p>-3.8101067,43.462310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VGO</text:p>
          </table:table-cell>
          <table:table-cell office:value-type="string" table:style-name="ce1">
            <text:p>Vig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400" table:style-name="ce1">
            <text:p>400</text:p>
          </table:table-cell>
          <table:table-cell office:value-type="float" office:value="901.62" table:style-name="ce1">
            <text:p>901,62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11.62" table:style-name="ce3">
            <text:p>1.011,62</text:p>
          </table:table-cell>
          <table:table-cell office:value-type="string" table:style-name="ce2">
            <text:p>-8.7247205</text:p>
          </table:table-cell>
          <table:table-cell office:value-type="string" table:style-name="ce2">
            <text:p>42.2376602</text:p>
          </table:table-cell>
          <table:table-cell office:value-type="string" office:string-value="-8.7247205,42.2376602" table:formula="of:=CONCATENATE(LEFT([.O366];10);&quot;,&quot;;LEFT([.P366];10))" table:style-name="ce1">
            <text:p>-8.7247205,42.237660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LG</text:p>
          </table:table-cell>
          <table:table-cell office:value-type="string" table:style-name="ce1">
            <text:p>Algeciras</text:p>
          </table:table-cell>
          <table:table-cell office:value-type="float" office:value="4056" table:style-name="ce4">
            <text:p>4.056</text:p>
          </table:table-cell>
          <table:table-cell office:value-type="float" office:value="4677" table:style-name="ce4">
            <text:p>4.677</text:p>
          </table:table-cell>
          <table:table-cell office:value-type="float" office:value="1962" table:style-name="ce4">
            <text:p>1.962</text:p>
          </table:table-cell>
          <table:table-cell office:value-type="float" office:value="7555" table:style-name="ce4">
            <text:p>7.555</text:p>
          </table:table-cell>
          <table:table-cell office:value-type="float" office:value="30482" table:style-name="ce4">
            <text:p>30.482</text:p>
          </table:table-cell>
          <table:table-cell office:value-type="float" office:value="252550.74" table:style-name="ce3">
            <text:p>252.550,74</text:p>
          </table:table-cell>
          <table:table-cell office:value-type="float" office:value="0" table:style-name="ce1">
            <text:p>0</text:p>
          </table:table-cell>
          <table:table-cell office:value-type="float" office:value="30075" table:style-name="ce3">
            <text:p>30.075,00</text:p>
          </table:table-cell>
          <table:table-cell office:value-type="float" office:value="64005" table:style-name="ce3">
            <text:p>64.005,00</text:p>
          </table:table-cell>
          <table:table-cell office:value-type="float" office:value="346630.74" table:style-name="ce3">
            <text:p>346.630,74</text:p>
          </table:table-cell>
          <table:table-cell office:value-type="string" table:style-name="ce2">
            <text:p>-5.4487055</text:p>
          </table:table-cell>
          <table:table-cell office:value-type="string" table:style-name="ce2">
            <text:p>36.1310804</text:p>
          </table:table-cell>
          <table:table-cell office:value-type="string" office:string-value="-5.4487055,36.1310804" table:formula="of:=CONCATENATE(LEFT([.O367];10);&quot;,&quot;;LEFT([.P367];10))" table:style-name="ce1">
            <text:p>-5.4487055,36.131080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PM</text:p>
          </table:table-cell>
          <table:table-cell office:value-type="string" table:style-name="ce1">
            <text:p>Almoines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389.99" table:style-name="ce1">
            <text:p>389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9.99" table:style-name="ce1">
            <text:p>389,99</text:p>
          </table:table-cell>
          <table:table-cell office:value-type="string" table:style-name="ce2">
            <text:p> -0.1809757</text:p>
          </table:table-cell>
          <table:table-cell office:value-type="string" table:style-name="ce2">
            <text:p>38.9434696</text:p>
          </table:table-cell>
          <table:table-cell office:value-type="string" office:string-value=" -0.180975,38.9434696" table:formula="of:=CONCATENATE(LEFT([.O368];10);&quot;,&quot;;LEFT([.P368];10))" table:style-name="ce1">
            <text:p> -0.180975,38.943469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UZ</text:p>
          </table:table-cell>
          <table:table-cell office:value-type="string" table:style-name="ce1">
            <text:p>Arroyo de la Luz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488.83" table:style-name="ce1">
            <text:p>488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8.83" table:style-name="ce1">
            <text:p>488,83</text:p>
          </table:table-cell>
          <table:table-cell office:value-type="string" table:style-name="ce2">
            <text:p>-6.5845773</text:p>
          </table:table-cell>
          <table:table-cell office:value-type="string" table:style-name="ce2">
            <text:p>39.4840338</text:p>
          </table:table-cell>
          <table:table-cell office:value-type="string" office:string-value="-6.5845773,39.4840338" table:formula="of:=CONCATENATE(LEFT([.O369];10);&quot;,&quot;;LEFT([.P369];10))" table:style-name="ce1">
            <text:p>-6.5845773,39.484033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BCN</text:p>
          </table:table-cell>
          <table:table-cell office:value-type="string" table:style-name="ce1">
            <text:p>Barcelona</text:p>
          </table:table-cell>
          <table:table-cell office:value-type="float" office:value="679" table:style-name="ce1">
            <text:p>679</text:p>
          </table:table-cell>
          <table:table-cell office:value-type="float" office:value="747" table:style-name="ce1">
            <text:p>747</text:p>
          </table:table-cell>
          <table:table-cell office:value-type="float" office:value="633" table:style-name="ce1">
            <text:p>633</text:p>
          </table:table-cell>
          <table:table-cell office:value-type="float" office:value="2342" table:style-name="ce4">
            <text:p>2.342</text:p>
          </table:table-cell>
          <table:table-cell office:value-type="float" office:value="7490" table:style-name="ce4">
            <text:p>7.490</text:p>
          </table:table-cell>
          <table:table-cell office:value-type="float" office:value="40287.519999999997" table:style-name="ce3">
            <text:p>40.287,52</text:p>
          </table:table-cell>
          <table:table-cell office:value-type="float" office:value="111786.46" table:style-name="ce3">
            <text:p>111.786,46</text:p>
          </table:table-cell>
          <table:table-cell office:value-type="float" office:value="0" table:style-name="ce1">
            <text:p>0</text:p>
          </table:table-cell>
          <table:table-cell office:value-type="float" office:value="32352" table:style-name="ce3">
            <text:p>32.352,00</text:p>
          </table:table-cell>
          <table:table-cell office:value-type="float" office:value="184425.98" table:style-name="ce3">
            <text:p>184.425,98</text:p>
          </table:table-cell>
          <table:table-cell office:value-type="string" table:style-name="ce2">
            <text:p>2.1700437</text:p>
          </table:table-cell>
          <table:table-cell office:value-type="string" table:style-name="ce2">
            <text:p>41.3870186</text:p>
          </table:table-cell>
          <table:table-cell office:value-type="string" office:string-value="2.1700437,41.3870186" table:formula="of:=CONCATENATE(LEFT([.O370];10);&quot;,&quot;;LEFT([.P370];10))" table:style-name="ce1">
            <text:p>2.1700437,41.387018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CAR</text:p>
          </table:table-cell>
          <table:table-cell office:value-type="string" table:style-name="ce1">
            <text:p>Cartagena<text:s text:c="2"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61" table:style-name="ce3">
            <text:p>4.661,00</text:p>
          </table:table-cell>
          <table:table-cell office:value-type="float" office:value="58481" table:style-name="ce3">
            <text:p>58.481,00</text:p>
          </table:table-cell>
          <table:table-cell office:value-type="float" office:value="63142" table:style-name="ce3">
            <text:p>63.142,00</text:p>
          </table:table-cell>
          <table:table-cell office:value-type="string" table:style-name="ce2">
            <text:p>-1.0006184</text:p>
          </table:table-cell>
          <table:table-cell office:value-type="string" table:style-name="ce2">
            <text:p>37.6267868</text:p>
          </table:table-cell>
          <table:table-cell office:value-type="string" office:string-value="-1.0006184,37.6267868" table:formula="of:=CONCATENATE(LEFT([.O371];10);&quot;,&quot;;LEFT([.P371];10))" table:style-name="ce1">
            <text:p>-1.0006184,37.626786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CAS</text:p>
          </table:table-cell>
          <table:table-cell office:value-type="string" table:style-name="ce1">
            <text:p>Castellon de La Plana</text:p>
          </table:table-cell>
          <table:table-cell office:value-type="float" office:value="3060" table:style-name="ce4">
            <text:p>3.060</text:p>
          </table:table-cell>
          <table:table-cell office:value-type="float" office:value="234" table:style-name="ce1">
            <text:p>234</text:p>
          </table:table-cell>
          <table:table-cell office:value-type="float" office:value="138" table:style-name="ce1">
            <text:p>138</text:p>
          </table:table-cell>
          <table:table-cell office:value-type="float" office:value="100" table:style-name="ce1">
            <text:p>100</text:p>
          </table:table-cell>
          <table:table-cell office:value-type="float" office:value="3866" table:style-name="ce4">
            <text:p>3.866</text:p>
          </table:table-cell>
          <table:table-cell office:value-type="float" office:value="76316.210000000006" table:style-name="ce3">
            <text:p>76.316,21</text:p>
          </table:table-cell>
          <table:table-cell office:value-type="float" office:value="7189.99" table:style-name="ce3">
            <text:p>7.189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506.2" table:style-name="ce3">
            <text:p>83.506,20</text:p>
          </table:table-cell>
          <table:table-cell office:value-type="string" table:style-name="ce2">
            <text:p>-0.0374353</text:p>
          </table:table-cell>
          <table:table-cell office:value-type="string" table:style-name="ce2">
            <text:p>39.9859953</text:p>
          </table:table-cell>
          <table:table-cell office:value-type="string" office:string-value="-0.0374353,39.9859953" table:formula="of:=CONCATENATE(LEFT([.O372];10);&quot;,&quot;;LEFT([.P372];10))" table:style-name="ce1">
            <text:p>-0.0374353,39.985995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GAN</text:p>
          </table:table-cell>
          <table:table-cell office:value-type="string" table:style-name="ce1">
            <text:p>Gand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4.55" table:style-name="ce1">
            <text:p>414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4.55" table:style-name="ce1">
            <text:p>414,55</text:p>
          </table:table-cell>
          <table:table-cell office:value-type="string" table:style-name="ce2">
            <text:p>-0.1803423</text:p>
          </table:table-cell>
          <table:table-cell office:value-type="string" table:style-name="ce2">
            <text:p>38.9675925</text:p>
          </table:table-cell>
          <table:table-cell office:value-type="string" office:string-value="-0.1803423,38.9675925" table:formula="of:=CONCATENATE(LEFT([.O373];10);&quot;,&quot;;LEFT([.P373];10))" table:style-name="ce1">
            <text:p>-0.1803423,38.967592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HUV</text:p>
          </table:table-cell>
          <table:table-cell office:value-type="string" table:style-name="ce1">
            <text:p>Huel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96.66" table:style-name="ce3">
            <text:p>3.696,66</text:p>
          </table:table-cell>
          <table:table-cell office:value-type="float" office:value="0" table:style-name="ce1">
            <text:p>0</text:p>
          </table:table-cell>
          <table:table-cell office:value-type="float" office:value="19900" table:style-name="ce3">
            <text:p>19.900,00</text:p>
          </table:table-cell>
          <table:table-cell office:value-type="float" office:value="23596.66" table:style-name="ce3">
            <text:p>23.596,66</text:p>
          </table:table-cell>
          <table:table-cell office:value-type="string" table:style-name="ce2">
            <text:p>-6.9495699</text:p>
          </table:table-cell>
          <table:table-cell office:value-type="string" table:style-name="ce2">
            <text:p>37.256667</text:p>
          </table:table-cell>
          <table:table-cell office:value-type="string" office:string-value="-6.9495699,37.256667" table:formula="of:=CONCATENATE(LEFT([.O374];10);&quot;,&quot;;LEFT([.P374];10))" table:style-name="ce1">
            <text:p>-6.9495699,37.25666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LPA</text:p>
          </table:table-cell>
          <table:table-cell office:value-type="string" table:style-name="ce1">
            <text:p>Las Palmas</text:p>
          </table:table-cell>
          <table:table-cell office:value-type="float" office:value="2649" table:style-name="ce4">
            <text:p>2.649</text:p>
          </table:table-cell>
          <table:table-cell office:value-type="float" office:value="1450" table:style-name="ce4">
            <text:p>1.450</text:p>
          </table:table-cell>
          <table:table-cell office:value-type="float" office:value="14" table:style-name="ce1">
            <text:p>14</text:p>
          </table:table-cell>
          <table:table-cell office:value-type="float" office:value="465" table:style-name="ce1">
            <text:p>465</text:p>
          </table:table-cell>
          <table:table-cell office:value-type="float" office:value="6493" table:style-name="ce4">
            <text:p>6.493</text:p>
          </table:table-cell>
          <table:table-cell office:value-type="float" office:value="107148.09" table:style-name="ce3">
            <text:p>107.148,09</text:p>
          </table:table-cell>
          <table:table-cell office:value-type="float" office:value="92.3" table:style-name="ce1">
            <text:p>92,3</text:p>
          </table:table-cell>
          <table:table-cell office:value-type="float" office:value="6319" table:style-name="ce3">
            <text:p>6.319,00</text:p>
          </table:table-cell>
          <table:table-cell office:value-type="float" office:value="0" table:style-name="ce1">
            <text:p>0</text:p>
          </table:table-cell>
          <table:table-cell office:value-type="float" office:value="113559.39" table:style-name="ce3">
            <text:p>113.559,39</text:p>
          </table:table-cell>
          <table:table-cell office:value-type="string" table:style-name="ce2">
            <text:p>-15.4350514</text:p>
          </table:table-cell>
          <table:table-cell office:value-type="string" table:style-name="ce2">
            <text:p>28.1287799</text:p>
          </table:table-cell>
          <table:table-cell office:value-type="string" office:string-value="-15.435051,28.1287799" table:formula="of:=CONCATENATE(LEFT([.O375];10);&quot;,&quot;;LEFT([.P375];10))" table:style-name="ce1">
            <text:p>-15.435051,28.128779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GP</text:p>
          </table:table-cell>
          <table:table-cell office:value-type="string" table:style-name="ce1">
            <text:p>Malaga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970" table:style-name="ce1">
            <text:p>970</text:p>
          </table:table-cell>
          <table:table-cell office:value-type="float" office:value="2061" table:style-name="ce4">
            <text:p>2.061</text:p>
          </table:table-cell>
          <table:table-cell office:value-type="float" office:value="5490.36" table:style-name="ce3">
            <text:p>5.490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064" table:style-name="ce3">
            <text:p>43.064,00</text:p>
          </table:table-cell>
          <table:table-cell office:value-type="float" office:value="48554.36" table:style-name="ce3">
            <text:p>48.554,36</text:p>
          </table:table-cell>
          <table:table-cell office:value-type="string" table:style-name="ce2">
            <text:p>-4.421041</text:p>
          </table:table-cell>
          <table:table-cell office:value-type="string" table:style-name="ce2">
            <text:p>36.7210805</text:p>
          </table:table-cell>
          <table:table-cell office:value-type="string" office:string-value="-4.421041,36.7210805" table:formula="of:=CONCATENATE(LEFT([.O376];10);&quot;,&quot;;LEFT([.P376];10))" table:style-name="ce1">
            <text:p>-4.421041,36.721080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MTV</text:p>
          </table:table-cell>
          <table:table-cell office:value-type="string" table:style-name="ce1">
            <text:p>Montaverner</text:p>
          </table:table-cell>
          <table:table-cell office:value-type="float" office:value="419" table:style-name="ce1">
            <text:p>419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617" table:style-name="ce1">
            <text:p>617</text:p>
          </table:table-cell>
          <table:table-cell office:value-type="float" office:value="11094.5" table:style-name="ce3">
            <text:p>11.094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94.5" table:style-name="ce3">
            <text:p>11.094,50</text:p>
          </table:table-cell>
          <table:table-cell office:value-type="string" table:style-name="ce2">
            <text:p> -0.4948198</text:p>
          </table:table-cell>
          <table:table-cell office:value-type="string" table:style-name="ce2">
            <text:p>38.8879246</text:p>
          </table:table-cell>
          <table:table-cell office:value-type="string" office:string-value=" -0.494819,38.8879246" table:formula="of:=CONCATENATE(LEFT([.O377];10);&quot;,&quot;;LEFT([.P377];10))" table:style-name="ce1">
            <text:p> -0.494819,38.887924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MOT</text:p>
          </table:table-cell>
          <table:table-cell office:value-type="string" table:style-name="ce1">
            <text:p>Mot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64.54" table:style-name="ce3">
            <text:p>5.064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64.54" table:style-name="ce3">
            <text:p>5.064,54</text:p>
          </table:table-cell>
          <table:table-cell office:value-type="string" table:style-name="ce2">
            <text:p> -3.5180964</text:p>
          </table:table-cell>
          <table:table-cell office:value-type="string" table:style-name="ce2">
            <text:p>36.7495569</text:p>
          </table:table-cell>
          <table:table-cell office:value-type="string" office:string-value=" -3.518096,36.7495569" table:formula="of:=CONCATENATE(LEFT([.O378];10);&quot;,&quot;;LEFT([.P378];10))" table:style-name="ce1">
            <text:p> -3.518096,36.749556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OPA</text:p>
          </table:table-cell>
          <table:table-cell office:value-type="string" table:style-name="ce1">
            <text:p>Oropes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53" table:style-name="ce1">
            <text:p>53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3" table:style-name="ce1">
            <text:p>233</text:p>
          </table:table-cell>
          <table:table-cell office:value-type="string" table:style-name="ce2">
            <text:p> -5,1747285</text:p>
          </table:table-cell>
          <table:table-cell office:value-type="string" table:style-name="ce2">
            <text:p>39.9175002</text:p>
          </table:table-cell>
          <table:table-cell office:value-type="string" office:string-value=" -5,174728,39.9175002" table:formula="of:=CONCATENATE(LEFT([.O379];10);&quot;,&quot;;LEFT([.P379];10))" table:style-name="ce1">
            <text:p> -5,174728,39.917500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PMI</text:p>
          </table:table-cell>
          <table:table-cell office:value-type="string" table:style-name="ce1">
            <text:p>Palma de Mallo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8.32" table:style-name="ce3">
            <text:p>1.408,32</text:p>
          </table:table-cell>
          <table:table-cell office:value-type="float" office:value="45462" table:style-name="ce3">
            <text:p>45.462,00</text:p>
          </table:table-cell>
          <table:table-cell office:value-type="float" office:value="0" table:style-name="ce1">
            <text:p>0</text:p>
          </table:table-cell>
          <table:table-cell office:value-type="float" office:value="46870.32" table:style-name="ce3">
            <text:p>46.870,32</text:p>
          </table:table-cell>
          <table:table-cell office:value-type="string" table:style-name="ce2">
            <text:p>2.6500714</text:p>
          </table:table-cell>
          <table:table-cell office:value-type="string" table:style-name="ce2">
            <text:p>39.5695824</text:p>
          </table:table-cell>
          <table:table-cell office:value-type="string" office:string-value="2.6500714,39.5695824" table:formula="of:=CONCATENATE(LEFT([.O380];10);&quot;,&quot;;LEFT([.P380];10))" table:style-name="ce1">
            <text:p>2.6500714,39.569582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SCT</text:p>
          </table:table-cell>
          <table:table-cell office:value-type="string" table:style-name="ce1">
            <text:p>Santa Cruz de Tenerife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668.67" table:style-name="ce1">
            <text:p>668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8.67" table:style-name="ce1">
            <text:p>668,67</text:p>
          </table:table-cell>
          <table:table-cell office:value-type="string" table:style-name="ce2">
            <text:p>-16.2536378</text:p>
          </table:table-cell>
          <table:table-cell office:value-type="string" table:style-name="ce2">
            <text:p>28.4597823</text:p>
          </table:table-cell>
          <table:table-cell office:value-type="string" office:string-value="-16.253637,28.4597823" table:formula="of:=CONCATENATE(LEFT([.O381];10);&quot;,&quot;;LEFT([.P381];10))" table:style-name="ce1">
            <text:p>-16.253637,28.459782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SVQ</text:p>
          </table:table-cell>
          <table:table-cell office:value-type="string" table:style-name="ce1">
            <text:p>Sevill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24" table:style-name="ce3">
            <text:p>27.724,00</text:p>
          </table:table-cell>
          <table:table-cell office:value-type="float" office:value="27724" table:style-name="ce3">
            <text:p>27.724,00</text:p>
          </table:table-cell>
          <table:table-cell office:value-type="string" table:style-name="ce2">
            <text:p> -5.9953171</text:p>
          </table:table-cell>
          <table:table-cell office:value-type="string" table:style-name="ce2">
            <text:p>37.3886303</text:p>
          </table:table-cell>
          <table:table-cell office:value-type="string" office:string-value=" -5.995317,37.3886303" table:formula="of:=CONCATENATE(LEFT([.O382];10);&quot;,&quot;;LEFT([.P382];10))" table:style-name="ce1">
            <text:p> -5.995317,37.388630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TAR</text:p>
          </table:table-cell>
          <table:table-cell office:value-type="string" table:style-name="ce1">
            <text:p>Tarragon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72" table:style-name="ce1">
            <text:p>372</text:p>
          </table:table-cell>
          <table:table-cell office:value-type="float" office:value="780" table:style-name="ce1">
            <text:p>780</text:p>
          </table:table-cell>
          <table:table-cell office:value-type="float" office:value="1743.8" table:style-name="ce3">
            <text:p>1.743,80</text:p>
          </table:table-cell>
          <table:table-cell office:value-type="float" office:value="0" table:style-name="ce1">
            <text:p>0</text:p>
          </table:table-cell>
          <table:table-cell office:value-type="float" office:value="153797" table:style-name="ce3">
            <text:p>153.797,00</text:p>
          </table:table-cell>
          <table:table-cell office:value-type="float" office:value="74683" table:style-name="ce3">
            <text:p>74.683,00</text:p>
          </table:table-cell>
          <table:table-cell office:value-type="float" office:value="230223.8" table:style-name="ce3">
            <text:p>230.223,80</text:p>
          </table:table-cell>
          <table:table-cell office:value-type="string" table:style-name="ce2">
            <text:p>1.2546057</text:p>
          </table:table-cell>
          <table:table-cell office:value-type="string" table:style-name="ce2">
            <text:p>41.1172364</text:p>
          </table:table-cell>
          <table:table-cell office:value-type="string" office:string-value="1.2546057,41.1172364" table:formula="of:=CONCATENATE(LEFT([.O383];10);&quot;,&quot;;LEFT([.P383];10))" table:style-name="ce1">
            <text:p>1.2546057,41.117236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TCI</text:p>
          </table:table-cell>
          <table:table-cell office:value-type="string" table:style-name="ce1">
            <text:p>Tenerife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382.85" table:style-name="ce1">
            <text:p>382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2.85" table:style-name="ce1">
            <text:p>382,85</text:p>
          </table:table-cell>
          <table:table-cell office:value-type="string" table:style-name="ce2">
            <text:p>-16.7555</text:p>
          </table:table-cell>
          <table:table-cell office:value-type="string" table:style-name="ce2">
            <text:p>28.3159</text:p>
          </table:table-cell>
          <table:table-cell office:value-type="string" office:string-value="-16.7555,28.3159" table:formula="of:=CONCATENATE(LEFT([.O384];10);&quot;,&quot;;LEFT([.P384];10))" table:style-name="ce1">
            <text:p>-16.7555,28.315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VLC</text:p>
          </table:table-cell>
          <table:table-cell office:value-type="string" table:style-name="ce1">
            <text:p>Valencia</text:p>
          </table:table-cell>
          <table:table-cell office:value-type="float" office:value="2127" table:style-name="ce4">
            <text:p>2.127</text:p>
          </table:table-cell>
          <table:table-cell office:value-type="float" office:value="535" table:style-name="ce1">
            <text:p>535</text:p>
          </table:table-cell>
          <table:table-cell office:value-type="float" office:value="174" table:style-name="ce1">
            <text:p>174</text:p>
          </table:table-cell>
          <table:table-cell office:value-type="float" office:value="7407" table:style-name="ce4">
            <text:p>7.407</text:p>
          </table:table-cell>
          <table:table-cell office:value-type="float" office:value="18185" table:style-name="ce4">
            <text:p>18.185</text:p>
          </table:table-cell>
          <table:table-cell office:value-type="float" office:value="93134.11" table:style-name="ce3">
            <text:p>93.134,11</text:p>
          </table:table-cell>
          <table:table-cell office:value-type="float" office:value="57344.74" table:style-name="ce3">
            <text:p>57.344,74</text:p>
          </table:table-cell>
          <table:table-cell office:value-type="float" office:value="0" table:style-name="ce1">
            <text:p>0</text:p>
          </table:table-cell>
          <table:table-cell office:value-type="float" office:value="52050" table:style-name="ce3">
            <text:p>52.050,00</text:p>
          </table:table-cell>
          <table:table-cell office:value-type="float" office:value="202528.85" table:style-name="ce3">
            <text:p>202.528,85</text:p>
          </table:table-cell>
          <table:table-cell office:value-type="string" table:style-name="ce2">
            <text:p>-0.3759513</text:p>
          </table:table-cell>
          <table:table-cell office:value-type="string" table:style-name="ce2">
            <text:p>39.4699014</text:p>
          </table:table-cell>
          <table:table-cell office:value-type="string" office:string-value="-0.3759513,39.4699014" table:formula="of:=CONCATENATE(LEFT([.O385];10);&quot;,&quot;;LEFT([.P385];10))" table:style-name="ce1">
            <text:p>-0.3759513,39.469901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HUS</text:p>
          </table:table-cell>
          <table:table-cell office:value-type="string" table:style-name="ce1">
            <text:p>Husu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94" table:style-name="ce3">
            <text:p>3.894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94" table:style-name="ce3">
            <text:p>3.894,00</text:p>
          </table:table-cell>
          <table:table-cell office:value-type="string" table:style-name="ce2">
            <text:p> 19.1619443</text:p>
          </table:table-cell>
          <table:table-cell office:value-type="string" table:style-name="ce2">
            <text:p>63.3333856</text:p>
          </table:table-cell>
          <table:table-cell office:value-type="string" office:string-value=" 19.161944,63.3333856" table:formula="of:=CONCATENATE(LEFT([.O386];10);&quot;,&quot;;LEFT([.P386];10))" table:style-name="ce1">
            <text:p> 19.161944,63.333385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001</text:p>
          </table:table-cell>
          <table:table-cell office:value-type="string" table:style-name="ce1">
            <text:p>Jatters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74" table:style-name="ce3">
            <text:p>4.174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74" table:style-name="ce3">
            <text:p>4.174,00</text:p>
          </table:table-cell>
          <table:table-cell office:value-type="string" table:style-name="ce2">
            <text:p>16.5505</text:p>
          </table:table-cell>
          <table:table-cell office:value-type="string" table:style-name="ce2">
            <text:p>57.0975</text:p>
          </table:table-cell>
          <table:table-cell office:value-type="string" office:string-value="16.5505,57.0975" table:formula="of:=CONCATENATE(LEFT([.O387];10);&quot;,&quot;;LEFT([.P387];10))" table:style-name="ce1">
            <text:p>16.5505,57.097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KAN</text:p>
          </table:table-cell>
          <table:table-cell office:value-type="string" table:style-name="ce1">
            <text:p>Karlsham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00" table:style-name="ce3">
            <text:p>4.50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00" table:style-name="ce3">
            <text:p>4.500,00</text:p>
          </table:table-cell>
          <table:table-cell office:value-type="string" table:style-name="ce2">
            <text:p> 14.8646192</text:p>
          </table:table-cell>
          <table:table-cell office:value-type="string" table:style-name="ce2">
            <text:p>56.1704381</text:p>
          </table:table-cell>
          <table:table-cell office:value-type="string" office:string-value=" 14.864619,56.1704381" table:formula="of:=CONCATENATE(LEFT([.O388];10);&quot;,&quot;;LEFT([.P388];10))" table:style-name="ce1">
            <text:p> 14.864619,56.170438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VAG</text:p>
          </table:table-cell>
          <table:table-cell office:value-type="string" table:style-name="ce1">
            <text:p>Varber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5" table:style-name="ce3">
            <text:p>2.37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5" table:style-name="ce3">
            <text:p>2.375,00</text:p>
          </table:table-cell>
          <table:table-cell office:value-type="string" table:style-name="ce2">
            <text:p> 12.2502949</text:p>
          </table:table-cell>
          <table:table-cell office:value-type="string" table:style-name="ce2">
            <text:p>57.1057412</text:p>
          </table:table-cell>
          <table:table-cell office:value-type="string" office:string-value=" 12.250294,57.1057412" table:formula="of:=CONCATENATE(LEFT([.O389];10);&quot;,&quot;;LEFT([.P389];10))" table:style-name="ce1">
            <text:p> 12.250294,57.10574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BUS</text:p>
          </table:table-cell>
          <table:table-cell office:value-type="string" table:style-name="ce1">
            <text:p>Batu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167" table:style-name="ce3">
            <text:p>236.167,00</text:p>
          </table:table-cell>
          <table:table-cell office:value-type="float" office:value="236167" table:style-name="ce3">
            <text:p>236.167,00</text:p>
          </table:table-cell>
          <table:table-cell office:value-type="string" table:style-name="ce2">
            <text:p>41.6471</text:p>
          </table:table-cell>
          <table:table-cell office:value-type="string" table:style-name="ce2">
            <text:p>41.6515</text:p>
          </table:table-cell>
          <table:table-cell office:value-type="string" office:string-value="41.6471,41.6515" table:formula="of:=CONCATENATE(LEFT([.O390];10);&quot;,&quot;;LEFT([.P390];10))" table:style-name="ce1">
            <text:p>41.6471,41.651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KLV</text:p>
          </table:table-cell>
          <table:table-cell office:value-type="string" table:style-name="ce1">
            <text:p>Kulev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209" table:style-name="ce3">
            <text:p>139.209,00</text:p>
          </table:table-cell>
          <table:table-cell office:value-type="float" office:value="139209" table:style-name="ce3">
            <text:p>139.209,00</text:p>
          </table:table-cell>
          <table:table-cell office:value-type="string" table:style-name="ce2">
            <text:p> 41.6649126</text:p>
          </table:table-cell>
          <table:table-cell office:value-type="string" table:style-name="ce2">
            <text:p>42.2702676</text:p>
          </table:table-cell>
          <table:table-cell office:value-type="string" office:string-value=" 41.664912,42.2702676" table:formula="of:=CONCATENATE(LEFT([.O391];10);&quot;,&quot;;LEFT([.P391];10))" table:style-name="ce1">
            <text:p> 41.664912,42.270267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SPA</text:p>
          </table:table-cell>
          <table:table-cell office:value-type="string" table:style-name="ce1">
            <text:p>Supsa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758" table:style-name="ce3">
            <text:p>80.758,00</text:p>
          </table:table-cell>
          <table:table-cell office:value-type="float" office:value="80758" table:style-name="ce3">
            <text:p>80.758,00</text:p>
          </table:table-cell>
          <table:table-cell office:value-type="string" table:style-name="ce2">
            <text:p> 41.812732</text:p>
          </table:table-cell>
          <table:table-cell office:value-type="string" table:style-name="ce2">
            <text:p>42.0438021</text:p>
          </table:table-cell>
          <table:table-cell office:value-type="string" office:string-value=" 41.812732,42.0438021" table:formula="of:=CONCATENATE(LEFT([.O392];10);&quot;,&quot;;LEFT([.P392];10))" table:style-name="ce1">
            <text:p> 41.812732,42.043802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Moldavia</text:p>
          </table:table-cell>
          <table:table-cell office:value-type="string" table:style-name="ce1">
            <text:p>MDGIU</text:p>
          </table:table-cell>
          <table:table-cell office:value-type="string" table:style-name="ce1">
            <text:p>Giurgiulest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74" table:style-name="ce3">
            <text:p>11.874,00</text:p>
          </table:table-cell>
          <table:table-cell office:value-type="float" office:value="11874" table:style-name="ce3">
            <text:p>11.874,00</text:p>
          </table:table-cell>
          <table:table-cell office:value-type="string" table:style-name="ce2">
            <text:p> 28.1981804</text:p>
          </table:table-cell>
          <table:table-cell office:value-type="string" table:style-name="ce2">
            <text:p>45.4825418</text:p>
          </table:table-cell>
          <table:table-cell office:value-type="string" office:string-value=" 28.198180,45.4825418" table:formula="of:=CONCATENATE(LEFT([.O393];10);&quot;,&quot;;LEFT([.P393];10))" table:style-name="ce1">
            <text:p> 28.198180,45.482541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MMK</text:p>
          </table:table-cell>
          <table:table-cell office:value-type="string" table:style-name="ce1">
            <text:p>Murmans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306" table:style-name="ce3">
            <text:p>93.306,00</text:p>
          </table:table-cell>
          <table:table-cell office:value-type="float" office:value="93306" table:style-name="ce3">
            <text:p>93.306,00</text:p>
          </table:table-cell>
          <table:table-cell office:value-type="string" table:style-name="ce2">
            <text:p> 33.0749718</text:p>
          </table:table-cell>
          <table:table-cell office:value-type="string" table:style-name="ce2">
            <text:p>68.9706637</text:p>
          </table:table-cell>
          <table:table-cell office:value-type="string" office:string-value=" 33.074971,68.9706637" table:formula="of:=CONCATENATE(LEFT([.O394];10);&quot;,&quot;;LEFT([.P394];10))" table:style-name="ce1">
            <text:p> 33.074971,68.970663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PRI</text:p>
          </table:table-cell>
          <table:table-cell office:value-type="string" table:style-name="ce1">
            <text:p>Primorsk, Koivi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9653" table:style-name="ce3">
            <text:p>599.653,00</text:p>
          </table:table-cell>
          <table:table-cell office:value-type="float" office:value="599653" table:style-name="ce3">
            <text:p>599.653,00</text:p>
          </table:table-cell>
          <table:table-cell office:value-type="string" table:style-name="ce2">
            <text:p> 28.6166722</text:p>
          </table:table-cell>
          <table:table-cell office:value-type="string" table:style-name="ce2">
            <text:p>60.3666638</text:p>
          </table:table-cell>
          <table:table-cell office:value-type="string" office:string-value=" 28.616672,60.3666638" table:formula="of:=CONCATENATE(LEFT([.O395];10);&quot;,&quot;;LEFT([.P395];10))" table:style-name="ce1">
            <text:p> 28.616672,60.366663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KZP</text:p>
          </table:table-cell>
          <table:table-cell office:value-type="string" table:style-name="ce1">
            <text:p>Kavka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834" table:style-name="ce3">
            <text:p>65.834,00</text:p>
          </table:table-cell>
          <table:table-cell office:value-type="float" office:value="65834" table:style-name="ce3">
            <text:p>65.834,00</text:p>
          </table:table-cell>
          <table:table-cell office:value-type="string" table:style-name="ce2">
            <text:p>36.67399</text:p>
          </table:table-cell>
          <table:table-cell office:value-type="string" table:style-name="ce2">
            <text:p>45.34057</text:p>
          </table:table-cell>
          <table:table-cell office:value-type="string" office:string-value="36.67399,45.34057" table:formula="of:=CONCATENATE(LEFT([.O396];10);&quot;,&quot;;LEFT([.P396];10))" table:style-name="ce1">
            <text:p>36.67399,45.3405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NVS</text:p>
          </table:table-cell>
          <table:table-cell office:value-type="string" table:style-name="ce1">
            <text:p>Novorossiysk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98" table:style-name="ce1">
            <text:p>498</text:p>
          </table:table-cell>
          <table:table-cell office:value-type="float" office:value="1015" table:style-name="ce4">
            <text:p>1.015</text:p>
          </table:table-cell>
          <table:table-cell office:value-type="float" office:value="2869" table:style-name="ce3">
            <text:p>2.869,00</text:p>
          </table:table-cell>
          <table:table-cell office:value-type="float" office:value="22523.14" table:style-name="ce3">
            <text:p>22.523,14</text:p>
          </table:table-cell>
          <table:table-cell office:value-type="float" office:value="0" table:style-name="ce1">
            <text:p>0</text:p>
          </table:table-cell>
          <table:table-cell office:value-type="float" office:value="2752308" table:style-name="ce3">
            <text:p>2.752.308,00</text:p>
          </table:table-cell>
          <table:table-cell office:value-type="float" office:value="2777700.14" table:style-name="ce3">
            <text:p>2.777.700,14</text:p>
          </table:table-cell>
          <table:table-cell office:value-type="string" table:style-name="ce2">
            <text:p>37.7900</text:p>
          </table:table-cell>
          <table:table-cell office:value-type="string" table:style-name="ce2">
            <text:p>44.7278</text:p>
          </table:table-cell>
          <table:table-cell office:value-type="string" office:string-value="37.7900,44.7278" table:formula="of:=CONCATENATE(LEFT([.O397];10);&quot;,&quot;;LEFT([.P397];10))" table:style-name="ce1">
            <text:p>37.7900,44.72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TUA</text:p>
          </table:table-cell>
          <table:table-cell office:value-type="string" table:style-name="ce1">
            <text:p>Tuap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872" table:style-name="ce3">
            <text:p>59.872,00</text:p>
          </table:table-cell>
          <table:table-cell office:value-type="float" office:value="59872" table:style-name="ce3">
            <text:p>59.872,00</text:p>
          </table:table-cell>
          <table:table-cell office:value-type="string" table:style-name="ce2">
            <text:p>39.07206</text:p>
          </table:table-cell>
          <table:table-cell office:value-type="string" table:style-name="ce2">
            <text:p>44.09864</text:p>
          </table:table-cell>
          <table:table-cell office:value-type="string" office:string-value="39.07206,44.09864" table:formula="of:=CONCATENATE(LEFT([.O398];10);&quot;,&quot;;LEFT([.P398];10))" table:style-name="ce1">
            <text:p>39.07206,44.0986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ERD</text:p>
          </table:table-cell>
          <table:table-cell office:value-type="string" table:style-name="ce1">
            <text:p>Berdyans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50" table:style-name="ce3">
            <text:p>9.650,00</text:p>
          </table:table-cell>
          <table:table-cell office:value-type="float" office:value="0" table:style-name="ce1">
            <text:p>0</text:p>
          </table:table-cell>
          <table:table-cell office:value-type="float" office:value="9650" table:style-name="ce3">
            <text:p>9.650,00</text:p>
          </table:table-cell>
          <table:table-cell office:value-type="string" table:style-name="ce2">
            <text:p>36.78977</text:p>
          </table:table-cell>
          <table:table-cell office:value-type="string" table:style-name="ce2">
            <text:p>46.76068</text:p>
          </table:table-cell>
          <table:table-cell office:value-type="string" office:string-value="36.78977,46.76068" table:formula="of:=CONCATENATE(LEFT([.O399];10);&quot;,&quot;;LEFT([.P399];10))" table:style-name="ce1">
            <text:p>36.78977,46.7606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ILK</text:p>
          </table:table-cell>
          <table:table-cell office:value-type="string" table:style-name="ce1">
            <text:p>Illichivs'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501" table:style-name="ce3">
            <text:p>19.501,00</text:p>
          </table:table-cell>
          <table:table-cell office:value-type="float" office:value="0" table:style-name="ce1">
            <text:p>0</text:p>
          </table:table-cell>
          <table:table-cell office:value-type="float" office:value="19501" table:style-name="ce3">
            <text:p>19.501,00</text:p>
          </table:table-cell>
          <table:table-cell office:value-type="string" table:style-name="ce2">
            <text:p>30.6561</text:p>
          </table:table-cell>
          <table:table-cell office:value-type="string" table:style-name="ce2">
            <text:p>46.3016</text:p>
          </table:table-cell>
          <table:table-cell office:value-type="string" office:string-value="30.6561,46.3016" table:formula="of:=CONCATENATE(LEFT([.O400];10);&quot;,&quot;;LEFT([.P400];10))" table:style-name="ce1">
            <text:p>30.6561,46.301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KEH</text:p>
          </table:table-cell>
          <table:table-cell office:value-type="string" table:style-name="ce1">
            <text:p>Ker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3389" table:style-name="ce3">
            <text:p>133.389,00</text:p>
          </table:table-cell>
          <table:table-cell office:value-type="float" office:value="133389" table:style-name="ce3">
            <text:p>133.389,00</text:p>
          </table:table-cell>
          <table:table-cell office:value-type="string" table:style-name="ce2">
            <text:p>36.4546096</text:p>
          </table:table-cell>
          <table:table-cell office:value-type="string" table:style-name="ce2">
            <text:p>45.3543692</text:p>
          </table:table-cell>
          <table:table-cell office:value-type="string" office:string-value="36.4546096,45.3543692" table:formula="of:=CONCATENATE(LEFT([.O401];10);&quot;,&quot;;LEFT([.P401];10))" table:style-name="ce1">
            <text:p>36.4546096,45.354369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KHE</text:p>
          </table:table-cell>
          <table:table-cell office:value-type="string" table:style-name="ce1">
            <text:p>Khers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00" table:style-name="ce3">
            <text:p>3.000,00</text:p>
          </table:table-cell>
          <table:table-cell office:value-type="float" office:value="3000" table:style-name="ce3">
            <text:p>3.000,00</text:p>
          </table:table-cell>
          <table:table-cell office:value-type="string" table:style-name="ce2">
            <text:p> 32.6131115</text:p>
          </table:table-cell>
          <table:table-cell office:value-type="string" table:style-name="ce2">
            <text:p>46.6551209</text:p>
          </table:table-cell>
          <table:table-cell office:value-type="string" office:string-value=" 32.613111,46.6551209" table:formula="of:=CONCATENATE(LEFT([.O402];10);&quot;,&quot;;LEFT([.P402];10))" table:style-name="ce1">
            <text:p> 32.613111,46.655120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ZHD</text:p>
          </table:table-cell>
          <table:table-cell office:value-type="string" table:style-name="ce1">
            <text:p>Mariupol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04.76" table:style-name="ce3">
            <text:p>13.204,76</text:p>
          </table:table-cell>
          <table:table-cell office:value-type="float" office:value="36511" table:style-name="ce3">
            <text:p>36.511,00</text:p>
          </table:table-cell>
          <table:table-cell office:value-type="float" office:value="0" table:style-name="ce1">
            <text:p>0</text:p>
          </table:table-cell>
          <table:table-cell office:value-type="float" office:value="49715.76" table:style-name="ce3">
            <text:p>49.715,76</text:p>
          </table:table-cell>
          <table:table-cell office:value-type="string" table:style-name="ce2">
            <text:p> 37.5500455</text:p>
          </table:table-cell>
          <table:table-cell office:value-type="string" table:style-name="ce2">
            <text:p>47.0957631</text:p>
          </table:table-cell>
          <table:table-cell office:value-type="string" office:string-value=" 37.550045,47.0957631" table:formula="of:=CONCATENATE(LEFT([.O403];10);&quot;,&quot;;LEFT([.P403];10))" table:style-name="ce1">
            <text:p> 37.550045,47.095763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NIK</text:p>
          </table:table-cell>
          <table:table-cell office:value-type="string" table:style-name="ce1">
            <text:p>Nikolayev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95" table:style-name="ce3">
            <text:p>14.995,00</text:p>
          </table:table-cell>
          <table:table-cell office:value-type="float" office:value="14995" table:style-name="ce3">
            <text:p>14.995,00</text:p>
          </table:table-cell>
          <table:table-cell office:value-type="string" table:style-name="ce2">
            <text:p>32.0027</text:p>
          </table:table-cell>
          <table:table-cell office:value-type="string" table:style-name="ce2">
            <text:p>46.9705</text:p>
          </table:table-cell>
          <table:table-cell office:value-type="string" office:string-value="32.0027,46.9705" table:formula="of:=CONCATENATE(LEFT([.O404];10);&quot;,&quot;;LEFT([.P404];10))" table:style-name="ce1">
            <text:p>32.0027,46.970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ODS</text:p>
          </table:table-cell>
          <table:table-cell office:value-type="string" table:style-name="ce1">
            <text:p>Ode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00" table:style-name="ce3">
            <text:p>5.100,00</text:p>
          </table:table-cell>
          <table:table-cell office:value-type="float" office:value="3140" table:style-name="ce3">
            <text:p>3.140,00</text:p>
          </table:table-cell>
          <table:table-cell office:value-type="float" office:value="8240" table:style-name="ce3">
            <text:p>8.240,00</text:p>
          </table:table-cell>
          <table:table-cell office:value-type="string" table:style-name="ce2">
            <text:p>30.7296333</text:p>
          </table:table-cell>
          <table:table-cell office:value-type="string" table:style-name="ce2">
            <text:p>46.4713468</text:p>
          </table:table-cell>
          <table:table-cell office:value-type="string" office:string-value="30.7296333,46.4713468" table:formula="of:=CONCATENATE(LEFT([.O405];10);&quot;,&quot;;LEFT([.P405];10))" table:style-name="ce1">
            <text:p>30.7296333,46.471346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SVP</text:p>
          </table:table-cell>
          <table:table-cell office:value-type="string" table:style-name="ce1">
            <text:p>Sevastopo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47.48" table:style-name="ce3">
            <text:p>2.947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47.48" table:style-name="ce3">
            <text:p>2.947,48</text:p>
          </table:table-cell>
          <table:table-cell office:value-type="string" table:style-name="ce2">
            <text:p> 33.5224182</text:p>
          </table:table-cell>
          <table:table-cell office:value-type="string" table:style-name="ce2">
            <text:p>44.6114503</text:p>
          </table:table-cell>
          <table:table-cell office:value-type="string" office:string-value=" 33.522418,44.6114503" table:formula="of:=CONCATENATE(LEFT([.O406];10);&quot;,&quot;;LEFT([.P406];10))" table:style-name="ce1">
            <text:p> 33.522418,44.611450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012</text:p>
          </table:table-cell>
          <table:table-cell office:value-type="string" table:style-name="ce1">
            <text:p>Yuzhny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56" table:style-name="ce3">
            <text:p>2.256,00</text:p>
          </table:table-cell>
          <table:table-cell office:value-type="float" office:value="0" table:style-name="ce1">
            <text:p>0</text:p>
          </table:table-cell>
          <table:table-cell office:value-type="float" office:value="2256" table:style-name="ce3">
            <text:p>2.256,00</text:p>
          </table:table-cell>
          <table:table-cell office:value-type="string" table:style-name="ce2">
            <text:p> 31.1028528</text:p>
          </table:table-cell>
          <table:table-cell office:value-type="string" table:style-name="ce2">
            <text:p>46.6238149</text:p>
          </table:table-cell>
          <table:table-cell office:value-type="string" office:string-value=" 31.102852,46.6238149" table:formula="of:=CONCATENATE(LEFT([.O407];10);&quot;,&quot;;LEFT([.P407];10))" table:style-name="ce1">
            <text:p> 31.102852,46.623814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OI</text:p>
          </table:table-cell>
          <table:table-cell office:value-type="string" table:style-name="ce1">
            <text:p>Ancona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71.73" table:style-name="ce1">
            <text:p>171,73</text:p>
          </table:table-cell>
          <table:table-cell office:value-type="float" office:value="0" table:style-name="ce1">
            <text:p>0</text:p>
          </table:table-cell>
          <table:table-cell office:value-type="float" office:value="20600" table:style-name="ce3">
            <text:p>20.600,00</text:p>
          </table:table-cell>
          <table:table-cell office:value-type="float" office:value="0" table:style-name="ce1">
            <text:p>0</text:p>
          </table:table-cell>
          <table:table-cell office:value-type="float" office:value="20771.73" table:style-name="ce3">
            <text:p>20.771,73</text:p>
          </table:table-cell>
          <table:table-cell office:value-type="string" table:style-name="ce2">
            <text:p>13.51749</text:p>
          </table:table-cell>
          <table:table-cell office:value-type="string" table:style-name="ce2">
            <text:p>43.61711</text:p>
          </table:table-cell>
          <table:table-cell office:value-type="string" office:string-value="13.51749,43.61711" table:formula="of:=CONCATENATE(LEFT([.O408];10);&quot;,&quot;;LEFT([.P408];10))" table:style-name="ce1">
            <text:p>13.51749,43.6171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TX</text:p>
          </table:table-cell>
          <table:table-cell office:value-type="string" table:style-name="ce1">
            <text:p>Arbata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11.47" table:style-name="ce3">
            <text:p>7.111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11.47" table:style-name="ce3">
            <text:p>7.111,47</text:p>
          </table:table-cell>
          <table:table-cell office:value-type="string" table:style-name="ce2">
            <text:p>9.7077252</text:p>
          </table:table-cell>
          <table:table-cell office:value-type="string" table:style-name="ce2">
            <text:p>39.9354242</text:p>
          </table:table-cell>
          <table:table-cell office:value-type="string" office:string-value="9.7077252,39.9354242" table:formula="of:=CONCATENATE(LEFT([.O409];10);&quot;,&quot;;LEFT([.P409];10))" table:style-name="ce1">
            <text:p>9.7077252,39.935424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SS</text:p>
          </table:table-cell>
          <table:table-cell office:value-type="string" table:style-name="ce1">
            <text:p>Assemin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90" table:style-name="ce3">
            <text:p>26.990,00</text:p>
          </table:table-cell>
          <table:table-cell office:value-type="float" office:value="26990" table:style-name="ce3">
            <text:p>26.990,00</text:p>
          </table:table-cell>
          <table:table-cell office:value-type="string" table:style-name="ce2">
            <text:p> 9.001542</text:p>
          </table:table-cell>
          <table:table-cell office:value-type="string" table:style-name="ce2">
            <text:p>39.291538</text:p>
          </table:table-cell>
          <table:table-cell office:value-type="string" office:string-value=" 9.001542,39.291538" table:formula="of:=CONCATENATE(LEFT([.O410];10);&quot;,&quot;;LEFT([.P410];10))" table:style-name="ce1">
            <text:p> 9.001542,39.29153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UG</text:p>
          </table:table-cell>
          <table:table-cell office:value-type="string" table:style-name="ce1">
            <text:p>Augus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402" table:style-name="ce3">
            <text:p>97.402,00</text:p>
          </table:table-cell>
          <table:table-cell office:value-type="float" office:value="97402" table:style-name="ce3">
            <text:p>97.402,00</text:p>
          </table:table-cell>
          <table:table-cell office:value-type="string" table:style-name="ce2">
            <text:p>15.2196575</text:p>
          </table:table-cell>
          <table:table-cell office:value-type="string" table:style-name="ce2">
            <text:p>37.2369363</text:p>
          </table:table-cell>
          <table:table-cell office:value-type="string" office:string-value="15.2196575,37.2369363" table:formula="of:=CONCATENATE(LEFT([.O411];10);&quot;,&quot;;LEFT([.P411];10))" table:style-name="ce1">
            <text:p>15.2196575,37.236936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BRI</text:p>
          </table:table-cell>
          <table:table-cell office:value-type="string" table:style-name="ce1">
            <text:p>Bar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7" table:style-name="ce3">
            <text:p>16.177,00</text:p>
          </table:table-cell>
          <table:table-cell office:value-type="float" office:value="0" table:style-name="ce1">
            <text:p>0</text:p>
          </table:table-cell>
          <table:table-cell office:value-type="float" office:value="16177" table:style-name="ce3">
            <text:p>16.177,00</text:p>
          </table:table-cell>
          <table:table-cell office:value-type="string" table:style-name="ce2">
            <text:p>16.86196</text:p>
          </table:table-cell>
          <table:table-cell office:value-type="string" table:style-name="ce2">
            <text:p>41.12577</text:p>
          </table:table-cell>
          <table:table-cell office:value-type="string" office:string-value="16.86196,41.12577" table:formula="of:=CONCATENATE(LEFT([.O412];10);&quot;,&quot;;LEFT([.P412];10))" table:style-name="ce1">
            <text:p>16.86196,41.1257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CAG</text:p>
          </table:table-cell>
          <table:table-cell office:value-type="string" table:style-name="ce1">
            <text:p>Cagliari</text:p>
          </table:table-cell>
          <table:table-cell office:value-type="float" office:value="3890" table:style-name="ce4">
            <text:p>3.890</text:p>
          </table:table-cell>
          <table:table-cell office:value-type="float" office:value="2213" table:style-name="ce4">
            <text:p>2.213</text:p>
          </table:table-cell>
          <table:table-cell office:value-type="float" office:value="547" table:style-name="ce1">
            <text:p>547</text:p>
          </table:table-cell>
          <table:table-cell office:value-type="float" office:value="2498" table:style-name="ce4">
            <text:p>2.498</text:p>
          </table:table-cell>
          <table:table-cell office:value-type="float" office:value="13859" table:style-name="ce4">
            <text:p>13.859</text:p>
          </table:table-cell>
          <table:table-cell office:value-type="float" office:value="140317.79999999999" table:style-name="ce3">
            <text:p>140.317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2931" table:style-name="ce3">
            <text:p>572.931,00</text:p>
          </table:table-cell>
          <table:table-cell office:value-type="float" office:value="713248.8" table:style-name="ce3">
            <text:p>713.248,80</text:p>
          </table:table-cell>
          <table:table-cell office:value-type="string" table:style-name="ce2">
            <text:p>9.1169358</text:p>
          </table:table-cell>
          <table:table-cell office:value-type="string" table:style-name="ce2">
            <text:p>39.2225376</text:p>
          </table:table-cell>
          <table:table-cell office:value-type="string" office:string-value="9.1169358,39.2225376" table:formula="of:=CONCATENATE(LEFT([.O413];10);&quot;,&quot;;LEFT([.P413];10))" table:style-name="ce1">
            <text:p>9.1169358,39.222537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CTA</text:p>
          </table:table-cell>
          <table:table-cell office:value-type="string" table:style-name="ce1">
            <text:p>Catania</text:p>
          </table:table-cell>
          <table:table-cell office:value-type="float" office:value="102" table:style-name="ce1">
            <text:p>102</text:p>
          </table:table-cell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office:value-type="float" office:value="104" table:style-name="ce1">
            <text:p>104</text:p>
          </table:table-cell>
          <table:table-cell office:value-type="float" office:value="432" table:style-name="ce1">
            <text:p>432</text:p>
          </table:table-cell>
          <table:table-cell office:value-type="float" office:value="2960.96" table:style-name="ce3">
            <text:p>2.960,96</text:p>
          </table:table-cell>
          <table:table-cell office:value-type="float" office:value="595085.65" table:style-name="ce3">
            <text:p>595.085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8046.61" table:style-name="ce3">
            <text:p>598.046,61</text:p>
          </table:table-cell>
          <table:table-cell office:value-type="string" table:style-name="ce2">
            <text:p>15.0871114</text:p>
          </table:table-cell>
          <table:table-cell office:value-type="string" table:style-name="ce2">
            <text:p>37.5026081</text:p>
          </table:table-cell>
          <table:table-cell office:value-type="string" office:string-value="15.0871114,37.5026081" table:formula="of:=CONCATENATE(LEFT([.O414];10);&quot;,&quot;;LEFT([.P414];10))" table:style-name="ce1">
            <text:p>15.0871114,37.502608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CVV</text:p>
          </table:table-cell>
          <table:table-cell office:value-type="string" table:style-name="ce1">
            <text:p>Civitavecch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425" table:style-name="ce3">
            <text:p>52.425,00</text:p>
          </table:table-cell>
          <table:table-cell office:value-type="float" office:value="0" table:style-name="ce1">
            <text:p>0</text:p>
          </table:table-cell>
          <table:table-cell office:value-type="float" office:value="52425" table:style-name="ce3">
            <text:p>52.425,00</text:p>
          </table:table-cell>
          <table:table-cell office:value-type="string" table:style-name="ce2">
            <text:p>11.79875</text:p>
          </table:table-cell>
          <table:table-cell office:value-type="string" table:style-name="ce2">
            <text:p>42.09882</text:p>
          </table:table-cell>
          <table:table-cell office:value-type="string" office:string-value="11.79875,42.09882" table:formula="of:=CONCATENATE(LEFT([.O415];10);&quot;,&quot;;LEFT([.P415];10))" table:style-name="ce1">
            <text:p>11.79875,42.0988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FCO</text:p>
          </table:table-cell>
          <table:table-cell office:value-type="string" table:style-name="ce1">
            <text:p>Fiumicin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65" table:style-name="ce3">
            <text:p>26.865,00</text:p>
          </table:table-cell>
          <table:table-cell office:value-type="float" office:value="26865" table:style-name="ce3">
            <text:p>26.865,00</text:p>
          </table:table-cell>
          <table:table-cell office:value-type="string" table:style-name="ce2">
            <text:p>12.23392</text:p>
          </table:table-cell>
          <table:table-cell office:value-type="string" table:style-name="ce2">
            <text:p>41.76774</text:p>
          </table:table-cell>
          <table:table-cell office:value-type="string" office:string-value="12.23392,41.76774" table:formula="of:=CONCATENATE(LEFT([.O416];10);&quot;,&quot;;LEFT([.P416];10))" table:style-name="ce1">
            <text:p>12.23392,41.7677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GAE</text:p>
          </table:table-cell>
          <table:table-cell office:value-type="string" table:style-name="ce1">
            <text:p>Gae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293" table:style-name="ce3">
            <text:p>22.293,00</text:p>
          </table:table-cell>
          <table:table-cell office:value-type="float" office:value="22293" table:style-name="ce3">
            <text:p>22.293,00</text:p>
          </table:table-cell>
          <table:table-cell office:value-type="string" table:style-name="ce2">
            <text:p>13.56281</text:p>
          </table:table-cell>
          <table:table-cell office:value-type="string" table:style-name="ce2">
            <text:p>41.218312</text:p>
          </table:table-cell>
          <table:table-cell office:value-type="string" office:string-value="13.56281,41.218312" table:formula="of:=CONCATENATE(LEFT([.O417];10);&quot;,&quot;;LEFT([.P417];10))" table:style-name="ce1">
            <text:p>13.56281,41.21831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GEA</text:p>
          </table:table-cell>
          <table:table-cell office:value-type="string" table:style-name="ce1">
            <text:p>Gel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5078" table:style-name="ce3">
            <text:p>115.078,00</text:p>
          </table:table-cell>
          <table:table-cell office:value-type="float" office:value="115078" table:style-name="ce3">
            <text:p>115.078,00</text:p>
          </table:table-cell>
          <table:table-cell office:value-type="string" table:style-name="ce2">
            <text:p> 14.2502445</text:p>
          </table:table-cell>
          <table:table-cell office:value-type="string" table:style-name="ce2">
            <text:p>37.0664363</text:p>
          </table:table-cell>
          <table:table-cell office:value-type="string" office:string-value=" 14.250244,37.0664363" table:formula="of:=CONCATENATE(LEFT([.O418];10);&quot;,&quot;;LEFT([.P418];10))" table:style-name="ce1">
            <text:p> 14.250244,37.066436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GOA</text:p>
          </table:table-cell>
          <table:table-cell office:value-type="string" table:style-name="ce1">
            <text:p>Genova (Oil termi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97" table:style-name="ce3">
            <text:p>5.497,00</text:p>
          </table:table-cell>
          <table:table-cell office:value-type="float" office:value="5497" table:style-name="ce3">
            <text:p>5.497,00</text:p>
          </table:table-cell>
          <table:table-cell office:value-type="string" table:style-name="ce2">
            <text:p> 8.8323241</text:p>
          </table:table-cell>
          <table:table-cell office:value-type="string" table:style-name="ce2">
            <text:p>44.4210869</text:p>
          </table:table-cell>
          <table:table-cell office:value-type="string" office:string-value=" 8.8323241,44.4210869" table:formula="of:=CONCATENATE(LEFT([.O419];10);&quot;,&quot;;LEFT([.P419];10))" table:style-name="ce1">
            <text:p> 8.8323241,44.421086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GIT</text:p>
          </table:table-cell>
          <table:table-cell office:value-type="string" table:style-name="ce1">
            <text:p>Gioia Tauro</text:p>
          </table:table-cell>
          <table:table-cell office:value-type="float" office:value="10475" table:style-name="ce4">
            <text:p>10.475</text:p>
          </table:table-cell>
          <table:table-cell office:value-type="float" office:value="4688" table:style-name="ce4">
            <text:p>4.688</text:p>
          </table:table-cell>
          <table:table-cell office:value-type="float" office:value="125" table:style-name="ce1">
            <text:p>125</text:p>
          </table:table-cell>
          <table:table-cell office:value-type="float" office:value="2076" table:style-name="ce4">
            <text:p>2.076</text:p>
          </table:table-cell>
          <table:table-cell office:value-type="float" office:value="24128" table:style-name="ce4">
            <text:p>24.128</text:p>
          </table:table-cell>
          <table:table-cell office:value-type="float" office:value="348153.97" table:style-name="ce3">
            <text:p>348.153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8153.97" table:style-name="ce3">
            <text:p>348.153,97</text:p>
          </table:table-cell>
          <table:table-cell office:value-type="string" table:style-name="ce2">
            <text:p>15.898995</text:p>
          </table:table-cell>
          <table:table-cell office:value-type="string" table:style-name="ce2">
            <text:p>38.423974</text:p>
          </table:table-cell>
          <table:table-cell office:value-type="string" office:string-value="15.898995,38.423974" table:formula="of:=CONCATENATE(LEFT([.O420];10);&quot;,&quot;;LEFT([.P420];10))" table:style-name="ce1">
            <text:p>15.898995,38.42397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023</text:p>
          </table:table-cell>
          <table:table-cell office:value-type="string" table:style-name="ce1">
            <text:p>Isola del Gig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67" table:style-name="ce3">
            <text:p>1.467,00</text:p>
          </table:table-cell>
          <table:table-cell office:value-type="float" office:value="1467" table:style-name="ce3">
            <text:p>1.467,00</text:p>
          </table:table-cell>
          <table:table-cell office:value-type="string" table:style-name="ce2">
            <text:p>10.92277</text:p>
          </table:table-cell>
          <table:table-cell office:value-type="string" table:style-name="ce2">
            <text:p>42.35989</text:p>
          </table:table-cell>
          <table:table-cell office:value-type="string" office:string-value="10.92277,42.35989" table:formula="of:=CONCATENATE(LEFT([.O421];10);&quot;,&quot;;LEFT([.P421];10))" table:style-name="ce1">
            <text:p>10.92277,42.3598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SPE</text:p>
          </table:table-cell>
          <table:table-cell office:value-type="string" table:style-name="ce1">
            <text:p>La Spezia</text:p>
          </table:table-cell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145" table:style-name="ce1">
            <text:p>145</text:p>
          </table:table-cell>
          <table:table-cell office:value-type="float" office:value="1171" table:style-name="ce4">
            <text:p>1.171</text:p>
          </table:table-cell>
          <table:table-cell office:value-type="float" office:value="2665" table:style-name="ce4">
            <text:p>2.665</text:p>
          </table:table-cell>
          <table:table-cell office:value-type="float" office:value="7322.24" table:style-name="ce3">
            <text:p>7.322,24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38.64" table:style-name="ce3">
            <text:p>7.338,64</text:p>
          </table:table-cell>
          <table:table-cell office:value-type="string" table:style-name="ce2">
            <text:p>9.8282255</text:p>
          </table:table-cell>
          <table:table-cell office:value-type="string" table:style-name="ce2">
            <text:p>44.107033</text:p>
          </table:table-cell>
          <table:table-cell office:value-type="string" office:string-value="9.8282255,44.107033" table:formula="of:=CONCATENATE(LEFT([.O422];10);&quot;,&quot;;LEFT([.P422];10))" table:style-name="ce1">
            <text:p>9.8282255,44.10703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LIV</text:p>
          </table:table-cell>
          <table:table-cell office:value-type="string" table:style-name="ce1">
            <text:p>Livorno</text:p>
          </table:table-cell>
          <table:table-cell office:value-type="float" office:value="3775" table:style-name="ce4">
            <text:p>3.775</text:p>
          </table:table-cell>
          <table:table-cell office:value-type="float" office:value="2985" table:style-name="ce4">
            <text:p>2.985</text:p>
          </table:table-cell>
          <table:table-cell office:value-type="float" office:value="170" table:style-name="ce1">
            <text:p>170</text:p>
          </table:table-cell>
          <table:table-cell office:value-type="float" office:value="5051" table:style-name="ce4">
            <text:p>5.051</text:p>
          </table:table-cell>
          <table:table-cell office:value-type="float" office:value="20017" table:style-name="ce4">
            <text:p>20.017</text:p>
          </table:table-cell>
          <table:table-cell office:value-type="float" office:value="160784.22" table:style-name="ce3">
            <text:p>160.784,22</text:p>
          </table:table-cell>
          <table:table-cell office:value-type="float" office:value="334.1" table:style-name="ce1">
            <text:p>334,1</text:p>
          </table:table-cell>
          <table:table-cell office:value-type="float" office:value="0" table:style-name="ce1">
            <text:p>0</text:p>
          </table:table-cell>
          <table:table-cell office:value-type="float" office:value="312218" table:style-name="ce3">
            <text:p>312.218,00</text:p>
          </table:table-cell>
          <table:table-cell office:value-type="float" office:value="473336.32000000001" table:style-name="ce3">
            <text:p>473.336,32</text:p>
          </table:table-cell>
          <table:table-cell office:value-type="string" table:style-name="ce2">
            <text:p>10.3160295</text:p>
          </table:table-cell>
          <table:table-cell office:value-type="string" table:style-name="ce2">
            <text:p>43.5426309</text:p>
          </table:table-cell>
          <table:table-cell office:value-type="string" office:string-value="10.3160295,43.5426309" table:formula="of:=CONCATENATE(LEFT([.O423];10);&quot;,&quot;;LEFT([.P423];10))" table:style-name="ce1">
            <text:p>10.3160295,43.5426309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MDC</text:p>
          </table:table-cell>
          <table:table-cell office:value-type="string" table:style-name="ce1">
            <text:p>Marina di Carra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string" table:style-name="ce2">
            <text:p>10.0450141</text:p>
          </table:table-cell>
          <table:table-cell office:value-type="string" table:style-name="ce2">
            <text:p>44.0388351</text:p>
          </table:table-cell>
          <table:table-cell office:value-type="string" office:string-value="10.0450141,44.0388351" table:formula="of:=CONCATENATE(LEFT([.O424];10);&quot;,&quot;;LEFT([.P424];10))" table:style-name="ce1">
            <text:p>10.0450141,44.038835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MAZ</text:p>
          </table:table-cell>
          <table:table-cell office:value-type="string" table:style-name="ce1">
            <text:p>Mazara del Vall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00" table:style-name="ce3">
            <text:p>6.300,00</text:p>
          </table:table-cell>
          <table:table-cell office:value-type="float" office:value="6300" table:style-name="ce3">
            <text:p>6.300,00</text:p>
          </table:table-cell>
          <table:table-cell office:value-type="string" table:style-name="ce2">
            <text:p>12.58895</text:p>
          </table:table-cell>
          <table:table-cell office:value-type="string" table:style-name="ce2">
            <text:p>37.65388</text:p>
          </table:table-cell>
          <table:table-cell office:value-type="string" office:string-value="12.58895,37.65388" table:formula="of:=CONCATENATE(LEFT([.O425];10);&quot;,&quot;;LEFT([.P425];10))" table:style-name="ce1">
            <text:p>12.58895,37.6538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MLZ</text:p>
          </table:table-cell>
          <table:table-cell office:value-type="string" table:style-name="ce1">
            <text:p>Milaz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4415" table:style-name="ce3">
            <text:p>324.415,00</text:p>
          </table:table-cell>
          <table:table-cell office:value-type="float" office:value="324415" table:style-name="ce3">
            <text:p>324.415,00</text:p>
          </table:table-cell>
          <table:table-cell office:value-type="string" table:style-name="ce2">
            <text:p>15.2411962</text:p>
          </table:table-cell>
          <table:table-cell office:value-type="string" table:style-name="ce2">
            <text:p>38.220833</text:p>
          </table:table-cell>
          <table:table-cell office:value-type="string" office:string-value="15.2411962,38.220833" table:formula="of:=CONCATENATE(LEFT([.O426];10);&quot;,&quot;;LEFT([.P426];10))" table:style-name="ce1">
            <text:p>15.2411962,38.22083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NAP</text:p>
          </table:table-cell>
          <table:table-cell office:value-type="string" table:style-name="ce1">
            <text:p>Napoli</text:p>
          </table:table-cell>
          <table:table-cell office:value-type="float" office:value="2381" table:style-name="ce4">
            <text:p>2.381</text:p>
          </table:table-cell>
          <table:table-cell office:value-type="float" office:value="1972" table:style-name="ce4">
            <text:p>1.972</text:p>
          </table:table-cell>
          <table:table-cell office:value-type="float" office:value="425" table:style-name="ce1">
            <text:p>425</text:p>
          </table:table-cell>
          <table:table-cell office:value-type="float" office:value="943" table:style-name="ce1">
            <text:p>943</text:p>
          </table:table-cell>
          <table:table-cell office:value-type="float" office:value="8636" table:style-name="ce4">
            <text:p>8.636</text:p>
          </table:table-cell>
          <table:table-cell office:value-type="float" office:value="91128.35" table:style-name="ce3">
            <text:p>91.128,35</text:p>
          </table:table-cell>
          <table:table-cell office:value-type="float" office:value="2796.65" table:style-name="ce3">
            <text:p>2.796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925" table:style-name="ce3">
            <text:p>93.925,00</text:p>
          </table:table-cell>
          <table:table-cell office:value-type="string" table:style-name="ce2">
            <text:p>14.2492569</text:p>
          </table:table-cell>
          <table:table-cell office:value-type="string" table:style-name="ce2">
            <text:p>40.8516128</text:p>
          </table:table-cell>
          <table:table-cell office:value-type="string" office:string-value="14.2492569,40.8516128" table:formula="of:=CONCATENATE(LEFT([.O427];10);&quot;,&quot;;LEFT([.P427];10))" table:style-name="ce1">
            <text:p>14.2492569,40.851612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OLB</text:p>
          </table:table-cell>
          <table:table-cell office:value-type="string" table:style-name="ce1">
            <text:p>Olb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2697.98" table:style-name="ce3">
            <text:p>192.697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2697.98" table:style-name="ce3">
            <text:p>192.697,98</text:p>
          </table:table-cell>
          <table:table-cell office:value-type="string" table:style-name="ce2">
            <text:p>9.4994397</text:p>
          </table:table-cell>
          <table:table-cell office:value-type="string" table:style-name="ce2">
            <text:p>40.9240543</text:p>
          </table:table-cell>
          <table:table-cell office:value-type="string" office:string-value="9.4994397,40.9240543" table:formula="of:=CONCATENATE(LEFT([.O428];10);&quot;,&quot;;LEFT([.P428];10))" table:style-name="ce1">
            <text:p>9.4994397,40.924054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888</text:p>
          </table:table-cell>
          <table:table-cell office:value-type="string" table:style-name="ce1">
            <text:p>Other Italian ports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171" table:style-name="ce1">
            <text:p>171</text:p>
          </table:table-cell>
          <table:table-cell office:value-type="float" office:value="444" table:style-name="ce1">
            <text:p>444</text:p>
          </table:table-cell>
          <table:table-cell office:value-type="float" office:value="1107.56" table:style-name="ce3">
            <text:p>1.107,56</text:p>
          </table:table-cell>
          <table:table-cell office:value-type="float" office:value="196.05" table:style-name="ce1">
            <text:p>196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3.6099999999999" table:style-name="ce3">
            <text:p>1.303,61</text:p>
          </table:table-cell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MO</text:p>
          </table:table-cell>
          <table:table-cell office:value-type="string" table:style-name="ce1">
            <text:p>Palermo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17.88" table:style-name="ce1">
            <text:p>117,88</text:p>
          </table:table-cell>
          <table:table-cell office:value-type="float" office:value="1370990.38" table:style-name="ce3">
            <text:p>1.370.990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1108.26" table:style-name="ce3">
            <text:p>1.371.108,26</text:p>
          </table:table-cell>
          <table:table-cell office:value-type="string" table:style-name="ce2">
            <text:p>13.335745</text:p>
          </table:table-cell>
          <table:table-cell office:value-type="string" table:style-name="ce2">
            <text:p>38.111051</text:p>
          </table:table-cell>
          <table:table-cell office:value-type="string" office:string-value="13.335745,38.111051" table:formula="of:=CONCATENATE(LEFT([.O430];10);&quot;,&quot;;LEFT([.P430];10))" table:style-name="ce1">
            <text:p>13.335745,38.11105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IO</text:p>
          </table:table-cell>
          <table:table-cell office:value-type="string" table:style-name="ce1">
            <text:p>Piombin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08" table:style-name="ce3">
            <text:p>7.708,00</text:p>
          </table:table-cell>
          <table:table-cell office:value-type="float" office:value="0" table:style-name="ce1">
            <text:p>0</text:p>
          </table:table-cell>
          <table:table-cell office:value-type="float" office:value="7708" table:style-name="ce3">
            <text:p>7.708,00</text:p>
          </table:table-cell>
          <table:table-cell office:value-type="string" table:style-name="ce2">
            <text:p>10.52245</text:p>
          </table:table-cell>
          <table:table-cell office:value-type="string" table:style-name="ce2">
            <text:p>42.93480</text:p>
          </table:table-cell>
          <table:table-cell office:value-type="string" office:string-value="10.52245,42.93480" table:formula="of:=CONCATENATE(LEFT([.O431];10);&quot;,&quot;;LEFT([.P431];10))" table:style-name="ce1">
            <text:p>10.52245,42.9348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EM</text:p>
          </table:table-cell>
          <table:table-cell office:value-type="string" table:style-name="ce1">
            <text:p>Porto Empedoc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516" table:style-name="ce3">
            <text:p>32.516,00</text:p>
          </table:table-cell>
          <table:table-cell office:value-type="float" office:value="0" table:style-name="ce1">
            <text:p>0</text:p>
          </table:table-cell>
          <table:table-cell office:value-type="float" office:value="32516" table:style-name="ce3">
            <text:p>32.516,00</text:p>
          </table:table-cell>
          <table:table-cell office:value-type="string" table:style-name="ce2">
            <text:p>13.526358</text:p>
          </table:table-cell>
          <table:table-cell office:value-type="string" table:style-name="ce2">
            <text:p>37.293438</text:p>
          </table:table-cell>
          <table:table-cell office:value-type="string" office:string-value="13.526358,37.293438" table:formula="of:=CONCATENATE(LEFT([.O432];10);&quot;,&quot;;LEFT([.P432];10))" table:style-name="ce1">
            <text:p>13.526358,37.29343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FX</text:p>
          </table:table-cell>
          <table:table-cell office:value-type="string" table:style-name="ce1">
            <text:p>Porto Fox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6806" table:style-name="ce3">
            <text:p>106.806,00</text:p>
          </table:table-cell>
          <table:table-cell office:value-type="float" office:value="106806" table:style-name="ce3">
            <text:p>106.806,00</text:p>
          </table:table-cell>
          <table:table-cell office:value-type="string" table:style-name="ce2">
            <text:p>9.0293</text:p>
          </table:table-cell>
          <table:table-cell office:value-type="string" table:style-name="ce2">
            <text:p>39.0797</text:p>
          </table:table-cell>
          <table:table-cell office:value-type="string" office:string-value="9.0293,39.0797" table:formula="of:=CONCATENATE(LEFT([.O433];10);&quot;,&quot;;LEFT([.P433];10))" table:style-name="ce1">
            <text:p>9.0293,39.079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SS</text:p>
          </table:table-cell>
          <table:table-cell office:value-type="string" table:style-name="ce1">
            <text:p>Porto Santo Stefan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2" table:style-name="ce3">
            <text:p>1.002,00</text:p>
          </table:table-cell>
          <table:table-cell office:value-type="float" office:value="1002" table:style-name="ce3">
            <text:p>1.002,00</text:p>
          </table:table-cell>
          <table:table-cell office:value-type="string" table:style-name="ce2">
            <text:p> 11.1237128</text:p>
          </table:table-cell>
          <table:table-cell office:value-type="string" table:style-name="ce2">
            <text:p>42.4338317</text:p>
          </table:table-cell>
          <table:table-cell office:value-type="string" office:string-value=" 11.123712,42.4338317" table:formula="of:=CONCATENATE(LEFT([.O434];10);&quot;,&quot;;LEFT([.P434];10))" table:style-name="ce1">
            <text:p> 11.123712,42.43383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TO</text:p>
          </table:table-cell>
          <table:table-cell office:value-type="string" table:style-name="ce1">
            <text:p>Porto Torr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0455.07999999996" table:style-name="ce3">
            <text:p>630.455,08</text:p>
          </table:table-cell>
          <table:table-cell office:value-type="float" office:value="4409" table:style-name="ce3">
            <text:p>4.409,00</text:p>
          </table:table-cell>
          <table:table-cell office:value-type="float" office:value="0" table:style-name="ce1">
            <text:p>0</text:p>
          </table:table-cell>
          <table:table-cell office:value-type="float" office:value="634864.07999999996" table:style-name="ce3">
            <text:p>634.864,08</text:p>
          </table:table-cell>
          <table:table-cell office:value-type="string" table:style-name="ce2">
            <text:p>8.4031462</text:p>
          </table:table-cell>
          <table:table-cell office:value-type="string" table:style-name="ce2">
            <text:p>40.8344403</text:p>
          </table:table-cell>
          <table:table-cell office:value-type="string" office:string-value="8.4031462,40.8344403" table:formula="of:=CONCATENATE(LEFT([.O435];10);&quot;,&quot;;LEFT([.P435];10))" table:style-name="ce1">
            <text:p>8.4031462,40.834440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RI</text:p>
          </table:table-cell>
          <table:table-cell office:value-type="string" table:style-name="ce1">
            <text:p>Priol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79" table:style-name="ce3">
            <text:p>10.279,00</text:p>
          </table:table-cell>
          <table:table-cell office:value-type="float" office:value="10279" table:style-name="ce3">
            <text:p>10.279,00</text:p>
          </table:table-cell>
          <table:table-cell office:value-type="string" table:style-name="ce2">
            <text:p>15.2032</text:p>
          </table:table-cell>
          <table:table-cell office:value-type="string" table:style-name="ce2">
            <text:p>37.1723</text:p>
          </table:table-cell>
          <table:table-cell office:value-type="string" office:string-value="15.2032,37.1723" table:formula="of:=CONCATENATE(LEFT([.O436];10);&quot;,&quot;;LEFT([.P436];10))" table:style-name="ce1">
            <text:p>15.2032,37.172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SAL</text:p>
          </table:table-cell>
          <table:table-cell office:value-type="string" table:style-name="ce1">
            <text:p>Salerno</text:p>
          </table:table-cell>
          <table:table-cell office:value-type="float" office:value="2668" table:style-name="ce4">
            <text:p>2.668</text:p>
          </table:table-cell>
          <table:table-cell office:value-type="float" office:value="2081" table:style-name="ce4">
            <text:p>2.081</text:p>
          </table:table-cell>
          <table:table-cell office:value-type="float" office:value="250" table:style-name="ce1">
            <text:p>250</text:p>
          </table:table-cell>
          <table:table-cell office:value-type="float" office:value="1135" table:style-name="ce4">
            <text:p>1.135</text:p>
          </table:table-cell>
          <table:table-cell office:value-type="float" office:value="9350" table:style-name="ce4">
            <text:p>9.350</text:p>
          </table:table-cell>
          <table:table-cell office:value-type="float" office:value="103536.16" table:style-name="ce3">
            <text:p>103.536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536.16" table:style-name="ce3">
            <text:p>103.536,16</text:p>
          </table:table-cell>
          <table:table-cell office:value-type="string" table:style-name="ce2">
            <text:p>14.7657547</text:p>
          </table:table-cell>
          <table:table-cell office:value-type="string" table:style-name="ce2">
            <text:p>40.6779781</text:p>
          </table:table-cell>
          <table:table-cell office:value-type="string" office:string-value="14.7657547,40.6779781" table:formula="of:=CONCATENATE(LEFT([.O437];10);&quot;,&quot;;LEFT([.P437];10))" table:style-name="ce1">
            <text:p>14.7657547,40.677978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SPA</text:p>
          </table:table-cell>
          <table:table-cell office:value-type="string" table:style-name="ce1">
            <text:p>Santa Panag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869" table:style-name="ce3">
            <text:p>64.869,00</text:p>
          </table:table-cell>
          <table:table-cell office:value-type="float" office:value="64869" table:style-name="ce3">
            <text:p>64.869,00</text:p>
          </table:table-cell>
          <table:table-cell office:value-type="string" table:style-name="ce2">
            <text:p>15.2797</text:p>
          </table:table-cell>
          <table:table-cell office:value-type="string" table:style-name="ce2">
            <text:p>37.1086</text:p>
          </table:table-cell>
          <table:table-cell office:value-type="string" office:string-value="15.2797,37.1086" table:formula="of:=CONCATENATE(LEFT([.O438];10);&quot;,&quot;;LEFT([.P438];10))" table:style-name="ce1">
            <text:p>15.2797,37.108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SVN</text:p>
          </table:table-cell>
          <table:table-cell office:value-type="string" table:style-name="ce1">
            <text:p>Savona-Va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21" table:style-name="ce3">
            <text:p>31.321,00</text:p>
          </table:table-cell>
          <table:table-cell office:value-type="float" office:value="84900" table:style-name="ce3">
            <text:p>84.900,00</text:p>
          </table:table-cell>
          <table:table-cell office:value-type="float" office:value="116221" table:style-name="ce3">
            <text:p>116.221,00</text:p>
          </table:table-cell>
          <table:table-cell office:value-type="string" table:style-name="ce2">
            <text:p>8.4810276</text:p>
          </table:table-cell>
          <table:table-cell office:value-type="string" table:style-name="ce2">
            <text:p>44.3078775</text:p>
          </table:table-cell>
          <table:table-cell office:value-type="string" office:string-value="8.4810276,44.3078775" table:formula="of:=CONCATENATE(LEFT([.O439];10);&quot;,&quot;;LEFT([.P439];10))" table:style-name="ce1">
            <text:p>8.4810276,44.3078775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TAR</text:p>
          </table:table-cell>
          <table:table-cell office:value-type="string" table:style-name="ce1">
            <text:p>Taranto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688.18" table:style-name="ce1">
            <text:p>688,18</text:p>
          </table:table-cell>
          <table:table-cell office:value-type="float" office:value="0" table:style-name="ce1">
            <text:p>0</text:p>
          </table:table-cell>
          <table:table-cell office:value-type="float" office:value="2856669" table:style-name="ce3">
            <text:p>2.856.669,00</text:p>
          </table:table-cell>
          <table:table-cell office:value-type="float" office:value="169571" table:style-name="ce3">
            <text:p>169.571,00</text:p>
          </table:table-cell>
          <table:table-cell office:value-type="float" office:value="3026928.18" table:style-name="ce3">
            <text:p>3.026.928,18</text:p>
          </table:table-cell>
          <table:table-cell office:value-type="string" table:style-name="ce2">
            <text:p>17.2432278</text:p>
          </table:table-cell>
          <table:table-cell office:value-type="string" table:style-name="ce2">
            <text:p>40.4712427</text:p>
          </table:table-cell>
          <table:table-cell office:value-type="string" office:string-value="17.2432278,40.4712427" table:formula="of:=CONCATENATE(LEFT([.O440];10);&quot;,&quot;;LEFT([.P440];10))" table:style-name="ce1">
            <text:p>17.2432278,40.471242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TPS</text:p>
          </table:table-cell>
          <table:table-cell office:value-type="string" table:style-name="ce1">
            <text:p>Trapani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string" table:style-name="ce2">
            <text:p>12.5437475</text:p>
          </table:table-cell>
          <table:table-cell office:value-type="string" table:style-name="ce2">
            <text:p>38.0160543</text:p>
          </table:table-cell>
          <table:table-cell office:value-type="string" office:string-value="12.5437475,38.0160543" table:formula="of:=CONCATENATE(LEFT([.O441];10);&quot;,&quot;;LEFT([.P441];10))" table:style-name="ce1">
            <text:p>12.5437475,38.016054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ADL</text:p>
          </table:table-cell>
          <table:table-cell office:value-type="string" table:style-name="ce1">
            <text:p>Adelaide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205" table:style-name="ce1">
            <text:p>205</text:p>
          </table:table-cell>
          <table:table-cell office:value-type="float" office:value="1313.01" table:style-name="ce3">
            <text:p>1.313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3.01" table:style-name="ce3">
            <text:p>1.313,01</text:p>
          </table:table-cell>
          <table:table-cell office:value-type="string" table:style-name="ce2">
            <text:p>138.599899</text:p>
          </table:table-cell>
          <table:table-cell office:value-type="string" table:style-name="ce2">
            <text:p>-34.9274284</text:p>
          </table:table-cell>
          <table:table-cell office:value-type="string" office:string-value="138.599899,-34.927428" table:formula="of:=CONCATENATE(LEFT([.O442];10);&quot;,&quot;;LEFT([.P442];10))" table:style-name="ce1">
            <text:p>138.599899,-34.92742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BNE</text:p>
          </table:table-cell>
          <table:table-cell office:value-type="string" table:style-name="ce1">
            <text:p>Brisban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7.83" table:style-name="ce1">
            <text:p>47,83</text:p>
          </table:table-cell>
          <table:table-cell office:value-type="float" office:value="887" table:style-name="ce1">
            <text:p>8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4.83" table:style-name="ce1">
            <text:p>934,83</text:p>
          </table:table-cell>
          <table:table-cell office:value-type="string" table:style-name="ce2">
            <text:p>153.0234991</text:p>
          </table:table-cell>
          <table:table-cell office:value-type="string" table:style-name="ce2">
            <text:p>-27.4689682</text:p>
          </table:table-cell>
          <table:table-cell office:value-type="string" office:string-value="153.023499,-27.468968" table:formula="of:=CONCATENATE(LEFT([.O443];10);&quot;,&quot;;LEFT([.P443];10))" table:style-name="ce1">
            <text:p>153.023499,-27.46896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FRE</text:p>
          </table:table-cell>
          <table:table-cell office:value-type="string" table:style-name="ce1">
            <text:p>Fremantle<text:s/>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230" table:style-name="ce1">
            <text:p>230</text:p>
          </table:table-cell>
          <table:table-cell office:value-type="float" office:value="875.39" table:style-name="ce1">
            <text:p>875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5.39" table:style-name="ce1">
            <text:p>875,39</text:p>
          </table:table-cell>
          <table:table-cell office:value-type="string" table:style-name="ce2">
            <text:p>115.7461693</text:p>
          </table:table-cell>
          <table:table-cell office:value-type="string" table:style-name="ce2">
            <text:p>-32.0558714</text:p>
          </table:table-cell>
          <table:table-cell office:value-type="string" office:string-value="115.746169,-32.055871" table:formula="of:=CONCATENATE(LEFT([.O444];10);&quot;,&quot;;LEFT([.P444];10))" table:style-name="ce1">
            <text:p>115.746169,-32.05587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MEL</text:p>
          </table:table-cell>
          <table:table-cell office:value-type="string" table:style-name="ce1">
            <text:p>Melbourne</text:p>
          </table:table-cell>
          <table:table-cell office:value-type="float" office:value="192" table:style-name="ce1">
            <text:p>192</text:p>
          </table:table-cell>
          <table:table-cell office:value-type="float" office:value="89" table:style-name="ce1">
            <text:p>89</text:p>
          </table:table-cell>
          <table:table-cell office:value-type="float" office:value="169" table:style-name="ce1">
            <text:p>169</text:p>
          </table:table-cell>
          <table:table-cell office:value-type="float" office:value="196" table:style-name="ce1">
            <text:p>196</text:p>
          </table:table-cell>
          <table:table-cell office:value-type="float" office:value="931" table:style-name="ce1">
            <text:p>931</text:p>
          </table:table-cell>
          <table:table-cell office:value-type="float" office:value="6980.45" table:style-name="ce3">
            <text:p>6.980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80.45" table:style-name="ce3">
            <text:p>6.980,45</text:p>
          </table:table-cell>
          <table:table-cell office:value-type="string" table:style-name="ce2">
            <text:p>144.9631608</text:p>
          </table:table-cell>
          <table:table-cell office:value-type="string" table:style-name="ce2">
            <text:p>-37.8142176</text:p>
          </table:table-cell>
          <table:table-cell office:value-type="string" office:string-value="144.963160,-37.814217" table:formula="of:=CONCATENATE(LEFT([.O445];10);&quot;,&quot;;LEFT([.P445];10))" table:style-name="ce1">
            <text:p>144.963160,-37.81421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YD</text:p>
          </table:table-cell>
          <table:table-cell office:value-type="string" table:style-name="ce1">
            <text:p>Sydney</text:p>
          </table:table-cell>
          <table:table-cell office:value-type="float" office:value="163" table:style-name="ce1">
            <text:p>163</text:p>
          </table:table-cell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106" table:style-name="ce1">
            <text:p>106</text:p>
          </table:table-cell>
          <table:table-cell office:value-type="float" office:value="552" table:style-name="ce1">
            <text:p>552</text:p>
          </table:table-cell>
          <table:table-cell office:value-type="float" office:value="4681.43" table:style-name="ce3">
            <text:p>4.681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81.43" table:style-name="ce3">
            <text:p>4.681,43</text:p>
          </table:table-cell>
          <table:table-cell office:value-type="string" table:style-name="ce2">
            <text:p>151.2164539</text:p>
          </table:table-cell>
          <table:table-cell office:value-type="string" table:style-name="ce2">
            <text:p>33.8548157</text:p>
          </table:table-cell>
          <table:table-cell office:value-type="string" office:string-value="151.216453,33.8548157" table:formula="of:=CONCATENATE(LEFT([.O446];10);&quot;,&quot;;LEFT([.P446];10))" table:style-name="ce1">
            <text:p>151.216453,33.8548157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AKL</text:p>
          </table:table-cell>
          <table:table-cell office:value-type="string" table:style-name="ce1">
            <text:p>Auckland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46.92" table:style-name="ce1">
            <text:p>346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6.92" table:style-name="ce1">
            <text:p>346,92</text:p>
          </table:table-cell>
          <table:table-cell office:value-type="string" table:style-name="ce2">
            <text:p>174.7655514</text:p>
          </table:table-cell>
          <table:table-cell office:value-type="string" table:style-name="ce2">
            <text:p>-36.8534665</text:p>
          </table:table-cell>
          <table:table-cell office:value-type="string" office:string-value="174.765551,-36.853466" table:formula="of:=CONCATENATE(LEFT([.O447];10);&quot;,&quot;;LEFT([.P447];10))" table:style-name="ce1">
            <text:p>174.765551,-36.853466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LYT</text:p>
          </table:table-cell>
          <table:table-cell office:value-type="string" table:style-name="ce1">
            <text:p>Lyttelt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.6" table:style-name="ce1">
            <text:p>21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6" table:style-name="ce1">
            <text:p>21,6</text:p>
          </table:table-cell>
          <table:table-cell office:value-type="string" table:style-name="ce2">
            <text:p>172.7205727</text:p>
          </table:table-cell>
          <table:table-cell office:value-type="string" table:style-name="ce2">
            <text:p>-43.6024739</text:p>
          </table:table-cell>
          <table:table-cell office:value-type="string" office:string-value="172.720572,-43.602473" table:formula="of:=CONCATENATE(LEFT([.O448];10);&quot;,&quot;;LEFT([.P448];10))" table:style-name="ce1">
            <text:p>172.720572,-43.60247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NPE</text:p>
          </table:table-cell>
          <table:table-cell office:value-type="string" table:style-name="ce1">
            <text:p>Napier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726.78" table:style-name="ce1">
            <text:p>726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6.78" table:style-name="ce1">
            <text:p>726,78</text:p>
          </table:table-cell>
          <table:table-cell office:value-type="string" table:style-name="ce2">
            <text:p>176.9179114</text:p>
          </table:table-cell>
          <table:table-cell office:value-type="string" table:style-name="ce2">
            <text:p>39.4908578</text:p>
          </table:table-cell>
          <table:table-cell office:value-type="string" office:string-value="176.917911,39.4908578" table:formula="of:=CONCATENATE(LEFT([.O449];10);&quot;,&quot;;LEFT([.P449];10))" table:style-name="ce1">
            <text:p>176.917911,39.490857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TRG</text:p>
          </table:table-cell>
          <table:table-cell office:value-type="string" table:style-name="ce1">
            <text:p>Taurang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3.78" table:style-name="ce1">
            <text:p>33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78" table:style-name="ce1">
            <text:p>33,78</text:p>
          </table:table-cell>
          <table:table-cell office:value-type="string" table:style-name="ce2">
            <text:p>176.1684472</text:p>
          </table:table-cell>
          <table:table-cell office:value-type="string" table:style-name="ce2">
            <text:p>37.6865464</text:p>
          </table:table-cell>
          <table:table-cell office:value-type="string" office:string-value="176.168447,37.6865464" table:formula="of:=CONCATENATE(LEFT([.O450];10);&quot;,&quot;;LEFT([.P450];10))" table:style-name="ce1">
            <text:p>176.168447,37.6865464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Papua New Guinea</text:p>
          </table:table-cell>
          <table:table-cell office:value-type="string" table:style-name="ce1">
            <text:p>PGKIM</text:p>
          </table:table-cell>
          <table:table-cell office:value-type="string" table:style-name="ce1">
            <text:p>Kimb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10" table:style-name="ce3">
            <text:p>12.310,00</text:p>
          </table:table-cell>
          <table:table-cell office:value-type="float" office:value="12310" table:style-name="ce3">
            <text:p>12.310,00</text:p>
          </table:table-cell>
          <table:table-cell office:value-type="string" table:style-name="ce2">
            <text:p> 150.1529513</text:p>
          </table:table-cell>
          <table:table-cell office:value-type="string" table:style-name="ce2">
            <text:p>-5.5562921</text:p>
          </table:table-cell>
          <table:table-cell office:value-type="string" office:string-value=" 150.15295,-5.5562921" table:formula="of:=CONCATENATE(LEFT([.O451];10);&quot;,&quot;;LEFT([.P451];10))" table:style-name="ce1">
            <text:p> 150.15295,-5.556292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Not specified</text:p>
          </table:table-cell>
          <table:table-cell office:value-type="string" table:style-name="ce1">
            <text:p>Not specified</text:p>
          </table:table-cell>
          <table:table-cell office:value-type="string" table:style-name="ce1">
            <text:p>UNKNW</text:p>
          </table:table-cell>
          <table:table-cell office:value-type="string" table:style-name="ce1">
            <text:p>Not specified</text:p>
          </table:table-cell>
          <table:table-cell office:value-type="float" office:value="1212" table:style-name="ce4">
            <text:p>1.212</text:p>
          </table:table-cell>
          <table:table-cell office:value-type="float" office:value="816" table:style-name="ce1">
            <text:p>816</text:p>
          </table:table-cell>
          <table:table-cell office:value-type="float" office:value="9287" table:style-name="ce4">
            <text:p>9.287</text:p>
          </table:table-cell>
          <table:table-cell office:value-type="float" office:value="22160" table:style-name="ce4">
            <text:p>22.160</text:p>
          </table:table-cell>
          <table:table-cell office:value-type="float" office:value="56451" table:style-name="ce4">
            <text:p>56.451</text:p>
          </table:table-cell>
          <table:table-cell office:value-type="float" office:value="149711.70000000001" table:style-name="ce3">
            <text:p>149.711,70</text:p>
          </table:table-cell>
          <table:table-cell office:value-type="float" office:value="31110.49" table:style-name="ce3">
            <text:p>31.110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822.19" table:style-name="ce3">
            <text:p>180.822,19</text:p>
          </table:table-cell>
          <table:table-cell table:number-columns-repeated="2" table:style-name="ce2"/>
          <table:table-cell table:number-columns-repeated="16368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TOTAL</text:p>
          </table:table-cell>
          <table:table-cell office:value-type="float" office:value="216636" table:style-name="ce4">
            <text:p>216.636</text:p>
          </table:table-cell>
          <table:table-cell office:value-type="float" office:value="207230" table:style-name="ce4">
            <text:p>207.230</text:p>
          </table:table-cell>
          <table:table-cell office:value-type="float" office:value="61910" table:style-name="ce4">
            <text:p>61.910</text:p>
          </table:table-cell>
          <table:table-cell office:value-type="float" office:value="165521" table:style-name="ce4">
            <text:p>165.521</text:p>
          </table:table-cell>
          <table:table-cell office:value-type="float" office:value="1024048" table:style-name="ce4">
            <text:p>1.024.048</text:p>
          </table:table-cell>
          <table:table-cell office:value-type="float" office:value="8720977.0800000001" table:style-name="ce3">
            <text:p>8.720.977,08</text:p>
          </table:table-cell>
          <table:table-cell office:value-type="float" office:value="4131331.68" table:style-name="ce3">
            <text:p>4.131.331,68</text:p>
          </table:table-cell>
          <table:table-cell office:value-type="float" office:value="3819930" table:style-name="ce3">
            <text:p>3.819.930,00</text:p>
          </table:table-cell>
          <table:table-cell office:value-type="float" office:value="15360452" table:style-name="ce3">
            <text:p>15.360.452,00</text:p>
          </table:table-cell>
          <table:table-cell office:value-type="float" office:value="32032690.760000002" table:style-name="ce3">
            <text:p>32.032.690,76</text:p>
          </table:table-cell>
          <table:table-cell table:number-columns-repeated="2" table:style-name="ce2"/>
          <table:table-cell table:number-columns-repeated="16368" table:style-name="ce1"/>
        </table:table-row>
        <table:table-row table:number-rows-repeated="1048123" table:style-name="ro2">
          <table:table-cell table:number-columns-repeated="16384"/>
        </table:table-row>
        <table:named-expressions>
          <table:named-range table:name="Connessione1" table:cell-range-address="Foglio1.$A$2:Foglio1.$N$453" table:base-cell-address="Foglio1.$A$1"/>
          <table:named-range table:name="data__43_." table:cell-range-address="Foglio1.$A$2:Foglio1.$N$453" table:base-cell-address="Foglio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Collegamento_32_ipertestuale" style:display-name="Collegamento ipertestual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o Sabatini</meta:initial-creator>
    <dc:creator>Stefano Sabatini</dc:creator>
    <meta:creation-date>2014-01-13T08:17:28Z</meta:creation-date>
    <dc:date>2014-01-30T11:12:07Z</dc:date>
  </office:meta>
</office:document-meta>
</file>